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th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1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2015-06-30</text:p>
          </table:table-cell>
          <table:table-cell table:style-name="ce1" office:value-type="string" calcext:value-type="string">
            <text:p>2015-07-31</text:p>
          </table:table-cell>
          <table:table-cell table:style-name="ce1" office:value-type="string" calcext:value-type="string">
            <text:p>2015-08-31</text:p>
          </table:table-cell>
          <table:table-cell table:style-name="ce1" office:value-type="string" calcext:value-type="string">
            <text:p>2015-09-30</text:p>
          </table:table-cell>
          <table:table-cell table:style-name="ce1" office:value-type="string" calcext:value-type="string">
            <text:p>2015-10-31</text:p>
          </table:table-cell>
          <table:table-cell table:style-name="ce1" office:value-type="string" calcext:value-type="string">
            <text:p>2015-11-30</text:p>
          </table:table-cell>
          <table:table-cell table:style-name="ce1" office:value-type="string" calcext:value-type="string">
            <text:p>2015-12-31</text:p>
          </table:table-cell>
          <table:table-cell table:style-name="ce1" office:value-type="string" calcext:value-type="string">
            <text:p>2016-01-31</text:p>
          </table:table-cell>
          <table:table-cell table:style-name="ce1" office:value-type="string" calcext:value-type="string">
            <text:p>2016-02-29</text:p>
          </table:table-cell>
          <table:table-cell table:style-name="ce1" office:value-type="string" calcext:value-type="string">
            <text:p>2016-03-31</text:p>
          </table:table-cell>
          <table:table-cell table:style-name="ce1" office:value-type="string" calcext:value-type="string">
            <text:p>2016-04-30</text:p>
          </table:table-cell>
          <table:table-cell table:style-name="ce1" office:value-type="string" calcext:value-type="string">
            <text:p>2016-05-31</text:p>
          </table:table-cell>
          <table:table-cell table:style-name="ce1" office:value-type="string" calcext:value-type="string">
            <text:p>2016-06-30</text:p>
          </table:table-cell>
          <table:table-cell table:style-name="ce1" office:value-type="string" calcext:value-type="string">
            <text:p>2016-07-31</text:p>
          </table:table-cell>
          <table:table-cell table:style-name="ce1" office:value-type="string" calcext:value-type="string">
            <text:p>2016-08-31</text:p>
          </table:table-cell>
          <table:table-cell table:style-name="ce1" office:value-type="string" calcext:value-type="string">
            <text:p>2016-09-30</text:p>
          </table:table-cell>
          <table:table-cell table:style-name="ce1" office:value-type="string" calcext:value-type="string">
            <text:p>2016-10-31</text:p>
          </table:table-cell>
          <table:table-cell table:style-name="ce1" office:value-type="string" calcext:value-type="string">
            <text:p>2016-11-30</text:p>
          </table:table-cell>
          <table:table-cell table:style-name="ce1" office:value-type="string" calcext:value-type="string">
            <text:p>2016-12-31</text:p>
          </table:table-cell>
          <table:table-cell table:style-name="ce1" office:value-type="string" calcext:value-type="string">
            <text:p>2017-01-31</text:p>
          </table:table-cell>
          <table:table-cell table:style-name="ce1" office:value-type="string" calcext:value-type="string">
            <text:p>2017-02-28</text:p>
          </table:table-cell>
          <table:table-cell table:style-name="ce1" office:value-type="string" calcext:value-type="string">
            <text:p>2017-03-31</text:p>
          </table:table-cell>
          <table:table-cell table:style-name="ce1" office:value-type="string" calcext:value-type="string">
            <text:p>2017-04-30</text:p>
          </table:table-cell>
          <table:table-cell table:style-name="ce1" office:value-type="string" calcext:value-type="string">
            <text:p>2017-05-31</text:p>
          </table:table-cell>
          <table:table-cell table:style-name="ce1" office:value-type="string" calcext:value-type="string">
            <text:p>2017-06-30</text:p>
          </table:table-cell>
          <table:table-cell table:style-name="ce1" office:value-type="string" calcext:value-type="string">
            <text:p>2017-07-31</text:p>
          </table:table-cell>
          <table:table-cell table:style-name="ce1" office:value-type="string" calcext:value-type="string">
            <text:p>2017-08-31</text:p>
          </table:table-cell>
          <table:table-cell table:style-name="ce1" office:value-type="string" calcext:value-type="string">
            <text:p>2017-09-30</text:p>
          </table:table-cell>
          <table:table-cell table:style-name="ce1" office:value-type="string" calcext:value-type="string">
            <text:p>2017-10-31</text:p>
          </table:table-cell>
          <table:table-cell table:style-name="ce1" office:value-type="string" calcext:value-type="string">
            <text:p>2017-11-30</text:p>
          </table:table-cell>
          <table:table-cell table:style-name="ce1" office:value-type="string" calcext:value-type="string">
            <text:p>2017-12-31</text:p>
          </table:table-cell>
          <table:table-cell table:style-name="ce1" office:value-type="string" calcext:value-type="string">
            <text:p>2018-01-31</text:p>
          </table:table-cell>
          <table:table-cell table:style-name="ce1" office:value-type="string" calcext:value-type="string">
            <text:p>2018-02-28</text:p>
          </table:table-cell>
          <table:table-cell table:style-name="ce1" office:value-type="string" calcext:value-type="string">
            <text:p>2018-03-31</text:p>
          </table:table-cell>
          <table:table-cell table:style-name="ce1" office:value-type="string" calcext:value-type="string">
            <text:p>2018-04-30</text:p>
          </table:table-cell>
          <table:table-cell table:style-name="ce1" office:value-type="string" calcext:value-type="string">
            <text:p>2018-05-31</text:p>
          </table:table-cell>
          <table:table-cell table:style-name="ce1" office:value-type="string" calcext:value-type="string">
            <text:p>2018-06-30</text:p>
          </table:table-cell>
          <table:table-cell table:style-name="ce1" office:value-type="string" calcext:value-type="string">
            <text:p>2018-07-31</text:p>
          </table:table-cell>
          <table:table-cell table:style-name="ce1" office:value-type="string" calcext:value-type="string">
            <text:p>2018-08-31</text:p>
          </table:table-cell>
          <table:table-cell table:style-name="ce1" office:value-type="string" calcext:value-type="string">
            <text:p>2018-09-30</text:p>
          </table:table-cell>
          <table:table-cell table:style-name="ce1" office:value-type="string" calcext:value-type="string">
            <text:p>2018-10-31</text:p>
          </table:table-cell>
          <table:table-cell table:style-name="ce1" office:value-type="string" calcext:value-type="string">
            <text:p>2018-11-30</text:p>
          </table:table-cell>
          <table:table-cell table:style-name="ce1" office:value-type="string" calcext:value-type="string">
            <text:p>2018-12-31</text:p>
          </table:table-cell>
          <table:table-cell table:style-name="ce1" office:value-type="string" calcext:value-type="string">
            <text:p>2019-01-31</text:p>
          </table:table-cell>
          <table:table-cell table:style-name="ce1" office:value-type="string" calcext:value-type="string">
            <text:p>2019-02-28</text:p>
          </table:table-cell>
          <table:table-cell table:style-name="ce1" office:value-type="string" calcext:value-type="string">
            <text:p>2019-03-31</text:p>
          </table:table-cell>
          <table:table-cell table:style-name="ce1" office:value-type="string" calcext:value-type="string">
            <text:p>2019-04-30</text:p>
          </table:table-cell>
          <table:table-cell table:style-name="ce1" office:value-type="string" calcext:value-type="string">
            <text:p>2019-05-31</text:p>
          </table:table-cell>
          <table:table-cell table:style-name="ce1" office:value-type="string" calcext:value-type="string">
            <text:p>2019-06-30</text:p>
          </table:table-cell>
          <table:table-cell table:style-name="ce1" office:value-type="string" calcext:value-type="string">
            <text:p>2019-07-31</text:p>
          </table:table-cell>
          <table:table-cell table:style-name="ce1" office:value-type="string" calcext:value-type="string">
            <text:p>2019-08-31</text:p>
          </table:table-cell>
          <table:table-cell table:style-name="ce1" office:value-type="string" calcext:value-type="string">
            <text:p>2019-09-30</text:p>
          </table:table-cell>
          <table:table-cell table:style-name="ce1" office:value-type="string" calcext:value-type="string">
            <text:p>2019-10-31</text:p>
          </table:table-cell>
          <table:table-cell table:style-name="ce1" office:value-type="string" calcext:value-type="string">
            <text:p>2019-11-30</text:p>
          </table:table-cell>
          <table:table-cell table:style-name="ce1" office:value-type="string" calcext:value-type="string">
            <text:p>2019-12-31</text:p>
          </table:table-cell>
          <table:table-cell table:style-name="ce1" office:value-type="string" calcext:value-type="string">
            <text:p>2020-01-31</text:p>
          </table:table-cell>
          <table:table-cell table:style-name="ce1" office:value-type="string" calcext:value-type="string">
            <text:p>2020-02-29</text:p>
          </table:table-cell>
          <table:table-cell table:style-name="ce1" office:value-type="string" calcext:value-type="string">
            <text:p>2020-03-31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31</text:p>
          </table:table-cell>
          <table:table-cell table:style-name="ce1" office:value-type="string" calcext:value-type="string">
            <text:p>2020-09-30</text:p>
          </table:table-cell>
          <table:table-cell table:style-name="ce1" office:value-type="string" calcext:value-type="string">
            <text:p>2020-10-31</text:p>
          </table:table-cell>
          <table:table-cell table:style-name="ce1" office:value-type="string" calcext:value-type="string">
            <text:p>2020-11-30</text:p>
          </table:table-cell>
          <table:table-cell table:style-name="ce1" office:value-type="string" calcext:value-type="string">
            <text:p>2020-12-31</text:p>
          </table:table-cell>
          <table:table-cell table:style-name="ce1" office:value-type="string" calcext:value-type="string">
            <text:p>2021-01-31</text:p>
          </table:table-cell>
          <table:table-cell table:style-name="ce1" office:value-type="string" calcext:value-type="string">
            <text:p>2021-02-28</text:p>
          </table:table-cell>
          <table:table-cell table:style-name="ce1" office:value-type="string" calcext:value-type="string">
            <text:p>2021-03-31</text:p>
          </table:table-cell>
          <table:table-cell table:style-name="ce1" office:value-type="string" calcext:value-type="string">
            <text:p>2021-04-30</text:p>
          </table:table-cell>
          <table:table-cell table:style-name="ce1" office:value-type="string" calcext:value-type="string">
            <text:p>2021-05-31</text:p>
          </table:table-cell>
          <table:table-cell table:style-name="ce1" office:value-type="string" calcext:value-type="string">
            <text:p>2021-06-30</text:p>
          </table:table-cell>
          <table:table-cell table:style-name="ce1" office:value-type="string" calcext:value-type="string">
            <text:p>2021-07-31</text:p>
          </table:table-cell>
          <table:table-cell table:style-name="ce1" office:value-type="string" calcext:value-type="string">
            <text:p>2021-08-31</text:p>
          </table:table-cell>
          <table:table-cell table:style-name="ce1" office:value-type="string" calcext:value-type="string">
            <text:p>2021-09-30</text:p>
          </table:table-cell>
          <table:table-cell table:style-name="ce1" office:value-type="string" calcext:value-type="string">
            <text:p>2021-10-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901469.86985" calcext:value-type="float">
            <text:p>11901469.86985</text:p>
          </table:table-cell>
          <table:table-cell office:value-type="float" office:value="7750971.43138" calcext:value-type="float">
            <text:p>7750971.43138</text:p>
          </table:table-cell>
          <table:table-cell office:value-type="float" office:value="6250971.43138" calcext:value-type="float">
            <text:p>6250971.43138</text:p>
          </table:table-cell>
          <table:table-cell office:value-type="float" office:value="5800971.43138" calcext:value-type="float">
            <text:p>5800971.43138</text:p>
          </table:table-cell>
          <table:table-cell office:value-type="float" office:value="5329999.67687727" calcext:value-type="float">
            <text:p>5329999.67687727</text:p>
          </table:table-cell>
          <table:table-cell office:value-type="float" office:value="5779999.67687727" calcext:value-type="float">
            <text:p>5779999.67687727</text:p>
          </table:table-cell>
          <table:table-cell office:value-type="float" office:value="7854999.67687727" calcext:value-type="float">
            <text:p>7854999.67687727</text:p>
          </table:table-cell>
          <table:table-cell office:value-type="float" office:value="9979999.67687727" calcext:value-type="float">
            <text:p>9979999.67687727</text:p>
          </table:table-cell>
          <table:table-cell office:value-type="float" office:value="11154999.6768773" calcext:value-type="float">
            <text:p>11154999.6768773</text:p>
          </table:table-cell>
          <table:table-cell office:value-type="float" office:value="11054999.6800983" calcext:value-type="float">
            <text:p>11054999.6800983</text:p>
          </table:table-cell>
          <table:table-cell office:value-type="float" office:value="11727778.7847168" calcext:value-type="float">
            <text:p>11727778.7847168</text:p>
          </table:table-cell>
          <table:table-cell office:value-type="float" office:value="7504999.68009834" calcext:value-type="float">
            <text:p>7504999.68009834</text:p>
          </table:table-cell>
          <table:table-cell office:value-type="float" office:value="10424999.7070895" calcext:value-type="float">
            <text:p>10424999.7070895</text:p>
          </table:table-cell>
          <table:table-cell office:value-type="float" office:value="7374999.70708953" calcext:value-type="float">
            <text:p>7374999.70708953</text:p>
          </table:table-cell>
          <table:table-cell office:value-type="float" office:value="7424999.70708953" calcext:value-type="float">
            <text:p>7424999.70708953</text:p>
          </table:table-cell>
          <table:table-cell office:value-type="float" office:value="7174999.70708953" calcext:value-type="float">
            <text:p>7174999.70708953</text:p>
          </table:table-cell>
          <table:table-cell office:value-type="float" office:value="7374999.70708953" calcext:value-type="float">
            <text:p>7374999.70708953</text:p>
          </table:table-cell>
          <table:table-cell office:value-type="float" office:value="7274999.70708953" calcext:value-type="float">
            <text:p>7274999.70708953</text:p>
          </table:table-cell>
          <table:table-cell office:value-type="float" office:value="6524999.70708953" calcext:value-type="float">
            <text:p>6524999.70708953</text:p>
          </table:table-cell>
          <table:table-cell office:value-type="float" office:value="6224999.70708953" calcext:value-type="float">
            <text:p>6224999.70708953</text:p>
          </table:table-cell>
          <table:table-cell office:value-type="float" office:value="5924999.70708953" calcext:value-type="float">
            <text:p>5924999.70708953</text:p>
          </table:table-cell>
          <table:table-cell office:value-type="float" office:value="5174999.71708953" calcext:value-type="float">
            <text:p>5174999.71708953</text:p>
          </table:table-cell>
          <table:table-cell office:value-type="float" office:value="4574999.71708953" calcext:value-type="float">
            <text:p>4574999.71708953</text:p>
          </table:table-cell>
          <table:table-cell office:value-type="float" office:value="4424999.71708953" calcext:value-type="float">
            <text:p>4424999.71708953</text:p>
          </table:table-cell>
          <table:table-cell office:value-type="float" office:value="3974999.81708953" calcext:value-type="float">
            <text:p>3974999.81708953</text:p>
          </table:table-cell>
          <table:table-cell office:value-type="float" office:value="3074999.84458953" calcext:value-type="float">
            <text:p>3074999.84458953</text:p>
          </table:table-cell>
          <table:table-cell office:value-type="float" office:value="2924999.84658953" calcext:value-type="float">
            <text:p>2924999.84658953</text:p>
          </table:table-cell>
          <table:table-cell office:value-type="float" office:value="2774999.84668953" calcext:value-type="float">
            <text:p>2774999.84668953</text:p>
          </table:table-cell>
          <table:table-cell office:value-type="float" office:value="2624999.86077779" calcext:value-type="float">
            <text:p>2624999.86077779</text:p>
          </table:table-cell>
          <table:table-cell office:value-type="float" office:value="2325000.23577779" calcext:value-type="float">
            <text:p>2325000.23577779</text:p>
          </table:table-cell>
          <table:table-cell office:value-type="float" office:value="1925000.24044757" calcext:value-type="float">
            <text:p>1925000.24044757</text:p>
          </table:table-cell>
          <table:table-cell office:value-type="float" office:value="1538422.72986301" calcext:value-type="float">
            <text:p>1538422.72986301</text:p>
          </table:table-cell>
          <table:table-cell office:value-type="float" office:value="1538422.73114804" calcext:value-type="float">
            <text:p>1538422.73114804</text:p>
          </table:table-cell>
          <table:table-cell table:number-columns-repeated="2" office:value-type="float" office:value="1538422.80127029" calcext:value-type="float">
            <text:p>1538422.80127029</text:p>
          </table:table-cell>
          <table:table-cell office:value-type="float" office:value="1538422.8551509" calcext:value-type="float">
            <text:p>1538422.8551509</text:p>
          </table:table-cell>
          <table:table-cell office:value-type="float" office:value="1538422.98416213" calcext:value-type="float">
            <text:p>1538422.98416213</text:p>
          </table:table-cell>
          <table:table-cell office:value-type="float" office:value="1538422.98519179" calcext:value-type="float">
            <text:p>1538422.98519179</text:p>
          </table:table-cell>
          <table:table-cell office:value-type="float" office:value="1792736.5148274" calcext:value-type="float">
            <text:p>1792736.5148274</text:p>
          </table:table-cell>
          <table:table-cell office:value-type="float" office:value="1538423.10614597" calcext:value-type="float">
            <text:p>1538423.10614597</text:p>
          </table:table-cell>
          <table:table-cell office:value-type="float" office:value="1829255.15793733" calcext:value-type="float">
            <text:p>1829255.15793733</text:p>
          </table:table-cell>
          <table:table-cell office:value-type="float" office:value="2617881.89820262" calcext:value-type="float">
            <text:p>2617881.89820262</text:p>
          </table:table-cell>
          <table:table-cell office:value-type="float" office:value="2156011.02270206" calcext:value-type="float">
            <text:p>2156011.02270206</text:p>
          </table:table-cell>
          <table:table-cell office:value-type="float" office:value="2288921.1494062" calcext:value-type="float">
            <text:p>2288921.1494062</text:p>
          </table:table-cell>
          <table:table-cell office:value-type="float" office:value="2390981.6010325" calcext:value-type="float">
            <text:p>2390981.6010325</text:p>
          </table:table-cell>
          <table:table-cell office:value-type="float" office:value="2361439.56112903" calcext:value-type="float">
            <text:p>2361439.56112903</text:p>
          </table:table-cell>
          <table:table-cell office:value-type="float" office:value="1948449.17404804" calcext:value-type="float">
            <text:p>1948449.17404804</text:p>
          </table:table-cell>
          <table:table-cell office:value-type="float" office:value="1888100.72995194" calcext:value-type="float">
            <text:p>1888100.72995194</text:p>
          </table:table-cell>
          <table:table-cell office:value-type="float" office:value="1712916.84703263" calcext:value-type="float">
            <text:p>1712916.84703263</text:p>
          </table:table-cell>
          <table:table-cell office:value-type="float" office:value="2202990.71800904" calcext:value-type="float">
            <text:p>2202990.71800904</text:p>
          </table:table-cell>
          <table:table-cell office:value-type="float" office:value="1985011.62172104" calcext:value-type="float">
            <text:p>1985011.62172104</text:p>
          </table:table-cell>
          <table:table-cell office:value-type="float" office:value="2040742.45160774" calcext:value-type="float">
            <text:p>2040742.45160774</text:p>
          </table:table-cell>
          <table:table-cell office:value-type="float" office:value="2398062.352831" calcext:value-type="float">
            <text:p>2398062.352831</text:p>
          </table:table-cell>
          <table:table-cell office:value-type="float" office:value="2630917.87240031" calcext:value-type="float">
            <text:p>2630917.87240031</text:p>
          </table:table-cell>
          <table:table-cell office:value-type="float" office:value="2797023.83722485" calcext:value-type="float">
            <text:p>2797023.83722485</text:p>
          </table:table-cell>
          <table:table-cell office:value-type="float" office:value="2383627.57213652" calcext:value-type="float">
            <text:p>2383627.57213652</text:p>
          </table:table-cell>
          <table:table-cell office:value-type="float" office:value="2974431.75333518" calcext:value-type="float">
            <text:p>2974431.75333518</text:p>
          </table:table-cell>
          <table:table-cell office:value-type="float" office:value="3478890.08844517" calcext:value-type="float">
            <text:p>3478890.08844517</text:p>
          </table:table-cell>
          <table:table-cell office:value-type="float" office:value="3824546.35064518" calcext:value-type="float">
            <text:p>3824546.35064518</text:p>
          </table:table-cell>
          <table:table-cell office:value-type="float" office:value="3882986.60111918" calcext:value-type="float">
            <text:p>3882986.60111918</text:p>
          </table:table-cell>
          <table:table-cell office:value-type="float" office:value="3907054.26609927" calcext:value-type="float">
            <text:p>3907054.26609927</text:p>
          </table:table-cell>
          <table:table-cell office:value-type="float" office:value="4899232.60797218" calcext:value-type="float">
            <text:p>4899232.60797218</text:p>
          </table:table-cell>
          <table:table-cell office:value-type="float" office:value="7358184.5501712" calcext:value-type="float">
            <text:p>7358184.5501712</text:p>
          </table:table-cell>
          <table:table-cell office:value-type="float" office:value="7479217.38016171" calcext:value-type="float">
            <text:p>7479217.38016171</text:p>
          </table:table-cell>
          <table:table-cell office:value-type="float" office:value="5157622.41908877" calcext:value-type="float">
            <text:p>5157622.41908877</text:p>
          </table:table-cell>
          <table:table-cell office:value-type="float" office:value="5449582.91711627" calcext:value-type="float">
            <text:p>5449582.91711627</text:p>
          </table:table-cell>
          <table:table-cell office:value-type="float" office:value="5557461.18633012" calcext:value-type="float">
            <text:p>5557461.18633012</text:p>
          </table:table-cell>
          <table:table-cell office:value-type="float" office:value="6299953.14927604" calcext:value-type="float">
            <text:p>6299953.14927604</text:p>
          </table:table-cell>
          <table:table-cell office:value-type="float" office:value="6941784.55984995" calcext:value-type="float">
            <text:p>6941784.55984995</text:p>
          </table:table-cell>
          <table:table-cell office:value-type="float" office:value="7002298.27358467" calcext:value-type="float">
            <text:p>7002298.27358467</text:p>
          </table:table-cell>
          <table:table-cell office:value-type="float" office:value="5999941.68417424" calcext:value-type="float">
            <text:p>5999941.68417424</text:p>
          </table:table-cell>
          <table:table-cell office:value-type="float" office:value="6284196.97293224" calcext:value-type="float">
            <text:p>6284196.97293224</text:p>
          </table:table-cell>
          <table:table-cell office:value-type="float" office:value="6905537.04587438" calcext:value-type="float">
            <text:p>6905537.04587438</text:p>
          </table:table-cell>
          <table:table-cell office:value-type="float" office:value="7280770.000069" calcext:value-type="float">
            <text:p>7280770.000069</text:p>
          </table:table-cell>
          <table:table-cell office:value-type="float" office:value="7820450.000069" calcext:value-type="float">
            <text:p>7820450.000069</text:p>
          </table:table-cell>
          <table:table-cell office:value-type="float" office:value="8091458.000069" calcext:value-type="float">
            <text:p>8091458.000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99999.996617929" calcext:value-type="float">
            <text:p>999999.996617929</text:p>
          </table:table-cell>
          <table:table-cell office:value-type="float" office:value="3197016.15750765" calcext:value-type="float">
            <text:p>3197016.15750765</text:p>
          </table:table-cell>
          <table:table-cell office:value-type="float" office:value="3824999.67687727" calcext:value-type="float">
            <text:p>3824999.67687727</text:p>
          </table:table-cell>
          <table:table-cell office:value-type="float" office:value="4974999.67687727" calcext:value-type="float">
            <text:p>4974999.67687727</text:p>
          </table:table-cell>
          <table:table-cell office:value-type="float" office:value="3641316.95504524" calcext:value-type="float">
            <text:p>3641316.95504524</text:p>
          </table:table-cell>
          <table:table-cell office:value-type="float" office:value="4066932.3812844" calcext:value-type="float">
            <text:p>4066932.3812844</text:p>
          </table:table-cell>
          <table:table-cell office:value-type="float" office:value="2343152.61755057" calcext:value-type="float">
            <text:p>2343152.61755057</text:p>
          </table:table-cell>
          <table:table-cell office:value-type="float" office:value="1500060.69038" calcext:value-type="float">
            <text:p>1500060.69038</text:p>
          </table:table-cell>
          <table:table-cell office:value-type="float" office:value="1400060.69038" calcext:value-type="float">
            <text:p>1400060.69038</text:p>
          </table:table-cell>
          <table:table-cell office:value-type="float" office:value="1400060.72189929" calcext:value-type="float">
            <text:p>1400060.72189929</text:p>
          </table:table-cell>
          <table:table-cell office:value-type="float" office:value="7529999.68009834" calcext:value-type="float">
            <text:p>7529999.68009834</text:p>
          </table:table-cell>
          <table:table-cell office:value-type="float" office:value="7277385.71151543" calcext:value-type="float">
            <text:p>7277385.71151543</text:p>
          </table:table-cell>
          <table:table-cell office:value-type="float" office:value="7491349.75289218" calcext:value-type="float">
            <text:p>7491349.75289218</text:p>
          </table:table-cell>
          <table:table-cell office:value-type="float" office:value="7191339.75289218" calcext:value-type="float">
            <text:p>7191339.75289218</text:p>
          </table:table-cell>
          <table:table-cell office:value-type="float" office:value="6949627.76333318" calcext:value-type="float">
            <text:p>6949627.76333318</text:p>
          </table:table-cell>
          <table:table-cell table:number-columns-repeated="3" office:value-type="float" office:value="6749427.76333318" calcext:value-type="float">
            <text:p>6749427.76333318</text:p>
          </table:table-cell>
          <table:table-cell office:value-type="float" office:value="6149327.76333318" calcext:value-type="float">
            <text:p>6149327.76333318</text:p>
          </table:table-cell>
          <table:table-cell office:value-type="float" office:value="5249327.76333318" calcext:value-type="float">
            <text:p>5249327.76333318</text:p>
          </table:table-cell>
          <table:table-cell office:value-type="float" office:value="4149227.76333318" calcext:value-type="float">
            <text:p>4149227.76333318</text:p>
          </table:table-cell>
          <table:table-cell office:value-type="float" office:value="4148927.01003318" calcext:value-type="float">
            <text:p>4148927.01003318</text:p>
          </table:table-cell>
          <table:table-cell office:value-type="float" office:value="3798902.02175518" calcext:value-type="float">
            <text:p>3798902.02175518</text:p>
          </table:table-cell>
          <table:table-cell office:value-type="float" office:value="3268772.10175518" calcext:value-type="float">
            <text:p>3268772.10175518</text:p>
          </table:table-cell>
          <table:table-cell office:value-type="float" office:value="3118772.10275518" calcext:value-type="float">
            <text:p>3118772.10275518</text:p>
          </table:table-cell>
          <table:table-cell office:value-type="float" office:value="2688772.10375518" calcext:value-type="float">
            <text:p>2688772.10375518</text:p>
          </table:table-cell>
          <table:table-cell office:value-type="float" office:value="2588772.10375518" calcext:value-type="float">
            <text:p>2588772.10375518</text:p>
          </table:table-cell>
          <table:table-cell office:value-type="float" office:value="2328758.98542124" calcext:value-type="float">
            <text:p>2328758.98542124</text:p>
          </table:table-cell>
          <table:table-cell office:value-type="float" office:value="1838758.97542124" calcext:value-type="float">
            <text:p>1838758.97542124</text:p>
          </table:table-cell>
          <table:table-cell office:value-type="float" office:value="1538421.03607886" calcext:value-type="float">
            <text:p>1538421.03607886</text:p>
          </table:table-cell>
          <table:table-cell office:value-type="float" office:value="1538421.03608" calcext:value-type="float">
            <text:p>1538421.03608</text:p>
          </table:table-cell>
          <table:table-cell office:value-type="float" office:value="1510065.58090186" calcext:value-type="float">
            <text:p>1510065.58090186</text:p>
          </table:table-cell>
          <table:table-cell table:number-columns-repeated="4" office:value-type="float" office:value="1510065.60618575" calcext:value-type="float">
            <text:p>1510065.60618575</text:p>
          </table:table-cell>
          <table:table-cell table:number-columns-repeated="2" office:value-type="float" office:value="1510065.64171014" calcext:value-type="float">
            <text:p>1510065.64171014</text:p>
          </table:table-cell>
          <table:table-cell office:value-type="float" office:value="1538423.10614597" calcext:value-type="float">
            <text:p>1538423.10614597</text:p>
          </table:table-cell>
          <table:table-cell office:value-type="float" office:value="1510065.64171015" calcext:value-type="float">
            <text:p>1510065.64171015</text:p>
          </table:table-cell>
          <table:table-cell office:value-type="float" office:value="1672809.29984441" calcext:value-type="float">
            <text:p>1672809.29984441</text:p>
          </table:table-cell>
          <table:table-cell office:value-type="float" office:value="2024412.47434674" calcext:value-type="float">
            <text:p>2024412.47434674</text:p>
          </table:table-cell>
          <table:table-cell office:value-type="float" office:value="1901707.50161262" calcext:value-type="float">
            <text:p>1901707.50161262</text:p>
          </table:table-cell>
          <table:table-cell table:number-columns-repeated="2" office:value-type="float" office:value="2152131.13717156" calcext:value-type="float">
            <text:p>2152131.13717156</text:p>
          </table:table-cell>
          <table:table-cell office:value-type="float" office:value="2356601.9261022" calcext:value-type="float">
            <text:p>2356601.9261022</text:p>
          </table:table-cell>
          <table:table-cell office:value-type="float" office:value="1638377.28766262" calcext:value-type="float">
            <text:p>1638377.28766262</text:p>
          </table:table-cell>
          <table:table-cell office:value-type="float" office:value="1792395.83143308" calcext:value-type="float">
            <text:p>1792395.83143308</text:p>
          </table:table-cell>
          <table:table-cell office:value-type="float" office:value="1698628.89124975" calcext:value-type="float">
            <text:p>1698628.89124975</text:p>
          </table:table-cell>
          <table:table-cell office:value-type="float" office:value="1767208.02619707" calcext:value-type="float">
            <text:p>1767208.02619707</text:p>
          </table:table-cell>
          <table:table-cell office:value-type="float" office:value="1954741.25585032" calcext:value-type="float">
            <text:p>1954741.25585032</text:p>
          </table:table-cell>
          <table:table-cell office:value-type="float" office:value="1985011.62354112" calcext:value-type="float">
            <text:p>1985011.62354112</text:p>
          </table:table-cell>
          <table:table-cell office:value-type="float" office:value="2275738.90081993" calcext:value-type="float">
            <text:p>2275738.90081993</text:p>
          </table:table-cell>
          <table:table-cell office:value-type="float" office:value="2136296.57704622" calcext:value-type="float">
            <text:p>2136296.57704622</text:p>
          </table:table-cell>
          <table:table-cell office:value-type="float" office:value="2267658.36176517" calcext:value-type="float">
            <text:p>2267658.36176517</text:p>
          </table:table-cell>
          <table:table-cell office:value-type="float" office:value="2342880.57577517" calcext:value-type="float">
            <text:p>2342880.57577517</text:p>
          </table:table-cell>
          <table:table-cell office:value-type="float" office:value="2539110.43321503" calcext:value-type="float">
            <text:p>2539110.43321503</text:p>
          </table:table-cell>
          <table:table-cell table:number-columns-repeated="3" office:value-type="float" office:value="3125760.43321503" calcext:value-type="float">
            <text:p>3125760.43321503</text:p>
          </table:table-cell>
          <table:table-cell office:value-type="float" office:value="3242803.88358022" calcext:value-type="float">
            <text:p>3242803.88358022</text:p>
          </table:table-cell>
          <table:table-cell office:value-type="float" office:value="3794268.99862927" calcext:value-type="float">
            <text:p>3794268.99862927</text:p>
          </table:table-cell>
          <table:table-cell office:value-type="float" office:value="3649921.29447928" calcext:value-type="float">
            <text:p>3649921.29447928</text:p>
          </table:table-cell>
          <table:table-cell office:value-type="float" office:value="3749032.89667927" calcext:value-type="float">
            <text:p>3749032.89667927</text:p>
          </table:table-cell>
          <table:table-cell office:value-type="float" office:value="3740844.06735927" calcext:value-type="float">
            <text:p>3740844.06735927</text:p>
          </table:table-cell>
          <table:table-cell office:value-type="float" office:value="4258981.49999928" calcext:value-type="float">
            <text:p>4258981.49999928</text:p>
          </table:table-cell>
          <table:table-cell office:value-type="float" office:value="2897784.42052654" calcext:value-type="float">
            <text:p>2897784.42052654</text:p>
          </table:table-cell>
          <table:table-cell office:value-type="float" office:value="3321730.000069" calcext:value-type="float">
            <text:p>3321730.000069</text:p>
          </table:table-cell>
          <table:table-cell office:value-type="float" office:value="3622242.000069" calcext:value-type="float">
            <text:p>3622242.000069</text:p>
          </table:table-cell>
          <table:table-cell office:value-type="float" office:value="4076930.000069" calcext:value-type="float">
            <text:p>4076930.000069</text:p>
          </table:table-cell>
          <table:table-cell office:value-type="float" office:value="5210594.000069" calcext:value-type="float">
            <text:p>5210594.000069</text:p>
          </table:table-cell>
          <table:table-cell office:value-type="float" office:value="6006466.000069" calcext:value-type="float">
            <text:p>6006466.000069</text:p>
          </table:table-cell>
          <table:table-cell office:value-type="float" office:value="6472962.000069" calcext:value-type="float">
            <text:p>6472962.000069</text:p>
          </table:table-cell>
          <table:table-cell office:value-type="float" office:value="7032141.75983032" calcext:value-type="float">
            <text:p>7032141.75983032</text:p>
          </table:table-cell>
          <table:table-cell office:value-type="float" office:value="7287602.00247245" calcext:value-type="float">
            <text:p>7287602.00247245</text:p>
          </table:table-cell>
          <table:table-cell office:value-type="float" office:value="7250567.26347333" calcext:value-type="float">
            <text:p>7250567.26347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93564.351079978" calcext:value-type="float">
            <text:p>993564.351079978</text:p>
          </table:table-cell>
          <table:table-cell office:value-type="float" office:value="2774999.67687727" calcext:value-type="float">
            <text:p>2774999.67687727</text:p>
          </table:table-cell>
          <table:table-cell office:value-type="float" office:value="3763135.16172111" calcext:value-type="float">
            <text:p>3763135.16172111</text:p>
          </table:table-cell>
          <table:table-cell office:value-type="float" office:value="3087207.19036571" calcext:value-type="float">
            <text:p>3087207.19036571</text:p>
          </table:table-cell>
          <table:table-cell office:value-type="float" office:value="2575971.43138" calcext:value-type="float">
            <text:p>2575971.43138</text:p>
          </table:table-cell>
          <table:table-cell office:value-type="float" office:value="2276021.53138" calcext:value-type="float">
            <text:p>2276021.53138</text:p>
          </table:table-cell>
          <table:table-cell office:value-type="float" office:value="1750050.54038" calcext:value-type="float">
            <text:p>1750050.54038</text:p>
          </table:table-cell>
          <table:table-cell office:value-type="float" office:value="1379746.97254801" calcext:value-type="float">
            <text:p>1379746.97254801</text:p>
          </table:table-cell>
          <table:table-cell table:number-columns-repeated="2" office:value-type="float" office:value="993564.351079978" calcext:value-type="float">
            <text:p>993564.351079978</text:p>
          </table:table-cell>
          <table:table-cell office:value-type="float" office:value="1210066.77983052" calcext:value-type="float">
            <text:p>1210066.77983052</text:p>
          </table:table-cell>
          <table:table-cell office:value-type="float" office:value="3641694.24189851" calcext:value-type="float">
            <text:p>3641694.24189851</text:p>
          </table:table-cell>
          <table:table-cell office:value-type="float" office:value="2812080.8079342" calcext:value-type="float">
            <text:p>2812080.8079342</text:p>
          </table:table-cell>
          <table:table-cell office:value-type="float" office:value="1689472.16677868" calcext:value-type="float">
            <text:p>1689472.16677868</text:p>
          </table:table-cell>
          <table:table-cell table:number-columns-repeated="2" office:value-type="float" office:value="1378753.08301528" calcext:value-type="float">
            <text:p>1378753.08301528</text:p>
          </table:table-cell>
          <table:table-cell office:value-type="float" office:value="1500000.00413797" calcext:value-type="float">
            <text:p>1500000.00413797</text:p>
          </table:table-cell>
          <table:table-cell office:value-type="float" office:value="2500000.00413797" calcext:value-type="float">
            <text:p>2500000.00413797</text:p>
          </table:table-cell>
          <table:table-cell office:value-type="float" office:value="2900000.00413797" calcext:value-type="float">
            <text:p>2900000.00413797</text:p>
          </table:table-cell>
          <table:table-cell office:value-type="float" office:value="3000000.00413797" calcext:value-type="float">
            <text:p>3000000.00413797</text:p>
          </table:table-cell>
          <table:table-cell office:value-type="float" office:value="2500000.00413797" calcext:value-type="float">
            <text:p>2500000.00413797</text:p>
          </table:table-cell>
          <table:table-cell office:value-type="float" office:value="2400000.00413797" calcext:value-type="float">
            <text:p>2400000.00413797</text:p>
          </table:table-cell>
          <table:table-cell table:number-columns-repeated="2" office:value-type="float" office:value="1538421.01368642" calcext:value-type="float">
            <text:p>1538421.01368642</text:p>
          </table:table-cell>
          <table:table-cell office:value-type="float" office:value="1538421.0262321" calcext:value-type="float">
            <text:p>1538421.0262321</text:p>
          </table:table-cell>
          <table:table-cell table:number-columns-repeated="4" office:value-type="float" office:value="1538421.03607886" calcext:value-type="float">
            <text:p>1538421.03607886</text:p>
          </table:table-cell>
          <table:table-cell office:value-type="float" office:value="1510065.46521653" calcext:value-type="float">
            <text:p>1510065.46521653</text:p>
          </table:table-cell>
          <table:table-cell office:value-type="float" office:value="1510065.46528" calcext:value-type="float">
            <text:p>1510065.46528</text:p>
          </table:table-cell>
          <table:table-cell office:value-type="float" office:value="1507810.41622837" calcext:value-type="float">
            <text:p>1507810.41622837</text:p>
          </table:table-cell>
          <table:table-cell table:number-columns-repeated="3" office:value-type="float" office:value="1507810.41623837" calcext:value-type="float">
            <text:p>1507810.41623837</text:p>
          </table:table-cell>
          <table:table-cell table:number-columns-repeated="3" office:value-type="float" office:value="1507810.42823837" calcext:value-type="float">
            <text:p>1507810.42823837</text:p>
          </table:table-cell>
          <table:table-cell office:value-type="float" office:value="1510065.64171014" calcext:value-type="float">
            <text:p>1510065.64171014</text:p>
          </table:table-cell>
          <table:table-cell office:value-type="float" office:value="1507810.43833774" calcext:value-type="float">
            <text:p>1507810.43833774</text:p>
          </table:table-cell>
          <table:table-cell office:value-type="float" office:value="1538423.10614597" calcext:value-type="float">
            <text:p>1538423.10614597</text:p>
          </table:table-cell>
          <table:table-cell table:number-columns-repeated="2" office:value-type="float" office:value="1378754.09250119" calcext:value-type="float">
            <text:p>1378754.09250119</text:p>
          </table:table-cell>
          <table:table-cell office:value-type="float" office:value="2130595.71262262" calcext:value-type="float">
            <text:p>2130595.71262262</text:p>
          </table:table-cell>
          <table:table-cell office:value-type="float" office:value="2129405.26279263" calcext:value-type="float">
            <text:p>2129405.26279263</text:p>
          </table:table-cell>
          <table:table-cell office:value-type="float" office:value="1378754.14250119" calcext:value-type="float">
            <text:p>1378754.14250119</text:p>
          </table:table-cell>
          <table:table-cell office:value-type="float" office:value="1556087.47046814" calcext:value-type="float">
            <text:p>1556087.47046814</text:p>
          </table:table-cell>
          <table:table-cell office:value-type="float" office:value="1685519.97588263" calcext:value-type="float">
            <text:p>1685519.97588263</text:p>
          </table:table-cell>
          <table:table-cell office:value-type="float" office:value="1656543.14139807" calcext:value-type="float">
            <text:p>1656543.14139807</text:p>
          </table:table-cell>
          <table:table-cell office:value-type="float" office:value="1728619.21979462" calcext:value-type="float">
            <text:p>1728619.21979462</text:p>
          </table:table-cell>
          <table:table-cell office:value-type="float" office:value="1880637.68223647" calcext:value-type="float">
            <text:p>1880637.68223647</text:p>
          </table:table-cell>
          <table:table-cell office:value-type="float" office:value="1951419.40862623" calcext:value-type="float">
            <text:p>1951419.40862623</text:p>
          </table:table-cell>
          <table:table-cell office:value-type="float" office:value="2047128.26784622" calcext:value-type="float">
            <text:p>2047128.26784622</text:p>
          </table:table-cell>
          <table:table-cell office:value-type="float" office:value="2074850.90081993" calcext:value-type="float">
            <text:p>2074850.90081993</text:p>
          </table:table-cell>
          <table:table-cell office:value-type="float" office:value="2201519.41557139" calcext:value-type="float">
            <text:p>2201519.41557139</text:p>
          </table:table-cell>
          <table:table-cell office:value-type="float" office:value="2330955.57414238" calcext:value-type="float">
            <text:p>2330955.57414238</text:p>
          </table:table-cell>
          <table:table-cell office:value-type="float" office:value="2497142.70134366" calcext:value-type="float">
            <text:p>2497142.70134366</text:p>
          </table:table-cell>
          <table:table-cell office:value-type="float" office:value="2507761.14099217" calcext:value-type="float">
            <text:p>2507761.14099217</text:p>
          </table:table-cell>
          <table:table-cell office:value-type="float" office:value="2507761.14139217" calcext:value-type="float">
            <text:p>2507761.14139217</text:p>
          </table:table-cell>
          <table:table-cell office:value-type="float" office:value="2499996.75438566" calcext:value-type="float">
            <text:p>2499996.75438566</text:p>
          </table:table-cell>
          <table:table-cell table:number-columns-repeated="2" office:value-type="float" office:value="3125760.43321503" calcext:value-type="float">
            <text:p>3125760.43321503</text:p>
          </table:table-cell>
          <table:table-cell office:value-type="float" office:value="2072818.8639334" calcext:value-type="float">
            <text:p>2072818.8639334</text:p>
          </table:table-cell>
          <table:table-cell office:value-type="float" office:value="2235759.14981965" calcext:value-type="float">
            <text:p>2235759.14981965</text:p>
          </table:table-cell>
          <table:table-cell office:value-type="float" office:value="2733854.05510664" calcext:value-type="float">
            <text:p>2733854.05510664</text:p>
          </table:table-cell>
          <table:table-cell office:value-type="float" office:value="2432966.07039563" calcext:value-type="float">
            <text:p>2432966.07039563</text:p>
          </table:table-cell>
          <table:table-cell office:value-type="float" office:value="2890594.000069" calcext:value-type="float">
            <text:p>2890594.000069</text:p>
          </table:table-cell>
          <table:table-cell office:value-type="float" office:value="2296896.42052654" calcext:value-type="float">
            <text:p>2296896.42052654</text:p>
          </table:table-cell>
          <table:table-cell office:value-type="float" office:value="2296896.42695126" calcext:value-type="float">
            <text:p>2296896.42695126</text:p>
          </table:table-cell>
          <table:table-cell office:value-type="float" office:value="2296896.43146263" calcext:value-type="float">
            <text:p>2296896.43146263</text:p>
          </table:table-cell>
          <table:table-cell table:number-columns-repeated="6" office:value-type="float" office:value="2296896.43580272" calcext:value-type="float">
            <text:p>2296896.43580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35899.947216641" calcext:value-type="float">
            <text:p>935899.947216641</text:p>
          </table:table-cell>
          <table:table-cell office:value-type="float" office:value="1058090.43535882" calcext:value-type="float">
            <text:p>1058090.43535882</text:p>
          </table:table-cell>
          <table:table-cell office:value-type="float" office:value="1136151.19513972" calcext:value-type="float">
            <text:p>1136151.19513972</text:p>
          </table:table-cell>
          <table:table-cell office:value-type="float" office:value="999999.996617929" calcext:value-type="float">
            <text:p>999999.996617929</text:p>
          </table:table-cell>
          <table:table-cell table:number-columns-repeated="4" office:value-type="float" office:value="1000000.79743143" calcext:value-type="float">
            <text:p>1000000.79743143</text:p>
          </table:table-cell>
          <table:table-cell office:value-type="float" office:value="890445.682700116" calcext:value-type="float">
            <text:p>890445.682700116</text:p>
          </table:table-cell>
          <table:table-cell office:value-type="float" office:value="890214.484683272" calcext:value-type="float">
            <text:p>890214.484683272</text:p>
          </table:table-cell>
          <table:table-cell office:value-type="float" office:value="993564.351079978" calcext:value-type="float">
            <text:p>993564.351079978</text:p>
          </table:table-cell>
          <table:table-cell office:value-type="float" office:value="1160066.77983052" calcext:value-type="float">
            <text:p>1160066.77983052</text:p>
          </table:table-cell>
          <table:table-cell office:value-type="float" office:value="1500000.00413797" calcext:value-type="float">
            <text:p>1500000.00413797</text:p>
          </table:table-cell>
          <table:table-cell office:value-type="float" office:value="1378753.08301528" calcext:value-type="float">
            <text:p>1378753.08301528</text:p>
          </table:table-cell>
          <table:table-cell office:value-type="float" office:value="1318015.04369953" calcext:value-type="float">
            <text:p>1318015.04369953</text:p>
          </table:table-cell>
          <table:table-cell office:value-type="float" office:value="1161458.96820072" calcext:value-type="float">
            <text:p>1161458.96820072</text:p>
          </table:table-cell>
          <table:table-cell table:number-columns-repeated="2" office:value-type="float" office:value="1378753.08301528" calcext:value-type="float">
            <text:p>1378753.08301528</text:p>
          </table:table-cell>
          <table:table-cell table:number-columns-repeated="2" office:value-type="float" office:value="1378753.08547428" calcext:value-type="float">
            <text:p>1378753.08547428</text:p>
          </table:table-cell>
          <table:table-cell office:value-type="float" office:value="1575001" calcext:value-type="float">
            <text:p>1575001</text:p>
          </table:table-cell>
          <table:table-cell office:value-type="float" office:value="1538421.01368642" calcext:value-type="float">
            <text:p>1538421.01368642</text:p>
          </table:table-cell>
          <table:table-cell table:number-columns-repeated="7" office:value-type="float" office:value="1510065.46521653" calcext:value-type="float">
            <text:p>1510065.46521653</text:p>
          </table:table-cell>
          <table:table-cell table:number-columns-repeated="2" office:value-type="float" office:value="1507810.41622837" calcext:value-type="float">
            <text:p>1507810.41622837</text:p>
          </table:table-cell>
          <table:table-cell office:value-type="float" office:value="1500000.01135313" calcext:value-type="float">
            <text:p>1500000.01135313</text:p>
          </table:table-cell>
          <table:table-cell office:value-type="float" office:value="1500000.01136313" calcext:value-type="float">
            <text:p>1500000.01136313</text:p>
          </table:table-cell>
          <table:table-cell office:value-type="float" office:value="1400000.01136313" calcext:value-type="float">
            <text:p>1400000.01136313</text:p>
          </table:table-cell>
          <table:table-cell office:value-type="float" office:value="1378754.09250089" calcext:value-type="float">
            <text:p>1378754.09250089</text:p>
          </table:table-cell>
          <table:table-cell table:number-columns-repeated="3" office:value-type="float" office:value="1378754.09250119" calcext:value-type="float">
            <text:p>1378754.09250119</text:p>
          </table:table-cell>
          <table:table-cell office:value-type="float" office:value="1507810.42823837" calcext:value-type="float">
            <text:p>1507810.42823837</text:p>
          </table:table-cell>
          <table:table-cell office:value-type="float" office:value="1489169.20863739" calcext:value-type="float">
            <text:p>1489169.20863739</text:p>
          </table:table-cell>
          <table:table-cell office:value-type="float" office:value="1510065.64171015" calcext:value-type="float">
            <text:p>1510065.64171015</text:p>
          </table:table-cell>
          <table:table-cell office:value-type="float" office:value="1163482.93063643" calcext:value-type="float">
            <text:p>1163482.93063643</text:p>
          </table:table-cell>
          <table:table-cell office:value-type="float" office:value="1275021.62964831" calcext:value-type="float">
            <text:p>1275021.62964831</text:p>
          </table:table-cell>
          <table:table-cell office:value-type="float" office:value="1378754.09250119" calcext:value-type="float">
            <text:p>1378754.09250119</text:p>
          </table:table-cell>
          <table:table-cell office:value-type="float" office:value="1378754.14250119" calcext:value-type="float">
            <text:p>1378754.14250119</text:p>
          </table:table-cell>
          <table:table-cell office:value-type="float" office:value="1300000.78275971" calcext:value-type="float">
            <text:p>1300000.78275971</text:p>
          </table:table-cell>
          <table:table-cell table:number-columns-repeated="5" office:value-type="float" office:value="1378754.14250119" calcext:value-type="float">
            <text:p>1378754.14250119</text:p>
          </table:table-cell>
          <table:table-cell table:number-columns-repeated="2" office:value-type="float" office:value="1378754.14408738" calcext:value-type="float">
            <text:p>1378754.14408738</text:p>
          </table:table-cell>
          <table:table-cell office:value-type="float" office:value="1885860.40821503" calcext:value-type="float">
            <text:p>1885860.40821503</text:p>
          </table:table-cell>
          <table:table-cell table:number-columns-repeated="2" office:value-type="float" office:value="1885860.42321503" calcext:value-type="float">
            <text:p>1885860.42321503</text:p>
          </table:table-cell>
          <table:table-cell office:value-type="float" office:value="2309556.58432799" calcext:value-type="float">
            <text:p>2309556.58432799</text:p>
          </table:table-cell>
          <table:table-cell office:value-type="float" office:value="2370341.09424056" calcext:value-type="float">
            <text:p>2370341.09424056</text:p>
          </table:table-cell>
          <table:table-cell office:value-type="float" office:value="2407055.8255914" calcext:value-type="float">
            <text:p>2407055.8255914</text:p>
          </table:table-cell>
          <table:table-cell office:value-type="float" office:value="2243369.00305833" calcext:value-type="float">
            <text:p>2243369.00305833</text:p>
          </table:table-cell>
          <table:table-cell office:value-type="float" office:value="2875482.8628804" calcext:value-type="float">
            <text:p>2875482.8628804</text:p>
          </table:table-cell>
          <table:table-cell office:value-type="float" office:value="2473706.8628804" calcext:value-type="float">
            <text:p>2473706.8628804</text:p>
          </table:table-cell>
          <table:table-cell office:value-type="float" office:value="1925760.43321503" calcext:value-type="float">
            <text:p>1925760.43321503</text:p>
          </table:table-cell>
          <table:table-cell office:value-type="float" office:value="1925760.43401603" calcext:value-type="float">
            <text:p>1925760.43401603</text:p>
          </table:table-cell>
          <table:table-cell office:value-type="float" office:value="1525759.43411603" calcext:value-type="float">
            <text:p>1525759.43411603</text:p>
          </table:table-cell>
          <table:table-cell office:value-type="float" office:value="2170754.000069" calcext:value-type="float">
            <text:p>2170754.000069</text:p>
          </table:table-cell>
          <table:table-cell office:value-type="float" office:value="1900010.75060481" calcext:value-type="float">
            <text:p>1900010.75060481</text:p>
          </table:table-cell>
          <table:table-cell office:value-type="float" office:value="1700010.75060481" calcext:value-type="float">
            <text:p>1700010.75060481</text:p>
          </table:table-cell>
          <table:table-cell office:value-type="float" office:value="1752688.77796702" calcext:value-type="float">
            <text:p>1752688.77796702</text:p>
          </table:table-cell>
          <table:table-cell office:value-type="float" office:value="1428865.44732125" calcext:value-type="float">
            <text:p>1428865.44732125</text:p>
          </table:table-cell>
          <table:table-cell office:value-type="float" office:value="1868725.38470737" calcext:value-type="float">
            <text:p>1868725.38470737</text:p>
          </table:table-cell>
          <table:table-cell office:value-type="float" office:value="2033690.45903835" calcext:value-type="float">
            <text:p>2033690.45903835</text:p>
          </table:table-cell>
          <table:table-cell office:value-type="float" office:value="2039046.46903835" calcext:value-type="float">
            <text:p>2039046.46903835</text:p>
          </table:table-cell>
          <table:table-cell office:value-type="float" office:value="1949046.46908429" calcext:value-type="float">
            <text:p>1949046.46908429</text:p>
          </table:table-cell>
          <table:table-cell office:value-type="float" office:value="1994773.46918429" calcext:value-type="float">
            <text:p>1994773.46918429</text:p>
          </table:table-cell>
          <table:table-cell office:value-type="float" office:value="1854773.46918429" calcext:value-type="float">
            <text:p>1854773.46918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33579.796132564" calcext:value-type="float">
            <text:p>933579.796132564</text:p>
          </table:table-cell>
          <table:table-cell table:number-columns-repeated="2" office:value-type="float" office:value="999999.996617929" calcext:value-type="float">
            <text:p>999999.996617929</text:p>
          </table:table-cell>
          <table:table-cell table:number-columns-repeated="5" office:value-type="float" office:value="993564.351079978" calcext:value-type="float">
            <text:p>993564.351079978</text:p>
          </table:table-cell>
          <table:table-cell office:value-type="float" office:value="804000.569123502" calcext:value-type="float">
            <text:p>804000.569123502</text:p>
          </table:table-cell>
          <table:table-cell office:value-type="float" office:value="810000.669123502" calcext:value-type="float">
            <text:p>810000.669123502</text:p>
          </table:table-cell>
          <table:table-cell office:value-type="float" office:value="890852.141560616" calcext:value-type="float">
            <text:p>890852.141560616</text:p>
          </table:table-cell>
          <table:table-cell office:value-type="float" office:value="1000000.00413797" calcext:value-type="float">
            <text:p>1000000.00413797</text:p>
          </table:table-cell>
          <table:table-cell office:value-type="float" office:value="1378753.08301528" calcext:value-type="float">
            <text:p>1378753.08301528</text:p>
          </table:table-cell>
          <table:table-cell table:number-columns-repeated="2" office:value-type="float" office:value="1161458.96820072" calcext:value-type="float">
            <text:p>1161458.96820072</text:p>
          </table:table-cell>
          <table:table-cell office:value-type="float" office:value="1100789.04512431" calcext:value-type="float">
            <text:p>1100789.04512431</text:p>
          </table:table-cell>
          <table:table-cell table:number-columns-repeated="2" office:value-type="float" office:value="1161460.56360847" calcext:value-type="float">
            <text:p>1161460.56360847</text:p>
          </table:table-cell>
          <table:table-cell table:number-columns-repeated="2" office:value-type="float" office:value="1081460.56360847" calcext:value-type="float">
            <text:p>1081460.56360847</text:p>
          </table:table-cell>
          <table:table-cell office:value-type="float" office:value="1538421.01368642" calcext:value-type="float">
            <text:p>1538421.01368642</text:p>
          </table:table-cell>
          <table:table-cell office:value-type="float" office:value="1510065.46521653" calcext:value-type="float">
            <text:p>1510065.46521653</text:p>
          </table:table-cell>
          <table:table-cell table:number-columns-repeated="3" office:value-type="float" office:value="1507810.31622837" calcext:value-type="float">
            <text:p>1507810.31622837</text:p>
          </table:table-cell>
          <table:table-cell table:number-columns-repeated="4" office:value-type="float" office:value="1507810.41622837" calcext:value-type="float">
            <text:p>1507810.41622837</text:p>
          </table:table-cell>
          <table:table-cell office:value-type="float" office:value="1500000.00134197" calcext:value-type="float">
            <text:p>1500000.00134197</text:p>
          </table:table-cell>
          <table:table-cell office:value-type="float" office:value="1500000.00134313" calcext:value-type="float">
            <text:p>1500000.00134313</text:p>
          </table:table-cell>
          <table:table-cell office:value-type="float" office:value="1378754.09249089" calcext:value-type="float">
            <text:p>1378754.09249089</text:p>
          </table:table-cell>
          <table:table-cell table:number-columns-repeated="2" office:value-type="float" office:value="1378754.09250089" calcext:value-type="float">
            <text:p>1378754.09250089</text:p>
          </table:table-cell>
          <table:table-cell office:value-type="float" office:value="1036679.11337057" calcext:value-type="float">
            <text:p>1036679.11337057</text:p>
          </table:table-cell>
          <table:table-cell table:number-columns-repeated="2" office:value-type="float" office:value="1000000.01136313" calcext:value-type="float">
            <text:p>1000000.01136313</text:p>
          </table:table-cell>
          <table:table-cell office:value-type="float" office:value="1312967.7294474" calcext:value-type="float">
            <text:p>1312967.7294474</text:p>
          </table:table-cell>
          <table:table-cell office:value-type="float" office:value="1390688.02433889" calcext:value-type="float">
            <text:p>1390688.02433889</text:p>
          </table:table-cell>
          <table:table-cell office:value-type="float" office:value="1378754.09250119" calcext:value-type="float">
            <text:p>1378754.09250119</text:p>
          </table:table-cell>
          <table:table-cell office:value-type="float" office:value="1507810.43833774" calcext:value-type="float">
            <text:p>1507810.43833774</text:p>
          </table:table-cell>
          <table:table-cell office:value-type="float" office:value="1103972.48455968" calcext:value-type="float">
            <text:p>1103972.48455968</text:p>
          </table:table-cell>
          <table:table-cell table:number-columns-repeated="2" office:value-type="float" office:value="1200000.71275971" calcext:value-type="float">
            <text:p>1200000.71275971</text:p>
          </table:table-cell>
          <table:table-cell office:value-type="float" office:value="1300000.81275971" calcext:value-type="float">
            <text:p>1300000.81275971</text:p>
          </table:table-cell>
          <table:table-cell office:value-type="float" office:value="1266822.88362263" calcext:value-type="float">
            <text:p>1266822.88362263</text:p>
          </table:table-cell>
          <table:table-cell table:number-columns-repeated="3" office:value-type="float" office:value="1300000.78275971" calcext:value-type="float">
            <text:p>1300000.78275971</text:p>
          </table:table-cell>
          <table:table-cell office:value-type="float" office:value="1300000.78277971" calcext:value-type="float">
            <text:p>1300000.78277971</text:p>
          </table:table-cell>
          <table:table-cell office:value-type="float" office:value="1230000.78277971" calcext:value-type="float">
            <text:p>1230000.78277971</text:p>
          </table:table-cell>
          <table:table-cell table:number-columns-repeated="2" office:value-type="float" office:value="999999.014703265" calcext:value-type="float">
            <text:p>999999.014703265</text:p>
          </table:table-cell>
          <table:table-cell table:number-columns-repeated="2" office:value-type="float" office:value="1378754.14408738" calcext:value-type="float">
            <text:p>1378754.14408738</text:p>
          </table:table-cell>
          <table:table-cell table:number-columns-repeated="4" office:value-type="float" office:value="1378754.1440879" calcext:value-type="float">
            <text:p>1378754.1440879</text:p>
          </table:table-cell>
          <table:table-cell table:number-columns-repeated="4" office:value-type="float" office:value="1378734.06622152" calcext:value-type="float">
            <text:p>1378734.06622152</text:p>
          </table:table-cell>
          <table:table-cell table:number-columns-repeated="2" office:value-type="float" office:value="1378734.06632152" calcext:value-type="float">
            <text:p>1378734.06632152</text:p>
          </table:table-cell>
          <table:table-cell office:value-type="float" office:value="1525759.43411603" calcext:value-type="float">
            <text:p>1525759.43411603</text:p>
          </table:table-cell>
          <table:table-cell table:number-columns-repeated="2" office:value-type="float" office:value="1525759.43419381" calcext:value-type="float">
            <text:p>1525759.43419381</text:p>
          </table:table-cell>
          <table:table-cell office:value-type="float" office:value="1700010.75060481" calcext:value-type="float">
            <text:p>1700010.75060481</text:p>
          </table:table-cell>
          <table:table-cell table:number-columns-repeated="3" office:value-type="float" office:value="1378734.06632152" calcext:value-type="float">
            <text:p>1378734.06632152</text:p>
          </table:table-cell>
          <table:table-cell office:value-type="float" office:value="1387683.79579656" calcext:value-type="float">
            <text:p>1387683.79579656</text:p>
          </table:table-cell>
          <table:table-cell office:value-type="float" office:value="1747254.19352303" calcext:value-type="float">
            <text:p>1747254.19352303</text:p>
          </table:table-cell>
          <table:table-cell office:value-type="float" office:value="1789371.77709715" calcext:value-type="float">
            <text:p>1789371.77709715</text:p>
          </table:table-cell>
          <table:table-cell office:value-type="float" office:value="1522897.75262146" calcext:value-type="float">
            <text:p>1522897.75262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889860.49464266" calcext:value-type="float">
            <text:p>889860.49464266</text:p>
          </table:table-cell>
          <table:table-cell table:number-columns-repeated="2" office:value-type="float" office:value="993564.351079978" calcext:value-type="float">
            <text:p>993564.351079978</text:p>
          </table:table-cell>
          <table:table-cell office:value-type="float" office:value="889860.49464266" calcext:value-type="float">
            <text:p>889860.49464266</text:p>
          </table:table-cell>
          <table:table-cell office:value-type="float" office:value="960326.705094486" calcext:value-type="float">
            <text:p>960326.705094486</text:p>
          </table:table-cell>
          <table:table-cell office:value-type="float" office:value="989326.795094486" calcext:value-type="float">
            <text:p>989326.795094486</text:p>
          </table:table-cell>
          <table:table-cell office:value-type="float" office:value="967070.692548013" calcext:value-type="float">
            <text:p>967070.692548013</text:p>
          </table:table-cell>
          <table:table-cell office:value-type="float" office:value="889860.49464266" calcext:value-type="float">
            <text:p>889860.49464266</text:p>
          </table:table-cell>
          <table:table-cell office:value-type="float" office:value="560000" calcext:value-type="float">
            <text:p>560000</text:p>
          </table:table-cell>
          <table:table-cell office:value-type="float" office:value="734882.091923774" calcext:value-type="float">
            <text:p>734882.091923774</text:p>
          </table:table-cell>
          <table:table-cell office:value-type="float" office:value="803416.070650805" calcext:value-type="float">
            <text:p>803416.070650805</text:p>
          </table:table-cell>
          <table:table-cell office:value-type="float" office:value="993564.351079978" calcext:value-type="float">
            <text:p>993564.351079978</text:p>
          </table:table-cell>
          <table:table-cell office:value-type="float" office:value="1160067.77983052" calcext:value-type="float">
            <text:p>1160067.77983052</text:p>
          </table:table-cell>
          <table:table-cell table:number-columns-repeated="3" office:value-type="float" office:value="993564.351079978" calcext:value-type="float">
            <text:p>993564.351079978</text:p>
          </table:table-cell>
          <table:table-cell office:value-type="float" office:value="1011190.75004122" calcext:value-type="float">
            <text:p>1011190.75004122</text:p>
          </table:table-cell>
          <table:table-cell table:number-columns-repeated="2" office:value-type="float" office:value="993564.351079978" calcext:value-type="float">
            <text:p>993564.351079978</text:p>
          </table:table-cell>
          <table:table-cell office:value-type="float" office:value="1071432.98706222" calcext:value-type="float">
            <text:p>1071432.98706222</text:p>
          </table:table-cell>
          <table:table-cell office:value-type="float" office:value="1501072.84168265" calcext:value-type="float">
            <text:p>1501072.84168265</text:p>
          </table:table-cell>
          <table:table-cell office:value-type="float" office:value="1507810.31622837" calcext:value-type="float">
            <text:p>1507810.31622837</text:p>
          </table:table-cell>
          <table:table-cell table:number-columns-repeated="2" office:value-type="float" office:value="1400000.00413797" calcext:value-type="float">
            <text:p>1400000.00413797</text:p>
          </table:table-cell>
          <table:table-cell table:number-columns-repeated="5" office:value-type="float" office:value="1500000.00134197" calcext:value-type="float">
            <text:p>1500000.00134197</text:p>
          </table:table-cell>
          <table:table-cell table:number-columns-repeated="2" office:value-type="float" office:value="1378754.09249089" calcext:value-type="float">
            <text:p>1378754.09249089</text:p>
          </table:table-cell>
          <table:table-cell office:value-type="float" office:value="1229323.5561521" calcext:value-type="float">
            <text:p>1229323.5561521</text:p>
          </table:table-cell>
          <table:table-cell office:value-type="float" office:value="981635.732638268" calcext:value-type="float">
            <text:p>981635.732638268</text:p>
          </table:table-cell>
          <table:table-cell office:value-type="float" office:value="979532.699372166" calcext:value-type="float">
            <text:p>979532.699372166</text:p>
          </table:table-cell>
          <table:table-cell office:value-type="float" office:value="1000000.01136313" calcext:value-type="float">
            <text:p>1000000.01136313</text:p>
          </table:table-cell>
          <table:table-cell office:value-type="float" office:value="974657.416849732" calcext:value-type="float">
            <text:p>974657.416849732</text:p>
          </table:table-cell>
          <table:table-cell office:value-type="float" office:value="985047.525135395" calcext:value-type="float">
            <text:p>985047.525135395</text:p>
          </table:table-cell>
          <table:table-cell office:value-type="float" office:value="1213770.68414415" calcext:value-type="float">
            <text:p>1213770.68414415</text:p>
          </table:table-cell>
          <table:table-cell office:value-type="float" office:value="1378754.09250119" calcext:value-type="float">
            <text:p>1378754.09250119</text:p>
          </table:table-cell>
          <table:table-cell office:value-type="float" office:value="1026463.25510226" calcext:value-type="float">
            <text:p>1026463.25510226</text:p>
          </table:table-cell>
          <table:table-cell office:value-type="float" office:value="1378754.09250119" calcext:value-type="float">
            <text:p>1378754.09250119</text:p>
          </table:table-cell>
          <table:table-cell table:number-columns-repeated="2" office:value-type="float" office:value="1039999.00001" calcext:value-type="float">
            <text:p>1039999.00001</text:p>
          </table:table-cell>
          <table:table-cell table:number-columns-repeated="6" office:value-type="float" office:value="999999.012463125" calcext:value-type="float">
            <text:p>999999.012463125</text:p>
          </table:table-cell>
          <table:table-cell table:number-columns-repeated="2" office:value-type="float" office:value="999999.013483125" calcext:value-type="float">
            <text:p>999999.013483125</text:p>
          </table:table-cell>
          <table:table-cell office:value-type="float" office:value="909735.265294489" calcext:value-type="float">
            <text:p>909735.265294489</text:p>
          </table:table-cell>
          <table:table-cell office:value-type="float" office:value="905205.768266495" calcext:value-type="float">
            <text:p>905205.768266495</text:p>
          </table:table-cell>
          <table:table-cell table:number-columns-repeated="3" office:value-type="float" office:value="999999.014703265" calcext:value-type="float">
            <text:p>999999.014703265</text:p>
          </table:table-cell>
          <table:table-cell table:number-columns-repeated="3" office:value-type="float" office:value="999999.024704265" calcext:value-type="float">
            <text:p>999999.024704265</text:p>
          </table:table-cell>
          <table:table-cell office:value-type="float" office:value="1028112.56534493" calcext:value-type="float">
            <text:p>1028112.56534493</text:p>
          </table:table-cell>
          <table:table-cell office:value-type="float" office:value="999999.024704265" calcext:value-type="float">
            <text:p>999999.024704265</text:p>
          </table:table-cell>
          <table:table-cell table:number-columns-repeated="2" office:value-type="float" office:value="999998.024704265" calcext:value-type="float">
            <text:p>999998.024704265</text:p>
          </table:table-cell>
          <table:table-cell office:value-type="float" office:value="1062570.70419551" calcext:value-type="float">
            <text:p>1062570.70419551</text:p>
          </table:table-cell>
          <table:table-cell office:value-type="float" office:value="1098829.84040383" calcext:value-type="float">
            <text:p>1098829.84040383</text:p>
          </table:table-cell>
          <table:table-cell table:number-columns-repeated="3" office:value-type="float" office:value="1378734.06632152" calcext:value-type="float">
            <text:p>1378734.06632152</text:p>
          </table:table-cell>
          <table:table-cell office:value-type="float" office:value="1525759.43419381" calcext:value-type="float">
            <text:p>1525759.43419381</text:p>
          </table:table-cell>
          <table:table-cell office:value-type="float" office:value="1359164.3818377" calcext:value-type="float">
            <text:p>1359164.3818377</text:p>
          </table:table-cell>
          <table:table-cell office:value-type="float" office:value="1271957.50440535" calcext:value-type="float">
            <text:p>1271957.50440535</text:p>
          </table:table-cell>
          <table:table-cell office:value-type="float" office:value="1316512.04681332" calcext:value-type="float">
            <text:p>1316512.04681332</text:p>
          </table:table-cell>
          <table:table-cell table:number-columns-repeated="2" office:value-type="float" office:value="1378734.06632152" calcext:value-type="float">
            <text:p>1378734.06632152</text:p>
          </table:table-cell>
          <table:table-cell table:number-columns-repeated="2" office:value-type="float" office:value="1390000.01662201" calcext:value-type="float">
            <text:p>1390000.01662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60359.924037962" calcext:value-type="float">
            <text:p>660359.924037962</text:p>
          </table:table-cell>
          <table:table-cell office:value-type="float" office:value="935899.947216641" calcext:value-type="float">
            <text:p>935899.947216641</text:p>
          </table:table-cell>
          <table:table-cell office:value-type="float" office:value="933579.796132564" calcext:value-type="float">
            <text:p>933579.796132564</text:p>
          </table:table-cell>
          <table:table-cell office:value-type="float" office:value="824355.796132564" calcext:value-type="float">
            <text:p>824355.796132564</text:p>
          </table:table-cell>
          <table:table-cell table:number-columns-repeated="3" office:value-type="float" office:value="889860.49464266" calcext:value-type="float">
            <text:p>889860.49464266</text:p>
          </table:table-cell>
          <table:table-cell office:value-type="float" office:value="560000" calcext:value-type="float">
            <text:p>560000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664303.641122526" calcext:value-type="float">
            <text:p>664303.641122526</text:p>
          </table:table-cell>
          <table:table-cell office:value-type="float" office:value="560000" calcext:value-type="float">
            <text:p>560000</text:p>
          </table:table-cell>
          <table:table-cell office:value-type="float" office:value="890835.430352884" calcext:value-type="float">
            <text:p>890835.430352884</text:p>
          </table:table-cell>
          <table:table-cell office:value-type="float" office:value="993564.351079978" calcext:value-type="float">
            <text:p>993564.351079978</text:p>
          </table:table-cell>
          <table:table-cell office:value-type="float" office:value="890053.025065389" calcext:value-type="float">
            <text:p>890053.025065389</text:p>
          </table:table-cell>
          <table:table-cell office:value-type="float" office:value="889876.193137144" calcext:value-type="float">
            <text:p>889876.193137144</text:p>
          </table:table-cell>
          <table:table-cell office:value-type="float" office:value="900000.004137971" calcext:value-type="float">
            <text:p>900000.004137971</text:p>
          </table:table-cell>
          <table:table-cell office:value-type="float" office:value="993564.351079978" calcext:value-type="float">
            <text:p>993564.351079978</text:p>
          </table:table-cell>
          <table:table-cell office:value-type="float" office:value="889020.419155865" calcext:value-type="float">
            <text:p>889020.419155865</text:p>
          </table:table-cell>
          <table:table-cell office:value-type="float" office:value="889226.589841072" calcext:value-type="float">
            <text:p>889226.589841072</text:p>
          </table:table-cell>
          <table:table-cell office:value-type="float" office:value="1070252.36467795" calcext:value-type="float">
            <text:p>1070252.36467795</text:p>
          </table:table-cell>
          <table:table-cell office:value-type="float" office:value="1500472.77388087" calcext:value-type="float">
            <text:p>1500472.77388087</text:p>
          </table:table-cell>
          <table:table-cell table:number-columns-repeated="2" office:value-type="float" office:value="1378753.08547428" calcext:value-type="float">
            <text:p>1378753.08547428</text:p>
          </table:table-cell>
          <table:table-cell table:number-columns-repeated="2" office:value-type="float" office:value="1378754.08547428" calcext:value-type="float">
            <text:p>1378754.08547428</text:p>
          </table:table-cell>
          <table:table-cell table:number-columns-repeated="3" office:value-type="float" office:value="1378754.09247428" calcext:value-type="float">
            <text:p>1378754.09247428</text:p>
          </table:table-cell>
          <table:table-cell office:value-type="float" office:value="1378754.09249089" calcext:value-type="float">
            <text:p>1378754.09249089</text:p>
          </table:table-cell>
          <table:table-cell office:value-type="float" office:value="1259770.72749135" calcext:value-type="float">
            <text:p>1259770.72749135</text:p>
          </table:table-cell>
          <table:table-cell office:value-type="float" office:value="1070715.96633209" calcext:value-type="float">
            <text:p>1070715.96633209</text:p>
          </table:table-cell>
          <table:table-cell office:value-type="float" office:value="982335.894515876" calcext:value-type="float">
            <text:p>982335.894515876</text:p>
          </table:table-cell>
          <table:table-cell office:value-type="float" office:value="844206.601295799" calcext:value-type="float">
            <text:p>844206.601295799</text:p>
          </table:table-cell>
          <table:table-cell office:value-type="float" office:value="865281.166899563" calcext:value-type="float">
            <text:p>865281.166899563</text:p>
          </table:table-cell>
          <table:table-cell office:value-type="float" office:value="976543.817445805" calcext:value-type="float">
            <text:p>976543.817445805</text:p>
          </table:table-cell>
          <table:table-cell office:value-type="float" office:value="923964.507493012" calcext:value-type="float">
            <text:p>923964.507493012</text:p>
          </table:table-cell>
          <table:table-cell office:value-type="float" office:value="967805.557626211" calcext:value-type="float">
            <text:p>967805.557626211</text:p>
          </table:table-cell>
          <table:table-cell table:number-columns-repeated="2" office:value-type="float" office:value="1000000.01136313" calcext:value-type="float">
            <text:p>1000000.01136313</text:p>
          </table:table-cell>
          <table:table-cell table:number-columns-repeated="2" office:value-type="float" office:value="1009999.00001" calcext:value-type="float">
            <text:p>1009999.00001</text:p>
          </table:table-cell>
          <table:table-cell table:number-columns-repeated="2" office:value-type="float" office:value="1000000.01246313" calcext:value-type="float">
            <text:p>1000000.01246313</text:p>
          </table:table-cell>
          <table:table-cell office:value-type="float" office:value="949341.723966235" calcext:value-type="float">
            <text:p>949341.723966235</text:p>
          </table:table-cell>
          <table:table-cell office:value-type="float" office:value="946507.681981749" calcext:value-type="float">
            <text:p>946507.681981749</text:p>
          </table:table-cell>
          <table:table-cell office:value-type="float" office:value="940936.887763602" calcext:value-type="float">
            <text:p>940936.887763602</text:p>
          </table:table-cell>
          <table:table-cell office:value-type="float" office:value="937267.532123746" calcext:value-type="float">
            <text:p>937267.532123746</text:p>
          </table:table-cell>
          <table:table-cell office:value-type="float" office:value="933185.668812428" calcext:value-type="float">
            <text:p>933185.668812428</text:p>
          </table:table-cell>
          <table:table-cell office:value-type="float" office:value="930712.647079211" calcext:value-type="float">
            <text:p>930712.647079211</text:p>
          </table:table-cell>
          <table:table-cell office:value-type="float" office:value="921831.451240208" calcext:value-type="float">
            <text:p>921831.451240208</text:p>
          </table:table-cell>
          <table:table-cell office:value-type="float" office:value="913629.910265774" calcext:value-type="float">
            <text:p>913629.910265774</text:p>
          </table:table-cell>
          <table:table-cell office:value-type="float" office:value="850860.538215034" calcext:value-type="float">
            <text:p>850860.538215034</text:p>
          </table:table-cell>
          <table:table-cell office:value-type="float" office:value="850860.438215034" calcext:value-type="float">
            <text:p>850860.438215034</text:p>
          </table:table-cell>
          <table:table-cell office:value-type="float" office:value="901452.387874345" calcext:value-type="float">
            <text:p>901452.387874345</text:p>
          </table:table-cell>
          <table:table-cell office:value-type="float" office:value="898578.873208239" calcext:value-type="float">
            <text:p>898578.873208239</text:p>
          </table:table-cell>
          <table:table-cell office:value-type="float" office:value="894557.983011299" calcext:value-type="float">
            <text:p>894557.983011299</text:p>
          </table:table-cell>
          <table:table-cell office:value-type="float" office:value="885469.330869962" calcext:value-type="float">
            <text:p>885469.330869962</text:p>
          </table:table-cell>
          <table:table-cell office:value-type="float" office:value="879414.647388387" calcext:value-type="float">
            <text:p>879414.647388387</text:p>
          </table:table-cell>
          <table:table-cell office:value-type="float" office:value="863144.710123262" calcext:value-type="float">
            <text:p>863144.710123262</text:p>
          </table:table-cell>
          <table:table-cell office:value-type="float" office:value="999999.024704265" calcext:value-type="float">
            <text:p>999999.024704265</text:p>
          </table:table-cell>
          <table:table-cell office:value-type="float" office:value="952260.781419195" calcext:value-type="float">
            <text:p>952260.781419195</text:p>
          </table:table-cell>
          <table:table-cell office:value-type="float" office:value="874529.711484627" calcext:value-type="float">
            <text:p>874529.711484627</text:p>
          </table:table-cell>
          <table:table-cell office:value-type="float" office:value="822597.59593257" calcext:value-type="float">
            <text:p>822597.59593257</text:p>
          </table:table-cell>
          <table:table-cell table:number-columns-repeated="2" office:value-type="float" office:value="999998.024704265" calcext:value-type="float">
            <text:p>999998.024704265</text:p>
          </table:table-cell>
          <table:table-cell office:value-type="float" office:value="1036591.32705863" calcext:value-type="float">
            <text:p>1036591.32705863</text:p>
          </table:table-cell>
          <table:table-cell office:value-type="float" office:value="1150532.34506021" calcext:value-type="float">
            <text:p>1150532.34506021</text:p>
          </table:table-cell>
          <table:table-cell office:value-type="float" office:value="1225476.3817466" calcext:value-type="float">
            <text:p>1225476.3817466</text:p>
          </table:table-cell>
          <table:table-cell office:value-type="float" office:value="1378734.06632152" calcext:value-type="float">
            <text:p>1378734.06632152</text:p>
          </table:table-cell>
          <table:table-cell office:value-type="float" office:value="1180010.75060481" calcext:value-type="float">
            <text:p>1180010.75060481</text:p>
          </table:table-cell>
          <table:table-cell office:value-type="float" office:value="1134498.95358134" calcext:value-type="float">
            <text:p>1134498.95358134</text:p>
          </table:table-cell>
          <table:table-cell office:value-type="float" office:value="1189498.95358134" calcext:value-type="float">
            <text:p>1189498.95358134</text:p>
          </table:table-cell>
          <table:table-cell office:value-type="float" office:value="1040000.01021431" calcext:value-type="float">
            <text:p>1040000.01021431</text:p>
          </table:table-cell>
          <table:table-cell office:value-type="float" office:value="1040000.01662201" calcext:value-type="float">
            <text:p>1040000.01662201</text:p>
          </table:table-cell>
          <table:table-cell table:number-columns-repeated="2" office:value-type="float" office:value="1378734.06632152" calcext:value-type="float">
            <text:p>1378734.06632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59999.97264232" calcext:value-type="float">
            <text:p>659999.97264232</text:p>
          </table:table-cell>
          <table:table-cell office:value-type="float" office:value="933579.796132564" calcext:value-type="float">
            <text:p>933579.796132564</text:p>
          </table:table-cell>
          <table:table-cell office:value-type="float" office:value="889860.49464266" calcext:value-type="float">
            <text:p>889860.49464266</text:p>
          </table:table-cell>
          <table:table-cell office:value-type="float" office:value="710321.600094486" calcext:value-type="float">
            <text:p>710321.600094486</text:p>
          </table:table-cell>
          <table:table-cell office:value-type="float" office:value="679995.981165037" calcext:value-type="float">
            <text:p>679995.981165037</text:p>
          </table:table-cell>
          <table:table-cell office:value-type="float" office:value="713823.552548013" calcext:value-type="float">
            <text:p>713823.552548013</text:p>
          </table:table-cell>
          <table:table-cell office:value-type="float" office:value="708332.080805786" calcext:value-type="float">
            <text:p>708332.080805786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9999.999535872" calcext:value-type="float">
            <text:p>499999.999535872</text:p>
          </table:table-cell>
          <table:table-cell office:value-type="float" office:value="564858.46522901" calcext:value-type="float">
            <text:p>564858.46522901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674441.076043117" calcext:value-type="float">
            <text:p>674441.076043117</text:p>
          </table:table-cell>
          <table:table-cell office:value-type="float" office:value="890053.558743895" calcext:value-type="float">
            <text:p>890053.558743895</text:p>
          </table:table-cell>
          <table:table-cell office:value-type="float" office:value="885468.567742439" calcext:value-type="float">
            <text:p>885468.567742439</text:p>
          </table:table-cell>
          <table:table-cell office:value-type="float" office:value="880257.367742439" calcext:value-type="float">
            <text:p>880257.367742439</text:p>
          </table:table-cell>
          <table:table-cell office:value-type="float" office:value="889396.672691021" calcext:value-type="float">
            <text:p>889396.672691021</text:p>
          </table:table-cell>
          <table:table-cell office:value-type="float" office:value="889402.096729665" calcext:value-type="float">
            <text:p>889402.096729665</text:p>
          </table:table-cell>
          <table:table-cell office:value-type="float" office:value="800952.893585097" calcext:value-type="float">
            <text:p>800952.893585097</text:p>
          </table:table-cell>
          <table:table-cell office:value-type="float" office:value="821163.82005693" calcext:value-type="float">
            <text:p>821163.82005693</text:p>
          </table:table-cell>
          <table:table-cell office:value-type="float" office:value="1068809.03578703" calcext:value-type="float">
            <text:p>1068809.03578703</text:p>
          </table:table-cell>
          <table:table-cell office:value-type="float" office:value="1378753.08547428" calcext:value-type="float">
            <text:p>1378753.08547428</text:p>
          </table:table-cell>
          <table:table-cell office:value-type="float" office:value="1275001" calcext:value-type="float">
            <text:p>1275001</text:p>
          </table:table-cell>
          <table:table-cell table:number-columns-repeated="2" office:value-type="float" office:value="993564.351079978" calcext:value-type="float">
            <text:p>993564.351079978</text:p>
          </table:table-cell>
          <table:table-cell office:value-type="float" office:value="1082608.06863212" calcext:value-type="float">
            <text:p>1082608.06863212</text:p>
          </table:table-cell>
          <table:table-cell office:value-type="float" office:value="993575.820966837" calcext:value-type="float">
            <text:p>993575.820966837</text:p>
          </table:table-cell>
          <table:table-cell office:value-type="float" office:value="994685.125825367" calcext:value-type="float">
            <text:p>994685.125825367</text:p>
          </table:table-cell>
          <table:table-cell office:value-type="float" office:value="995920.127404737" calcext:value-type="float">
            <text:p>995920.127404737</text:p>
          </table:table-cell>
          <table:table-cell office:value-type="float" office:value="1010584.00872135" calcext:value-type="float">
            <text:p>1010584.00872135</text:p>
          </table:table-cell>
          <table:table-cell office:value-type="float" office:value="1188559.05053157" calcext:value-type="float">
            <text:p>1188559.05053157</text:p>
          </table:table-cell>
          <table:table-cell office:value-type="float" office:value="1001159.05053157" calcext:value-type="float">
            <text:p>1001159.05053157</text:p>
          </table:table-cell>
          <table:table-cell office:value-type="float" office:value="847913.314606856" calcext:value-type="float">
            <text:p>847913.314606856</text:p>
          </table:table-cell>
          <table:table-cell office:value-type="float" office:value="828736.223378666" calcext:value-type="float">
            <text:p>828736.223378666</text:p>
          </table:table-cell>
          <table:table-cell office:value-type="float" office:value="841508.248792513" calcext:value-type="float">
            <text:p>841508.248792513</text:p>
          </table:table-cell>
          <table:table-cell office:value-type="float" office:value="923964.437492712" calcext:value-type="float">
            <text:p>923964.437492712</text:p>
          </table:table-cell>
          <table:table-cell office:value-type="float" office:value="833673.395177574" calcext:value-type="float">
            <text:p>833673.395177574</text:p>
          </table:table-cell>
          <table:table-cell office:value-type="float" office:value="923964.507493012" calcext:value-type="float">
            <text:p>923964.507493012</text:p>
          </table:table-cell>
          <table:table-cell office:value-type="float" office:value="964272.97396494" calcext:value-type="float">
            <text:p>964272.97396494</text:p>
          </table:table-cell>
          <table:table-cell office:value-type="float" office:value="984999.00001" calcext:value-type="float">
            <text:p>984999.00001</text:p>
          </table:table-cell>
          <table:table-cell office:value-type="float" office:value="1000000.01146313" calcext:value-type="float">
            <text:p>1000000.01146313</text:p>
          </table:table-cell>
          <table:table-cell office:value-type="float" office:value="1008233.64768972" calcext:value-type="float">
            <text:p>1008233.64768972</text:p>
          </table:table-cell>
          <table:table-cell table:number-columns-repeated="2" office:value-type="float" office:value="988884.220824357" calcext:value-type="float">
            <text:p>988884.220824357</text:p>
          </table:table-cell>
          <table:table-cell office:value-type="float" office:value="850860.538215034" calcext:value-type="float">
            <text:p>850860.538215034</text:p>
          </table:table-cell>
          <table:table-cell table:number-columns-repeated="2" office:value-type="float" office:value="895999.00001" calcext:value-type="float">
            <text:p>895999.00001</text:p>
          </table:table-cell>
          <table:table-cell office:value-type="float" office:value="920000.232645532" calcext:value-type="float">
            <text:p>920000.232645532</text:p>
          </table:table-cell>
          <table:table-cell office:value-type="float" office:value="866999.886111383" calcext:value-type="float">
            <text:p>866999.886111383</text:p>
          </table:table-cell>
          <table:table-cell table:number-columns-repeated="3" office:value-type="float" office:value="850860.538215034" calcext:value-type="float">
            <text:p>850860.538215034</text:p>
          </table:table-cell>
          <table:table-cell office:value-type="float" office:value="820999.00123114" calcext:value-type="float">
            <text:p>820999.00123114</text:p>
          </table:table-cell>
          <table:table-cell table:number-columns-repeated="7" office:value-type="float" office:value="801052.59593257" calcext:value-type="float">
            <text:p>801052.59593257</text:p>
          </table:table-cell>
          <table:table-cell office:value-type="float" office:value="830511.780480994" calcext:value-type="float">
            <text:p>830511.780480994</text:p>
          </table:table-cell>
          <table:table-cell office:value-type="float" office:value="839529.711484627" calcext:value-type="float">
            <text:p>839529.711484627</text:p>
          </table:table-cell>
          <table:table-cell office:value-type="float" office:value="864476.164131669" calcext:value-type="float">
            <text:p>864476.164131669</text:p>
          </table:table-cell>
          <table:table-cell office:value-type="float" office:value="714529.711484627" calcext:value-type="float">
            <text:p>714529.711484627</text:p>
          </table:table-cell>
          <table:table-cell office:value-type="float" office:value="819597.59593257" calcext:value-type="float">
            <text:p>819597.59593257</text:p>
          </table:table-cell>
          <table:table-cell office:value-type="float" office:value="865696.000069" calcext:value-type="float">
            <text:p>865696.000069</text:p>
          </table:table-cell>
          <table:table-cell office:value-type="float" office:value="805378.157763512" calcext:value-type="float">
            <text:p>805378.157763512</text:p>
          </table:table-cell>
          <table:table-cell office:value-type="float" office:value="1062157.1317466" calcext:value-type="float">
            <text:p>1062157.1317466</text:p>
          </table:table-cell>
          <table:table-cell office:value-type="float" office:value="1037688.75376754" calcext:value-type="float">
            <text:p>1037688.75376754</text:p>
          </table:table-cell>
          <table:table-cell office:value-type="float" office:value="1281489.3817466" calcext:value-type="float">
            <text:p>1281489.3817466</text:p>
          </table:table-cell>
          <table:table-cell office:value-type="float" office:value="1171455.6881844" calcext:value-type="float">
            <text:p>1171455.6881844</text:p>
          </table:table-cell>
          <table:table-cell office:value-type="float" office:value="1040000.01021431" calcext:value-type="float">
            <text:p>1040000.01021431</text:p>
          </table:table-cell>
          <table:table-cell office:value-type="float" office:value="1091670.56637922" calcext:value-type="float">
            <text:p>1091670.56637922</text:p>
          </table:table-cell>
          <table:table-cell table:number-columns-repeated="2" office:value-type="float" office:value="989498.95358134" calcext:value-type="float">
            <text:p>989498.95358134</text:p>
          </table:table-cell>
          <table:table-cell office:value-type="float" office:value="929498.95358134" calcext:value-type="float">
            <text:p>929498.95358134</text:p>
          </table:table-cell>
          <table:table-cell office:value-type="float" office:value="1120020.76046368" calcext:value-type="float">
            <text:p>1120020.76046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08331.080805786" calcext:value-type="float">
            <text:p>608331.080805786</text:p>
          </table:table-cell>
          <table:table-cell office:value-type="float" office:value="889860.49464266" calcext:value-type="float">
            <text:p>889860.49464266</text:p>
          </table:table-cell>
          <table:table-cell office:value-type="float" office:value="660354.924037961" calcext:value-type="float">
            <text:p>660354.924037961</text:p>
          </table:table-cell>
          <table:table-cell office:value-type="float" office:value="679995.981165037" calcext:value-type="float">
            <text:p>679995.981165037</text:p>
          </table:table-cell>
          <table:table-cell office:value-type="float" office:value="660354.924037961" calcext:value-type="float">
            <text:p>660354.924037961</text:p>
          </table:table-cell>
          <table:table-cell office:value-type="float" office:value="608331.080805786" calcext:value-type="float">
            <text:p>608331.080805786</text:p>
          </table:table-cell>
          <table:table-cell office:value-type="float" office:value="560000" calcext:value-type="float">
            <text:p>560000</text:p>
          </table:table-cell>
          <table:table-cell office:value-type="float" office:value="499999.999535872" calcext:value-type="float">
            <text:p>499999.999535872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560000" calcext:value-type="float">
            <text:p>560000</text:p>
          </table:table-cell>
          <table:table-cell office:value-type="float" office:value="502671.190217762" calcext:value-type="float">
            <text:p>502671.190217762</text:p>
          </table:table-cell>
          <table:table-cell office:value-type="float" office:value="560000" calcext:value-type="float">
            <text:p>560000</text:p>
          </table:table-cell>
          <table:table-cell office:value-type="float" office:value="700731.184382227" calcext:value-type="float">
            <text:p>700731.184382227</text:p>
          </table:table-cell>
          <table:table-cell office:value-type="float" office:value="800405.184382227" calcext:value-type="float">
            <text:p>800405.184382227</text:p>
          </table:table-cell>
          <table:table-cell office:value-type="float" office:value="743230.01477393" calcext:value-type="float">
            <text:p>743230.01477393</text:p>
          </table:table-cell>
          <table:table-cell office:value-type="float" office:value="835333.001827409" calcext:value-type="float">
            <text:p>835333.001827409</text:p>
          </table:table-cell>
          <table:table-cell office:value-type="float" office:value="820002.9" calcext:value-type="float">
            <text:p>820002.9</text:p>
          </table:table-cell>
          <table:table-cell office:value-type="float" office:value="770001.9" calcext:value-type="float">
            <text:p>770001.9</text:p>
          </table:table-cell>
          <table:table-cell office:value-type="float" office:value="820906.593158991" calcext:value-type="float">
            <text:p>820906.593158991</text:p>
          </table:table-cell>
          <table:table-cell office:value-type="float" office:value="993564.351079978" calcext:value-type="float">
            <text:p>993564.351079978</text:p>
          </table:table-cell>
          <table:table-cell table:number-columns-repeated="2" office:value-type="float" office:value="1255000" calcext:value-type="float">
            <text:p>1255000</text:p>
          </table:table-cell>
          <table:table-cell office:value-type="float" office:value="886142.163082143" calcext:value-type="float">
            <text:p>886142.163082143</text:p>
          </table:table-cell>
          <table:table-cell office:value-type="float" office:value="911639.591492566" calcext:value-type="float">
            <text:p>911639.591492566</text:p>
          </table:table-cell>
          <table:table-cell office:value-type="float" office:value="993564.351079978" calcext:value-type="float">
            <text:p>993564.351079978</text:p>
          </table:table-cell>
          <table:table-cell office:value-type="float" office:value="880411.238298236" calcext:value-type="float">
            <text:p>880411.238298236</text:p>
          </table:table-cell>
          <table:table-cell office:value-type="float" office:value="878202.838201363" calcext:value-type="float">
            <text:p>878202.838201363</text:p>
          </table:table-cell>
          <table:table-cell office:value-type="float" office:value="993651.934995937" calcext:value-type="float">
            <text:p>993651.934995937</text:p>
          </table:table-cell>
          <table:table-cell office:value-type="float" office:value="992987.962687957" calcext:value-type="float">
            <text:p>992987.962687957</text:p>
          </table:table-cell>
          <table:table-cell office:value-type="float" office:value="989916.741339587" calcext:value-type="float">
            <text:p>989916.741339587</text:p>
          </table:table-cell>
          <table:table-cell office:value-type="float" office:value="984623.016444508" calcext:value-type="float">
            <text:p>984623.016444508</text:p>
          </table:table-cell>
          <table:table-cell office:value-type="float" office:value="801159.050531569" calcext:value-type="float">
            <text:p>801159.050531569</text:p>
          </table:table-cell>
          <table:table-cell table:number-columns-repeated="2" office:value-type="float" office:value="801159.05054157" calcext:value-type="float">
            <text:p>801159.05054157</text:p>
          </table:table-cell>
          <table:table-cell office:value-type="float" office:value="837463.517284261" calcext:value-type="float">
            <text:p>837463.517284261</text:p>
          </table:table-cell>
          <table:table-cell office:value-type="float" office:value="803865.769665395" calcext:value-type="float">
            <text:p>803865.769665395</text:p>
          </table:table-cell>
          <table:table-cell office:value-type="float" office:value="821804.972001226" calcext:value-type="float">
            <text:p>821804.972001226</text:p>
          </table:table-cell>
          <table:table-cell office:value-type="float" office:value="902499.00001" calcext:value-type="float">
            <text:p>902499.00001</text:p>
          </table:table-cell>
          <table:table-cell office:value-type="float" office:value="961397.877604583" calcext:value-type="float">
            <text:p>961397.877604583</text:p>
          </table:table-cell>
          <table:table-cell office:value-type="float" office:value="988884.419824357" calcext:value-type="float">
            <text:p>988884.419824357</text:p>
          </table:table-cell>
          <table:table-cell office:value-type="float" office:value="1000000.01146313" calcext:value-type="float">
            <text:p>1000000.01146313</text:p>
          </table:table-cell>
          <table:table-cell office:value-type="float" office:value="959386.073305775" calcext:value-type="float">
            <text:p>959386.073305775</text:p>
          </table:table-cell>
          <table:table-cell office:value-type="float" office:value="959804.200130002" calcext:value-type="float">
            <text:p>959804.200130002</text:p>
          </table:table-cell>
          <table:table-cell office:value-type="float" office:value="834999.00001" calcext:value-type="float">
            <text:p>834999.00001</text:p>
          </table:table-cell>
          <table:table-cell table:number-columns-repeated="2" office:value-type="float" office:value="850860.538215034" calcext:value-type="float">
            <text:p>850860.538215034</text:p>
          </table:table-cell>
          <table:table-cell office:value-type="float" office:value="896999.886111383" calcext:value-type="float">
            <text:p>896999.886111383</text:p>
          </table:table-cell>
          <table:table-cell office:value-type="float" office:value="850860.538215034" calcext:value-type="float">
            <text:p>850860.538215034</text:p>
          </table:table-cell>
          <table:table-cell office:value-type="float" office:value="820999.00001" calcext:value-type="float">
            <text:p>820999.00001</text:p>
          </table:table-cell>
          <table:table-cell table:number-columns-repeated="2" office:value-type="float" office:value="820999.000011" calcext:value-type="float">
            <text:p>820999.000011</text:p>
          </table:table-cell>
          <table:table-cell office:value-type="float" office:value="801052.59593257" calcext:value-type="float">
            <text:p>801052.59593257</text:p>
          </table:table-cell>
          <table:table-cell office:value-type="float" office:value="795999.00123114" calcext:value-type="float">
            <text:p>795999.00123114</text:p>
          </table:table-cell>
          <table:table-cell office:value-type="float" office:value="789534.6173289" calcext:value-type="float">
            <text:p>789534.6173289</text:p>
          </table:table-cell>
          <table:table-cell table:number-columns-repeated="2" office:value-type="float" office:value="789534.6186501" calcext:value-type="float">
            <text:p>789534.6186501</text:p>
          </table:table-cell>
          <table:table-cell table:number-columns-repeated="2" office:value-type="float" office:value="789534.6186511" calcext:value-type="float">
            <text:p>789534.6186511</text:p>
          </table:table-cell>
          <table:table-cell office:value-type="float" office:value="789534.6187741" calcext:value-type="float">
            <text:p>789534.6187741</text:p>
          </table:table-cell>
          <table:table-cell table:number-columns-repeated="2" office:value-type="float" office:value="801052.59593257" calcext:value-type="float">
            <text:p>801052.59593257</text:p>
          </table:table-cell>
          <table:table-cell office:value-type="float" office:value="798597.59593257" calcext:value-type="float">
            <text:p>798597.59593257</text:p>
          </table:table-cell>
          <table:table-cell office:value-type="float" office:value="680634.576413132" calcext:value-type="float">
            <text:p>680634.576413132</text:p>
          </table:table-cell>
          <table:table-cell office:value-type="float" office:value="657334.13569697" calcext:value-type="float">
            <text:p>657334.13569697</text:p>
          </table:table-cell>
          <table:table-cell office:value-type="float" office:value="799529.711484627" calcext:value-type="float">
            <text:p>799529.711484627</text:p>
          </table:table-cell>
          <table:table-cell office:value-type="float" office:value="709529.711484627" calcext:value-type="float">
            <text:p>709529.711484627</text:p>
          </table:table-cell>
          <table:table-cell office:value-type="float" office:value="971530.711484627" calcext:value-type="float">
            <text:p>971530.711484627</text:p>
          </table:table-cell>
          <table:table-cell office:value-type="float" office:value="988530.711484627" calcext:value-type="float">
            <text:p>988530.711484627</text:p>
          </table:table-cell>
          <table:table-cell office:value-type="float" office:value="1094498.95358134" calcext:value-type="float">
            <text:p>1094498.95358134</text:p>
          </table:table-cell>
          <table:table-cell office:value-type="float" office:value="1129498.95358134" calcext:value-type="float">
            <text:p>1129498.95358134</text:p>
          </table:table-cell>
          <table:table-cell office:value-type="float" office:value="935941.356256659" calcext:value-type="float">
            <text:p>935941.356256659</text:p>
          </table:table-cell>
          <table:table-cell office:value-type="float" office:value="1040000.01021431" calcext:value-type="float">
            <text:p>1040000.01021431</text:p>
          </table:table-cell>
          <table:table-cell office:value-type="float" office:value="737000.03877679" calcext:value-type="float">
            <text:p>737000.03877679</text:p>
          </table:table-cell>
          <table:table-cell table:number-columns-repeated="2" office:value-type="float" office:value="700010.760463681" calcext:value-type="float">
            <text:p>700010.760463681</text:p>
          </table:table-cell>
          <table:table-cell office:value-type="float" office:value="929498.95358134" calcext:value-type="float">
            <text:p>929498.95358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60000" calcext:value-type="float">
            <text:p>560000</text:p>
          </table:table-cell>
          <table:table-cell office:value-type="float" office:value="660359.924037962" calcext:value-type="float">
            <text:p>660359.924037962</text:p>
          </table:table-cell>
          <table:table-cell office:value-type="float" office:value="659999.97264232" calcext:value-type="float">
            <text:p>659999.97264232</text:p>
          </table:table-cell>
          <table:table-cell office:value-type="float" office:value="660354.924037961" calcext:value-type="float">
            <text:p>660354.924037961</text:p>
          </table:table-cell>
          <table:table-cell office:value-type="float" office:value="619998.702548012" calcext:value-type="float">
            <text:p>619998.702548012</text:p>
          </table:table-cell>
          <table:table-cell office:value-type="float" office:value="562348.922345037" calcext:value-type="float">
            <text:p>562348.922345037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496147.90021264" calcext:value-type="float">
            <text:p>496147.90021264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636782.541407495" calcext:value-type="float">
            <text:p>636782.541407495</text:p>
          </table:table-cell>
          <table:table-cell table:number-columns-repeated="2" office:value-type="float" office:value="742013.378393868" calcext:value-type="float">
            <text:p>742013.378393868</text:p>
          </table:table-cell>
          <table:table-cell table:number-columns-repeated="2" office:value-type="float" office:value="700230.01477393" calcext:value-type="float">
            <text:p>700230.01477393</text:p>
          </table:table-cell>
          <table:table-cell office:value-type="float" office:value="672784.612062329" calcext:value-type="float">
            <text:p>672784.612062329</text:p>
          </table:table-cell>
          <table:table-cell office:value-type="float" office:value="815686.177333775" calcext:value-type="float">
            <text:p>815686.177333775</text:p>
          </table:table-cell>
          <table:table-cell office:value-type="float" office:value="955000" calcext:value-type="float">
            <text:p>955000</text:p>
          </table:table-cell>
          <table:table-cell table:number-columns-repeated="2" office:value-type="float" office:value="993564.351079978" calcext:value-type="float">
            <text:p>993564.351079978</text:p>
          </table:table-cell>
          <table:table-cell office:value-type="float" office:value="802672.276608465" calcext:value-type="float">
            <text:p>802672.276608465</text:p>
          </table:table-cell>
          <table:table-cell office:value-type="float" office:value="884199.440398196" calcext:value-type="float">
            <text:p>884199.440398196</text:p>
          </table:table-cell>
          <table:table-cell office:value-type="float" office:value="883478.871974372" calcext:value-type="float">
            <text:p>883478.871974372</text:p>
          </table:table-cell>
          <table:table-cell office:value-type="float" office:value="741021.582819751" calcext:value-type="float">
            <text:p>741021.582819751</text:p>
          </table:table-cell>
          <table:table-cell office:value-type="float" office:value="788311.155794737" calcext:value-type="float">
            <text:p>788311.155794737</text:p>
          </table:table-cell>
          <table:table-cell office:value-type="float" office:value="876555.940491147" calcext:value-type="float">
            <text:p>876555.940491147</text:p>
          </table:table-cell>
          <table:table-cell office:value-type="float" office:value="874462.823316664" calcext:value-type="float">
            <text:p>874462.823316664</text:p>
          </table:table-cell>
          <table:table-cell office:value-type="float" office:value="866383.057278125" calcext:value-type="float">
            <text:p>866383.057278125</text:p>
          </table:table-cell>
          <table:table-cell office:value-type="float" office:value="853469.261565975" calcext:value-type="float">
            <text:p>853469.261565975</text:p>
          </table:table-cell>
          <table:table-cell office:value-type="float" office:value="710000" calcext:value-type="float">
            <text:p>710000</text:p>
          </table:table-cell>
          <table:table-cell office:value-type="float" office:value="732786.822560292" calcext:value-type="float">
            <text:p>732786.822560292</text:p>
          </table:table-cell>
          <table:table-cell office:value-type="float" office:value="710000.00001" calcext:value-type="float">
            <text:p>710000.00001</text:p>
          </table:table-cell>
          <table:table-cell table:number-columns-repeated="3" office:value-type="float" office:value="801159.05054157" calcext:value-type="float">
            <text:p>801159.05054157</text:p>
          </table:table-cell>
          <table:table-cell office:value-type="float" office:value="815101.387535179" calcext:value-type="float">
            <text:p>815101.387535179</text:p>
          </table:table-cell>
          <table:table-cell office:value-type="float" office:value="911391.86477736" calcext:value-type="float">
            <text:p>911391.86477736</text:p>
          </table:table-cell>
          <table:table-cell office:value-type="float" office:value="960714.722679058" calcext:value-type="float">
            <text:p>960714.722679058</text:p>
          </table:table-cell>
          <table:table-cell office:value-type="float" office:value="988884.219824357" calcext:value-type="float">
            <text:p>988884.219824357</text:p>
          </table:table-cell>
          <table:table-cell table:number-columns-repeated="2" office:value-type="float" office:value="850860.538093801" calcext:value-type="float">
            <text:p>850860.538093801</text:p>
          </table:table-cell>
          <table:table-cell office:value-type="float" office:value="801052.59593257" calcext:value-type="float">
            <text:p>801052.59593257</text:p>
          </table:table-cell>
          <table:table-cell table:number-columns-repeated="2" office:value-type="float" office:value="816999.886111383" calcext:value-type="float">
            <text:p>816999.886111383</text:p>
          </table:table-cell>
          <table:table-cell office:value-type="float" office:value="895999.00001" calcext:value-type="float">
            <text:p>895999.00001</text:p>
          </table:table-cell>
          <table:table-cell office:value-type="float" office:value="820999.00001" calcext:value-type="float">
            <text:p>820999.00001</text:p>
          </table:table-cell>
          <table:table-cell office:value-type="float" office:value="801999.886111383" calcext:value-type="float">
            <text:p>801999.886111383</text:p>
          </table:table-cell>
          <table:table-cell table:number-columns-repeated="2" office:value-type="float" office:value="801052.59593257" calcext:value-type="float">
            <text:p>801052.59593257</text:p>
          </table:table-cell>
          <table:table-cell office:value-type="float" office:value="789534.609082174" calcext:value-type="float">
            <text:p>789534.609082174</text:p>
          </table:table-cell>
          <table:table-cell office:value-type="float" office:value="789534.612327185" calcext:value-type="float">
            <text:p>789534.612327185</text:p>
          </table:table-cell>
          <table:table-cell table:number-columns-repeated="3" office:value-type="float" office:value="774999.792779706" calcext:value-type="float">
            <text:p>774999.792779706</text:p>
          </table:table-cell>
          <table:table-cell table:number-columns-repeated="3" office:value-type="float" office:value="774999.792779806" calcext:value-type="float">
            <text:p>774999.792779806</text:p>
          </table:table-cell>
          <table:table-cell office:value-type="float" office:value="731529.711484627" calcext:value-type="float">
            <text:p>731529.711484627</text:p>
          </table:table-cell>
          <table:table-cell office:value-type="float" office:value="791794.015408737" calcext:value-type="float">
            <text:p>791794.015408737</text:p>
          </table:table-cell>
          <table:table-cell office:value-type="float" office:value="715962.279774685" calcext:value-type="float">
            <text:p>715962.279774685</text:p>
          </table:table-cell>
          <table:table-cell office:value-type="float" office:value="657334.13568697" calcext:value-type="float">
            <text:p>657334.13568697</text:p>
          </table:table-cell>
          <table:table-cell office:value-type="float" office:value="634529.711484627" calcext:value-type="float">
            <text:p>634529.711484627</text:p>
          </table:table-cell>
          <table:table-cell office:value-type="float" office:value="718097.59593257" calcext:value-type="float">
            <text:p>718097.59593257</text:p>
          </table:table-cell>
          <table:table-cell office:value-type="float" office:value="703498.95358134" calcext:value-type="float">
            <text:p>703498.95358134</text:p>
          </table:table-cell>
          <table:table-cell office:value-type="float" office:value="888498.95358134" calcext:value-type="float">
            <text:p>888498.95358134</text:p>
          </table:table-cell>
          <table:table-cell office:value-type="float" office:value="963498.95358134" calcext:value-type="float">
            <text:p>963498.95358134</text:p>
          </table:table-cell>
          <table:table-cell office:value-type="float" office:value="1069531.71148463" calcext:value-type="float">
            <text:p>1069531.71148463</text:p>
          </table:table-cell>
          <table:table-cell office:value-type="float" office:value="1125759.43419381" calcext:value-type="float">
            <text:p>1125759.43419381</text:p>
          </table:table-cell>
          <table:table-cell office:value-type="float" office:value="899652.757827016" calcext:value-type="float">
            <text:p>899652.757827016</text:p>
          </table:table-cell>
          <table:table-cell office:value-type="float" office:value="994806.542752439" calcext:value-type="float">
            <text:p>994806.542752439</text:p>
          </table:table-cell>
          <table:table-cell office:value-type="float" office:value="700010.760463681" calcext:value-type="float">
            <text:p>700010.760463681</text:p>
          </table:table-cell>
          <table:table-cell office:value-type="float" office:value="657334.13569697" calcext:value-type="float">
            <text:p>657334.13569697</text:p>
          </table:table-cell>
          <table:table-cell office:value-type="float" office:value="560000.000065" calcext:value-type="float">
            <text:p>560000.000065</text:p>
          </table:table-cell>
          <table:table-cell office:value-type="float" office:value="809029.203476282" calcext:value-type="float">
            <text:p>809029.203476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29999.99602191" calcext:value-type="float">
            <text:p>529999.99602191</text:p>
          </table:table-cell>
          <table:table-cell office:value-type="float" office:value="659999.97264232" calcext:value-type="float">
            <text:p>659999.97264232</text:p>
          </table:table-cell>
          <table:table-cell office:value-type="float" office:value="608331.080805786" calcext:value-type="float">
            <text:p>608331.080805786</text:p>
          </table:table-cell>
          <table:table-cell office:value-type="float" office:value="659999.97264232" calcext:value-type="float">
            <text:p>659999.97264232</text:p>
          </table:table-cell>
          <table:table-cell office:value-type="float" office:value="608331.080805786" calcext:value-type="float">
            <text:p>608331.080805786</text:p>
          </table:table-cell>
          <table:table-cell office:value-type="float" office:value="560000" calcext:value-type="float">
            <text:p>560000</text:p>
          </table:table-cell>
          <table:table-cell office:value-type="float" office:value="499999.999535872" calcext:value-type="float">
            <text:p>499999.999535872</text:p>
          </table:table-cell>
          <table:table-cell office:value-type="float" office:value="499999.994939" calcext:value-type="float">
            <text:p>499999.994939</text:p>
          </table:table-cell>
          <table:table-cell office:value-type="float" office:value="490999.994939" calcext:value-type="float">
            <text:p>490999.994939</text:p>
          </table:table-cell>
          <table:table-cell office:value-type="float" office:value="499999.999535872" calcext:value-type="float">
            <text:p>499999.999535872</text:p>
          </table:table-cell>
          <table:table-cell office:value-type="float" office:value="466645.308531886" calcext:value-type="float">
            <text:p>466645.308531886</text:p>
          </table:table-cell>
          <table:table-cell office:value-type="float" office:value="502224.555390973" calcext:value-type="float">
            <text:p>502224.555390973</text:p>
          </table:table-cell>
          <table:table-cell office:value-type="float" office:value="611102" calcext:value-type="float">
            <text:p>611102</text:p>
          </table:table-cell>
          <table:table-cell table:number-columns-repeated="2" office:value-type="float" office:value="672684.625841839" calcext:value-type="float">
            <text:p>672684.625841839</text:p>
          </table:table-cell>
          <table:table-cell table:number-columns-repeated="2" office:value-type="float" office:value="672784.612062329" calcext:value-type="float">
            <text:p>672784.612062329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699999.9840501" calcext:value-type="float">
            <text:p>699999.9840501</text:p>
          </table:table-cell>
          <table:table-cell office:value-type="float" office:value="888344.509754693" calcext:value-type="float">
            <text:p>888344.509754693</text:p>
          </table:table-cell>
          <table:table-cell office:value-type="float" office:value="981678.563608465" calcext:value-type="float">
            <text:p>981678.563608465</text:p>
          </table:table-cell>
          <table:table-cell office:value-type="float" office:value="912672.275608465" calcext:value-type="float">
            <text:p>912672.275608465</text:p>
          </table:table-cell>
          <table:table-cell office:value-type="float" office:value="725001" calcext:value-type="float">
            <text:p>725001</text:p>
          </table:table-cell>
          <table:table-cell office:value-type="float" office:value="748997.603382925" calcext:value-type="float">
            <text:p>748997.603382925</text:p>
          </table:table-cell>
          <table:table-cell office:value-type="float" office:value="741997.705382925" calcext:value-type="float">
            <text:p>741997.705382925</text:p>
          </table:table-cell>
          <table:table-cell office:value-type="float" office:value="672784.612062329" calcext:value-type="float">
            <text:p>672784.612062329</text:p>
          </table:table-cell>
          <table:table-cell office:value-type="float" office:value="740021.584819751" calcext:value-type="float">
            <text:p>740021.584819751</text:p>
          </table:table-cell>
          <table:table-cell office:value-type="float" office:value="737021.589319751" calcext:value-type="float">
            <text:p>737021.589319751</text:p>
          </table:table-cell>
          <table:table-cell office:value-type="float" office:value="737021.593340895" calcext:value-type="float">
            <text:p>737021.593340895</text:p>
          </table:table-cell>
          <table:table-cell office:value-type="float" office:value="743457.0321796" calcext:value-type="float">
            <text:p>743457.0321796</text:p>
          </table:table-cell>
          <table:table-cell office:value-type="float" office:value="727137.124921226" calcext:value-type="float">
            <text:p>727137.124921226</text:p>
          </table:table-cell>
          <table:table-cell office:value-type="float" office:value="672784.620732329" calcext:value-type="float">
            <text:p>672784.620732329</text:p>
          </table:table-cell>
          <table:table-cell office:value-type="float" office:value="710000.00001" calcext:value-type="float">
            <text:p>710000.00001</text:p>
          </table:table-cell>
          <table:table-cell office:value-type="float" office:value="685255.050701363" calcext:value-type="float">
            <text:p>685255.050701363</text:p>
          </table:table-cell>
          <table:table-cell office:value-type="float" office:value="725000.00001" calcext:value-type="float">
            <text:p>725000.00001</text:p>
          </table:table-cell>
          <table:table-cell office:value-type="float" office:value="755000.00001" calcext:value-type="float">
            <text:p>755000.00001</text:p>
          </table:table-cell>
          <table:table-cell office:value-type="float" office:value="775000.00001" calcext:value-type="float">
            <text:p>775000.00001</text:p>
          </table:table-cell>
          <table:table-cell office:value-type="float" office:value="801159.05233157" calcext:value-type="float">
            <text:p>801159.05233157</text:p>
          </table:table-cell>
          <table:table-cell office:value-type="float" office:value="903998.458089661" calcext:value-type="float">
            <text:p>903998.458089661</text:p>
          </table:table-cell>
          <table:table-cell office:value-type="float" office:value="953600.146009673" calcext:value-type="float">
            <text:p>953600.146009673</text:p>
          </table:table-cell>
          <table:table-cell office:value-type="float" office:value="958152.510224558" calcext:value-type="float">
            <text:p>958152.510224558</text:p>
          </table:table-cell>
          <table:table-cell table:number-columns-repeated="2" office:value-type="float" office:value="801052.59593257" calcext:value-type="float">
            <text:p>801052.59593257</text:p>
          </table:table-cell>
          <table:table-cell office:value-type="float" office:value="794159.445472886" calcext:value-type="float">
            <text:p>794159.445472886</text:p>
          </table:table-cell>
          <table:table-cell table:number-columns-repeated="2" office:value-type="float" office:value="801052.59593257" calcext:value-type="float">
            <text:p>801052.59593257</text:p>
          </table:table-cell>
          <table:table-cell office:value-type="float" office:value="850860.538215034" calcext:value-type="float">
            <text:p>850860.538215034</text:p>
          </table:table-cell>
          <table:table-cell table:number-columns-repeated="2" office:value-type="float" office:value="801052.59593257" calcext:value-type="float">
            <text:p>801052.59593257</text:p>
          </table:table-cell>
          <table:table-cell table:number-columns-repeated="2" office:value-type="float" office:value="789534.595347095" calcext:value-type="float">
            <text:p>789534.595347095</text:p>
          </table:table-cell>
          <table:table-cell office:value-type="float" office:value="756883.833341952" calcext:value-type="float">
            <text:p>756883.833341952</text:p>
          </table:table-cell>
          <table:table-cell office:value-type="float" office:value="752123.105333667" calcext:value-type="float">
            <text:p>752123.105333667</text:p>
          </table:table-cell>
          <table:table-cell office:value-type="float" office:value="770999.00123114" calcext:value-type="float">
            <text:p>770999.00123114</text:p>
          </table:table-cell>
          <table:table-cell office:value-type="float" office:value="770999.00283334" calcext:value-type="float">
            <text:p>770999.00283334</text:p>
          </table:table-cell>
          <table:table-cell office:value-type="float" office:value="770998.95358034" calcext:value-type="float">
            <text:p>770998.95358034</text:p>
          </table:table-cell>
          <table:table-cell office:value-type="float" office:value="735757.124386517" calcext:value-type="float">
            <text:p>735757.124386517</text:p>
          </table:table-cell>
          <table:table-cell office:value-type="float" office:value="731185.652473724" calcext:value-type="float">
            <text:p>731185.652473724</text:p>
          </table:table-cell>
          <table:table-cell office:value-type="float" office:value="720118.354306919" calcext:value-type="float">
            <text:p>720118.354306919</text:p>
          </table:table-cell>
          <table:table-cell office:value-type="float" office:value="694153.267700132" calcext:value-type="float">
            <text:p>694153.267700132</text:p>
          </table:table-cell>
          <table:table-cell table:number-columns-repeated="2" office:value-type="float" office:value="675998.95358034" calcext:value-type="float">
            <text:p>675998.95358034</text:p>
          </table:table-cell>
          <table:table-cell table:number-columns-repeated="2" office:value-type="float" office:value="626068.111853172" calcext:value-type="float">
            <text:p>626068.111853172</text:p>
          </table:table-cell>
          <table:table-cell office:value-type="float" office:value="717021.111853172" calcext:value-type="float">
            <text:p>717021.111853172</text:p>
          </table:table-cell>
          <table:table-cell table:number-columns-repeated="4" office:value-type="float" office:value="657334.13569697" calcext:value-type="float">
            <text:p>657334.13569697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890934.971157212" calcext:value-type="float">
            <text:p>890934.971157212</text:p>
          </table:table-cell>
          <table:table-cell office:value-type="float" office:value="800010.760463681" calcext:value-type="float">
            <text:p>800010.760463681</text:p>
          </table:table-cell>
          <table:table-cell office:value-type="float" office:value="657334.13569697" calcext:value-type="float">
            <text:p>657334.13569697</text:p>
          </table:table-cell>
          <table:table-cell office:value-type="float" office:value="582784.560128895" calcext:value-type="float">
            <text:p>582784.560128895</text:p>
          </table:table-cell>
          <table:table-cell office:value-type="float" office:value="550665.712190344" calcext:value-type="float">
            <text:p>550665.712190344</text:p>
          </table:table-cell>
          <table:table-cell office:value-type="float" office:value="560000.000065" calcext:value-type="float">
            <text:p>560000.000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99999.996938583" calcext:value-type="float">
            <text:p>499999.996938583</text:p>
          </table:table-cell>
          <table:table-cell office:value-type="float" office:value="608331.080805786" calcext:value-type="float">
            <text:p>608331.080805786</text:p>
          </table:table-cell>
          <table:table-cell office:value-type="float" office:value="560000" calcext:value-type="float">
            <text:p>560000</text:p>
          </table:table-cell>
          <table:table-cell office:value-type="float" office:value="608331.080805786" calcext:value-type="float">
            <text:p>608331.080805786</text:p>
          </table:table-cell>
          <table:table-cell office:value-type="float" office:value="560000" calcext:value-type="float">
            <text:p>560000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499997.024980458" calcext:value-type="float">
            <text:p>499997.024980458</text:p>
          </table:table-cell>
          <table:table-cell office:value-type="float" office:value="480637.611952338" calcext:value-type="float">
            <text:p>480637.611952338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458235.669123502" calcext:value-type="float">
            <text:p>458235.669123502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560000" calcext:value-type="float">
            <text:p>560000</text:p>
          </table:table-cell>
          <table:table-cell table:number-columns-repeated="2" office:value-type="float" office:value="672424.355680561" calcext:value-type="float">
            <text:p>672424.355680561</text:p>
          </table:table-cell>
          <table:table-cell table:number-columns-repeated="2" office:value-type="float" office:value="672524.353867599" calcext:value-type="float">
            <text:p>672524.35386759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72784.612062329" calcext:value-type="float">
            <text:p>672784.612062329</text:p>
          </table:table-cell>
          <table:table-cell office:value-type="float" office:value="733411.614827429" calcext:value-type="float">
            <text:p>733411.614827429</text:p>
          </table:table-cell>
          <table:table-cell office:value-type="float" office:value="887896.318274745" calcext:value-type="float">
            <text:p>887896.318274745</text:p>
          </table:table-cell>
          <table:table-cell office:value-type="float" office:value="887429.72906919" calcext:value-type="float">
            <text:p>887429.72906919</text:p>
          </table:table-cell>
          <table:table-cell office:value-type="float" office:value="700000.002904549" calcext:value-type="float">
            <text:p>700000.002904549</text:p>
          </table:table-cell>
          <table:table-cell office:value-type="float" office:value="685000.002904549" calcext:value-type="float">
            <text:p>685000.002904549</text:p>
          </table:table-cell>
          <table:table-cell office:value-type="float" office:value="708024.764400627" calcext:value-type="float">
            <text:p>708024.764400627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707834.680721745" calcext:value-type="float">
            <text:p>707834.680721745</text:p>
          </table:table-cell>
          <table:table-cell office:value-type="float" office:value="672784.620732329" calcext:value-type="float">
            <text:p>672784.620732329</text:p>
          </table:table-cell>
          <table:table-cell office:value-type="float" office:value="721593.598871463" calcext:value-type="float">
            <text:p>721593.598871463</text:p>
          </table:table-cell>
          <table:table-cell table:number-columns-repeated="2" office:value-type="float" office:value="672784.620732329" calcext:value-type="float">
            <text:p>672784.620732329</text:p>
          </table:table-cell>
          <table:table-cell office:value-type="float" office:value="672524.353867599" calcext:value-type="float">
            <text:p>672524.353867599</text:p>
          </table:table-cell>
          <table:table-cell table:number-columns-repeated="3" office:value-type="float" office:value="672784.620742329" calcext:value-type="float">
            <text:p>672784.620742329</text:p>
          </table:table-cell>
          <table:table-cell office:value-type="float" office:value="726101.373903801" calcext:value-type="float">
            <text:p>726101.373903801</text:p>
          </table:table-cell>
          <table:table-cell office:value-type="float" office:value="723811.373903801" calcext:value-type="float">
            <text:p>723811.373903801</text:p>
          </table:table-cell>
          <table:table-cell office:value-type="float" office:value="743428.336732391" calcext:value-type="float">
            <text:p>743428.336732391</text:p>
          </table:table-cell>
          <table:table-cell office:value-type="float" office:value="817060.535093801" calcext:value-type="float">
            <text:p>817060.535093801</text:p>
          </table:table-cell>
          <table:table-cell office:value-type="float" office:value="824999.885111383" calcext:value-type="float">
            <text:p>824999.885111383</text:p>
          </table:table-cell>
          <table:table-cell office:value-type="float" office:value="889999.885111383" calcext:value-type="float">
            <text:p>889999.885111383</text:p>
          </table:table-cell>
          <table:table-cell office:value-type="float" office:value="800204.143667886" calcext:value-type="float">
            <text:p>800204.143667886</text:p>
          </table:table-cell>
          <table:table-cell office:value-type="float" office:value="798960.807470697" calcext:value-type="float">
            <text:p>798960.807470697</text:p>
          </table:table-cell>
          <table:table-cell office:value-type="float" office:value="726999.886111383" calcext:value-type="float">
            <text:p>726999.886111383</text:p>
          </table:table-cell>
          <table:table-cell office:value-type="float" office:value="790446.015557954" calcext:value-type="float">
            <text:p>790446.015557954</text:p>
          </table:table-cell>
          <table:table-cell office:value-type="float" office:value="786198.969316285" calcext:value-type="float">
            <text:p>786198.969316285</text:p>
          </table:table-cell>
          <table:table-cell office:value-type="float" office:value="801052.59593257" calcext:value-type="float">
            <text:p>801052.59593257</text:p>
          </table:table-cell>
          <table:table-cell office:value-type="float" office:value="789508.448499945" calcext:value-type="float">
            <text:p>789508.448499945</text:p>
          </table:table-cell>
          <table:table-cell office:value-type="float" office:value="789525.476317095" calcext:value-type="float">
            <text:p>789525.476317095</text:p>
          </table:table-cell>
          <table:table-cell office:value-type="float" office:value="785999.886111383" calcext:value-type="float">
            <text:p>785999.886111383</text:p>
          </table:table-cell>
          <table:table-cell office:value-type="float" office:value="785999.886111483" calcext:value-type="float">
            <text:p>785999.886111483</text:p>
          </table:table-cell>
          <table:table-cell office:value-type="float" office:value="697219.520100131" calcext:value-type="float">
            <text:p>697219.520100131</text:p>
          </table:table-cell>
          <table:table-cell office:value-type="float" office:value="701946.320110131" calcext:value-type="float">
            <text:p>701946.320110131</text:p>
          </table:table-cell>
          <table:table-cell office:value-type="float" office:value="748585.266210602" calcext:value-type="float">
            <text:p>748585.266210602</text:p>
          </table:table-cell>
          <table:table-cell office:value-type="float" office:value="745963.896317663" calcext:value-type="float">
            <text:p>745963.896317663</text:p>
          </table:table-cell>
          <table:table-cell office:value-type="float" office:value="742627.624257854" calcext:value-type="float">
            <text:p>742627.624257854</text:p>
          </table:table-cell>
          <table:table-cell office:value-type="float" office:value="670998.95358034" calcext:value-type="float">
            <text:p>670998.95358034</text:p>
          </table:table-cell>
          <table:table-cell office:value-type="float" office:value="725998.95358034" calcext:value-type="float">
            <text:p>725998.95358034</text:p>
          </table:table-cell>
          <table:table-cell office:value-type="float" office:value="706529.711484627" calcext:value-type="float">
            <text:p>706529.711484627</text:p>
          </table:table-cell>
          <table:table-cell office:value-type="float" office:value="675998.95358034" calcext:value-type="float">
            <text:p>675998.95358034</text:p>
          </table:table-cell>
          <table:table-cell office:value-type="float" office:value="667635.766388777" calcext:value-type="float">
            <text:p>667635.766388777</text:p>
          </table:table-cell>
          <table:table-cell office:value-type="float" office:value="657334.13568697" calcext:value-type="float">
            <text:p>657334.13568697</text:p>
          </table:table-cell>
          <table:table-cell office:value-type="float" office:value="605516.48724941" calcext:value-type="float">
            <text:p>605516.48724941</text:p>
          </table:table-cell>
          <table:table-cell office:value-type="float" office:value="566973.632350137" calcext:value-type="float">
            <text:p>566973.632350137</text:p>
          </table:table-cell>
          <table:table-cell office:value-type="float" office:value="675998.95358134" calcext:value-type="float">
            <text:p>675998.95358134</text:p>
          </table:table-cell>
          <table:table-cell office:value-type="float" office:value="576225.10119843" calcext:value-type="float">
            <text:p>576225.10119843</text:p>
          </table:table-cell>
          <table:table-cell office:value-type="float" office:value="560000.000065" calcext:value-type="float">
            <text:p>560000.000065</text:p>
          </table:table-cell>
          <table:table-cell office:value-type="float" office:value="653651.681001413" calcext:value-type="float">
            <text:p>653651.681001413</text:p>
          </table:table-cell>
          <table:table-cell office:value-type="float" office:value="653747.961540409" calcext:value-type="float">
            <text:p>653747.961540409</text:p>
          </table:table-cell>
          <table:table-cell office:value-type="float" office:value="994741.111484627" calcext:value-type="float">
            <text:p>994741.111484627</text:p>
          </table:table-cell>
          <table:table-cell office:value-type="float" office:value="870010.750604813" calcext:value-type="float">
            <text:p>870010.750604813</text:p>
          </table:table-cell>
          <table:table-cell office:value-type="float" office:value="799999.434193812" calcext:value-type="float">
            <text:p>799999.434193812</text:p>
          </table:table-cell>
          <table:table-cell office:value-type="float" office:value="610640.719861931" calcext:value-type="float">
            <text:p>610640.719861931</text:p>
          </table:table-cell>
          <table:table-cell office:value-type="float" office:value="582705.13919421" calcext:value-type="float">
            <text:p>582705.13919421</text:p>
          </table:table-cell>
          <table:table-cell office:value-type="float" office:value="524003.559974783" calcext:value-type="float">
            <text:p>524003.559974783</text:p>
          </table:table-cell>
          <table:table-cell office:value-type="float" office:value="548526.502212333" calcext:value-type="float">
            <text:p>548526.502212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99999.994939" calcext:value-type="float">
            <text:p>499999.994939</text:p>
          </table:table-cell>
          <table:table-cell office:value-type="float" office:value="560000" calcext:value-type="float">
            <text:p>560000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9999.999535872" calcext:value-type="float">
            <text:p>499999.999535872</text:p>
          </table:table-cell>
          <table:table-cell office:value-type="float" office:value="499999.994939" calcext:value-type="float">
            <text:p>499999.994939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73357.083387496" calcext:value-type="float">
            <text:p>473357.083387496</text:p>
          </table:table-cell>
          <table:table-cell office:value-type="float" office:value="466639.227095906" calcext:value-type="float">
            <text:p>466639.227095906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536172.501143532" calcext:value-type="float">
            <text:p>536172.501143532</text:p>
          </table:table-cell>
          <table:table-cell table:number-columns-repeated="2" office:value-type="float" office:value="670841.357576225" calcext:value-type="float">
            <text:p>670841.357576225</text:p>
          </table:table-cell>
          <table:table-cell table:number-columns-repeated="2" office:value-type="float" office:value="670941.343796715" calcext:value-type="float">
            <text:p>670941.343796715</text:p>
          </table:table-cell>
          <table:table-cell office:value-type="float" office:value="616991.641705303" calcext:value-type="float">
            <text:p>616991.641705303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672784.612062329" calcext:value-type="float">
            <text:p>672784.612062329</text:p>
          </table:table-cell>
          <table:table-cell office:value-type="float" office:value="772875.17514717" calcext:value-type="float">
            <text:p>772875.17514717</text:p>
          </table:table-cell>
          <table:table-cell table:number-columns-repeated="4" office:value-type="float" office:value="672784.612062329" calcext:value-type="float">
            <text:p>672784.61206232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72784.620732329" calcext:value-type="float">
            <text:p>672784.620732329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672784.620732329" calcext:value-type="float">
            <text:p>672784.620732329</text:p>
          </table:table-cell>
          <table:table-cell table:number-columns-repeated="2" office:value-type="float" office:value="672524.353867599" calcext:value-type="float">
            <text:p>672524.353867599</text:p>
          </table:table-cell>
          <table:table-cell office:value-type="float" office:value="670941.343796715" calcext:value-type="float">
            <text:p>670941.343796715</text:p>
          </table:table-cell>
          <table:table-cell table:number-columns-repeated="3" office:value-type="float" office:value="672524.353877598" calcext:value-type="float">
            <text:p>672524.353877598</text:p>
          </table:table-cell>
          <table:table-cell table:number-columns-repeated="2" office:value-type="float" office:value="672784.620742529" calcext:value-type="float">
            <text:p>672784.620742529</text:p>
          </table:table-cell>
          <table:table-cell office:value-type="float" office:value="723811.375093801" calcext:value-type="float">
            <text:p>723811.375093801</text:p>
          </table:table-cell>
          <table:table-cell office:value-type="float" office:value="811353.86664808" calcext:value-type="float">
            <text:p>811353.86664808</text:p>
          </table:table-cell>
          <table:table-cell office:value-type="float" office:value="817060.535093801" calcext:value-type="float">
            <text:p>817060.535093801</text:p>
          </table:table-cell>
          <table:table-cell office:value-type="float" office:value="887731.1394134" calcext:value-type="float">
            <text:p>887731.1394134</text:p>
          </table:table-cell>
          <table:table-cell office:value-type="float" office:value="794999.886111383" calcext:value-type="float">
            <text:p>794999.886111383</text:p>
          </table:table-cell>
          <table:table-cell office:value-type="float" office:value="726999.886111383" calcext:value-type="float">
            <text:p>726999.886111383</text:p>
          </table:table-cell>
          <table:table-cell table:number-columns-repeated="3" office:value-type="float" office:value="657334.13567687" calcext:value-type="float">
            <text:p>657334.13567687</text:p>
          </table:table-cell>
          <table:table-cell office:value-type="float" office:value="782076.700059818" calcext:value-type="float">
            <text:p>782076.700059818</text:p>
          </table:table-cell>
          <table:table-cell office:value-type="float" office:value="777303.23416573" calcext:value-type="float">
            <text:p>777303.23416573</text:p>
          </table:table-cell>
          <table:table-cell office:value-type="float" office:value="772487.331531554" calcext:value-type="float">
            <text:p>772487.331531554</text:p>
          </table:table-cell>
          <table:table-cell office:value-type="float" office:value="768441.502614246" calcext:value-type="float">
            <text:p>768441.502614246</text:p>
          </table:table-cell>
          <table:table-cell office:value-type="float" office:value="761334.524252021" calcext:value-type="float">
            <text:p>761334.524252021</text:p>
          </table:table-cell>
          <table:table-cell table:number-columns-repeated="2" office:value-type="float" office:value="657334.13568697" calcext:value-type="float">
            <text:p>657334.13568697</text:p>
          </table:table-cell>
          <table:table-cell office:value-type="float" office:value="706123.956619616" calcext:value-type="float">
            <text:p>706123.956619616</text:p>
          </table:table-cell>
          <table:table-cell table:number-columns-repeated="4" office:value-type="float" office:value="657334.13568697" calcext:value-type="float">
            <text:p>657334.13568697</text:p>
          </table:table-cell>
          <table:table-cell office:value-type="float" office:value="675998.95358034" calcext:value-type="float">
            <text:p>675998.95358034</text:p>
          </table:table-cell>
          <table:table-cell table:number-columns-repeated="2" office:value-type="float" office:value="657334.13568697" calcext:value-type="float">
            <text:p>657334.13568697</text:p>
          </table:table-cell>
          <table:table-cell office:value-type="float" office:value="611415.111853172" calcext:value-type="float">
            <text:p>611415.111853172</text:p>
          </table:table-cell>
          <table:table-cell office:value-type="float" office:value="569033.815827523" calcext:value-type="float">
            <text:p>569033.815827523</text:p>
          </table:table-cell>
          <table:table-cell office:value-type="float" office:value="566038.723826133" calcext:value-type="float">
            <text:p>566038.723826133</text:p>
          </table:table-cell>
          <table:table-cell office:value-type="float" office:value="657334.13569697" calcext:value-type="float">
            <text:p>657334.13569697</text:p>
          </table:table-cell>
          <table:table-cell office:value-type="float" office:value="560000.00003" calcext:value-type="float">
            <text:p>560000.00003</text:p>
          </table:table-cell>
          <table:table-cell office:value-type="float" office:value="474597.59593257" calcext:value-type="float">
            <text:p>474597.59593257</text:p>
          </table:table-cell>
          <table:table-cell office:value-type="float" office:value="560000.000065" calcext:value-type="float">
            <text:p>560000.000065</text:p>
          </table:table-cell>
          <table:table-cell office:value-type="float" office:value="629033.929132408" calcext:value-type="float">
            <text:p>629033.929132408</text:p>
          </table:table-cell>
          <table:table-cell office:value-type="float" office:value="851780.780612212" calcext:value-type="float">
            <text:p>851780.780612212</text:p>
          </table:table-cell>
          <table:table-cell office:value-type="float" office:value="826241.111484627" calcext:value-type="float">
            <text:p>826241.111484627</text:p>
          </table:table-cell>
          <table:table-cell office:value-type="float" office:value="791541.948857156" calcext:value-type="float">
            <text:p>791541.948857156</text:p>
          </table:table-cell>
          <table:table-cell office:value-type="float" office:value="600000.016688538" calcext:value-type="float">
            <text:p>600000.016688538</text:p>
          </table:table-cell>
          <table:table-cell office:value-type="float" office:value="560000.000065" calcext:value-type="float">
            <text:p>560000.000065</text:p>
          </table:table-cell>
          <table:table-cell office:value-type="float" office:value="487410.538603201" calcext:value-type="float">
            <text:p>487410.538603201</text:p>
          </table:table-cell>
          <table:table-cell office:value-type="float" office:value="538797.935416761" calcext:value-type="float">
            <text:p>538797.9354167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55999.964019557" calcext:value-type="float">
            <text:p>455999.964019557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17635.796132564" calcext:value-type="float">
            <text:p>517635.796132564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499997.024980458" calcext:value-type="float">
            <text:p>499997.024980458</text:p>
          </table:table-cell>
          <table:table-cell office:value-type="float" office:value="445439.445574609" calcext:value-type="float">
            <text:p>445439.445574609</text:p>
          </table:table-cell>
          <table:table-cell office:value-type="float" office:value="466637.129087335" calcext:value-type="float">
            <text:p>466637.129087335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49996.624980458" calcext:value-type="float">
            <text:p>449996.624980458</text:p>
          </table:table-cell>
          <table:table-cell office:value-type="float" office:value="461102" calcext:value-type="float">
            <text:p>461102</text:p>
          </table:table-cell>
          <table:table-cell office:value-type="float" office:value="529999.99602191" calcext:value-type="float">
            <text:p>529999.99602191</text:p>
          </table:table-cell>
          <table:table-cell table:number-columns-repeated="2" office:value-type="float" office:value="560000" calcext:value-type="float">
            <text:p>560000</text:p>
          </table:table-cell>
          <table:table-cell office:value-type="float" office:value="600000.358484444" calcext:value-type="float">
            <text:p>600000.358484444</text:p>
          </table:table-cell>
          <table:table-cell office:value-type="float" office:value="615560.086526499" calcext:value-type="float">
            <text:p>615560.086526499</text:p>
          </table:table-cell>
          <table:table-cell office:value-type="float" office:value="600230.01477393" calcext:value-type="float">
            <text:p>600230.01477393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672784.612062329" calcext:value-type="float">
            <text:p>672784.612062329</text:p>
          </table:table-cell>
          <table:table-cell table:number-columns-repeated="4" office:value-type="float" office:value="672524.353867599" calcext:value-type="float">
            <text:p>672524.353867599</text:p>
          </table:table-cell>
          <table:table-cell office:value-type="float" office:value="648024.764400627" calcext:value-type="float">
            <text:p>648024.764400627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72524.353867599" calcext:value-type="float">
            <text:p>672524.35386759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71456.0321796" calcext:value-type="float">
            <text:p>671456.0321796</text:p>
          </table:table-cell>
          <table:table-cell office:value-type="float" office:value="670456.163167353" calcext:value-type="float">
            <text:p>670456.163167353</text:p>
          </table:table-cell>
          <table:table-cell table:number-columns-repeated="3" office:value-type="float" office:value="670941.343806715" calcext:value-type="float">
            <text:p>670941.343806715</text:p>
          </table:table-cell>
          <table:table-cell table:number-columns-repeated="2" office:value-type="float" office:value="672524.353877598" calcext:value-type="float">
            <text:p>672524.353877598</text:p>
          </table:table-cell>
          <table:table-cell office:value-type="float" office:value="674999.885111383" calcext:value-type="float">
            <text:p>674999.885111383</text:p>
          </table:table-cell>
          <table:table-cell office:value-type="float" office:value="801159.05233157" calcext:value-type="float">
            <text:p>801159.05233157</text:p>
          </table:table-cell>
          <table:table-cell office:value-type="float" office:value="807973.850113596" calcext:value-type="float">
            <text:p>807973.850113596</text:p>
          </table:table-cell>
          <table:table-cell office:value-type="float" office:value="850860.535093801" calcext:value-type="float">
            <text:p>850860.535093801</text:p>
          </table:table-cell>
          <table:table-cell table:number-columns-repeated="2" office:value-type="float" office:value="657334.135666667" calcext:value-type="float">
            <text:p>657334.135666667</text:p>
          </table:table-cell>
          <table:table-cell office:value-type="float" office:value="646829.57447996" calcext:value-type="float">
            <text:p>646829.57447996</text:p>
          </table:table-cell>
          <table:table-cell office:value-type="float" office:value="645173.90633858" calcext:value-type="float">
            <text:p>645173.90633858</text:p>
          </table:table-cell>
          <table:table-cell office:value-type="float" office:value="644536.97857476" calcext:value-type="float">
            <text:p>644536.97857476</text:p>
          </table:table-cell>
          <table:table-cell office:value-type="float" office:value="770639.314294705" calcext:value-type="float">
            <text:p>770639.314294705</text:p>
          </table:table-cell>
          <table:table-cell table:number-columns-repeated="2" office:value-type="float" office:value="657334.13567687" calcext:value-type="float">
            <text:p>657334.13567687</text:p>
          </table:table-cell>
          <table:table-cell office:value-type="float" office:value="683000.997818604" calcext:value-type="float">
            <text:p>683000.997818604</text:p>
          </table:table-cell>
          <table:table-cell office:value-type="float" office:value="683000.998818604" calcext:value-type="float">
            <text:p>683000.998818604</text:p>
          </table:table-cell>
          <table:table-cell office:value-type="float" office:value="599582.942930373" calcext:value-type="float">
            <text:p>599582.942930373</text:p>
          </table:table-cell>
          <table:table-cell office:value-type="float" office:value="597623.370144773" calcext:value-type="float">
            <text:p>597623.370144773</text:p>
          </table:table-cell>
          <table:table-cell office:value-type="float" office:value="657334.13568697" calcext:value-type="float">
            <text:p>657334.13568697</text:p>
          </table:table-cell>
          <table:table-cell office:value-type="float" office:value="619117.327941166" calcext:value-type="float">
            <text:p>619117.327941166</text:p>
          </table:table-cell>
          <table:table-cell office:value-type="float" office:value="593623.403348235" calcext:value-type="float">
            <text:p>593623.403348235</text:p>
          </table:table-cell>
          <table:table-cell office:value-type="float" office:value="643271.820399867" calcext:value-type="float">
            <text:p>643271.820399867</text:p>
          </table:table-cell>
          <table:table-cell office:value-type="float" office:value="587633.603350235" calcext:value-type="float">
            <text:p>587633.603350235</text:p>
          </table:table-cell>
          <table:table-cell office:value-type="float" office:value="657334.13568697" calcext:value-type="float">
            <text:p>657334.13568697</text:p>
          </table:table-cell>
          <table:table-cell office:value-type="float" office:value="580633.603350235" calcext:value-type="float">
            <text:p>580633.603350235</text:p>
          </table:table-cell>
          <table:table-cell office:value-type="float" office:value="576633.605827523" calcext:value-type="float">
            <text:p>576633.605827523</text:p>
          </table:table-cell>
          <table:table-cell office:value-type="float" office:value="608437.834654105" calcext:value-type="float">
            <text:p>608437.834654105</text:p>
          </table:table-cell>
          <table:table-cell table:number-columns-repeated="2" office:value-type="float" office:value="560000.00003" calcext:value-type="float">
            <text:p>560000.00003</text:p>
          </table:table-cell>
          <table:table-cell office:value-type="float" office:value="562438.723826133" calcext:value-type="float">
            <text:p>562438.723826133</text:p>
          </table:table-cell>
          <table:table-cell office:value-type="float" office:value="556097.59593257" calcext:value-type="float">
            <text:p>556097.59593257</text:p>
          </table:table-cell>
          <table:table-cell office:value-type="float" office:value="458838.63502855" calcext:value-type="float">
            <text:p>458838.63502855</text:p>
          </table:table-cell>
          <table:table-cell office:value-type="float" office:value="465000" calcext:value-type="float">
            <text:p>465000</text:p>
          </table:table-cell>
          <table:table-cell office:value-type="float" office:value="560000.000065" calcext:value-type="float">
            <text:p>560000.000065</text:p>
          </table:table-cell>
          <table:table-cell office:value-type="float" office:value="657334.13569697" calcext:value-type="float">
            <text:p>657334.13569697</text:p>
          </table:table-cell>
          <table:table-cell office:value-type="float" office:value="799999.434193812" calcext:value-type="float">
            <text:p>799999.434193812</text:p>
          </table:table-cell>
          <table:table-cell office:value-type="float" office:value="696241.111484627" calcext:value-type="float">
            <text:p>696241.111484627</text:p>
          </table:table-cell>
          <table:table-cell office:value-type="float" office:value="560000.000065" calcext:value-type="float">
            <text:p>560000.000065</text:p>
          </table:table-cell>
          <table:table-cell office:value-type="float" office:value="557986.86730112" calcext:value-type="float">
            <text:p>557986.86730112</text:p>
          </table:table-cell>
          <table:table-cell office:value-type="float" office:value="477157.847056508" calcext:value-type="float">
            <text:p>477157.847056508</text:p>
          </table:table-cell>
          <table:table-cell office:value-type="float" office:value="504000.499887518" calcext:value-type="float">
            <text:p>504000.4998875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49999.992824575" calcext:value-type="float">
            <text:p>449999.992824575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499999.994939" calcext:value-type="float">
            <text:p>499999.994939</text:p>
          </table:table-cell>
          <table:table-cell table:number-columns-repeated="2" office:value-type="float" office:value="499999.999535872" calcext:value-type="float">
            <text:p>499999.999535872</text:p>
          </table:table-cell>
          <table:table-cell office:value-type="float" office:value="499999.994939" calcext:value-type="float">
            <text:p>499999.994939</text:p>
          </table:table-cell>
          <table:table-cell office:value-type="float" office:value="479635.796132564" calcext:value-type="float">
            <text:p>479635.796132564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49996.624980458" calcext:value-type="float">
            <text:p>449996.624980458</text:p>
          </table:table-cell>
          <table:table-cell office:value-type="float" office:value="445439.445574609" calcext:value-type="float">
            <text:p>445439.445574609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524154.411020202" calcext:value-type="float">
            <text:p>524154.411020202</text:p>
          </table:table-cell>
          <table:table-cell office:value-type="float" office:value="543875.56" calcext:value-type="float">
            <text:p>543875.56</text:p>
          </table:table-cell>
          <table:table-cell office:value-type="float" office:value="529999.99602191" calcext:value-type="float">
            <text:p>529999.99602191</text:p>
          </table:table-cell>
          <table:table-cell table:number-columns-repeated="2" office:value-type="float" office:value="570002.044526506" calcext:value-type="float">
            <text:p>570002.044526506</text:p>
          </table:table-cell>
          <table:table-cell office:value-type="float" office:value="590328.926946869" calcext:value-type="float">
            <text:p>590328.926946869</text:p>
          </table:table-cell>
          <table:table-cell office:value-type="float" office:value="665001.9" calcext:value-type="float">
            <text:p>665001.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72524.353867599" calcext:value-type="float">
            <text:p>672524.353867599</text:p>
          </table:table-cell>
          <table:table-cell table:number-columns-repeated="4" office:value-type="float" office:value="670941.343796715" calcext:value-type="float">
            <text:p>670941.343796715</text:p>
          </table:table-cell>
          <table:table-cell office:value-type="float" office:value="600017.818373263" calcext:value-type="float">
            <text:p>600017.818373263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588153.480785563" calcext:value-type="float">
            <text:p>588153.480785563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50552.336160039" calcext:value-type="float">
            <text:p>650552.33616003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61868.293951228" calcext:value-type="float">
            <text:p>661868.293951228</text:p>
          </table:table-cell>
          <table:table-cell office:value-type="float" office:value="670456.215218886" calcext:value-type="float">
            <text:p>670456.215218886</text:p>
          </table:table-cell>
          <table:table-cell office:value-type="float" office:value="669816.154518886" calcext:value-type="float">
            <text:p>669816.154518886</text:p>
          </table:table-cell>
          <table:table-cell office:value-type="float" office:value="669816.163518886" calcext:value-type="float">
            <text:p>669816.163518886</text:p>
          </table:table-cell>
          <table:table-cell table:number-columns-repeated="2" office:value-type="float" office:value="670941.343806715" calcext:value-type="float">
            <text:p>670941.343806715</text:p>
          </table:table-cell>
          <table:table-cell office:value-type="float" office:value="672784.621742529" calcext:value-type="float">
            <text:p>672784.621742529</text:p>
          </table:table-cell>
          <table:table-cell office:value-type="float" office:value="754999.885111383" calcext:value-type="float">
            <text:p>754999.885111383</text:p>
          </table:table-cell>
          <table:table-cell office:value-type="float" office:value="801052.59493257" calcext:value-type="float">
            <text:p>801052.59493257</text:p>
          </table:table-cell>
          <table:table-cell office:value-type="float" office:value="804427.679695723" calcext:value-type="float">
            <text:p>804427.679695723</text:p>
          </table:table-cell>
          <table:table-cell office:value-type="float" office:value="652442.84067352" calcext:value-type="float">
            <text:p>652442.84067352</text:p>
          </table:table-cell>
          <table:table-cell office:value-type="float" office:value="649492.85424656" calcext:value-type="float">
            <text:p>649492.85424656</text:p>
          </table:table-cell>
          <table:table-cell office:value-type="float" office:value="614505.712953668" calcext:value-type="float">
            <text:p>614505.712953668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94468.311865429" calcext:value-type="float">
            <text:p>594468.311865429</text:p>
          </table:table-cell>
          <table:table-cell office:value-type="float" office:value="657334.13567687" calcext:value-type="float">
            <text:p>657334.13567687</text:p>
          </table:table-cell>
          <table:table-cell office:value-type="float" office:value="609539.11548125" calcext:value-type="float">
            <text:p>609539.11548125</text:p>
          </table:table-cell>
          <table:table-cell office:value-type="float" office:value="608539.46589325" calcext:value-type="float">
            <text:p>608539.46589325</text:p>
          </table:table-cell>
          <table:table-cell table:number-columns-repeated="2" office:value-type="float" office:value="657334.13568697" calcext:value-type="float">
            <text:p>657334.13568697</text:p>
          </table:table-cell>
          <table:table-cell table:number-columns-repeated="2" office:value-type="float" office:value="560000.00003" calcext:value-type="float">
            <text:p>560000.00003</text:p>
          </table:table-cell>
          <table:table-cell office:value-type="float" office:value="597623.370144773" calcext:value-type="float">
            <text:p>597623.370144773</text:p>
          </table:table-cell>
          <table:table-cell office:value-type="float" office:value="596623.370144773" calcext:value-type="float">
            <text:p>596623.370144773</text:p>
          </table:table-cell>
          <table:table-cell office:value-type="float" office:value="563501.082957747" calcext:value-type="float">
            <text:p>563501.082957747</text:p>
          </table:table-cell>
          <table:table-cell office:value-type="float" office:value="591623.403348235" calcext:value-type="float">
            <text:p>591623.403348235</text:p>
          </table:table-cell>
          <table:table-cell office:value-type="float" office:value="583955.322988196" calcext:value-type="float">
            <text:p>583955.322988196</text:p>
          </table:table-cell>
          <table:table-cell office:value-type="float" office:value="585633.603350235" calcext:value-type="float">
            <text:p>585633.603350235</text:p>
          </table:table-cell>
          <table:table-cell table:number-columns-repeated="2" office:value-type="float" office:value="560000.00003" calcext:value-type="float">
            <text:p>560000.00003</text:p>
          </table:table-cell>
          <table:table-cell office:value-type="float" office:value="572633.715827523" calcext:value-type="float">
            <text:p>572633.715827523</text:p>
          </table:table-cell>
          <table:table-cell office:value-type="float" office:value="515998.95358034" calcext:value-type="float">
            <text:p>515998.95358034</text:p>
          </table:table-cell>
          <table:table-cell office:value-type="float" office:value="540998.95358134" calcext:value-type="float">
            <text:p>540998.95358134</text:p>
          </table:table-cell>
          <table:table-cell office:value-type="float" office:value="560000.00003" calcext:value-type="float">
            <text:p>560000.00003</text:p>
          </table:table-cell>
          <table:table-cell office:value-type="float" office:value="486885.272963408" calcext:value-type="float">
            <text:p>486885.272963408</text:p>
          </table:table-cell>
          <table:table-cell office:value-type="float" office:value="450000.022665726" calcext:value-type="float">
            <text:p>450000.022665726</text:p>
          </table:table-cell>
          <table:table-cell office:value-type="float" office:value="463597.59593257" calcext:value-type="float">
            <text:p>463597.59593257</text:p>
          </table:table-cell>
          <table:table-cell office:value-type="float" office:value="507013.903070671" calcext:value-type="float">
            <text:p>507013.903070671</text:p>
          </table:table-cell>
          <table:table-cell office:value-type="float" office:value="560000.000065" calcext:value-type="float">
            <text:p>560000.000065</text:p>
          </table:table-cell>
          <table:table-cell table:number-columns-repeated="2" office:value-type="float" office:value="657334.13569697" calcext:value-type="float">
            <text:p>657334.13569697</text:p>
          </table:table-cell>
          <table:table-cell office:value-type="float" office:value="519924.989861712" calcext:value-type="float">
            <text:p>519924.989861712</text:p>
          </table:table-cell>
          <table:table-cell office:value-type="float" office:value="541056.063641872" calcext:value-type="float">
            <text:p>541056.063641872</text:p>
          </table:table-cell>
          <table:table-cell table:number-columns-repeated="2" office:value-type="float" office:value="465197.59593257" calcext:value-type="float">
            <text:p>465197.595932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38822.809347461" calcext:value-type="float">
            <text:p>438822.809347461</text:p>
          </table:table-cell>
          <table:table-cell office:value-type="float" office:value="499999.994939" calcext:value-type="float">
            <text:p>499999.994939</text:p>
          </table:table-cell>
          <table:table-cell office:value-type="float" office:value="457523.820858473" calcext:value-type="float">
            <text:p>457523.820858473</text:p>
          </table:table-cell>
          <table:table-cell table:number-columns-repeated="2" office:value-type="float" office:value="499999.996938583" calcext:value-type="float">
            <text:p>499999.996938583</text:p>
          </table:table-cell>
          <table:table-cell office:value-type="float" office:value="499996.624980458" calcext:value-type="float">
            <text:p>499996.624980458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9996.624980458" calcext:value-type="float">
            <text:p>449996.624980458</text:p>
          </table:table-cell>
          <table:table-cell office:value-type="float" office:value="445439.445574609" calcext:value-type="float">
            <text:p>445439.445574609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9996.624980458" calcext:value-type="float">
            <text:p>449996.624980458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10251.812220202" calcext:value-type="float">
            <text:p>510251.812220202</text:p>
          </table:table-cell>
          <table:table-cell table:number-columns-repeated="2" office:value-type="float" office:value="560000" calcext:value-type="float">
            <text:p>560000</text:p>
          </table:table-cell>
          <table:table-cell office:value-type="float" office:value="589593.860911386" calcext:value-type="float">
            <text:p>589593.860911386</text:p>
          </table:table-cell>
          <table:table-cell office:value-type="float" office:value="616241.43848883" calcext:value-type="float">
            <text:p>616241.43848883</text:p>
          </table:table-cell>
          <table:table-cell office:value-type="float" office:value="600401.9" calcext:value-type="float">
            <text:p>600401.9</text:p>
          </table:table-cell>
          <table:table-cell office:value-type="float" office:value="670941.343796715" calcext:value-type="float">
            <text:p>670941.343796715</text:p>
          </table:table-cell>
          <table:table-cell office:value-type="float" office:value="600230.01577393" calcext:value-type="float">
            <text:p>600230.01577393</text:p>
          </table:table-cell>
          <table:table-cell office:value-type="float" office:value="560000" calcext:value-type="float">
            <text:p>560000</text:p>
          </table:table-cell>
          <table:table-cell office:value-type="float" office:value="658024.764400627" calcext:value-type="float">
            <text:p>658024.764400627</text:p>
          </table:table-cell>
          <table:table-cell office:value-type="float" office:value="600017.817773263" calcext:value-type="float">
            <text:p>600017.817773263</text:p>
          </table:table-cell>
          <table:table-cell office:value-type="float" office:value="570159.291650442" calcext:value-type="float">
            <text:p>570159.291650442</text:p>
          </table:table-cell>
          <table:table-cell office:value-type="float" office:value="600017.880685563" calcext:value-type="float">
            <text:p>600017.880685563</text:p>
          </table:table-cell>
          <table:table-cell office:value-type="float" office:value="580000" calcext:value-type="float">
            <text:p>580000</text:p>
          </table:table-cell>
          <table:table-cell office:value-type="float" office:value="616130.136069813" calcext:value-type="float">
            <text:p>616130.136069813</text:p>
          </table:table-cell>
          <table:table-cell office:value-type="float" office:value="616000.136069813" calcext:value-type="float">
            <text:p>616000.136069813</text:p>
          </table:table-cell>
          <table:table-cell office:value-type="float" office:value="670000" calcext:value-type="float">
            <text:p>670000</text:p>
          </table:table-cell>
          <table:table-cell office:value-type="float" office:value="600000.155850683" calcext:value-type="float">
            <text:p>600000.155850683</text:p>
          </table:table-cell>
          <table:table-cell office:value-type="float" office:value="635652.273442096" calcext:value-type="float">
            <text:p>635652.273442096</text:p>
          </table:table-cell>
          <table:table-cell office:value-type="float" office:value="589999.985247" calcext:value-type="float">
            <text:p>589999.985247</text:p>
          </table:table-cell>
          <table:table-cell office:value-type="float" office:value="642335.061763864" calcext:value-type="float">
            <text:p>642335.061763864</text:p>
          </table:table-cell>
          <table:table-cell office:value-type="float" office:value="666818.163518886" calcext:value-type="float">
            <text:p>666818.163518886</text:p>
          </table:table-cell>
          <table:table-cell office:value-type="float" office:value="663046.792267786" calcext:value-type="float">
            <text:p>663046.792267786</text:p>
          </table:table-cell>
          <table:table-cell office:value-type="float" office:value="672524.353877598" calcext:value-type="float">
            <text:p>672524.353877598</text:p>
          </table:table-cell>
          <table:table-cell table:number-columns-repeated="2" office:value-type="float" office:value="672784.621742529" calcext:value-type="float">
            <text:p>672784.621742529</text:p>
          </table:table-cell>
          <table:table-cell office:value-type="float" office:value="801052.59493257" calcext:value-type="float">
            <text:p>801052.59493257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604935.269392526" calcext:value-type="float">
            <text:p>604935.269392526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29999.99603201" calcext:value-type="float">
            <text:p>529999.99603201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641538.07857476" calcext:value-type="float">
            <text:p>641538.07857476</text:p>
          </table:table-cell>
          <table:table-cell table:number-columns-repeated="2" office:value-type="float" office:value="560000.00001" calcext:value-type="float">
            <text:p>560000.00001</text:p>
          </table:table-cell>
          <table:table-cell office:value-type="float" office:value="604545.93787112" calcext:value-type="float">
            <text:p>604545.93787112</text:p>
          </table:table-cell>
          <table:table-cell office:value-type="float" office:value="601582.81731047" calcext:value-type="float">
            <text:p>601582.81731047</text:p>
          </table:table-cell>
          <table:table-cell office:value-type="float" office:value="509998.6390649" calcext:value-type="float">
            <text:p>509998.6390649</text:p>
          </table:table-cell>
          <table:table-cell office:value-type="float" office:value="549999.782779706" calcext:value-type="float">
            <text:p>549999.782779706</text:p>
          </table:table-cell>
          <table:table-cell table:number-columns-repeated="6" office:value-type="float" office:value="560000.00003" calcext:value-type="float">
            <text:p>560000.00003</text:p>
          </table:table-cell>
          <table:table-cell office:value-type="float" office:value="514911.111853172" calcext:value-type="float">
            <text:p>514911.111853172</text:p>
          </table:table-cell>
          <table:table-cell office:value-type="float" office:value="522020.111853172" calcext:value-type="float">
            <text:p>522020.111853172</text:p>
          </table:table-cell>
          <table:table-cell office:value-type="float" office:value="560000.00003" calcext:value-type="float">
            <text:p>560000.00003</text:p>
          </table:table-cell>
          <table:table-cell office:value-type="float" office:value="507409.928727406" calcext:value-type="float">
            <text:p>507409.928727406</text:p>
          </table:table-cell>
          <table:table-cell office:value-type="float" office:value="474427.264756276" calcext:value-type="float">
            <text:p>474427.264756276</text:p>
          </table:table-cell>
          <table:table-cell office:value-type="float" office:value="533288.613846105" calcext:value-type="float">
            <text:p>533288.613846105</text:p>
          </table:table-cell>
          <table:table-cell office:value-type="float" office:value="459838.63426899" calcext:value-type="float">
            <text:p>459838.63426899</text:p>
          </table:table-cell>
          <table:table-cell office:value-type="float" office:value="429595.189568054" calcext:value-type="float">
            <text:p>429595.189568054</text:p>
          </table:table-cell>
          <table:table-cell office:value-type="float" office:value="458340.58502855" calcext:value-type="float">
            <text:p>458340.58502855</text:p>
          </table:table-cell>
          <table:table-cell office:value-type="float" office:value="465000" calcext:value-type="float">
            <text:p>465000</text:p>
          </table:table-cell>
          <table:table-cell office:value-type="float" office:value="453697.59593257" calcext:value-type="float">
            <text:p>453697.59593257</text:p>
          </table:table-cell>
          <table:table-cell table:number-columns-repeated="2" office:value-type="float" office:value="560000.000065" calcext:value-type="float">
            <text:p>560000.000065</text:p>
          </table:table-cell>
          <table:table-cell office:value-type="float" office:value="493614.254488169" calcext:value-type="float">
            <text:p>493614.254488169</text:p>
          </table:table-cell>
          <table:table-cell office:value-type="float" office:value="500004.989861712" calcext:value-type="float">
            <text:p>500004.989861712</text:p>
          </table:table-cell>
          <table:table-cell table:number-columns-repeated="2" office:value-type="float" office:value="450000.050085726" calcext:value-type="float">
            <text:p>450000.050085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35999.999076" calcext:value-type="float">
            <text:p>435999.999076</text:p>
          </table:table-cell>
          <table:table-cell office:value-type="float" office:value="457523.820858473" calcext:value-type="float">
            <text:p>457523.820858473</text:p>
          </table:table-cell>
          <table:table-cell office:value-type="float" office:value="449999.992824575" calcext:value-type="float">
            <text:p>449999.992824575</text:p>
          </table:table-cell>
          <table:table-cell table:number-columns-repeated="2" office:value-type="float" office:value="499999.994939" calcext:value-type="float">
            <text:p>499999.994939</text:p>
          </table:table-cell>
          <table:table-cell office:value-type="float" office:value="479635.796132564" calcext:value-type="float">
            <text:p>479635.796132564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45439.445574609" calcext:value-type="float">
            <text:p>445439.445574609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5439.445574609" calcext:value-type="float">
            <text:p>445439.445574609</text:p>
          </table:table-cell>
          <table:table-cell office:value-type="float" office:value="470312.476789213" calcext:value-type="float">
            <text:p>470312.476789213</text:p>
          </table:table-cell>
          <table:table-cell office:value-type="float" office:value="510251.812220202" calcext:value-type="float">
            <text:p>510251.812220202</text:p>
          </table:table-cell>
          <table:table-cell office:value-type="float" office:value="500000.004137971" calcext:value-type="float">
            <text:p>500000.004137971</text:p>
          </table:table-cell>
          <table:table-cell table:number-columns-repeated="2" office:value-type="float" office:value="529999.99602191" calcext:value-type="float">
            <text:p>529999.99602191</text:p>
          </table:table-cell>
          <table:table-cell office:value-type="float" office:value="589059.103800322" calcext:value-type="float">
            <text:p>589059.103800322</text:p>
          </table:table-cell>
          <table:table-cell table:number-columns-repeated="2" office:value-type="float" office:value="600230.01477393" calcext:value-type="float">
            <text:p>600230.01477393</text:p>
          </table:table-cell>
          <table:table-cell office:value-type="float" office:value="664368.798267172" calcext:value-type="float">
            <text:p>664368.798267172</text:p>
          </table:table-cell>
          <table:table-cell office:value-type="float" office:value="572995.243248042" calcext:value-type="float">
            <text:p>572995.243248042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87845.233187158" calcext:value-type="float">
            <text:p>587845.233187158</text:p>
          </table:table-cell>
          <table:table-cell office:value-type="float" office:value="560000" calcext:value-type="float">
            <text:p>560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60000" calcext:value-type="float">
            <text:p>560000</text:p>
          </table:table-cell>
          <table:table-cell table:number-columns-repeated="2" office:value-type="float" office:value="580000" calcext:value-type="float">
            <text:p>580000</text:p>
          </table:table-cell>
          <table:table-cell office:value-type="float" office:value="600000.146079813" calcext:value-type="float">
            <text:p>600000.146079813</text:p>
          </table:table-cell>
          <table:table-cell office:value-type="float" office:value="560000" calcext:value-type="float">
            <text:p>560000</text:p>
          </table:table-cell>
          <table:table-cell office:value-type="float" office:value="589999.985247" calcext:value-type="float">
            <text:p>589999.985247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89999.985347" calcext:value-type="float">
            <text:p>589999.985347</text:p>
          </table:table-cell>
          <table:table-cell office:value-type="float" office:value="658069.129478414" calcext:value-type="float">
            <text:p>658069.129478414</text:p>
          </table:table-cell>
          <table:table-cell office:value-type="float" office:value="649551.069663344" calcext:value-type="float">
            <text:p>649551.069663344</text:p>
          </table:table-cell>
          <table:table-cell office:value-type="float" office:value="670941.343806715" calcext:value-type="float">
            <text:p>670941.343806715</text:p>
          </table:table-cell>
          <table:table-cell table:number-columns-repeated="2" office:value-type="float" office:value="672524.353877598" calcext:value-type="float">
            <text:p>672524.353877598</text:p>
          </table:table-cell>
          <table:table-cell office:value-type="float" office:value="657334.135666667" calcext:value-type="float">
            <text:p>657334.135666667</text:p>
          </table:table-cell>
          <table:table-cell office:value-type="float" office:value="548536.485273879" calcext:value-type="float">
            <text:p>548536.485273879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29999.99603201" calcext:value-type="float">
            <text:p>529999.99603201</text:p>
          </table:table-cell>
          <table:table-cell office:value-type="float" office:value="502840.224414944" calcext:value-type="float">
            <text:p>502840.224414944</text:p>
          </table:table-cell>
          <table:table-cell office:value-type="float" office:value="529999.99603201" calcext:value-type="float">
            <text:p>529999.99603201</text:p>
          </table:table-cell>
          <table:table-cell office:value-type="float" office:value="560000.00001" calcext:value-type="float">
            <text:p>560000.00001</text:p>
          </table:table-cell>
          <table:table-cell table:number-columns-repeated="2" office:value-type="float" office:value="529999.99603201" calcext:value-type="float">
            <text:p>529999.99603201</text:p>
          </table:table-cell>
          <table:table-cell table:number-columns-repeated="2" office:value-type="float" office:value="560000.00003" calcext:value-type="float">
            <text:p>560000.00003</text:p>
          </table:table-cell>
          <table:table-cell office:value-type="float" office:value="480286.580040597" calcext:value-type="float">
            <text:p>480286.580040597</text:p>
          </table:table-cell>
          <table:table-cell office:value-type="float" office:value="509998.6390649" calcext:value-type="float">
            <text:p>509998.6390649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532527.711484627" calcext:value-type="float">
            <text:p>532527.711484627</text:p>
          </table:table-cell>
          <table:table-cell office:value-type="float" office:value="552529.711484627" calcext:value-type="float">
            <text:p>552529.711484627</text:p>
          </table:table-cell>
          <table:table-cell office:value-type="float" office:value="555718.409934523" calcext:value-type="float">
            <text:p>555718.409934523</text:p>
          </table:table-cell>
          <table:table-cell office:value-type="float" office:value="552529.711484627" calcext:value-type="float">
            <text:p>552529.711484627</text:p>
          </table:table-cell>
          <table:table-cell office:value-type="float" office:value="529874.011460216" calcext:value-type="float">
            <text:p>529874.011460216</text:p>
          </table:table-cell>
          <table:table-cell table:number-columns-repeated="3" office:value-type="float" office:value="450000.020665727" calcext:value-type="float">
            <text:p>450000.020665727</text:p>
          </table:table-cell>
          <table:table-cell office:value-type="float" office:value="475211.037210268" calcext:value-type="float">
            <text:p>475211.037210268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486762.616869481" calcext:value-type="float">
            <text:p>486762.616869481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429017.776869481" calcext:value-type="float">
            <text:p>429017.776869481</text:p>
          </table:table-cell>
          <table:table-cell office:value-type="float" office:value="450000.022665726" calcext:value-type="float">
            <text:p>450000.022665726</text:p>
          </table:table-cell>
          <table:table-cell office:value-type="float" office:value="463597.59593257" calcext:value-type="float">
            <text:p>463597.59593257</text:p>
          </table:table-cell>
          <table:table-cell office:value-type="float" office:value="450000.050085726" calcext:value-type="float">
            <text:p>450000.050085726</text:p>
          </table:table-cell>
          <table:table-cell office:value-type="float" office:value="462197.59593257" calcext:value-type="float">
            <text:p>462197.59593257</text:p>
          </table:table-cell>
          <table:table-cell office:value-type="float" office:value="500309.604103201" calcext:value-type="float">
            <text:p>500309.604103201</text:p>
          </table:table-cell>
          <table:table-cell office:value-type="float" office:value="491905.433009448" calcext:value-type="float">
            <text:p>491905.433009448</text:p>
          </table:table-cell>
          <table:table-cell office:value-type="float" office:value="465197.59593257" calcext:value-type="float">
            <text:p>465197.59593257</text:p>
          </table:table-cell>
          <table:table-cell office:value-type="float" office:value="411786.875" calcext:value-type="float">
            <text:p>411786.875</text:p>
          </table:table-cell>
          <table:table-cell office:value-type="float" office:value="430057.00644519" calcext:value-type="float">
            <text:p>430057.006445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00439.99810878" calcext:value-type="float">
            <text:p>400439.99810878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57523.820858473" calcext:value-type="float">
            <text:p>457523.820858473</text:p>
          </table:table-cell>
          <table:table-cell office:value-type="float" office:value="499996.624980458" calcext:value-type="float">
            <text:p>499996.624980458</text:p>
          </table:table-cell>
          <table:table-cell office:value-type="float" office:value="457523.820858473" calcext:value-type="float">
            <text:p>457523.820858473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2991.823206135" calcext:value-type="float">
            <text:p>432991.823206135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499999.996938583" calcext:value-type="float">
            <text:p>499999.996938583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510251.812220202" calcext:value-type="float">
            <text:p>510251.812220202</text:p>
          </table:table-cell>
          <table:table-cell office:value-type="float" office:value="526589.348745683" calcext:value-type="float">
            <text:p>526589.348745683</text:p>
          </table:table-cell>
          <table:table-cell table:number-columns-repeated="2" office:value-type="float" office:value="560000" calcext:value-type="float">
            <text:p>560000</text:p>
          </table:table-cell>
          <table:table-cell office:value-type="float" office:value="582357.367889986" calcext:value-type="float">
            <text:p>582357.367889986</text:p>
          </table:table-cell>
          <table:table-cell office:value-type="float" office:value="600230.01577393" calcext:value-type="float">
            <text:p>600230.01577393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73024.764400627" calcext:value-type="float">
            <text:p>573024.764400627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70500.950851383" calcext:value-type="float">
            <text:p>570500.950851383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60999.885111383" calcext:value-type="float">
            <text:p>560999.885111383</text:p>
          </table:table-cell>
          <table:table-cell office:value-type="float" office:value="558116.696793921" calcext:value-type="float">
            <text:p>558116.696793921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90999.885111383" calcext:value-type="float">
            <text:p>590999.885111383</text:p>
          </table:table-cell>
          <table:table-cell office:value-type="float" office:value="614999.885111383" calcext:value-type="float">
            <text:p>614999.885111383</text:p>
          </table:table-cell>
          <table:table-cell office:value-type="float" office:value="662242.79929578" calcext:value-type="float">
            <text:p>662242.79929578</text:p>
          </table:table-cell>
          <table:table-cell table:number-columns-repeated="2" office:value-type="float" office:value="670941.343806715" calcext:value-type="float">
            <text:p>670941.343806715</text:p>
          </table:table-cell>
          <table:table-cell office:value-type="float" office:value="656442.83217459" calcext:value-type="float">
            <text:p>656442.83217459</text:p>
          </table:table-cell>
          <table:table-cell table:number-columns-repeated="2" office:value-type="float" office:value="529999.99603201" calcext:value-type="float">
            <text:p>529999.99603201</text:p>
          </table:table-cell>
          <table:table-cell office:value-type="float" office:value="494414.842324104" calcext:value-type="float">
            <text:p>494414.842324104</text:p>
          </table:table-cell>
          <table:table-cell table:number-columns-repeated="2" office:value-type="float" office:value="483000.093637" calcext:value-type="float">
            <text:p>483000.093637</text:p>
          </table:table-cell>
          <table:table-cell office:value-type="float" office:value="529999.99603201" calcext:value-type="float">
            <text:p>529999.99603201</text:p>
          </table:table-cell>
          <table:table-cell table:number-columns-repeated="2" office:value-type="float" office:value="509998.6390649" calcext:value-type="float">
            <text:p>509998.6390649</text:p>
          </table:table-cell>
          <table:table-cell office:value-type="float" office:value="529999.99605201" calcext:value-type="float">
            <text:p>529999.99605201</text:p>
          </table:table-cell>
          <table:table-cell office:value-type="float" office:value="509998.6390649" calcext:value-type="float">
            <text:p>509998.6390649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478886.580040597" calcext:value-type="float">
            <text:p>478886.580040597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505275.779470888" calcext:value-type="float">
            <text:p>505275.779470888</text:p>
          </table:table-cell>
          <table:table-cell office:value-type="float" office:value="476036.111853172" calcext:value-type="float">
            <text:p>476036.111853172</text:p>
          </table:table-cell>
          <table:table-cell office:value-type="float" office:value="498363.111853172" calcext:value-type="float">
            <text:p>498363.111853172</text:p>
          </table:table-cell>
          <table:table-cell office:value-type="float" office:value="514911.111853172" calcext:value-type="float">
            <text:p>514911.111853172</text:p>
          </table:table-cell>
          <table:table-cell table:number-columns-repeated="2" office:value-type="float" office:value="434999.792779806" calcext:value-type="float">
            <text:p>434999.792779806</text:p>
          </table:table-cell>
          <table:table-cell office:value-type="float" office:value="445187.212855955" calcext:value-type="float">
            <text:p>445187.212855955</text:p>
          </table:table-cell>
          <table:table-cell office:value-type="float" office:value="460500.375395956" calcext:value-type="float">
            <text:p>460500.375395956</text:p>
          </table:table-cell>
          <table:table-cell office:value-type="float" office:value="405067.964018791" calcext:value-type="float">
            <text:p>405067.964018791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432834.906869481" calcext:value-type="float">
            <text:p>432834.906869481</text:p>
          </table:table-cell>
          <table:table-cell office:value-type="float" office:value="415835.296639107" calcext:value-type="float">
            <text:p>415835.296639107</text:p>
          </table:table-cell>
          <table:table-cell office:value-type="float" office:value="407703.776869481" calcext:value-type="float">
            <text:p>407703.776869481</text:p>
          </table:table-cell>
          <table:table-cell office:value-type="float" office:value="450461.77" calcext:value-type="float">
            <text:p>450461.77</text:p>
          </table:table-cell>
          <table:table-cell office:value-type="float" office:value="430141.11946449" calcext:value-type="float">
            <text:p>430141.11946449</text:p>
          </table:table-cell>
          <table:table-cell office:value-type="float" office:value="450000.050085726" calcext:value-type="float">
            <text:p>450000.050085726</text:p>
          </table:table-cell>
          <table:table-cell office:value-type="float" office:value="462197.59593257" calcext:value-type="float">
            <text:p>462197.59593257</text:p>
          </table:table-cell>
          <table:table-cell office:value-type="float" office:value="465197.59593257" calcext:value-type="float">
            <text:p>465197.59593257</text:p>
          </table:table-cell>
          <table:table-cell office:value-type="float" office:value="450000.050085726" calcext:value-type="float">
            <text:p>450000.050085726</text:p>
          </table:table-cell>
          <table:table-cell office:value-type="float" office:value="384868.436783144" calcext:value-type="float">
            <text:p>384868.436783144</text:p>
          </table:table-cell>
          <table:table-cell office:value-type="float" office:value="420291.738622591" calcext:value-type="float">
            <text:p>420291.738622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99999.99895" calcext:value-type="float">
            <text:p>399999.99895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57523.820858473" calcext:value-type="float">
            <text:p>457523.820858473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25000.1496" calcext:value-type="float">
            <text:p>425000.1496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64067.019454019" calcext:value-type="float">
            <text:p>464067.019454019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465313.08947415" calcext:value-type="float">
            <text:p>465313.08947415</text:p>
          </table:table-cell>
          <table:table-cell office:value-type="float" office:value="488717.613559403" calcext:value-type="float">
            <text:p>488717.613559403</text:p>
          </table:table-cell>
          <table:table-cell office:value-type="float" office:value="480013.378393867" calcext:value-type="float">
            <text:p>480013.378393867</text:p>
          </table:table-cell>
          <table:table-cell office:value-type="float" office:value="550000.054526506" calcext:value-type="float">
            <text:p>550000.054526506</text:p>
          </table:table-cell>
          <table:table-cell office:value-type="float" office:value="539000.054526506" calcext:value-type="float">
            <text:p>539000.054526506</text:p>
          </table:table-cell>
          <table:table-cell office:value-type="float" office:value="575001" calcext:value-type="float">
            <text:p>57500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2124.154915523" calcext:value-type="float">
            <text:p>552124.154915523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60000" calcext:value-type="float">
            <text:p>560000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52124.154915523" calcext:value-type="float">
            <text:p>552124.154915523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52124.154925523" calcext:value-type="float">
            <text:p>552124.154925523</text:p>
          </table:table-cell>
          <table:table-cell office:value-type="float" office:value="558116.696793921" calcext:value-type="float">
            <text:p>558116.696793921</text:p>
          </table:table-cell>
          <table:table-cell office:value-type="float" office:value="579999.985347" calcext:value-type="float">
            <text:p>579999.985347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71311.160623912" calcext:value-type="float">
            <text:p>571311.160623912</text:p>
          </table:table-cell>
          <table:table-cell office:value-type="float" office:value="659442.83217459" calcext:value-type="float">
            <text:p>659442.83217459</text:p>
          </table:table-cell>
          <table:table-cell office:value-type="float" office:value="657442.83217459" calcext:value-type="float">
            <text:p>657442.83217459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493015.460482234" calcext:value-type="float">
            <text:p>493015.460482234</text:p>
          </table:table-cell>
          <table:table-cell table:number-columns-repeated="2" office:value-type="float" office:value="483000.093637" calcext:value-type="float">
            <text:p>483000.093637</text:p>
          </table:table-cell>
          <table:table-cell office:value-type="float" office:value="456847.12803855" calcext:value-type="float">
            <text:p>456847.12803855</text:p>
          </table:table-cell>
          <table:table-cell office:value-type="float" office:value="460000.310938727" calcext:value-type="float">
            <text:p>460000.310938727</text:p>
          </table:table-cell>
          <table:table-cell office:value-type="float" office:value="484843.270237091" calcext:value-type="float">
            <text:p>484843.270237091</text:p>
          </table:table-cell>
          <table:table-cell office:value-type="float" office:value="483000.095057" calcext:value-type="float">
            <text:p>483000.095057</text:p>
          </table:table-cell>
          <table:table-cell office:value-type="float" office:value="486920.672447809" calcext:value-type="float">
            <text:p>486920.672447809</text:p>
          </table:table-cell>
          <table:table-cell office:value-type="float" office:value="509998.6390649" calcext:value-type="float">
            <text:p>509998.6390649</text:p>
          </table:table-cell>
          <table:table-cell office:value-type="float" office:value="484799.99605201" calcext:value-type="float">
            <text:p>484799.99605201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71767.813" calcext:value-type="float">
            <text:p>471767.813</text:p>
          </table:table-cell>
          <table:table-cell office:value-type="float" office:value="437527.200567627" calcext:value-type="float">
            <text:p>437527.200567627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472529.711484627" calcext:value-type="float">
            <text:p>472529.711484627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480001.228733001" calcext:value-type="float">
            <text:p>480001.228733001</text:p>
          </table:table-cell>
          <table:table-cell office:value-type="float" office:value="400002.990965" calcext:value-type="float">
            <text:p>400002.990965</text:p>
          </table:table-cell>
          <table:table-cell office:value-type="float" office:value="392829.77583716" calcext:value-type="float">
            <text:p>392829.77583716</text:p>
          </table:table-cell>
          <table:table-cell office:value-type="float" office:value="434999.792779806" calcext:value-type="float">
            <text:p>434999.792779806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399705.467145698" calcext:value-type="float">
            <text:p>399705.467145698</text:p>
          </table:table-cell>
          <table:table-cell office:value-type="float" office:value="447048.372307297" calcext:value-type="float">
            <text:p>447048.372307297</text:p>
          </table:table-cell>
          <table:table-cell office:value-type="float" office:value="411009.045190422" calcext:value-type="float">
            <text:p>411009.045190422</text:p>
          </table:table-cell>
          <table:table-cell office:value-type="float" office:value="379148.613168119" calcext:value-type="float">
            <text:p>379148.613168119</text:p>
          </table:table-cell>
          <table:table-cell office:value-type="float" office:value="349071.217278843" calcext:value-type="float">
            <text:p>349071.217278843</text:p>
          </table:table-cell>
          <table:table-cell office:value-type="float" office:value="450000.050085726" calcext:value-type="float">
            <text:p>450000.050085726</text:p>
          </table:table-cell>
          <table:table-cell office:value-type="float" office:value="420960.548984478" calcext:value-type="float">
            <text:p>420960.548984478</text:p>
          </table:table-cell>
          <table:table-cell office:value-type="float" office:value="394487.63710449" calcext:value-type="float">
            <text:p>394487.63710449</text:p>
          </table:table-cell>
          <table:table-cell table:number-columns-repeated="2" office:value-type="float" office:value="450000.050085726" calcext:value-type="float">
            <text:p>450000.050085726</text:p>
          </table:table-cell>
          <table:table-cell office:value-type="float" office:value="435741.111484627" calcext:value-type="float">
            <text:p>435741.111484627</text:p>
          </table:table-cell>
          <table:table-cell office:value-type="float" office:value="330741.111484627" calcext:value-type="float">
            <text:p>330741.111484627</text:p>
          </table:table-cell>
          <table:table-cell office:value-type="float" office:value="411787.051" calcext:value-type="float">
            <text:p>411787.0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99999.980858472" calcext:value-type="float">
            <text:p>399999.980858472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16666.071671" calcext:value-type="float">
            <text:p>416666.071671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25000.1496" calcext:value-type="float">
            <text:p>425000.1496</text:p>
          </table:table-cell>
          <table:table-cell office:value-type="float" office:value="414950.99852864" calcext:value-type="float">
            <text:p>414950.99852864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391393.973052243" calcext:value-type="float">
            <text:p>391393.973052243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63241.799239418" calcext:value-type="float">
            <text:p>463241.799239418</text:p>
          </table:table-cell>
          <table:table-cell office:value-type="float" office:value="459996.555270458" calcext:value-type="float">
            <text:p>459996.555270458</text:p>
          </table:table-cell>
          <table:table-cell office:value-type="float" office:value="459996.505270458" calcext:value-type="float">
            <text:p>459996.505270458</text:p>
          </table:table-cell>
          <table:table-cell office:value-type="float" office:value="480013.378393867" calcext:value-type="float">
            <text:p>480013.378393867</text:p>
          </table:table-cell>
          <table:table-cell office:value-type="float" office:value="466645.808531885" calcext:value-type="float">
            <text:p>466645.808531885</text:p>
          </table:table-cell>
          <table:table-cell table:number-columns-repeated="2" office:value-type="float" office:value="529999.99602191" calcext:value-type="float">
            <text:p>529999.99602191</text:p>
          </table:table-cell>
          <table:table-cell office:value-type="float" office:value="560000" calcext:value-type="float">
            <text:p>560000</text:p>
          </table:table-cell>
          <table:table-cell table:number-columns-repeated="2" office:value-type="float" office:value="529999.99602191" calcext:value-type="float">
            <text:p>529999.99602191</text:p>
          </table:table-cell>
          <table:table-cell office:value-type="float" office:value="500000.096473946" calcext:value-type="float">
            <text:p>500000.096473946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52124.154915523" calcext:value-type="float">
            <text:p>552124.154915523</text:p>
          </table:table-cell>
          <table:table-cell office:value-type="float" office:value="558116.696783921" calcext:value-type="float">
            <text:p>558116.696783921</text:p>
          </table:table-cell>
          <table:table-cell office:value-type="float" office:value="552124.154915523" calcext:value-type="float">
            <text:p>552124.154915523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58116.696793921" calcext:value-type="float">
            <text:p>558116.696793921</text:p>
          </table:table-cell>
          <table:table-cell office:value-type="float" office:value="550999.885111383" calcext:value-type="float">
            <text:p>550999.885111383</text:p>
          </table:table-cell>
          <table:table-cell office:value-type="float" office:value="552124.154925523" calcext:value-type="float">
            <text:p>552124.154925523</text:p>
          </table:table-cell>
          <table:table-cell office:value-type="float" office:value="560000.00001" calcext:value-type="float">
            <text:p>560000.00001</text:p>
          </table:table-cell>
          <table:table-cell office:value-type="float" office:value="558116.696793921" calcext:value-type="float">
            <text:p>558116.696793921</text:p>
          </table:table-cell>
          <table:table-cell table:number-columns-repeated="3" office:value-type="float" office:value="560000.00001" calcext:value-type="float">
            <text:p>560000.00001</text:p>
          </table:table-cell>
          <table:table-cell office:value-type="float" office:value="529999.99603201" calcext:value-type="float">
            <text:p>529999.99603201</text:p>
          </table:table-cell>
          <table:table-cell office:value-type="float" office:value="483000.093637" calcext:value-type="float">
            <text:p>483000.093637</text:p>
          </table:table-cell>
          <table:table-cell office:value-type="float" office:value="470000.985347" calcext:value-type="float">
            <text:p>470000.985347</text:p>
          </table:table-cell>
          <table:table-cell office:value-type="float" office:value="470000.988746753" calcext:value-type="float">
            <text:p>470000.988746753</text:p>
          </table:table-cell>
          <table:table-cell table:number-columns-repeated="2" office:value-type="float" office:value="450026.086785789" calcext:value-type="float">
            <text:p>450026.086785789</text:p>
          </table:table-cell>
          <table:table-cell office:value-type="float" office:value="483000.095057" calcext:value-type="float">
            <text:p>483000.095057</text:p>
          </table:table-cell>
          <table:table-cell office:value-type="float" office:value="474999.98950001" calcext:value-type="float">
            <text:p>474999.98950001</text:p>
          </table:table-cell>
          <table:table-cell office:value-type="float" office:value="483000.095057" calcext:value-type="float">
            <text:p>483000.095057</text:p>
          </table:table-cell>
          <table:table-cell office:value-type="float" office:value="478795.591981218" calcext:value-type="float">
            <text:p>478795.591981218</text:p>
          </table:table-cell>
          <table:table-cell office:value-type="float" office:value="481424.580040597" calcext:value-type="float">
            <text:p>481424.580040597</text:p>
          </table:table-cell>
          <table:table-cell office:value-type="float" office:value="425694.739525793" calcext:value-type="float">
            <text:p>425694.739525793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421767.813" calcext:value-type="float">
            <text:p>421767.813</text:p>
          </table:table-cell>
          <table:table-cell office:value-type="float" office:value="400001.228733001" calcext:value-type="float">
            <text:p>400001.228733001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400001.228733001" calcext:value-type="float">
            <text:p>400001.228733001</text:p>
          </table:table-cell>
          <table:table-cell office:value-type="float" office:value="450000.020665727" calcext:value-type="float">
            <text:p>450000.020665727</text:p>
          </table:table-cell>
          <table:table-cell office:value-type="float" office:value="392829.77583716" calcext:value-type="float">
            <text:p>392829.77583716</text:p>
          </table:table-cell>
          <table:table-cell office:value-type="float" office:value="361165.132218518" calcext:value-type="float">
            <text:p>361165.132218518</text:p>
          </table:table-cell>
          <table:table-cell office:value-type="float" office:value="382829.77583716" calcext:value-type="float">
            <text:p>382829.77583716</text:p>
          </table:table-cell>
          <table:table-cell office:value-type="float" office:value="412058.6390649" calcext:value-type="float">
            <text:p>412058.6390649</text:p>
          </table:table-cell>
          <table:table-cell office:value-type="float" office:value="393899.791779806" calcext:value-type="float">
            <text:p>393899.791779806</text:p>
          </table:table-cell>
          <table:table-cell office:value-type="float" office:value="420727.696561125" calcext:value-type="float">
            <text:p>420727.696561125</text:p>
          </table:table-cell>
          <table:table-cell office:value-type="float" office:value="364899.791779806" calcext:value-type="float">
            <text:p>364899.791779806</text:p>
          </table:table-cell>
          <table:table-cell office:value-type="float" office:value="356374.775585073" calcext:value-type="float">
            <text:p>356374.775585073</text:p>
          </table:table-cell>
          <table:table-cell office:value-type="float" office:value="333344.924832629" calcext:value-type="float">
            <text:p>333344.924832629</text:p>
          </table:table-cell>
          <table:table-cell office:value-type="float" office:value="430340.51509064" calcext:value-type="float">
            <text:p>430340.51509064</text:p>
          </table:table-cell>
          <table:table-cell office:value-type="float" office:value="414320.054344637" calcext:value-type="float">
            <text:p>414320.054344637</text:p>
          </table:table-cell>
          <table:table-cell office:value-type="float" office:value="384424.477" calcext:value-type="float">
            <text:p>384424.477</text:p>
          </table:table-cell>
          <table:table-cell office:value-type="float" office:value="424684.894" calcext:value-type="float">
            <text:p>424684.894</text:p>
          </table:table-cell>
          <table:table-cell office:value-type="float" office:value="449465.14" calcext:value-type="float">
            <text:p>449465.14</text:p>
          </table:table-cell>
          <table:table-cell office:value-type="float" office:value="411786.562" calcext:value-type="float">
            <text:p>411786.562</text:p>
          </table:table-cell>
          <table:table-cell office:value-type="float" office:value="325001.91359528" calcext:value-type="float">
            <text:p>325001.91359528</text:p>
          </table:table-cell>
          <table:table-cell office:value-type="float" office:value="374868.436783144" calcext:value-type="float">
            <text:p>374868.436783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94999.850153156" calcext:value-type="float">
            <text:p>394999.850153156</text:p>
          </table:table-cell>
          <table:table-cell table:number-columns-repeated="2" office:value-type="float" office:value="400439.99810878" calcext:value-type="float">
            <text:p>400439.99810878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20011.820858473" calcext:value-type="float">
            <text:p>420011.820858473</text:p>
          </table:table-cell>
          <table:table-cell office:value-type="float" office:value="414512.071671" calcext:value-type="float">
            <text:p>414512.071671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394899.850153156" calcext:value-type="float">
            <text:p>394899.850153156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55749.347038353" calcext:value-type="float">
            <text:p>455749.347038353</text:p>
          </table:table-cell>
          <table:table-cell office:value-type="float" office:value="457771.204583115" calcext:value-type="float">
            <text:p>457771.204583115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459996.495270458" calcext:value-type="float">
            <text:p>459996.495270458</text:p>
          </table:table-cell>
          <table:table-cell office:value-type="float" office:value="523622.410313159" calcext:value-type="float">
            <text:p>523622.410313159</text:p>
          </table:table-cell>
          <table:table-cell office:value-type="float" office:value="524250.861621503" calcext:value-type="float">
            <text:p>524250.861621503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498402.031" calcext:value-type="float">
            <text:p>498402.031</text:p>
          </table:table-cell>
          <table:table-cell office:value-type="float" office:value="487402.031" calcext:value-type="float">
            <text:p>487402.031</text:p>
          </table:table-cell>
          <table:table-cell office:value-type="float" office:value="466646.019531886" calcext:value-type="float">
            <text:p>466646.019531886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30000" calcext:value-type="float">
            <text:p>530000</text:p>
          </table:table-cell>
          <table:table-cell office:value-type="float" office:value="552124.154915523" calcext:value-type="float">
            <text:p>552124.154915523</text:p>
          </table:table-cell>
          <table:table-cell table:number-columns-repeated="2" office:value-type="float" office:value="550000.02" calcext:value-type="float">
            <text:p>550000.02</text:p>
          </table:table-cell>
          <table:table-cell office:value-type="float" office:value="552124.154915523" calcext:value-type="float">
            <text:p>552124.154915523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52124.154925523" calcext:value-type="float">
            <text:p>552124.154925523</text:p>
          </table:table-cell>
          <table:table-cell office:value-type="float" office:value="529999.99603191" calcext:value-type="float">
            <text:p>529999.99603191</text:p>
          </table:table-cell>
          <table:table-cell office:value-type="float" office:value="540999.885111383" calcext:value-type="float">
            <text:p>540999.885111383</text:p>
          </table:table-cell>
          <table:table-cell office:value-type="float" office:value="558116.696793921" calcext:value-type="float">
            <text:p>558116.696793921</text:p>
          </table:table-cell>
          <table:table-cell office:value-type="float" office:value="552124.154925523" calcext:value-type="float">
            <text:p>552124.154925523</text:p>
          </table:table-cell>
          <table:table-cell table:number-columns-repeated="3" office:value-type="float" office:value="558116.696793921" calcext:value-type="float">
            <text:p>558116.696793921</text:p>
          </table:table-cell>
          <table:table-cell office:value-type="float" office:value="493015.460482234" calcext:value-type="float">
            <text:p>493015.460482234</text:p>
          </table:table-cell>
          <table:table-cell office:value-type="float" office:value="470000.985347" calcext:value-type="float">
            <text:p>470000.985347</text:p>
          </table:table-cell>
          <table:table-cell office:value-type="float" office:value="463527.934668372" calcext:value-type="float">
            <text:p>463527.934668372</text:p>
          </table:table-cell>
          <table:table-cell office:value-type="float" office:value="450026.086785789" calcext:value-type="float">
            <text:p>450026.086785789</text:p>
          </table:table-cell>
          <table:table-cell table:number-columns-repeated="2" office:value-type="float" office:value="450000.019664726" calcext:value-type="float">
            <text:p>450000.019664726</text:p>
          </table:table-cell>
          <table:table-cell office:value-type="float" office:value="474999.98950001" calcext:value-type="float">
            <text:p>474999.98950001</text:p>
          </table:table-cell>
          <table:table-cell office:value-type="float" office:value="460000.290429637" calcext:value-type="float">
            <text:p>460000.290429637</text:p>
          </table:table-cell>
          <table:table-cell office:value-type="float" office:value="464999.98950001" calcext:value-type="float">
            <text:p>464999.98950001</text:p>
          </table:table-cell>
          <table:table-cell office:value-type="float" office:value="460000.290441157" calcext:value-type="float">
            <text:p>460000.290441157</text:p>
          </table:table-cell>
          <table:table-cell office:value-type="float" office:value="460000.290465457" calcext:value-type="float">
            <text:p>460000.290465457</text:p>
          </table:table-cell>
          <table:table-cell office:value-type="float" office:value="424398.782779706" calcext:value-type="float">
            <text:p>424398.782779706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00001.227732" calcext:value-type="float">
            <text:p>400001.227732</text:p>
          </table:table-cell>
          <table:table-cell office:value-type="float" office:value="392368.111853172" calcext:value-type="float">
            <text:p>392368.111853172</text:p>
          </table:table-cell>
          <table:table-cell office:value-type="float" office:value="431037.111853172" calcext:value-type="float">
            <text:p>431037.111853172</text:p>
          </table:table-cell>
          <table:table-cell office:value-type="float" office:value="450000.020665727" calcext:value-type="float">
            <text:p>450000.020665727</text:p>
          </table:table-cell>
          <table:table-cell table:number-columns-repeated="2" office:value-type="float" office:value="392829.77583716" calcext:value-type="float">
            <text:p>392829.77583716</text:p>
          </table:table-cell>
          <table:table-cell office:value-type="float" office:value="345000.315965433" calcext:value-type="float">
            <text:p>345000.315965433</text:p>
          </table:table-cell>
          <table:table-cell table:number-columns-repeated="2" office:value-type="float" office:value="350002.990965" calcext:value-type="float">
            <text:p>350002.990965</text:p>
          </table:table-cell>
          <table:table-cell office:value-type="float" office:value="404999.792779806" calcext:value-type="float">
            <text:p>404999.792779806</text:p>
          </table:table-cell>
          <table:table-cell office:value-type="float" office:value="350002.990965" calcext:value-type="float">
            <text:p>350002.990965</text:p>
          </table:table-cell>
          <table:table-cell office:value-type="float" office:value="380899.791779806" calcext:value-type="float">
            <text:p>380899.791779806</text:p>
          </table:table-cell>
          <table:table-cell office:value-type="float" office:value="350002.990965" calcext:value-type="float">
            <text:p>350002.990965</text:p>
          </table:table-cell>
          <table:table-cell office:value-type="float" office:value="350003.663247" calcext:value-type="float">
            <text:p>350003.663247</text:p>
          </table:table-cell>
          <table:table-cell office:value-type="float" office:value="330389.039115312" calcext:value-type="float">
            <text:p>330389.039115312</text:p>
          </table:table-cell>
          <table:table-cell office:value-type="float" office:value="418060.623547185" calcext:value-type="float">
            <text:p>418060.623547185</text:p>
          </table:table-cell>
          <table:table-cell office:value-type="float" office:value="398652.405" calcext:value-type="float">
            <text:p>398652.405</text:p>
          </table:table-cell>
          <table:table-cell office:value-type="float" office:value="362868.232321897" calcext:value-type="float">
            <text:p>362868.232321897</text:p>
          </table:table-cell>
          <table:table-cell office:value-type="float" office:value="424559.357669492" calcext:value-type="float">
            <text:p>424559.357669492</text:p>
          </table:table-cell>
          <table:table-cell office:value-type="float" office:value="399999.434193811" calcext:value-type="float">
            <text:p>399999.434193811</text:p>
          </table:table-cell>
          <table:table-cell office:value-type="float" office:value="408864.407923201" calcext:value-type="float">
            <text:p>408864.407923201</text:p>
          </table:table-cell>
          <table:table-cell office:value-type="float" office:value="325000.48001707" calcext:value-type="float">
            <text:p>325000.48001707</text:p>
          </table:table-cell>
          <table:table-cell office:value-type="float" office:value="350014.733765472" calcext:value-type="float">
            <text:p>350014.7337654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79999.99937" calcext:value-type="float">
            <text:p>379999.99937</text:p>
          </table:table-cell>
          <table:table-cell table:number-columns-repeated="2" office:value-type="float" office:value="399999.99895" calcext:value-type="float">
            <text:p>399999.99895</text:p>
          </table:table-cell>
          <table:table-cell office:value-type="float" office:value="416666.071671" calcext:value-type="float">
            <text:p>416666.07167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4946.444896219" calcext:value-type="float">
            <text:p>434946.444896219</text:p>
          </table:table-cell>
          <table:table-cell office:value-type="float" office:value="416666.071671" calcext:value-type="float">
            <text:p>416666.071671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394899.850153156" calcext:value-type="float">
            <text:p>394899.850153156</text:p>
          </table:table-cell>
          <table:table-cell office:value-type="float" office:value="392999.994939" calcext:value-type="float">
            <text:p>392999.994939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449996.624980458" calcext:value-type="float">
            <text:p>449996.624980458</text:p>
          </table:table-cell>
          <table:table-cell table:number-columns-repeated="2" office:value-type="float" office:value="449999.992824575" calcext:value-type="float">
            <text:p>449999.992824575</text:p>
          </table:table-cell>
          <table:table-cell office:value-type="float" office:value="459996.505270458" calcext:value-type="float">
            <text:p>459996.505270458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509863.233518134" calcext:value-type="float">
            <text:p>509863.233518134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500000.054526506" calcext:value-type="float">
            <text:p>500000.054526506</text:p>
          </table:table-cell>
          <table:table-cell office:value-type="float" office:value="486826.847093159" calcext:value-type="float">
            <text:p>486826.847093159</text:p>
          </table:table-cell>
          <table:table-cell office:value-type="float" office:value="466646.009531886" calcext:value-type="float">
            <text:p>466646.009531886</text:p>
          </table:table-cell>
          <table:table-cell office:value-type="float" office:value="455230.01577393" calcext:value-type="float">
            <text:p>455230.01577393</text:p>
          </table:table-cell>
          <table:table-cell office:value-type="float" office:value="500000.096473946" calcext:value-type="float">
            <text:p>500000.096473946</text:p>
          </table:table-cell>
          <table:table-cell table:number-columns-repeated="2" office:value-type="float" office:value="529999.99602191" calcext:value-type="float">
            <text:p>529999.99602191</text:p>
          </table:table-cell>
          <table:table-cell office:value-type="float" office:value="550000.983127981" calcext:value-type="float">
            <text:p>550000.983127981</text:p>
          </table:table-cell>
          <table:table-cell office:value-type="float" office:value="549879.07573983" calcext:value-type="float">
            <text:p>549879.07573983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15204.441860987" calcext:value-type="float">
            <text:p>515204.441860987</text:p>
          </table:table-cell>
          <table:table-cell office:value-type="float" office:value="529999.99603191" calcext:value-type="float">
            <text:p>529999.99603191</text:p>
          </table:table-cell>
          <table:table-cell office:value-type="float" office:value="493015.460482234" calcext:value-type="float">
            <text:p>493015.460482234</text:p>
          </table:table-cell>
          <table:table-cell office:value-type="float" office:value="529999.99603191" calcext:value-type="float">
            <text:p>529999.99603191</text:p>
          </table:table-cell>
          <table:table-cell office:value-type="float" office:value="552124.154925523" calcext:value-type="float">
            <text:p>552124.154925523</text:p>
          </table:table-cell>
          <table:table-cell office:value-type="float" office:value="549999.985347" calcext:value-type="float">
            <text:p>549999.985347</text:p>
          </table:table-cell>
          <table:table-cell table:number-columns-repeated="3" office:value-type="float" office:value="552124.154925523" calcext:value-type="float">
            <text:p>552124.154925523</text:p>
          </table:table-cell>
          <table:table-cell office:value-type="float" office:value="491320.385502954" calcext:value-type="float">
            <text:p>491320.385502954</text:p>
          </table:table-cell>
          <table:table-cell office:value-type="float" office:value="450000.050010008" calcext:value-type="float">
            <text:p>450000.050010008</text:p>
          </table:table-cell>
          <table:table-cell office:value-type="float" office:value="450026.046699036" calcext:value-type="float">
            <text:p>450026.046699036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30176.031379752" calcext:value-type="float">
            <text:p>430176.031379752</text:p>
          </table:table-cell>
          <table:table-cell office:value-type="float" office:value="399999.98950001" calcext:value-type="float">
            <text:p>399999.98950001</text:p>
          </table:table-cell>
          <table:table-cell office:value-type="float" office:value="472524.200567627" calcext:value-type="float">
            <text:p>472524.200567627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60000.290429637" calcext:value-type="float">
            <text:p>460000.290429637</text:p>
          </table:table-cell>
          <table:table-cell table:number-columns-repeated="2" office:value-type="float" office:value="450000.019664726" calcext:value-type="float">
            <text:p>450000.019664726</text:p>
          </table:table-cell>
          <table:table-cell office:value-type="float" office:value="402526.200567627" calcext:value-type="float">
            <text:p>402526.200567627</text:p>
          </table:table-cell>
          <table:table-cell office:value-type="float" office:value="407527.200567627" calcext:value-type="float">
            <text:p>407527.200567627</text:p>
          </table:table-cell>
          <table:table-cell office:value-type="float" office:value="389059.728040432" calcext:value-type="float">
            <text:p>389059.728040432</text:p>
          </table:table-cell>
          <table:table-cell office:value-type="float" office:value="386313.561406099" calcext:value-type="float">
            <text:p>386313.561406099</text:p>
          </table:table-cell>
          <table:table-cell table:number-columns-repeated="2" office:value-type="float" office:value="400001.228733001" calcext:value-type="float">
            <text:p>400001.228733001</text:p>
          </table:table-cell>
          <table:table-cell table:number-columns-repeated="2" office:value-type="float" office:value="346593.985709581" calcext:value-type="float">
            <text:p>346593.985709581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45000.328012343" calcext:value-type="float">
            <text:p>345000.328012343</text:p>
          </table:table-cell>
          <table:table-cell office:value-type="float" office:value="333330.681469132" calcext:value-type="float">
            <text:p>333330.681469132</text:p>
          </table:table-cell>
          <table:table-cell office:value-type="float" office:value="404670.411173164" calcext:value-type="float">
            <text:p>404670.411173164</text:p>
          </table:table-cell>
          <table:table-cell office:value-type="float" office:value="345322.198208904" calcext:value-type="float">
            <text:p>345322.198208904</text:p>
          </table:table-cell>
          <table:table-cell office:value-type="float" office:value="350002.990965" calcext:value-type="float">
            <text:p>350002.990965</text:p>
          </table:table-cell>
          <table:table-cell office:value-type="float" office:value="333344.876989849" calcext:value-type="float">
            <text:p>333344.876989849</text:p>
          </table:table-cell>
          <table:table-cell office:value-type="float" office:value="333344.924832629" calcext:value-type="float">
            <text:p>333344.924832629</text:p>
          </table:table-cell>
          <table:table-cell office:value-type="float" office:value="325000.48001707" calcext:value-type="float">
            <text:p>325000.48001707</text:p>
          </table:table-cell>
          <table:table-cell office:value-type="float" office:value="361152.79156763" calcext:value-type="float">
            <text:p>361152.79156763</text:p>
          </table:table-cell>
          <table:table-cell office:value-type="float" office:value="338570.456897335" calcext:value-type="float">
            <text:p>338570.456897335</text:p>
          </table:table-cell>
          <table:table-cell office:value-type="float" office:value="345566.322232972" calcext:value-type="float">
            <text:p>345566.322232972</text:p>
          </table:table-cell>
          <table:table-cell office:value-type="float" office:value="399083.095492744" calcext:value-type="float">
            <text:p>399083.095492744</text:p>
          </table:table-cell>
          <table:table-cell office:value-type="float" office:value="397733.095492744" calcext:value-type="float">
            <text:p>397733.095492744</text:p>
          </table:table-cell>
          <table:table-cell office:value-type="float" office:value="399999.434193811" calcext:value-type="float">
            <text:p>399999.434193811</text:p>
          </table:table-cell>
          <table:table-cell office:value-type="float" office:value="311983.656389779" calcext:value-type="float">
            <text:p>311983.656389779</text:p>
          </table:table-cell>
          <table:table-cell office:value-type="float" office:value="342030.637984353" calcext:value-type="float">
            <text:p>342030.637984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77999.998992" calcext:value-type="float">
            <text:p>377999.998992</text:p>
          </table:table-cell>
          <table:table-cell table:number-columns-repeated="2" office:value-type="float" office:value="394999.850153156" calcext:value-type="float">
            <text:p>394999.850153156</text:p>
          </table:table-cell>
          <table:table-cell office:value-type="float" office:value="400439.99810878" calcext:value-type="float">
            <text:p>400439.99810878</text:p>
          </table:table-cell>
          <table:table-cell table:number-columns-repeated="2" office:value-type="float" office:value="429853.27189075" calcext:value-type="float">
            <text:p>429853.27189075</text:p>
          </table:table-cell>
          <table:table-cell office:value-type="float" office:value="406838.055333807" calcext:value-type="float">
            <text:p>406838.055333807</text:p>
          </table:table-cell>
          <table:table-cell office:value-type="float" office:value="400010.820858472" calcext:value-type="float">
            <text:p>400010.820858472</text:p>
          </table:table-cell>
          <table:table-cell office:value-type="float" office:value="386838.055333807" calcext:value-type="float">
            <text:p>386838.055333807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76838.055333807" calcext:value-type="float">
            <text:p>376838.055333807</text:p>
          </table:table-cell>
          <table:table-cell office:value-type="float" office:value="377999.998992" calcext:value-type="float">
            <text:p>377999.998992</text:p>
          </table:table-cell>
          <table:table-cell table:number-columns-repeated="2" office:value-type="float" office:value="445439.445574609" calcext:value-type="float">
            <text:p>445439.445574609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43769.176023327" calcext:value-type="float">
            <text:p>443769.176023327</text:p>
          </table:table-cell>
          <table:table-cell office:value-type="float" office:value="466645.808531885" calcext:value-type="float">
            <text:p>466645.808531885</text:p>
          </table:table-cell>
          <table:table-cell office:value-type="float" office:value="465000" calcext:value-type="float">
            <text:p>465000</text:p>
          </table:table-cell>
          <table:table-cell office:value-type="float" office:value="467789.309700533" calcext:value-type="float">
            <text:p>467789.309700533</text:p>
          </table:table-cell>
          <table:table-cell office:value-type="float" office:value="475832.059969881" calcext:value-type="float">
            <text:p>475832.059969881</text:p>
          </table:table-cell>
          <table:table-cell office:value-type="float" office:value="459995.485270458" calcext:value-type="float">
            <text:p>459995.485270458</text:p>
          </table:table-cell>
          <table:table-cell office:value-type="float" office:value="455000" calcext:value-type="float">
            <text:p>455000</text:p>
          </table:table-cell>
          <table:table-cell office:value-type="float" office:value="466647.029532885" calcext:value-type="float">
            <text:p>466647.029532885</text:p>
          </table:table-cell>
          <table:table-cell table:number-columns-repeated="2" office:value-type="float" office:value="500000.096773946" calcext:value-type="float">
            <text:p>500000.096773946</text:p>
          </table:table-cell>
          <table:table-cell office:value-type="float" office:value="550000.02" calcext:value-type="float">
            <text:p>550000.02</text:p>
          </table:table-cell>
          <table:table-cell office:value-type="float" office:value="543024.764400627" calcext:value-type="float">
            <text:p>543024.764400627</text:p>
          </table:table-cell>
          <table:table-cell office:value-type="float" office:value="500000.096773946" calcext:value-type="float">
            <text:p>500000.096773946</text:p>
          </table:table-cell>
          <table:table-cell office:value-type="float" office:value="529999.99602191" calcext:value-type="float">
            <text:p>529999.99602191</text:p>
          </table:table-cell>
          <table:table-cell office:value-type="float" office:value="515204.441860987" calcext:value-type="float">
            <text:p>515204.441860987</text:p>
          </table:table-cell>
          <table:table-cell office:value-type="float" office:value="470999.884101383" calcext:value-type="float">
            <text:p>470999.884101383</text:p>
          </table:table-cell>
          <table:table-cell office:value-type="float" office:value="466648.147462885" calcext:value-type="float">
            <text:p>466648.147462885</text:p>
          </table:table-cell>
          <table:table-cell office:value-type="float" office:value="483000.093637" calcext:value-type="float">
            <text:p>483000.093637</text:p>
          </table:table-cell>
          <table:table-cell office:value-type="float" office:value="493015.460482234" calcext:value-type="float">
            <text:p>493015.460482234</text:p>
          </table:table-cell>
          <table:table-cell table:number-columns-repeated="4" office:value-type="float" office:value="529999.99603201" calcext:value-type="float">
            <text:p>529999.99603201</text:p>
          </table:table-cell>
          <table:table-cell office:value-type="float" office:value="549774.060768574" calcext:value-type="float">
            <text:p>549774.060768574</text:p>
          </table:table-cell>
          <table:table-cell office:value-type="float" office:value="483000.093637" calcext:value-type="float">
            <text:p>483000.093637</text:p>
          </table:table-cell>
          <table:table-cell table:number-columns-repeated="2" office:value-type="float" office:value="450000.02001" calcext:value-type="float">
            <text:p>450000.02001</text:p>
          </table:table-cell>
          <table:table-cell table:number-columns-repeated="2" office:value-type="float" office:value="400000.310938727" calcext:value-type="float">
            <text:p>400000.310938727</text:p>
          </table:table-cell>
          <table:table-cell office:value-type="float" office:value="375432.763520826" calcext:value-type="float">
            <text:p>375432.763520826</text:p>
          </table:table-cell>
          <table:table-cell office:value-type="float" office:value="460000.310938727" calcext:value-type="float">
            <text:p>460000.310938727</text:p>
          </table:table-cell>
          <table:table-cell office:value-type="float" office:value="422524.200567627" calcext:value-type="float">
            <text:p>422524.200567627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22526.200567627" calcext:value-type="float">
            <text:p>422526.200567627</text:p>
          </table:table-cell>
          <table:table-cell office:value-type="float" office:value="442526.200567627" calcext:value-type="float">
            <text:p>442526.200567627</text:p>
          </table:table-cell>
          <table:table-cell table:number-columns-repeated="2" office:value-type="float" office:value="399999.997732" calcext:value-type="float">
            <text:p>399999.997732</text:p>
          </table:table-cell>
          <table:table-cell office:value-type="float" office:value="384856.878944213" calcext:value-type="float">
            <text:p>384856.878944213</text:p>
          </table:table-cell>
          <table:table-cell office:value-type="float" office:value="383782.464963574" calcext:value-type="float">
            <text:p>383782.464963574</text:p>
          </table:table-cell>
          <table:table-cell office:value-type="float" office:value="390632.970482788" calcext:value-type="float">
            <text:p>390632.970482788</text:p>
          </table:table-cell>
          <table:table-cell office:value-type="float" office:value="392829.77583716" calcext:value-type="float">
            <text:p>392829.77583716</text:p>
          </table:table-cell>
          <table:table-cell table:number-columns-repeated="2" office:value-type="float" office:value="345000.261460533" calcext:value-type="float">
            <text:p>345000.261460533</text:p>
          </table:table-cell>
          <table:table-cell office:value-type="float" office:value="312096.865406654" calcext:value-type="float">
            <text:p>312096.865406654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25000.00576407" calcext:value-type="float">
            <text:p>325000.00576407</text:p>
          </table:table-cell>
          <table:table-cell office:value-type="float" office:value="353913.645497871" calcext:value-type="float">
            <text:p>353913.645497871</text:p>
          </table:table-cell>
          <table:table-cell office:value-type="float" office:value="333333.789145192" calcext:value-type="float">
            <text:p>333333.789145192</text:p>
          </table:table-cell>
          <table:table-cell office:value-type="float" office:value="333344.833537215" calcext:value-type="float">
            <text:p>333344.833537215</text:p>
          </table:table-cell>
          <table:table-cell office:value-type="float" office:value="330384.495511093" calcext:value-type="float">
            <text:p>330384.495511093</text:p>
          </table:table-cell>
          <table:table-cell office:value-type="float" office:value="331899.791779806" calcext:value-type="float">
            <text:p>331899.791779806</text:p>
          </table:table-cell>
          <table:table-cell office:value-type="float" office:value="321702.489527185" calcext:value-type="float">
            <text:p>321702.489527185</text:p>
          </table:table-cell>
          <table:table-cell office:value-type="float" office:value="333517.346126629" calcext:value-type="float">
            <text:p>333517.346126629</text:p>
          </table:table-cell>
          <table:table-cell office:value-type="float" office:value="333517.385242273" calcext:value-type="float">
            <text:p>333517.385242273</text:p>
          </table:table-cell>
          <table:table-cell office:value-type="float" office:value="329793.102859037" calcext:value-type="float">
            <text:p>329793.102859037</text:p>
          </table:table-cell>
          <table:table-cell office:value-type="float" office:value="325001.91354528" calcext:value-type="float">
            <text:p>325001.91354528</text:p>
          </table:table-cell>
          <table:table-cell office:value-type="float" office:value="369963.882353201" calcext:value-type="float">
            <text:p>369963.882353201</text:p>
          </table:table-cell>
          <table:table-cell office:value-type="float" office:value="393868.412783144" calcext:value-type="float">
            <text:p>393868.412783144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325000.91359528" calcext:value-type="float">
            <text:p>325000.91359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46837.193837147" calcext:value-type="float">
            <text:p>346837.193837147</text:p>
          </table:table-cell>
          <table:table-cell table:number-columns-repeated="2" office:value-type="float" office:value="379999.99937" calcext:value-type="float">
            <text:p>379999.99937</text:p>
          </table:table-cell>
          <table:table-cell office:value-type="float" office:value="399999.99895" calcext:value-type="float">
            <text:p>399999.99895</text:p>
          </table:table-cell>
          <table:table-cell table:number-columns-repeated="2" office:value-type="float" office:value="416666.071671" calcext:value-type="float">
            <text:p>416666.071671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394899.850153156" calcext:value-type="float">
            <text:p>394899.850153156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53332.5" calcext:value-type="float">
            <text:p>353332.5</text:p>
          </table:table-cell>
          <table:table-cell office:value-type="float" office:value="376838.055333807" calcext:value-type="float">
            <text:p>376838.055333807</text:p>
          </table:table-cell>
          <table:table-cell table:number-columns-repeated="2" office:value-type="float" office:value="438822.809347461" calcext:value-type="float">
            <text:p>438822.80934746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0262.752990924" calcext:value-type="float">
            <text:p>440262.752990924</text:p>
          </table:table-cell>
          <table:table-cell table:number-columns-repeated="2" office:value-type="float" office:value="459995.485270458" calcext:value-type="float">
            <text:p>459995.485270458</text:p>
          </table:table-cell>
          <table:table-cell office:value-type="float" office:value="466645.809531885" calcext:value-type="float">
            <text:p>466645.809531885</text:p>
          </table:table-cell>
          <table:table-cell office:value-type="float" office:value="466646.009531886" calcext:value-type="float">
            <text:p>466646.009531886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50000.05" calcext:value-type="float">
            <text:p>450000.05</text:p>
          </table:table-cell>
          <table:table-cell office:value-type="float" office:value="458488.06166607" calcext:value-type="float">
            <text:p>458488.06166607</text:p>
          </table:table-cell>
          <table:table-cell office:value-type="float" office:value="485760.05944299" calcext:value-type="float">
            <text:p>485760.05944299</text:p>
          </table:table-cell>
          <table:table-cell office:value-type="float" office:value="481590.25647106" calcext:value-type="float">
            <text:p>481590.25647106</text:p>
          </table:table-cell>
          <table:table-cell table:number-columns-repeated="2" office:value-type="float" office:value="529999.99602191" calcext:value-type="float">
            <text:p>529999.99602191</text:p>
          </table:table-cell>
          <table:table-cell office:value-type="float" office:value="466648.146462885" calcext:value-type="float">
            <text:p>466648.146462885</text:p>
          </table:table-cell>
          <table:table-cell office:value-type="float" office:value="500000.096773946" calcext:value-type="float">
            <text:p>500000.096773946</text:p>
          </table:table-cell>
          <table:table-cell office:value-type="float" office:value="470999.950861383" calcext:value-type="float">
            <text:p>470999.950861383</text:p>
          </table:table-cell>
          <table:table-cell office:value-type="float" office:value="466648.147462885" calcext:value-type="float">
            <text:p>466648.147462885</text:p>
          </table:table-cell>
          <table:table-cell office:value-type="float" office:value="450000.05001" calcext:value-type="float">
            <text:p>450000.05001</text:p>
          </table:table-cell>
          <table:table-cell office:value-type="float" office:value="466648.147462885" calcext:value-type="float">
            <text:p>466648.147462885</text:p>
          </table:table-cell>
          <table:table-cell office:value-type="float" office:value="483000.093637" calcext:value-type="float">
            <text:p>483000.093637</text:p>
          </table:table-cell>
          <table:table-cell table:number-columns-repeated="2" office:value-type="float" office:value="493015.460482234" calcext:value-type="float">
            <text:p>493015.460482234</text:p>
          </table:table-cell>
          <table:table-cell table:number-columns-repeated="2" office:value-type="float" office:value="504999.985347" calcext:value-type="float">
            <text:p>504999.985347</text:p>
          </table:table-cell>
          <table:table-cell office:value-type="float" office:value="529999.99603201" calcext:value-type="float">
            <text:p>529999.99603201</text:p>
          </table:table-cell>
          <table:table-cell office:value-type="float" office:value="470000.985347" calcext:value-type="float">
            <text:p>470000.985347</text:p>
          </table:table-cell>
          <table:table-cell office:value-type="float" office:value="422954.011331364" calcext:value-type="float">
            <text:p>422954.011331364</text:p>
          </table:table-cell>
          <table:table-cell office:value-type="float" office:value="400000.310851974" calcext:value-type="float">
            <text:p>400000.310851974</text:p>
          </table:table-cell>
          <table:table-cell office:value-type="float" office:value="395432.762520826" calcext:value-type="float">
            <text:p>395432.762520826</text:p>
          </table:table-cell>
          <table:table-cell office:value-type="float" office:value="399999.99979" calcext:value-type="float">
            <text:p>399999.99979</text:p>
          </table:table-cell>
          <table:table-cell office:value-type="float" office:value="368023.14815" calcext:value-type="float">
            <text:p>368023.14815</text:p>
          </table:table-cell>
          <table:table-cell office:value-type="float" office:value="450000.019664726" calcext:value-type="float">
            <text:p>450000.019664726</text:p>
          </table:table-cell>
          <table:table-cell office:value-type="float" office:value="410000.232645532" calcext:value-type="float">
            <text:p>410000.232645532</text:p>
          </table:table-cell>
          <table:table-cell office:value-type="float" office:value="427526.200567627" calcext:value-type="float">
            <text:p>427526.200567627</text:p>
          </table:table-cell>
          <table:table-cell office:value-type="float" office:value="414999.98950001" calcext:value-type="float">
            <text:p>414999.98950001</text:p>
          </table:table-cell>
          <table:table-cell office:value-type="float" office:value="433978.366408149" calcext:value-type="float">
            <text:p>433978.366408149</text:p>
          </table:table-cell>
          <table:table-cell table:number-columns-repeated="2" office:value-type="float" office:value="390552.5649119" calcext:value-type="float">
            <text:p>390552.5649119</text:p>
          </table:table-cell>
          <table:table-cell office:value-type="float" office:value="360167.38016113" calcext:value-type="float">
            <text:p>360167.38016113</text:p>
          </table:table-cell>
          <table:table-cell office:value-type="float" office:value="377176.212031407" calcext:value-type="float">
            <text:p>377176.212031407</text:p>
          </table:table-cell>
          <table:table-cell office:value-type="float" office:value="387625.834046013" calcext:value-type="float">
            <text:p>387625.834046013</text:p>
          </table:table-cell>
          <table:table-cell office:value-type="float" office:value="372535.267276104" calcext:value-type="float">
            <text:p>372535.267276104</text:p>
          </table:table-cell>
          <table:table-cell table:number-columns-repeated="2" office:value-type="float" office:value="330000.767196" calcext:value-type="float">
            <text:p>330000.767196</text:p>
          </table:table-cell>
          <table:table-cell table:number-columns-repeated="2" office:value-type="float" office:value="306276.2723614" calcext:value-type="float">
            <text:p>306276.2723614</text:p>
          </table:table-cell>
          <table:table-cell office:value-type="float" office:value="323203.549126925" calcext:value-type="float">
            <text:p>323203.549126925</text:p>
          </table:table-cell>
          <table:table-cell office:value-type="float" office:value="350002.990965" calcext:value-type="float">
            <text:p>350002.990965</text:p>
          </table:table-cell>
          <table:table-cell office:value-type="float" office:value="325000.42901707" calcext:value-type="float">
            <text:p>325000.42901707</text:p>
          </table:table-cell>
          <table:table-cell table:number-columns-repeated="3" office:value-type="float" office:value="325000.48001707" calcext:value-type="float">
            <text:p>325000.48001707</text:p>
          </table:table-cell>
          <table:table-cell office:value-type="float" office:value="307474.258952275" calcext:value-type="float">
            <text:p>307474.258952275</text:p>
          </table:table-cell>
          <table:table-cell table:number-columns-repeated="2" office:value-type="float" office:value="325000.48001707" calcext:value-type="float">
            <text:p>325000.48001707</text:p>
          </table:table-cell>
          <table:table-cell office:value-type="float" office:value="325001.91354528" calcext:value-type="float">
            <text:p>325001.91354528</text:p>
          </table:table-cell>
          <table:table-cell office:value-type="float" office:value="325000.48001707" calcext:value-type="float">
            <text:p>325000.48001707</text:p>
          </table:table-cell>
          <table:table-cell office:value-type="float" office:value="351241.111484627" calcext:value-type="float">
            <text:p>351241.111484627</text:p>
          </table:table-cell>
          <table:table-cell office:value-type="float" office:value="348096.020053679" calcext:value-type="float">
            <text:p>348096.020053679</text:p>
          </table:table-cell>
          <table:table-cell office:value-type="float" office:value="297560.963478475" calcext:value-type="float">
            <text:p>297560.963478475</text:p>
          </table:table-cell>
          <table:table-cell office:value-type="float" office:value="325000.48001707" calcext:value-type="float">
            <text:p>325000.480017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29999.987486337" calcext:value-type="float">
            <text:p>329999.987486337</text:p>
          </table:table-cell>
          <table:table-cell table:number-columns-repeated="2" office:value-type="float" office:value="377999.998992" calcext:value-type="float">
            <text:p>377999.998992</text:p>
          </table:table-cell>
          <table:table-cell office:value-type="float" office:value="394899.850153156" calcext:value-type="float">
            <text:p>394899.850153156</text:p>
          </table:table-cell>
          <table:table-cell table:number-columns-repeated="2" office:value-type="float" office:value="400439.99810878" calcext:value-type="float">
            <text:p>400439.99810878</text:p>
          </table:table-cell>
          <table:table-cell office:value-type="float" office:value="399999.99895" calcext:value-type="float">
            <text:p>399999.99895</text:p>
          </table:table-cell>
          <table:table-cell office:value-type="float" office:value="386838.055333807" calcext:value-type="float">
            <text:p>386838.055333807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76838.055333807" calcext:value-type="float">
            <text:p>376838.055333807</text:p>
          </table:table-cell>
          <table:table-cell office:value-type="float" office:value="344907.737990089" calcext:value-type="float">
            <text:p>344907.737990089</text:p>
          </table:table-cell>
          <table:table-cell office:value-type="float" office:value="353332.5" calcext:value-type="float">
            <text:p>353332.5</text:p>
          </table:table-cell>
          <table:table-cell table:number-columns-repeated="2" office:value-type="float" office:value="435999.999076" calcext:value-type="float">
            <text:p>435999.999076</text:p>
          </table:table-cell>
          <table:table-cell office:value-type="float" office:value="402898.019430503" calcext:value-type="float">
            <text:p>402898.019430503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38833.354440008" calcext:value-type="float">
            <text:p>438833.354440008</text:p>
          </table:table-cell>
          <table:table-cell table:number-columns-repeated="2" office:value-type="float" office:value="449999.992824575" calcext:value-type="float">
            <text:p>449999.992824575</text:p>
          </table:table-cell>
          <table:table-cell office:value-type="float" office:value="459995.485270458" calcext:value-type="float">
            <text:p>459995.485270458</text:p>
          </table:table-cell>
          <table:table-cell office:value-type="float" office:value="461375.888806863" calcext:value-type="float">
            <text:p>461375.888806863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55230.01577393" calcext:value-type="float">
            <text:p>455230.01577393</text:p>
          </table:table-cell>
          <table:table-cell table:number-columns-repeated="2" office:value-type="float" office:value="466648.059532885" calcext:value-type="float">
            <text:p>466648.059532885</text:p>
          </table:table-cell>
          <table:table-cell table:number-columns-repeated="2" office:value-type="float" office:value="500000.096773946" calcext:value-type="float">
            <text:p>500000.096773946</text:p>
          </table:table-cell>
          <table:table-cell office:value-type="float" office:value="455230.01577393" calcext:value-type="float">
            <text:p>455230.01577393</text:p>
          </table:table-cell>
          <table:table-cell office:value-type="float" office:value="473024.764400627" calcext:value-type="float">
            <text:p>473024.764400627</text:p>
          </table:table-cell>
          <table:table-cell office:value-type="float" office:value="466648.147462885" calcext:value-type="float">
            <text:p>466648.147462885</text:p>
          </table:table-cell>
          <table:table-cell office:value-type="float" office:value="456571.695512" calcext:value-type="float">
            <text:p>456571.695512</text:p>
          </table:table-cell>
          <table:table-cell office:value-type="float" office:value="450000.02001" calcext:value-type="float">
            <text:p>450000.02001</text:p>
          </table:table-cell>
          <table:table-cell office:value-type="float" office:value="450000.050010008" calcext:value-type="float">
            <text:p>450000.050010008</text:p>
          </table:table-cell>
          <table:table-cell office:value-type="float" office:value="466648.147462885" calcext:value-type="float">
            <text:p>466648.147462885</text:p>
          </table:table-cell>
          <table:table-cell table:number-columns-repeated="2" office:value-type="float" office:value="483000.093637" calcext:value-type="float">
            <text:p>483000.093637</text:p>
          </table:table-cell>
          <table:table-cell table:number-columns-repeated="2" office:value-type="float" office:value="493015.460482234" calcext:value-type="float">
            <text:p>493015.460482234</text:p>
          </table:table-cell>
          <table:table-cell office:value-type="float" office:value="504999.985347" calcext:value-type="float">
            <text:p>504999.985347</text:p>
          </table:table-cell>
          <table:table-cell office:value-type="float" office:value="450000.050010008" calcext:value-type="float">
            <text:p>450000.050010008</text:p>
          </table:table-cell>
          <table:table-cell table:number-columns-repeated="2" office:value-type="float" office:value="395432.762520826" calcext:value-type="float">
            <text:p>395432.762520826</text:p>
          </table:table-cell>
          <table:table-cell office:value-type="float" office:value="369023.14815" calcext:value-type="float">
            <text:p>369023.14815</text:p>
          </table:table-cell>
          <table:table-cell office:value-type="float" office:value="399999.9895" calcext:value-type="float">
            <text:p>399999.9895</text:p>
          </table:table-cell>
          <table:table-cell office:value-type="float" office:value="350342.099011638" calcext:value-type="float">
            <text:p>350342.099011638</text:p>
          </table:table-cell>
          <table:table-cell table:number-columns-repeated="2" office:value-type="float" office:value="375432.763520826" calcext:value-type="float">
            <text:p>375432.763520826</text:p>
          </table:table-cell>
          <table:table-cell office:value-type="float" office:value="423154.942284385" calcext:value-type="float">
            <text:p>423154.942284385</text:p>
          </table:table-cell>
          <table:table-cell table:number-columns-repeated="2" office:value-type="float" office:value="390552.5649119" calcext:value-type="float">
            <text:p>390552.5649119</text:p>
          </table:table-cell>
          <table:table-cell office:value-type="float" office:value="388432.742149274" calcext:value-type="float">
            <text:p>388432.742149274</text:p>
          </table:table-cell>
          <table:table-cell office:value-type="float" office:value="385904.124996373" calcext:value-type="float">
            <text:p>385904.124996373</text:p>
          </table:table-cell>
          <table:table-cell office:value-type="float" office:value="350000.224765013" calcext:value-type="float">
            <text:p>350000.224765013</text:p>
          </table:table-cell>
          <table:table-cell office:value-type="float" office:value="371767.813" calcext:value-type="float">
            <text:p>371767.813</text:p>
          </table:table-cell>
          <table:table-cell table:number-columns-repeated="2" office:value-type="float" office:value="371767.814" calcext:value-type="float">
            <text:p>371767.814</text:p>
          </table:table-cell>
          <table:table-cell office:value-type="float" office:value="326591.991284825" calcext:value-type="float">
            <text:p>326591.991284825</text:p>
          </table:table-cell>
          <table:table-cell office:value-type="float" office:value="324999.99936407" calcext:value-type="float">
            <text:p>324999.99936407</text:p>
          </table:table-cell>
          <table:table-cell table:number-columns-repeated="2" office:value-type="float" office:value="305594.084516951" calcext:value-type="float">
            <text:p>305594.084516951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333331.752425496" calcext:value-type="float">
            <text:p>333331.752425496</text:p>
          </table:table-cell>
          <table:table-cell table:number-columns-repeated="2" office:value-type="float" office:value="306276.6223614" calcext:value-type="float">
            <text:p>306276.6223614</text:p>
          </table:table-cell>
          <table:table-cell office:value-type="float" office:value="309369.967219831" calcext:value-type="float">
            <text:p>309369.967219831</text:p>
          </table:table-cell>
          <table:table-cell office:value-type="float" office:value="313566.998909083" calcext:value-type="float">
            <text:p>313566.998909083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318624.264413234" calcext:value-type="float">
            <text:p>318624.264413234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325000.48001707" calcext:value-type="float">
            <text:p>325000.48001707</text:p>
          </table:table-cell>
          <table:table-cell office:value-type="float" office:value="310555.541224045" calcext:value-type="float">
            <text:p>310555.541224045</text:p>
          </table:table-cell>
          <table:table-cell table:number-columns-repeated="2" office:value-type="float" office:value="325001.91359528" calcext:value-type="float">
            <text:p>325001.91359528</text:p>
          </table:table-cell>
          <table:table-cell office:value-type="float" office:value="294096.075098958" calcext:value-type="float">
            <text:p>294096.075098958</text:p>
          </table:table-cell>
          <table:table-cell office:value-type="float" office:value="306276.6353614" calcext:value-type="float">
            <text:p>306276.63536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14807.796971" calcext:value-type="float">
            <text:p>314807.796971</text:p>
          </table:table-cell>
          <table:table-cell table:number-columns-repeated="2" office:value-type="float" office:value="346837.193837147" calcext:value-type="float">
            <text:p>346837.193837147</text:p>
          </table:table-cell>
          <table:table-cell office:value-type="float" office:value="379999.99937" calcext:value-type="float">
            <text:p>379999.99937</text:p>
          </table:table-cell>
          <table:table-cell table:number-columns-repeated="2" office:value-type="float" office:value="399999.99895" calcext:value-type="float">
            <text:p>399999.99895</text:p>
          </table:table-cell>
          <table:table-cell office:value-type="float" office:value="394899.850153156" calcext:value-type="float">
            <text:p>394899.850153156</text:p>
          </table:table-cell>
          <table:table-cell office:value-type="float" office:value="379999.99937" calcext:value-type="float">
            <text:p>379999.99937</text:p>
          </table:table-cell>
          <table:table-cell table:number-columns-repeated="2" office:value-type="float" office:value="349997.88337998" calcext:value-type="float">
            <text:p>349997.88337998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53236.412105233" calcext:value-type="float">
            <text:p>353236.412105233</text:p>
          </table:table-cell>
          <table:table-cell table:number-columns-repeated="2" office:value-type="float" office:value="434946.444896219" calcext:value-type="float">
            <text:p>434946.444896219</text:p>
          </table:table-cell>
          <table:table-cell office:value-type="float" office:value="400001" calcext:value-type="float">
            <text:p>400001</text:p>
          </table:table-cell>
          <table:table-cell office:value-type="float" office:value="415001" calcext:value-type="float">
            <text:p>415001</text:p>
          </table:table-cell>
          <table:table-cell table:number-columns-repeated="3" office:value-type="float" office:value="438822.809347461" calcext:value-type="float">
            <text:p>438822.809347461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59995.485270458" calcext:value-type="float">
            <text:p>459995.485270458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5416.003013159" calcext:value-type="float">
            <text:p>445416.003013159</text:p>
          </table:table-cell>
          <table:table-cell office:value-type="float" office:value="455000" calcext:value-type="float">
            <text:p>455000</text:p>
          </table:table-cell>
          <table:table-cell table:number-columns-repeated="2" office:value-type="float" office:value="455230.01577393" calcext:value-type="float">
            <text:p>455230.01577393</text:p>
          </table:table-cell>
          <table:table-cell office:value-type="float" office:value="466648.124462885" calcext:value-type="float">
            <text:p>466648.124462885</text:p>
          </table:table-cell>
          <table:table-cell office:value-type="float" office:value="466648.125462885" calcext:value-type="float">
            <text:p>466648.125462885</text:p>
          </table:table-cell>
          <table:table-cell office:value-type="float" office:value="450000.05" calcext:value-type="float">
            <text:p>450000.05</text:p>
          </table:table-cell>
          <table:table-cell office:value-type="float" office:value="466648.147462885" calcext:value-type="float">
            <text:p>466648.147462885</text:p>
          </table:table-cell>
          <table:table-cell office:value-type="float" office:value="453024.764400627" calcext:value-type="float">
            <text:p>453024.764400627</text:p>
          </table:table-cell>
          <table:table-cell office:value-type="float" office:value="450000.05" calcext:value-type="float">
            <text:p>450000.05</text:p>
          </table:table-cell>
          <table:table-cell office:value-type="float" office:value="449999.992844575" calcext:value-type="float">
            <text:p>449999.992844575</text:p>
          </table:table-cell>
          <table:table-cell office:value-type="float" office:value="450000.02001" calcext:value-type="float">
            <text:p>450000.02001</text:p>
          </table:table-cell>
          <table:table-cell office:value-type="float" office:value="450000.050010008" calcext:value-type="float">
            <text:p>450000.050010008</text:p>
          </table:table-cell>
          <table:table-cell table:number-columns-repeated="2" office:value-type="float" office:value="466648.147462885" calcext:value-type="float">
            <text:p>466648.147462885</text:p>
          </table:table-cell>
          <table:table-cell table:number-columns-repeated="2" office:value-type="float" office:value="483000.093637" calcext:value-type="float">
            <text:p>483000.093637</text:p>
          </table:table-cell>
          <table:table-cell office:value-type="float" office:value="493015.460482234" calcext:value-type="float">
            <text:p>493015.460482234</text:p>
          </table:table-cell>
          <table:table-cell office:value-type="float" office:value="450000.02001" calcext:value-type="float">
            <text:p>450000.02001</text:p>
          </table:table-cell>
          <table:table-cell office:value-type="float" office:value="394485.034084052" calcext:value-type="float">
            <text:p>394485.034084052</text:p>
          </table:table-cell>
          <table:table-cell office:value-type="float" office:value="374814.516202799" calcext:value-type="float">
            <text:p>374814.516202799</text:p>
          </table:table-cell>
          <table:table-cell office:value-type="float" office:value="357278.833535367" calcext:value-type="float">
            <text:p>357278.833535367</text:p>
          </table:table-cell>
          <table:table-cell office:value-type="float" office:value="395432.762520826" calcext:value-type="float">
            <text:p>395432.762520826</text:p>
          </table:table-cell>
          <table:table-cell office:value-type="float" office:value="350000.139657895" calcext:value-type="float">
            <text:p>350000.139657895</text:p>
          </table:table-cell>
          <table:table-cell office:value-type="float" office:value="368023.14815" calcext:value-type="float">
            <text:p>368023.14815</text:p>
          </table:table-cell>
          <table:table-cell office:value-type="float" office:value="373333.060815609" calcext:value-type="float">
            <text:p>373333.060815609</text:p>
          </table:table-cell>
          <table:table-cell office:value-type="float" office:value="375432.763520826" calcext:value-type="float">
            <text:p>375432.763520826</text:p>
          </table:table-cell>
          <table:table-cell office:value-type="float" office:value="350000.149925896" calcext:value-type="float">
            <text:p>350000.149925896</text:p>
          </table:table-cell>
          <table:table-cell office:value-type="float" office:value="384579.784226023" calcext:value-type="float">
            <text:p>384579.784226023</text:p>
          </table:table-cell>
          <table:table-cell office:value-type="float" office:value="386895.378818683" calcext:value-type="float">
            <text:p>386895.378818683</text:p>
          </table:table-cell>
          <table:table-cell office:value-type="float" office:value="370748.530229342" calcext:value-type="float">
            <text:p>370748.530229342</text:p>
          </table:table-cell>
          <table:table-cell office:value-type="float" office:value="348583.475873608" calcext:value-type="float">
            <text:p>348583.475873608</text:p>
          </table:table-cell>
          <table:table-cell office:value-type="float" office:value="350000.255365013" calcext:value-type="float">
            <text:p>350000.255365013</text:p>
          </table:table-cell>
          <table:table-cell office:value-type="float" office:value="346593.985709581" calcext:value-type="float">
            <text:p>346593.985709581</text:p>
          </table:table-cell>
          <table:table-cell office:value-type="float" office:value="355831.65947014" calcext:value-type="float">
            <text:p>355831.65947014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21767.814" calcext:value-type="float">
            <text:p>321767.814</text:p>
          </table:table-cell>
          <table:table-cell office:value-type="float" office:value="300001.983578" calcext:value-type="float">
            <text:p>300001.983578</text:p>
          </table:table-cell>
          <table:table-cell office:value-type="float" office:value="302642.405986456" calcext:value-type="float">
            <text:p>302642.405986456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325000.32760707" calcext:value-type="float">
            <text:p>325000.32760707</text:p>
          </table:table-cell>
          <table:table-cell table:number-columns-repeated="2" office:value-type="float" office:value="300001.02" calcext:value-type="float">
            <text:p>300001.02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309576.549845799" calcext:value-type="float">
            <text:p>309576.549845799</text:p>
          </table:table-cell>
          <table:table-cell office:value-type="float" office:value="305899.791779806" calcext:value-type="float">
            <text:p>305899.791779806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275000.02742" calcext:value-type="float">
            <text:p>275000.02742</text:p>
          </table:table-cell>
          <table:table-cell office:value-type="float" office:value="316666.597211645" calcext:value-type="float">
            <text:p>316666.597211645</text:p>
          </table:table-cell>
          <table:table-cell office:value-type="float" office:value="306276.6223614" calcext:value-type="float">
            <text:p>306276.6223614</text:p>
          </table:table-cell>
          <table:table-cell table:number-columns-repeated="2" office:value-type="float" office:value="325000.48001707" calcext:value-type="float">
            <text:p>325000.48001707</text:p>
          </table:table-cell>
          <table:table-cell table:number-columns-repeated="2" office:value-type="float" office:value="275000.02742" calcext:value-type="float">
            <text:p>275000.027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9999.99449514" calcext:value-type="float">
            <text:p>309999.99449514</text:p>
          </table:table-cell>
          <table:table-cell table:number-columns-repeated="2" office:value-type="float" office:value="329999.987486337" calcext:value-type="float">
            <text:p>329999.987486337</text:p>
          </table:table-cell>
          <table:table-cell office:value-type="float" office:value="377999.998992" calcext:value-type="float">
            <text:p>377999.998992</text:p>
          </table:table-cell>
          <table:table-cell table:number-columns-repeated="2" office:value-type="float" office:value="394899.850153156" calcext:value-type="float">
            <text:p>394899.850153156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77999.998992" calcext:value-type="float">
            <text:p>377999.998992</text:p>
          </table:table-cell>
          <table:table-cell table:number-columns-repeated="2" office:value-type="float" office:value="346837.193837147" calcext:value-type="float">
            <text:p>346837.193837147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45207.779207699" calcext:value-type="float">
            <text:p>345207.779207699</text:p>
          </table:table-cell>
          <table:table-cell office:value-type="float" office:value="400439.99810878" calcext:value-type="float">
            <text:p>400439.99810878</text:p>
          </table:table-cell>
          <table:table-cell office:value-type="float" office:value="400001" calcext:value-type="float">
            <text:p>400001</text:p>
          </table:table-cell>
          <table:table-cell office:value-type="float" office:value="384763.429060914" calcext:value-type="float">
            <text:p>384763.429060914</text:p>
          </table:table-cell>
          <table:table-cell office:value-type="float" office:value="415001" calcext:value-type="float">
            <text:p>415001</text:p>
          </table:table-cell>
          <table:table-cell table:number-columns-repeated="3" office:value-type="float" office:value="435999.999076" calcext:value-type="float">
            <text:p>435999.999076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24388.749479144" calcext:value-type="float">
            <text:p>424388.749479144</text:p>
          </table:table-cell>
          <table:table-cell office:value-type="float" office:value="441018.804460156" calcext:value-type="float">
            <text:p>441018.804460156</text:p>
          </table:table-cell>
          <table:table-cell office:value-type="float" office:value="450000.05" calcext:value-type="float">
            <text:p>450000.05</text:p>
          </table:table-cell>
          <table:table-cell office:value-type="float" office:value="455000" calcext:value-type="float">
            <text:p>455000</text:p>
          </table:table-cell>
          <table:table-cell office:value-type="float" office:value="450000.05" calcext:value-type="float">
            <text:p>450000.05</text:p>
          </table:table-cell>
          <table:table-cell table:number-columns-repeated="2" office:value-type="float" office:value="455230.01577393" calcext:value-type="float">
            <text:p>455230.01577393</text:p>
          </table:table-cell>
          <table:table-cell office:value-type="float" office:value="449999.992824575" calcext:value-type="float">
            <text:p>449999.992824575</text:p>
          </table:table-cell>
          <table:table-cell table:number-columns-repeated="2" office:value-type="float" office:value="450000.05" calcext:value-type="float">
            <text:p>450000.05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40000.093637" calcext:value-type="float">
            <text:p>440000.093637</text:p>
          </table:table-cell>
          <table:table-cell office:value-type="float" office:value="449999.992844575" calcext:value-type="float">
            <text:p>449999.992844575</text:p>
          </table:table-cell>
          <table:table-cell office:value-type="float" office:value="450000.02001" calcext:value-type="float">
            <text:p>450000.02001</text:p>
          </table:table-cell>
          <table:table-cell table:number-columns-repeated="2" office:value-type="float" office:value="450000.050010008" calcext:value-type="float">
            <text:p>450000.050010008</text:p>
          </table:table-cell>
          <table:table-cell office:value-type="float" office:value="466648.157462885" calcext:value-type="float">
            <text:p>466648.157462885</text:p>
          </table:table-cell>
          <table:table-cell office:value-type="float" office:value="450000.050010008" calcext:value-type="float">
            <text:p>450000.050010008</text:p>
          </table:table-cell>
          <table:table-cell office:value-type="float" office:value="483000.093637" calcext:value-type="float">
            <text:p>483000.093637</text:p>
          </table:table-cell>
          <table:table-cell office:value-type="float" office:value="449999.992844575" calcext:value-type="float">
            <text:p>449999.992844575</text:p>
          </table:table-cell>
          <table:table-cell office:value-type="float" office:value="370524.264410627" calcext:value-type="float">
            <text:p>370524.264410627</text:p>
          </table:table-cell>
          <table:table-cell office:value-type="float" office:value="369999.994704175" calcext:value-type="float">
            <text:p>369999.994704175</text:p>
          </table:table-cell>
          <table:table-cell office:value-type="float" office:value="350000.135174986" calcext:value-type="float">
            <text:p>350000.135174986</text:p>
          </table:table-cell>
          <table:table-cell office:value-type="float" office:value="368023.14815" calcext:value-type="float">
            <text:p>368023.14815</text:p>
          </table:table-cell>
          <table:table-cell office:value-type="float" office:value="343392.975208155" calcext:value-type="float">
            <text:p>343392.975208155</text:p>
          </table:table-cell>
          <table:table-cell office:value-type="float" office:value="350000.139657896" calcext:value-type="float">
            <text:p>350000.139657896</text:p>
          </table:table-cell>
          <table:table-cell office:value-type="float" office:value="369999.7639119" calcext:value-type="float">
            <text:p>369999.7639119</text:p>
          </table:table-cell>
          <table:table-cell office:value-type="float" office:value="370140.088214594" calcext:value-type="float">
            <text:p>370140.088214594</text:p>
          </table:table-cell>
          <table:table-cell office:value-type="float" office:value="343392.975208155" calcext:value-type="float">
            <text:p>343392.975208155</text:p>
          </table:table-cell>
          <table:table-cell office:value-type="float" office:value="364999.98950001" calcext:value-type="float">
            <text:p>364999.98950001</text:p>
          </table:table-cell>
          <table:table-cell office:value-type="float" office:value="382099.99605201" calcext:value-type="float">
            <text:p>382099.99605201</text:p>
          </table:table-cell>
          <table:table-cell office:value-type="float" office:value="350000.175727421" calcext:value-type="float">
            <text:p>350000.175727421</text:p>
          </table:table-cell>
          <table:table-cell office:value-type="float" office:value="346328.902129581" calcext:value-type="float">
            <text:p>346328.902129581</text:p>
          </table:table-cell>
          <table:table-cell office:value-type="float" office:value="346593.985709581" calcext:value-type="float">
            <text:p>346593.985709581</text:p>
          </table:table-cell>
          <table:table-cell office:value-type="float" office:value="345000.258066013" calcext:value-type="float">
            <text:p>345000.258066013</text:p>
          </table:table-cell>
          <table:table-cell office:value-type="float" office:value="346593.985709581" calcext:value-type="float">
            <text:p>346593.985709581</text:p>
          </table:table-cell>
          <table:table-cell office:value-type="float" office:value="321767.814" calcext:value-type="float">
            <text:p>321767.814</text:p>
          </table:table-cell>
          <table:table-cell office:value-type="float" office:value="321081.354612237" calcext:value-type="float">
            <text:p>321081.354612237</text:p>
          </table:table-cell>
          <table:table-cell table:number-columns-repeated="2" office:value-type="float" office:value="300001.02" calcext:value-type="float">
            <text:p>300001.02</text:p>
          </table:table-cell>
          <table:table-cell office:value-type="float" office:value="300001.00007" calcext:value-type="float">
            <text:p>300001.00007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280000.922947763" calcext:value-type="float">
            <text:p>280000.922947763</text:p>
          </table:table-cell>
          <table:table-cell office:value-type="float" office:value="297334.542256362" calcext:value-type="float">
            <text:p>297334.542256362</text:p>
          </table:table-cell>
          <table:table-cell office:value-type="float" office:value="302772.775535849" calcext:value-type="float">
            <text:p>302772.775535849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287830.677261031" calcext:value-type="float">
            <text:p>287830.677261031</text:p>
          </table:table-cell>
          <table:table-cell office:value-type="float" office:value="287999.791779806" calcext:value-type="float">
            <text:p>287999.791779806</text:p>
          </table:table-cell>
          <table:table-cell office:value-type="float" office:value="272899.791779806" calcext:value-type="float">
            <text:p>272899.791779806</text:p>
          </table:table-cell>
          <table:table-cell office:value-type="float" office:value="306276.6223614" calcext:value-type="float">
            <text:p>306276.6223614</text:p>
          </table:table-cell>
          <table:table-cell office:value-type="float" office:value="283973.694698247" calcext:value-type="float">
            <text:p>283973.694698247</text:p>
          </table:table-cell>
          <table:table-cell table:number-columns-repeated="2" office:value-type="float" office:value="306276.6223614" calcext:value-type="float">
            <text:p>306276.6223614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62741.111484627" calcext:value-type="float">
            <text:p>262741.1114846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99999.998960599" calcext:value-type="float">
            <text:p>299999.998960599</text:p>
          </table:table-cell>
          <table:table-cell table:number-columns-repeated="2" office:value-type="float" office:value="323203.434896219" calcext:value-type="float">
            <text:p>323203.434896219</text:p>
          </table:table-cell>
          <table:table-cell office:value-type="float" office:value="349496.843548012" calcext:value-type="float">
            <text:p>349496.843548012</text:p>
          </table:table-cell>
          <table:table-cell table:number-columns-repeated="2" office:value-type="float" office:value="379999.99937" calcext:value-type="float">
            <text:p>379999.99937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49997.88337998" calcext:value-type="float">
            <text:p>349997.88337998</text:p>
          </table:table-cell>
          <table:table-cell office:value-type="float" office:value="333886.256519781" calcext:value-type="float">
            <text:p>333886.256519781</text:p>
          </table:table-cell>
          <table:table-cell office:value-type="float" office:value="320931.671671" calcext:value-type="float">
            <text:p>320931.671671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344907.73799009" calcext:value-type="float">
            <text:p>344907.73799009</text:p>
          </table:table-cell>
          <table:table-cell office:value-type="float" office:value="389049.026782377" calcext:value-type="float">
            <text:p>389049.026782377</text:p>
          </table:table-cell>
          <table:table-cell office:value-type="float" office:value="400000.004137971" calcext:value-type="float">
            <text:p>400000.004137971</text:p>
          </table:table-cell>
          <table:table-cell table:number-columns-repeated="2" office:value-type="float" office:value="379999.99937" calcext:value-type="float">
            <text:p>379999.99937</text:p>
          </table:table-cell>
          <table:table-cell office:value-type="float" office:value="429239.908420202" calcext:value-type="float">
            <text:p>429239.908420202</text:p>
          </table:table-cell>
          <table:table-cell table:number-columns-repeated="2" office:value-type="float" office:value="415001" calcext:value-type="float">
            <text:p>41500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6958.224906363" calcext:value-type="float">
            <text:p>446958.224906363</text:p>
          </table:table-cell>
          <table:table-cell office:value-type="float" office:value="420885.676714673" calcext:value-type="float">
            <text:p>420885.676714673</text:p>
          </table:table-cell>
          <table:table-cell office:value-type="float" office:value="439995.485270458" calcext:value-type="float">
            <text:p>439995.485270458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54384.400712813" calcext:value-type="float">
            <text:p>454384.400712813</text:p>
          </table:table-cell>
          <table:table-cell office:value-type="float" office:value="449999.992824575" calcext:value-type="float">
            <text:p>449999.992824575</text:p>
          </table:table-cell>
          <table:table-cell table:number-columns-repeated="2" office:value-type="float" office:value="450000.05" calcext:value-type="float">
            <text:p>450000.05</text:p>
          </table:table-cell>
          <table:table-cell office:value-type="float" office:value="443024.764400627" calcext:value-type="float">
            <text:p>443024.764400627</text:p>
          </table:table-cell>
          <table:table-cell table:number-columns-repeated="2" office:value-type="float" office:value="449999.992824575" calcext:value-type="float">
            <text:p>449999.992824575</text:p>
          </table:table-cell>
          <table:table-cell office:value-type="float" office:value="435999.999076" calcext:value-type="float">
            <text:p>435999.999076</text:p>
          </table:table-cell>
          <table:table-cell table:number-columns-repeated="2" office:value-type="float" office:value="435999.999086" calcext:value-type="float">
            <text:p>435999.999086</text:p>
          </table:table-cell>
          <table:table-cell office:value-type="float" office:value="449999.992844575" calcext:value-type="float">
            <text:p>449999.992844575</text:p>
          </table:table-cell>
          <table:table-cell table:number-columns-repeated="2" office:value-type="float" office:value="450000.02001" calcext:value-type="float">
            <text:p>450000.02001</text:p>
          </table:table-cell>
          <table:table-cell office:value-type="float" office:value="450000.050010008" calcext:value-type="float">
            <text:p>450000.050010008</text:p>
          </table:table-cell>
          <table:table-cell office:value-type="float" office:value="450000.02001" calcext:value-type="float">
            <text:p>450000.02001</text:p>
          </table:table-cell>
          <table:table-cell office:value-type="float" office:value="450000.050010008" calcext:value-type="float">
            <text:p>450000.050010008</text:p>
          </table:table-cell>
          <table:table-cell office:value-type="float" office:value="445056.076953357" calcext:value-type="float">
            <text:p>445056.076953357</text:p>
          </table:table-cell>
          <table:table-cell office:value-type="float" office:value="369999.992844575" calcext:value-type="float">
            <text:p>369999.992844575</text:p>
          </table:table-cell>
          <table:table-cell office:value-type="float" office:value="369023.14815" calcext:value-type="float">
            <text:p>369023.14815</text:p>
          </table:table-cell>
          <table:table-cell office:value-type="float" office:value="345738.067144657" calcext:value-type="float">
            <text:p>345738.067144657</text:p>
          </table:table-cell>
          <table:table-cell office:value-type="float" office:value="350756.220857475" calcext:value-type="float">
            <text:p>350756.220857475</text:p>
          </table:table-cell>
          <table:table-cell office:value-type="float" office:value="340738.067144657" calcext:value-type="float">
            <text:p>340738.067144657</text:p>
          </table:table-cell>
          <table:table-cell office:value-type="float" office:value="345140.720737112" calcext:value-type="float">
            <text:p>345140.720737112</text:p>
          </table:table-cell>
          <table:table-cell office:value-type="float" office:value="350000.139925896" calcext:value-type="float">
            <text:p>350000.139925896</text:p>
          </table:table-cell>
          <table:table-cell office:value-type="float" office:value="369999.7639119" calcext:value-type="float">
            <text:p>369999.7639119</text:p>
          </table:table-cell>
          <table:table-cell office:value-type="float" office:value="341504.040693175" calcext:value-type="float">
            <text:p>341504.040693175</text:p>
          </table:table-cell>
          <table:table-cell office:value-type="float" office:value="350000.155717421" calcext:value-type="float">
            <text:p>350000.155717421</text:p>
          </table:table-cell>
          <table:table-cell office:value-type="float" office:value="364999.99050001" calcext:value-type="float">
            <text:p>364999.99050001</text:p>
          </table:table-cell>
          <table:table-cell office:value-type="float" office:value="349175.8" calcext:value-type="float">
            <text:p>349175.8</text:p>
          </table:table-cell>
          <table:table-cell office:value-type="float" office:value="335453.520096156" calcext:value-type="float">
            <text:p>335453.520096156</text:p>
          </table:table-cell>
          <table:table-cell office:value-type="float" office:value="335463.520096156" calcext:value-type="float">
            <text:p>335463.520096156</text:p>
          </table:table-cell>
          <table:table-cell office:value-type="float" office:value="341386.517785795" calcext:value-type="float">
            <text:p>341386.517785795</text:p>
          </table:table-cell>
          <table:table-cell office:value-type="float" office:value="345000.261460533" calcext:value-type="float">
            <text:p>345000.261460533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307681.765090622" calcext:value-type="float">
            <text:p>307681.765090622</text:p>
          </table:table-cell>
          <table:table-cell table:number-columns-repeated="2" office:value-type="float" office:value="300001.00007" calcext:value-type="float">
            <text:p>300001.00007</text:p>
          </table:table-cell>
          <table:table-cell office:value-type="float" office:value="280365.884537137" calcext:value-type="float">
            <text:p>280365.884537137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81542.047844299" calcext:value-type="float">
            <text:p>281542.047844299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299181.863835132" calcext:value-type="float">
            <text:p>299181.863835132</text:p>
          </table:table-cell>
          <table:table-cell office:value-type="float" office:value="275000" calcext:value-type="float">
            <text:p>275000</text:p>
          </table:table-cell>
          <table:table-cell office:value-type="float" office:value="275000.02742" calcext:value-type="float">
            <text:p>275000.02742</text:p>
          </table:table-cell>
          <table:table-cell office:value-type="float" office:value="269027.389203684" calcext:value-type="float">
            <text:p>269027.389203684</text:p>
          </table:table-cell>
          <table:table-cell table:number-columns-repeated="2" office:value-type="float" office:value="275000.02742" calcext:value-type="float">
            <text:p>275000.02742</text:p>
          </table:table-cell>
          <table:table-cell office:value-type="float" office:value="302041.97655928" calcext:value-type="float">
            <text:p>302041.97655928</text:p>
          </table:table-cell>
          <table:table-cell office:value-type="float" office:value="275000.02742" calcext:value-type="float">
            <text:p>275000.02742</text:p>
          </table:table-cell>
          <table:table-cell office:value-type="float" office:value="253271.052852125" calcext:value-type="float">
            <text:p>253271.052852125</text:p>
          </table:table-cell>
          <table:table-cell office:value-type="float" office:value="254248.45391694" calcext:value-type="float">
            <text:p>254248.453916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99999.745567698" calcext:value-type="float">
            <text:p>299999.745567698</text:p>
          </table:table-cell>
          <table:table-cell table:number-columns-repeated="2" office:value-type="float" office:value="323203.33392065" calcext:value-type="float">
            <text:p>323203.33392065</text:p>
          </table:table-cell>
          <table:table-cell office:value-type="float" office:value="346837.193837147" calcext:value-type="float">
            <text:p>346837.193837147</text:p>
          </table:table-cell>
          <table:table-cell table:number-columns-repeated="2" office:value-type="float" office:value="377999.998992" calcext:value-type="float">
            <text:p>377999.998992</text:p>
          </table:table-cell>
          <table:table-cell office:value-type="float" office:value="349997.88337998" calcext:value-type="float">
            <text:p>349997.88337998</text:p>
          </table:table-cell>
          <table:table-cell office:value-type="float" office:value="346837.193837147" calcext:value-type="float">
            <text:p>346837.193837147</text:p>
          </table:table-cell>
          <table:table-cell office:value-type="float" office:value="320931.671671" calcext:value-type="float">
            <text:p>320931.671671</text:p>
          </table:table-cell>
          <table:table-cell office:value-type="float" office:value="316958.284186844" calcext:value-type="float">
            <text:p>316958.284186844</text:p>
          </table:table-cell>
          <table:table-cell office:value-type="float" office:value="299997.88337998" calcext:value-type="float">
            <text:p>299997.88337998</text:p>
          </table:table-cell>
          <table:table-cell office:value-type="float" office:value="332701.214131642" calcext:value-type="float">
            <text:p>332701.214131642</text:p>
          </table:table-cell>
          <table:table-cell office:value-type="float" office:value="386894.082470389" calcext:value-type="float">
            <text:p>386894.082470389</text:p>
          </table:table-cell>
          <table:table-cell office:value-type="float" office:value="395480.660523644" calcext:value-type="float">
            <text:p>395480.660523644</text:p>
          </table:table-cell>
          <table:table-cell table:number-columns-repeated="2" office:value-type="float" office:value="377999.998992" calcext:value-type="float">
            <text:p>377999.998992</text:p>
          </table:table-cell>
          <table:table-cell office:value-type="float" office:value="418167.540613159" calcext:value-type="float">
            <text:p>418167.540613159</text:p>
          </table:table-cell>
          <table:table-cell office:value-type="float" office:value="415001" calcext:value-type="float">
            <text:p>415001</text:p>
          </table:table-cell>
          <table:table-cell office:value-type="float" office:value="414239.908420202" calcext:value-type="float">
            <text:p>414239.908420202</text:p>
          </table:table-cell>
          <table:table-cell office:value-type="float" office:value="424835.163870164" calcext:value-type="float">
            <text:p>424835.163870164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15231.9040501" calcext:value-type="float">
            <text:p>415231.9040501</text:p>
          </table:table-cell>
          <table:table-cell office:value-type="float" office:value="438822.809347461" calcext:value-type="float">
            <text:p>438822.809347461</text:p>
          </table:table-cell>
          <table:table-cell office:value-type="float" office:value="445436.414363211" calcext:value-type="float">
            <text:p>445436.414363211</text:p>
          </table:table-cell>
          <table:table-cell office:value-type="float" office:value="450000.05" calcext:value-type="float">
            <text:p>450000.05</text:p>
          </table:table-cell>
          <table:table-cell office:value-type="float" office:value="445761.68616282" calcext:value-type="float">
            <text:p>445761.68616282</text:p>
          </table:table-cell>
          <table:table-cell table:number-columns-repeated="2" office:value-type="float" office:value="449999.992824575" calcext:value-type="float">
            <text:p>449999.992824575</text:p>
          </table:table-cell>
          <table:table-cell table:number-columns-repeated="3" office:value-type="float" office:value="435999.999076" calcext:value-type="float">
            <text:p>435999.999076</text:p>
          </table:table-cell>
          <table:table-cell office:value-type="float" office:value="430592.114258738" calcext:value-type="float">
            <text:p>430592.114258738</text:p>
          </table:table-cell>
          <table:table-cell office:value-type="float" office:value="403024.764410627" calcext:value-type="float">
            <text:p>403024.764410627</text:p>
          </table:table-cell>
          <table:table-cell office:value-type="float" office:value="414661.478803701" calcext:value-type="float">
            <text:p>414661.478803701</text:p>
          </table:table-cell>
          <table:table-cell office:value-type="float" office:value="435999.999086" calcext:value-type="float">
            <text:p>435999.999086</text:p>
          </table:table-cell>
          <table:table-cell table:number-columns-repeated="2" office:value-type="float" office:value="449999.992844575" calcext:value-type="float">
            <text:p>449999.992844575</text:p>
          </table:table-cell>
          <table:table-cell office:value-type="float" office:value="450000.02001" calcext:value-type="float">
            <text:p>450000.02001</text:p>
          </table:table-cell>
          <table:table-cell office:value-type="float" office:value="449999.992844575" calcext:value-type="float">
            <text:p>449999.992844575</text:p>
          </table:table-cell>
          <table:table-cell office:value-type="float" office:value="450000.02001" calcext:value-type="float">
            <text:p>450000.02001</text:p>
          </table:table-cell>
          <table:table-cell office:value-type="float" office:value="395432.762520826" calcext:value-type="float">
            <text:p>395432.762520826</text:p>
          </table:table-cell>
          <table:table-cell office:value-type="float" office:value="369023.14815" calcext:value-type="float">
            <text:p>369023.14815</text:p>
          </table:table-cell>
          <table:table-cell office:value-type="float" office:value="356274.836180003" calcext:value-type="float">
            <text:p>356274.836180003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50000.136711553" calcext:value-type="float">
            <text:p>350000.136711553</text:p>
          </table:table-cell>
          <table:table-cell office:value-type="float" office:value="332524.200567627" calcext:value-type="float">
            <text:p>332524.200567627</text:p>
          </table:table-cell>
          <table:table-cell office:value-type="float" office:value="343392.975208155" calcext:value-type="float">
            <text:p>343392.975208155</text:p>
          </table:table-cell>
          <table:table-cell office:value-type="float" office:value="345888.506324491" calcext:value-type="float">
            <text:p>345888.506324491</text:p>
          </table:table-cell>
          <table:table-cell office:value-type="float" office:value="350000.139925896" calcext:value-type="float">
            <text:p>350000.139925896</text:p>
          </table:table-cell>
          <table:table-cell office:value-type="float" office:value="336138.820229342" calcext:value-type="float">
            <text:p>336138.820229342</text:p>
          </table:table-cell>
          <table:table-cell office:value-type="float" office:value="343392.975208155" calcext:value-type="float">
            <text:p>343392.975208155</text:p>
          </table:table-cell>
          <table:table-cell office:value-type="float" office:value="350000.155727421" calcext:value-type="float">
            <text:p>350000.155727421</text:p>
          </table:table-cell>
          <table:table-cell office:value-type="float" office:value="348464.518849836" calcext:value-type="float">
            <text:p>348464.518849836</text:p>
          </table:table-cell>
          <table:table-cell office:value-type="float" office:value="334438.050761585" calcext:value-type="float">
            <text:p>334438.050761585</text:p>
          </table:table-cell>
          <table:table-cell office:value-type="float" office:value="331361.838870849" calcext:value-type="float">
            <text:p>331361.838870849</text:p>
          </table:table-cell>
          <table:table-cell office:value-type="float" office:value="335463.520096156" calcext:value-type="float">
            <text:p>335463.520096156</text:p>
          </table:table-cell>
          <table:table-cell office:value-type="float" office:value="335724.795189256" calcext:value-type="float">
            <text:p>335724.795189256</text:p>
          </table:table-cell>
          <table:table-cell office:value-type="float" office:value="303587.587729131" calcext:value-type="float">
            <text:p>303587.587729131</text:p>
          </table:table-cell>
          <table:table-cell office:value-type="float" office:value="306276.2723614" calcext:value-type="float">
            <text:p>306276.2723614</text:p>
          </table:table-cell>
          <table:table-cell table:number-columns-repeated="3" office:value-type="float" office:value="280000.922947763" calcext:value-type="float">
            <text:p>280000.922947763</text:p>
          </table:table-cell>
          <table:table-cell office:value-type="float" office:value="300001.00007" calcext:value-type="float">
            <text:p>300001.00007</text:p>
          </table:table-cell>
          <table:table-cell office:value-type="float" office:value="254379.041373777" calcext:value-type="float">
            <text:p>254379.041373777</text:p>
          </table:table-cell>
          <table:table-cell office:value-type="float" office:value="280000.922947763" calcext:value-type="float">
            <text:p>280000.922947763</text:p>
          </table:table-cell>
          <table:table-cell office:value-type="float" office:value="286834.542256362" calcext:value-type="float">
            <text:p>286834.542256362</text:p>
          </table:table-cell>
          <table:table-cell office:value-type="float" office:value="294282.831268117" calcext:value-type="float">
            <text:p>294282.831268117</text:p>
          </table:table-cell>
          <table:table-cell office:value-type="float" office:value="272846.466396775" calcext:value-type="float">
            <text:p>272846.466396775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4460.202990257" calcext:value-type="float">
            <text:p>254460.202990257</text:p>
          </table:table-cell>
          <table:table-cell office:value-type="float" office:value="270465.203410589" calcext:value-type="float">
            <text:p>270465.203410589</text:p>
          </table:table-cell>
          <table:table-cell office:value-type="float" office:value="261699.791779806" calcext:value-type="float">
            <text:p>261699.791779806</text:p>
          </table:table-cell>
          <table:table-cell office:value-type="float" office:value="275000.02742" calcext:value-type="float">
            <text:p>275000.02742</text:p>
          </table:table-cell>
          <table:table-cell office:value-type="float" office:value="255499.791779806" calcext:value-type="float">
            <text:p>255499.791779806</text:p>
          </table:table-cell>
          <table:table-cell table:number-columns-repeated="2" office:value-type="float" office:value="250000.017045971" calcext:value-type="float">
            <text:p>250000.0170459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66619.77260032" calcext:value-type="float">
            <text:p>266619.77260032</text:p>
          </table:table-cell>
          <table:table-cell table:number-columns-repeated="2" office:value-type="float" office:value="314807.796971" calcext:value-type="float">
            <text:p>314807.796971</text:p>
          </table:table-cell>
          <table:table-cell office:value-type="float" office:value="329999.987486337" calcext:value-type="float">
            <text:p>329999.987486337</text:p>
          </table:table-cell>
          <table:table-cell table:number-columns-repeated="3" office:value-type="float" office:value="346837.193837147" calcext:value-type="float">
            <text:p>346837.193837147</text:p>
          </table:table-cell>
          <table:table-cell office:value-type="float" office:value="318298.936381489" calcext:value-type="float">
            <text:p>318298.936381489</text:p>
          </table:table-cell>
          <table:table-cell table:number-columns-repeated="2" office:value-type="float" office:value="314807.796971" calcext:value-type="float">
            <text:p>314807.796971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327219.08742081" calcext:value-type="float">
            <text:p>327219.08742081</text:p>
          </table:table-cell>
          <table:table-cell office:value-type="float" office:value="386067.393812882" calcext:value-type="float">
            <text:p>386067.393812882</text:p>
          </table:table-cell>
          <table:table-cell office:value-type="float" office:value="379999.99937" calcext:value-type="float">
            <text:p>379999.99937</text:p>
          </table:table-cell>
          <table:table-cell table:number-columns-repeated="2" office:value-type="float" office:value="376838.055333807" calcext:value-type="float">
            <text:p>376838.055333807</text:p>
          </table:table-cell>
          <table:table-cell office:value-type="float" office:value="415001" calcext:value-type="float">
            <text:p>415001</text:p>
          </table:table-cell>
          <table:table-cell office:value-type="float" office:value="414239.908420202" calcext:value-type="float">
            <text:p>414239.908420202</text:p>
          </table:table-cell>
          <table:table-cell office:value-type="float" office:value="402050.567957545" calcext:value-type="float">
            <text:p>402050.567957545</text:p>
          </table:table-cell>
          <table:table-cell office:value-type="float" office:value="402049.566757545" calcext:value-type="float">
            <text:p>402049.566757545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389330.887176954" calcext:value-type="float">
            <text:p>389330.887176954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1018.804460156" calcext:value-type="float">
            <text:p>441018.804460156</text:p>
          </table:table-cell>
          <table:table-cell office:value-type="float" office:value="449999.992824575" calcext:value-type="float">
            <text:p>449999.992824575</text:p>
          </table:table-cell>
          <table:table-cell office:value-type="float" office:value="441018.804460156" calcext:value-type="float">
            <text:p>441018.804460156</text:p>
          </table:table-cell>
          <table:table-cell office:value-type="float" office:value="444935.091889716" calcext:value-type="float">
            <text:p>444935.091889716</text:p>
          </table:table-cell>
          <table:table-cell office:value-type="float" office:value="438496.340415024" calcext:value-type="float">
            <text:p>438496.340415024</text:p>
          </table:table-cell>
          <table:table-cell office:value-type="float" office:value="428651.727680519" calcext:value-type="float">
            <text:p>428651.727680519</text:p>
          </table:table-cell>
          <table:table-cell office:value-type="float" office:value="417763.436638068" calcext:value-type="float">
            <text:p>417763.436638068</text:p>
          </table:table-cell>
          <table:table-cell office:value-type="float" office:value="434989.94965652" calcext:value-type="float">
            <text:p>434989.94965652</text:p>
          </table:table-cell>
          <table:table-cell office:value-type="float" office:value="420000.093627" calcext:value-type="float">
            <text:p>420000.093627</text:p>
          </table:table-cell>
          <table:table-cell office:value-type="float" office:value="387038.713546035" calcext:value-type="float">
            <text:p>387038.713546035</text:p>
          </table:table-cell>
          <table:table-cell office:value-type="float" office:value="406165.814309999" calcext:value-type="float">
            <text:p>406165.814309999</text:p>
          </table:table-cell>
          <table:table-cell office:value-type="float" office:value="414661.478803701" calcext:value-type="float">
            <text:p>414661.478803701</text:p>
          </table:table-cell>
          <table:table-cell table:number-columns-repeated="2" office:value-type="float" office:value="435999.999086" calcext:value-type="float">
            <text:p>435999.999086</text:p>
          </table:table-cell>
          <table:table-cell office:value-type="float" office:value="449999.992844575" calcext:value-type="float">
            <text:p>449999.992844575</text:p>
          </table:table-cell>
          <table:table-cell office:value-type="float" office:value="435999.999086" calcext:value-type="float">
            <text:p>435999.999086</text:p>
          </table:table-cell>
          <table:table-cell office:value-type="float" office:value="449999.992844575" calcext:value-type="float">
            <text:p>449999.992844575</text:p>
          </table:table-cell>
          <table:table-cell office:value-type="float" office:value="369023.14815" calcext:value-type="float">
            <text:p>369023.14815</text:p>
          </table:table-cell>
          <table:table-cell office:value-type="float" office:value="356400.946096178" calcext:value-type="float">
            <text:p>356400.946096178</text:p>
          </table:table-cell>
          <table:table-cell office:value-type="float" office:value="350000.135074885" calcext:value-type="float">
            <text:p>350000.135074885</text:p>
          </table:table-cell>
          <table:table-cell office:value-type="float" office:value="319499.975208155" calcext:value-type="float">
            <text:p>319499.975208155</text:p>
          </table:table-cell>
          <table:table-cell office:value-type="float" office:value="340738.067144657" calcext:value-type="float">
            <text:p>340738.067144657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35738.067144657" calcext:value-type="float">
            <text:p>335738.067144657</text:p>
          </table:table-cell>
          <table:table-cell table:number-columns-repeated="2" office:value-type="float" office:value="343392.975208155" calcext:value-type="float">
            <text:p>343392.975208155</text:p>
          </table:table-cell>
          <table:table-cell office:value-type="float" office:value="335432.763520826" calcext:value-type="float">
            <text:p>335432.763520826</text:p>
          </table:table-cell>
          <table:table-cell office:value-type="float" office:value="338026.820229342" calcext:value-type="float">
            <text:p>338026.820229342</text:p>
          </table:table-cell>
          <table:table-cell office:value-type="float" office:value="349175.8" calcext:value-type="float">
            <text:p>349175.8</text:p>
          </table:table-cell>
          <table:table-cell office:value-type="float" office:value="343392.975208155" calcext:value-type="float">
            <text:p>343392.975208155</text:p>
          </table:table-cell>
          <table:table-cell table:number-columns-repeated="2" office:value-type="float" office:value="324999.99936407" calcext:value-type="float">
            <text:p>324999.99936407</text:p>
          </table:table-cell>
          <table:table-cell office:value-type="float" office:value="331631.216847611" calcext:value-type="float">
            <text:p>331631.216847611</text:p>
          </table:table-cell>
          <table:table-cell office:value-type="float" office:value="330000.767196" calcext:value-type="float">
            <text:p>330000.767196</text:p>
          </table:table-cell>
          <table:table-cell table:number-columns-repeated="2" office:value-type="float" office:value="300001.02" calcext:value-type="float">
            <text:p>300001.02</text:p>
          </table:table-cell>
          <table:table-cell table:number-columns-repeated="3" office:value-type="float" office:value="274999.99949832" calcext:value-type="float">
            <text:p>274999.99949832</text:p>
          </table:table-cell>
          <table:table-cell office:value-type="float" office:value="280000.922947763" calcext:value-type="float">
            <text:p>280000.922947763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80000.922947763" calcext:value-type="float">
            <text:p>280000.922947763</text:p>
          </table:table-cell>
          <table:table-cell office:value-type="float" office:value="275000" calcext:value-type="float">
            <text:p>275000</text:p>
          </table:table-cell>
          <table:table-cell office:value-type="float" office:value="261154.135242235" calcext:value-type="float">
            <text:p>261154.135242235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62799.791779806" calcext:value-type="float">
            <text:p>262799.791779806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9060.514283511" calcext:value-type="float">
            <text:p>259060.51428351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8499.791779806" calcext:value-type="float">
            <text:p>248499.791779806</text:p>
          </table:table-cell>
          <table:table-cell office:value-type="float" office:value="236821.135569" calcext:value-type="float">
            <text:p>236821.1355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59999.848075923" calcext:value-type="float">
            <text:p>259999.848075923</text:p>
          </table:table-cell>
          <table:table-cell table:number-columns-repeated="2" office:value-type="float" office:value="309999.99449514" calcext:value-type="float">
            <text:p>309999.99449514</text:p>
          </table:table-cell>
          <table:table-cell office:value-type="float" office:value="323203.434896219" calcext:value-type="float">
            <text:p>323203.434896219</text:p>
          </table:table-cell>
          <table:table-cell table:number-columns-repeated="3" office:value-type="float" office:value="329999.987486337" calcext:value-type="float">
            <text:p>329999.987486337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09999.99449514" calcext:value-type="float">
            <text:p>309999.99449514</text:p>
          </table:table-cell>
          <table:table-cell office:value-type="float" office:value="313357.21590307" calcext:value-type="float">
            <text:p>313357.21590307</text:p>
          </table:table-cell>
          <table:table-cell office:value-type="float" office:value="294288.930864848" calcext:value-type="float">
            <text:p>294288.930864848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50001" calcext:value-type="float">
            <text:p>350001</text:p>
          </table:table-cell>
          <table:table-cell office:value-type="float" office:value="369698.232903115" calcext:value-type="float">
            <text:p>369698.232903115</text:p>
          </table:table-cell>
          <table:table-cell office:value-type="float" office:value="415001" calcext:value-type="float">
            <text:p>415001</text:p>
          </table:table-cell>
          <table:table-cell office:value-type="float" office:value="383840.045333807" calcext:value-type="float">
            <text:p>383840.045333807</text:p>
          </table:table-cell>
          <table:table-cell table:number-columns-repeated="2" office:value-type="float" office:value="394899.850153156" calcext:value-type="float">
            <text:p>394899.850153156</text:p>
          </table:table-cell>
          <table:table-cell office:value-type="float" office:value="389330.887176954" calcext:value-type="float">
            <text:p>389330.887176954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435991.033886682" calcext:value-type="float">
            <text:p>435991.033886682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2633.782416086" calcext:value-type="float">
            <text:p>442633.782416086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41018.804460156" calcext:value-type="float">
            <text:p>441018.804460156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26000.950851383" calcext:value-type="float">
            <text:p>426000.950851383</text:p>
          </table:table-cell>
          <table:table-cell office:value-type="float" office:value="412185.480715871" calcext:value-type="float">
            <text:p>412185.480715871</text:p>
          </table:table-cell>
          <table:table-cell office:value-type="float" office:value="420000.096773946" calcext:value-type="float">
            <text:p>420000.096773946</text:p>
          </table:table-cell>
          <table:table-cell office:value-type="float" office:value="403024.764400627" calcext:value-type="float">
            <text:p>403024.764400627</text:p>
          </table:table-cell>
          <table:table-cell office:value-type="float" office:value="379999.99938" calcext:value-type="float">
            <text:p>379999.99938</text:p>
          </table:table-cell>
          <table:table-cell office:value-type="float" office:value="403024.764410627" calcext:value-type="float">
            <text:p>403024.764410627</text:p>
          </table:table-cell>
          <table:table-cell office:value-type="float" office:value="383181.855553687" calcext:value-type="float">
            <text:p>383181.855553687</text:p>
          </table:table-cell>
          <table:table-cell office:value-type="float" office:value="380000.04115819" calcext:value-type="float">
            <text:p>380000.04115819</text:p>
          </table:table-cell>
          <table:table-cell office:value-type="float" office:value="396426.675068999" calcext:value-type="float">
            <text:p>396426.675068999</text:p>
          </table:table-cell>
          <table:table-cell office:value-type="float" office:value="435999.999086" calcext:value-type="float">
            <text:p>435999.999086</text:p>
          </table:table-cell>
          <table:table-cell office:value-type="float" office:value="427828.135666667" calcext:value-type="float">
            <text:p>427828.135666667</text:p>
          </table:table-cell>
          <table:table-cell office:value-type="float" office:value="435999.999086" calcext:value-type="float">
            <text:p>435999.999086</text:p>
          </table:table-cell>
          <table:table-cell office:value-type="float" office:value="364914.265069621" calcext:value-type="float">
            <text:p>364914.265069621</text:p>
          </table:table-cell>
          <table:table-cell office:value-type="float" office:value="355000.134074885" calcext:value-type="float">
            <text:p>355000.134074885</text:p>
          </table:table-cell>
          <table:table-cell office:value-type="float" office:value="345738.067144657" calcext:value-type="float">
            <text:p>345738.067144657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21496.133096186" calcext:value-type="float">
            <text:p>321496.133096186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35738.067144657" calcext:value-type="float">
            <text:p>335738.067144657</text:p>
          </table:table-cell>
          <table:table-cell office:value-type="float" office:value="341269.912325796" calcext:value-type="float">
            <text:p>341269.912325796</text:p>
          </table:table-cell>
          <table:table-cell office:value-type="float" office:value="330738.067144657" calcext:value-type="float">
            <text:p>330738.067144657</text:p>
          </table:table-cell>
          <table:table-cell office:value-type="float" office:value="336428.778121332" calcext:value-type="float">
            <text:p>336428.778121332</text:p>
          </table:table-cell>
          <table:table-cell office:value-type="float" office:value="347930.820229342" calcext:value-type="float">
            <text:p>347930.820229342</text:p>
          </table:table-cell>
          <table:table-cell office:value-type="float" office:value="335453.520096156" calcext:value-type="float">
            <text:p>335453.520096156</text:p>
          </table:table-cell>
          <table:table-cell table:number-columns-repeated="2" office:value-type="float" office:value="314999.99050001" calcext:value-type="float">
            <text:p>314999.99050001</text:p>
          </table:table-cell>
          <table:table-cell office:value-type="float" office:value="330000.767196" calcext:value-type="float">
            <text:p>330000.767196</text:p>
          </table:table-cell>
          <table:table-cell office:value-type="float" office:value="326530.049365185" calcext:value-type="float">
            <text:p>326530.049365185</text:p>
          </table:table-cell>
          <table:table-cell table:number-columns-repeated="2" office:value-type="float" office:value="300001.00007" calcext:value-type="float">
            <text:p>300001.00007</text:p>
          </table:table-cell>
          <table:table-cell office:value-type="float" office:value="274039.773171055" calcext:value-type="float">
            <text:p>274039.773171055</text:p>
          </table:table-cell>
          <table:table-cell office:value-type="float" office:value="257529.366210709" calcext:value-type="float">
            <text:p>257529.366210709</text:p>
          </table:table-cell>
          <table:table-cell office:value-type="float" office:value="269594.110813971" calcext:value-type="float">
            <text:p>269594.110813971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50001.983578" calcext:value-type="float">
            <text:p>250001.983578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56695.514341313" calcext:value-type="float">
            <text:p>256695.514341313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9762.240969149" calcext:value-type="float">
            <text:p>249762.240969149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55499.791779806" calcext:value-type="float">
            <text:p>255499.791779806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29471.466624224" calcext:value-type="float">
            <text:p>229471.466624224</text:p>
          </table:table-cell>
          <table:table-cell office:value-type="float" office:value="236499.791779806" calcext:value-type="float">
            <text:p>236499.7917798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54907.990127353" calcext:value-type="float">
            <text:p>254907.990127353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301203.27189075" calcext:value-type="float">
            <text:p>301203.27189075</text:p>
          </table:table-cell>
          <table:table-cell office:value-type="float" office:value="323203.33392065" calcext:value-type="float">
            <text:p>323203.33392065</text:p>
          </table:table-cell>
          <table:table-cell office:value-type="float" office:value="323203.434896219" calcext:value-type="float">
            <text:p>323203.434896219</text:p>
          </table:table-cell>
          <table:table-cell office:value-type="float" office:value="317578.705567698" calcext:value-type="float">
            <text:p>317578.705567698</text:p>
          </table:table-cell>
          <table:table-cell office:value-type="float" office:value="327799.99852864" calcext:value-type="float">
            <text:p>327799.99852864</text:p>
          </table:table-cell>
          <table:table-cell office:value-type="float" office:value="309999.99449514" calcext:value-type="float">
            <text:p>309999.99449514</text:p>
          </table:table-cell>
          <table:table-cell office:value-type="float" office:value="304699.49719172" calcext:value-type="float">
            <text:p>304699.49719172</text:p>
          </table:table-cell>
          <table:table-cell office:value-type="float" office:value="309999.99449514" calcext:value-type="float">
            <text:p>309999.99449514</text:p>
          </table:table-cell>
          <table:table-cell office:value-type="float" office:value="280931.671671" calcext:value-type="float">
            <text:p>280931.671671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76838.055333807" calcext:value-type="float">
            <text:p>376838.055333807</text:p>
          </table:table-cell>
          <table:table-cell office:value-type="float" office:value="332701.214131642" calcext:value-type="float">
            <text:p>332701.214131642</text:p>
          </table:table-cell>
          <table:table-cell office:value-type="float" office:value="356091.172499984" calcext:value-type="float">
            <text:p>356091.172499984</text:p>
          </table:table-cell>
          <table:table-cell office:value-type="float" office:value="383840.045333807" calcext:value-type="float">
            <text:p>383840.045333807</text:p>
          </table:table-cell>
          <table:table-cell table:number-columns-repeated="4" office:value-type="float" office:value="379999.99937" calcext:value-type="float">
            <text:p>379999.99937</text:p>
          </table:table-cell>
          <table:table-cell office:value-type="float" office:value="377999.998992" calcext:value-type="float">
            <text:p>377999.998992</text:p>
          </table:table-cell>
          <table:table-cell table:number-columns-repeated="2" office:value-type="float" office:value="433464.104480303" calcext:value-type="float">
            <text:p>433464.104480303</text:p>
          </table:table-cell>
          <table:table-cell office:value-type="float" office:value="441018.804460156" calcext:value-type="float">
            <text:p>441018.804460156</text:p>
          </table:table-cell>
          <table:table-cell office:value-type="float" office:value="421330.887176954" calcext:value-type="float">
            <text:p>421330.887176954</text:p>
          </table:table-cell>
          <table:table-cell office:value-type="float" office:value="440031.151785919" calcext:value-type="float">
            <text:p>440031.151785919</text:p>
          </table:table-cell>
          <table:table-cell office:value-type="float" office:value="434094.981316399" calcext:value-type="float">
            <text:p>434094.981316399</text:p>
          </table:table-cell>
          <table:table-cell office:value-type="float" office:value="404997.828065458" calcext:value-type="float">
            <text:p>404997.828065458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97884.721220241" calcext:value-type="float">
            <text:p>397884.721220241</text:p>
          </table:table-cell>
          <table:table-cell office:value-type="float" office:value="391716.365177178" calcext:value-type="float">
            <text:p>391716.365177178</text:p>
          </table:table-cell>
          <table:table-cell office:value-type="float" office:value="377999.999002" calcext:value-type="float">
            <text:p>377999.999002</text:p>
          </table:table-cell>
          <table:table-cell office:value-type="float" office:value="388110.339295054" calcext:value-type="float">
            <text:p>388110.339295054</text:p>
          </table:table-cell>
          <table:table-cell office:value-type="float" office:value="380000.04115819" calcext:value-type="float">
            <text:p>380000.04115819</text:p>
          </table:table-cell>
          <table:table-cell office:value-type="float" office:value="379564.950151148" calcext:value-type="float">
            <text:p>379564.950151148</text:p>
          </table:table-cell>
          <table:table-cell table:number-columns-repeated="2" office:value-type="float" office:value="380000.04115819" calcext:value-type="float">
            <text:p>380000.04115819</text:p>
          </table:table-cell>
          <table:table-cell office:value-type="float" office:value="395432.762520826" calcext:value-type="float">
            <text:p>395432.762520826</text:p>
          </table:table-cell>
          <table:table-cell office:value-type="float" office:value="427828.135666667" calcext:value-type="float">
            <text:p>427828.135666667</text:p>
          </table:table-cell>
          <table:table-cell office:value-type="float" office:value="355000.044898885" calcext:value-type="float">
            <text:p>355000.044898885</text:p>
          </table:table-cell>
          <table:table-cell office:value-type="float" office:value="350001.48797963" calcext:value-type="float">
            <text:p>350001.48797963</text:p>
          </table:table-cell>
          <table:table-cell office:value-type="float" office:value="325000.00001" calcext:value-type="float">
            <text:p>325000.00001</text:p>
          </table:table-cell>
          <table:table-cell office:value-type="float" office:value="299899.994704175" calcext:value-type="float">
            <text:p>299899.994704175</text:p>
          </table:table-cell>
          <table:table-cell office:value-type="float" office:value="319499.975208155" calcext:value-type="float">
            <text:p>319499.975208155</text:p>
          </table:table-cell>
          <table:table-cell office:value-type="float" office:value="310009.99427288" calcext:value-type="float">
            <text:p>310009.99427288</text:p>
          </table:table-cell>
          <table:table-cell office:value-type="float" office:value="313491.556563904" calcext:value-type="float">
            <text:p>313491.556563904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30738.067144657" calcext:value-type="float">
            <text:p>330738.067144657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35432.763520826" calcext:value-type="float">
            <text:p>335432.763520826</text:p>
          </table:table-cell>
          <table:table-cell office:value-type="float" office:value="343392.975208155" calcext:value-type="float">
            <text:p>343392.975208155</text:p>
          </table:table-cell>
          <table:table-cell office:value-type="float" office:value="335034.78852193" calcext:value-type="float">
            <text:p>335034.78852193</text:p>
          </table:table-cell>
          <table:table-cell table:number-columns-repeated="2" office:value-type="float" office:value="306276.2723614" calcext:value-type="float">
            <text:p>306276.2723614</text:p>
          </table:table-cell>
          <table:table-cell table:number-columns-repeated="2" office:value-type="float" office:value="324999.99936407" calcext:value-type="float">
            <text:p>324999.99936407</text:p>
          </table:table-cell>
          <table:table-cell table:number-columns-repeated="2" office:value-type="float" office:value="280000.922947763" calcext:value-type="float">
            <text:p>280000.922947763</text:p>
          </table:table-cell>
          <table:table-cell office:value-type="float" office:value="273712.279426028" calcext:value-type="float">
            <text:p>273712.279426028</text:p>
          </table:table-cell>
          <table:table-cell table:number-columns-repeated="2" office:value-type="float" office:value="254248.45391694" calcext:value-type="float">
            <text:p>254248.45391694</text:p>
          </table:table-cell>
          <table:table-cell office:value-type="float" office:value="255219.102094601" calcext:value-type="float">
            <text:p>255219.102094601</text:p>
          </table:table-cell>
          <table:table-cell table:number-columns-repeated="2" office:value-type="float" office:value="250000.017045971" calcext:value-type="float">
            <text:p>250000.017045971</text:p>
          </table:table-cell>
          <table:table-cell table:number-columns-repeated="2" office:value-type="float" office:value="254248.45391694" calcext:value-type="float">
            <text:p>254248.45391694</text:p>
          </table:table-cell>
          <table:table-cell office:value-type="float" office:value="250003.663247" calcext:value-type="float">
            <text:p>250003.663247</text:p>
          </table:table-cell>
          <table:table-cell office:value-type="float" office:value="248576.465360347" calcext:value-type="float">
            <text:p>248576.465360347</text:p>
          </table:table-cell>
          <table:table-cell office:value-type="float" office:value="247042.890626505" calcext:value-type="float">
            <text:p>247042.890626505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36941.939431937" calcext:value-type="float">
            <text:p>236941.939431937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26082.466342353" calcext:value-type="float">
            <text:p>226082.466342353</text:p>
          </table:table-cell>
          <table:table-cell office:value-type="float" office:value="224199.781448286" calcext:value-type="float">
            <text:p>224199.781448286</text:p>
          </table:table-cell>
          <table:table-cell office:value-type="float" office:value="232466.494345448" calcext:value-type="float">
            <text:p>232466.4943454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66619.77260032" calcext:value-type="float">
            <text:p>266619.77260032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321681.573541909" calcext:value-type="float">
            <text:p>321681.573541909</text:p>
          </table:table-cell>
          <table:table-cell table:number-columns-repeated="3" office:value-type="float" office:value="314807.796971" calcext:value-type="float">
            <text:p>314807.796971</text:p>
          </table:table-cell>
          <table:table-cell office:value-type="float" office:value="302838.46600307" calcext:value-type="float">
            <text:p>302838.46600307</text:p>
          </table:table-cell>
          <table:table-cell office:value-type="float" office:value="300755.96600307" calcext:value-type="float">
            <text:p>300755.96600307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273010.395188569" calcext:value-type="float">
            <text:p>273010.395188569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376838.055333807" calcext:value-type="float">
            <text:p>376838.055333807</text:p>
          </table:table-cell>
          <table:table-cell office:value-type="float" office:value="350001" calcext:value-type="float">
            <text:p>350001</text:p>
          </table:table-cell>
          <table:table-cell office:value-type="float" office:value="327219.08742081" calcext:value-type="float">
            <text:p>327219.08742081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79999.99937" calcext:value-type="float">
            <text:p>379999.99937</text:p>
          </table:table-cell>
          <table:table-cell table:number-columns-repeated="4" office:value-type="float" office:value="377999.998992" calcext:value-type="float">
            <text:p>377999.998992</text:p>
          </table:table-cell>
          <table:table-cell office:value-type="float" office:value="370350.664680501" calcext:value-type="float">
            <text:p>370350.664680501</text:p>
          </table:table-cell>
          <table:table-cell office:value-type="float" office:value="432928.914963494" calcext:value-type="float">
            <text:p>432928.914963494</text:p>
          </table:table-cell>
          <table:table-cell office:value-type="float" office:value="427351.657592963" calcext:value-type="float">
            <text:p>427351.657592963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04997.728065458" calcext:value-type="float">
            <text:p>404997.728065458</text:p>
          </table:table-cell>
          <table:table-cell office:value-type="float" office:value="436727.486987172" calcext:value-type="float">
            <text:p>436727.486987172</text:p>
          </table:table-cell>
          <table:table-cell office:value-type="float" office:value="431272.351412705" calcext:value-type="float">
            <text:p>431272.351412705</text:p>
          </table:table-cell>
          <table:table-cell office:value-type="float" office:value="391203.360617042" calcext:value-type="float">
            <text:p>391203.360617042</text:p>
          </table:table-cell>
          <table:table-cell office:value-type="float" office:value="377999.998992" calcext:value-type="float">
            <text:p>377999.998992</text:p>
          </table:table-cell>
          <table:table-cell table:number-columns-repeated="2" office:value-type="float" office:value="379999.99937" calcext:value-type="float">
            <text:p>379999.99937</text:p>
          </table:table-cell>
          <table:table-cell office:value-type="float" office:value="369023.14805" calcext:value-type="float">
            <text:p>369023.14805</text:p>
          </table:table-cell>
          <table:table-cell office:value-type="float" office:value="380000.04115819" calcext:value-type="float">
            <text:p>380000.04115819</text:p>
          </table:table-cell>
          <table:table-cell table:number-columns-repeated="4" office:value-type="float" office:value="378000.033728714" calcext:value-type="float">
            <text:p>378000.033728714</text:p>
          </table:table-cell>
          <table:table-cell office:value-type="float" office:value="380000.04115819" calcext:value-type="float">
            <text:p>380000.04115819</text:p>
          </table:table-cell>
          <table:table-cell office:value-type="float" office:value="395432.762520826" calcext:value-type="float">
            <text:p>395432.762520826</text:p>
          </table:table-cell>
          <table:table-cell office:value-type="float" office:value="350001.48797963" calcext:value-type="float">
            <text:p>350001.48797963</text:p>
          </table:table-cell>
          <table:table-cell office:value-type="float" office:value="345738.067144657" calcext:value-type="float">
            <text:p>345738.067144657</text:p>
          </table:table-cell>
          <table:table-cell office:value-type="float" office:value="319499.975208155" calcext:value-type="float">
            <text:p>319499.975208155</text:p>
          </table:table-cell>
          <table:table-cell office:value-type="float" office:value="292524.264410627" calcext:value-type="float">
            <text:p>292524.264410627</text:p>
          </table:table-cell>
          <table:table-cell table:number-columns-repeated="3" office:value-type="float" office:value="306276.2723614" calcext:value-type="float">
            <text:p>306276.2723614</text:p>
          </table:table-cell>
          <table:table-cell office:value-type="float" office:value="324221.5039632" calcext:value-type="float">
            <text:p>324221.5039632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10856.802715793" calcext:value-type="float">
            <text:p>310856.802715793</text:p>
          </table:table-cell>
          <table:table-cell office:value-type="float" office:value="330738.067144657" calcext:value-type="float">
            <text:p>330738.067144657</text:p>
          </table:table-cell>
          <table:table-cell office:value-type="float" office:value="336320.05593356" calcext:value-type="float">
            <text:p>336320.05593356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03312.975590744" calcext:value-type="float">
            <text:p>303312.975590744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314999.990513343" calcext:value-type="float">
            <text:p>314999.990513343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277684.00313154" calcext:value-type="float">
            <text:p>277684.00313154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71767.814" calcext:value-type="float">
            <text:p>271767.814</text:p>
          </table:table-cell>
          <table:table-cell office:value-type="float" office:value="250001.983578" calcext:value-type="float">
            <text:p>250001.983578</text:p>
          </table:table-cell>
          <table:table-cell office:value-type="float" office:value="251718.877680819" calcext:value-type="float">
            <text:p>251718.877680819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3871.340127073" calcext:value-type="float">
            <text:p>243871.340127073</text:p>
          </table:table-cell>
          <table:table-cell office:value-type="float" office:value="248827.377822585" calcext:value-type="float">
            <text:p>248827.377822585</text:p>
          </table:table-cell>
          <table:table-cell office:value-type="float" office:value="251274.467009758" calcext:value-type="float">
            <text:p>251274.467009758</text:p>
          </table:table-cell>
          <table:table-cell table:number-columns-repeated="2" office:value-type="float" office:value="250000.017045971" calcext:value-type="float">
            <text:p>250000.017045971</text:p>
          </table:table-cell>
          <table:table-cell office:value-type="float" office:value="225151.495616469" calcext:value-type="float">
            <text:p>225151.495616469</text:p>
          </table:table-cell>
          <table:table-cell office:value-type="float" office:value="225000" calcext:value-type="float">
            <text:p>225000</text:p>
          </table:table-cell>
          <table:table-cell office:value-type="float" office:value="248681.434675545" calcext:value-type="float">
            <text:p>248681.434675545</text:p>
          </table:table-cell>
          <table:table-cell office:value-type="float" office:value="228388.90483675" calcext:value-type="float">
            <text:p>228388.90483675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24933.825382366" calcext:value-type="float">
            <text:p>224933.825382366</text:p>
          </table:table-cell>
          <table:table-cell office:value-type="float" office:value="215368.75561612" calcext:value-type="float">
            <text:p>215368.75561612</text:p>
          </table:table-cell>
          <table:table-cell office:value-type="float" office:value="225850.209195008" calcext:value-type="float">
            <text:p>225850.209195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36397.784571449" calcext:value-type="float">
            <text:p>236397.784571449</text:p>
          </table:table-cell>
          <table:table-cell office:value-type="float" office:value="259999.848075923" calcext:value-type="float">
            <text:p>259999.848075923</text:p>
          </table:table-cell>
          <table:table-cell office:value-type="float" office:value="266619.77260032" calcext:value-type="float">
            <text:p>266619.77260032</text:p>
          </table:table-cell>
          <table:table-cell office:value-type="float" office:value="314807.796971" calcext:value-type="float">
            <text:p>314807.796971</text:p>
          </table:table-cell>
          <table:table-cell table:number-columns-repeated="3" office:value-type="float" office:value="309999.99449514" calcext:value-type="float">
            <text:p>309999.99449514</text:p>
          </table:table-cell>
          <table:table-cell table:number-columns-repeated="2" office:value-type="float" office:value="299999.998960599" calcext:value-type="float">
            <text:p>299999.998960599</text:p>
          </table:table-cell>
          <table:table-cell office:value-type="float" office:value="273757.684004051" calcext:value-type="float">
            <text:p>273757.684004051</text:p>
          </table:table-cell>
          <table:table-cell office:value-type="float" office:value="250057.04937972" calcext:value-type="float">
            <text:p>250057.04937972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363882.567611652" calcext:value-type="float">
            <text:p>363882.567611652</text:p>
          </table:table-cell>
          <table:table-cell office:value-type="float" office:value="332701.214131642" calcext:value-type="float">
            <text:p>332701.214131642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27319.073591908" calcext:value-type="float">
            <text:p>327319.073591908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60088.562140501" calcext:value-type="float">
            <text:p>360088.562140501</text:p>
          </table:table-cell>
          <table:table-cell office:value-type="float" office:value="371839.045333807" calcext:value-type="float">
            <text:p>371839.045333807</text:p>
          </table:table-cell>
          <table:table-cell office:value-type="float" office:value="375231.9640501" calcext:value-type="float">
            <text:p>375231.9640501</text:p>
          </table:table-cell>
          <table:table-cell office:value-type="float" office:value="371839.045333807" calcext:value-type="float">
            <text:p>371839.045333807</text:p>
          </table:table-cell>
          <table:table-cell office:value-type="float" office:value="370239.045333807" calcext:value-type="float">
            <text:p>370239.045333807</text:p>
          </table:table-cell>
          <table:table-cell office:value-type="float" office:value="421330.887176954" calcext:value-type="float">
            <text:p>421330.887176954</text:p>
          </table:table-cell>
          <table:table-cell office:value-type="float" office:value="424997.621065458" calcext:value-type="float">
            <text:p>424997.621065458</text:p>
          </table:table-cell>
          <table:table-cell office:value-type="float" office:value="433464.104480303" calcext:value-type="float">
            <text:p>433464.104480303</text:p>
          </table:table-cell>
          <table:table-cell office:value-type="float" office:value="404769.864942591" calcext:value-type="float">
            <text:p>404769.864942591</text:p>
          </table:table-cell>
          <table:table-cell office:value-type="float" office:value="435999.999076" calcext:value-type="float">
            <text:p>435999.999076</text:p>
          </table:table-cell>
          <table:table-cell office:value-type="float" office:value="421330.787176954" calcext:value-type="float">
            <text:p>421330.787176954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74999.828165458" calcext:value-type="float">
            <text:p>374999.828165458</text:p>
          </table:table-cell>
          <table:table-cell table:number-columns-repeated="2" office:value-type="float" office:value="377999.998992" calcext:value-type="float">
            <text:p>377999.998992</text:p>
          </table:table-cell>
          <table:table-cell office:value-type="float" office:value="364999.840306908" calcext:value-type="float">
            <text:p>364999.840306908</text:p>
          </table:table-cell>
          <table:table-cell office:value-type="float" office:value="378000.033728714" calcext:value-type="float">
            <text:p>378000.033728714</text:p>
          </table:table-cell>
          <table:table-cell table:number-columns-repeated="4" office:value-type="float" office:value="369023.14805" calcext:value-type="float">
            <text:p>369023.14805</text:p>
          </table:table-cell>
          <table:table-cell office:value-type="float" office:value="378000.033728714" calcext:value-type="float">
            <text:p>378000.033728714</text:p>
          </table:table-cell>
          <table:table-cell office:value-type="float" office:value="380000.04115819" calcext:value-type="float">
            <text:p>380000.04115819</text:p>
          </table:table-cell>
          <table:table-cell office:value-type="float" office:value="345738.067144657" calcext:value-type="float">
            <text:p>345738.067144657</text:p>
          </table:table-cell>
          <table:table-cell office:value-type="float" office:value="345095.584910292" calcext:value-type="float">
            <text:p>345095.584910292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274999.99949822" calcext:value-type="float">
            <text:p>274999.99949822</text:p>
          </table:table-cell>
          <table:table-cell table:number-columns-repeated="2" office:value-type="float" office:value="299899.994704175" calcext:value-type="float">
            <text:p>299899.994704175</text:p>
          </table:table-cell>
          <table:table-cell office:value-type="float" office:value="299999.99958" calcext:value-type="float">
            <text:p>299999.99958</text:p>
          </table:table-cell>
          <table:table-cell table:number-columns-repeated="3" office:value-type="float" office:value="306276.2723614" calcext:value-type="float">
            <text:p>306276.2723614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35453.520096156" calcext:value-type="float">
            <text:p>335453.520096156</text:p>
          </table:table-cell>
          <table:table-cell office:value-type="float" office:value="318899.99605201" calcext:value-type="float">
            <text:p>318899.99605201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300001.00007" calcext:value-type="float">
            <text:p>300001.00007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302022.360818209" calcext:value-type="float">
            <text:p>302022.360818209</text:p>
          </table:table-cell>
          <table:table-cell office:value-type="float" office:value="276787.212855294" calcext:value-type="float">
            <text:p>276787.212855294</text:p>
          </table:table-cell>
          <table:table-cell office:value-type="float" office:value="274835.90213381" calcext:value-type="float">
            <text:p>274835.90213381</text:p>
          </table:table-cell>
          <table:table-cell office:value-type="float" office:value="271654.99676725" calcext:value-type="float">
            <text:p>271654.99676725</text:p>
          </table:table-cell>
          <table:table-cell office:value-type="float" office:value="250000.017045971" calcext:value-type="float">
            <text:p>250000.017045971</text:p>
          </table:table-cell>
          <table:table-cell table:number-columns-repeated="2" office:value-type="float" office:value="250001.983578" calcext:value-type="float">
            <text:p>250001.983578</text:p>
          </table:table-cell>
          <table:table-cell office:value-type="float" office:value="234376.99723779" calcext:value-type="float">
            <text:p>234376.99723779</text:p>
          </table:table-cell>
          <table:table-cell office:value-type="float" office:value="237146.878958616" calcext:value-type="float">
            <text:p>237146.878958616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48628.471953302" calcext:value-type="float">
            <text:p>248628.471953302</text:p>
          </table:table-cell>
          <table:table-cell office:value-type="float" office:value="240000.01" calcext:value-type="float">
            <text:p>240000.01</text:p>
          </table:table-cell>
          <table:table-cell office:value-type="float" office:value="215669.908350814" calcext:value-type="float">
            <text:p>215669.908350814</text:p>
          </table:table-cell>
          <table:table-cell office:value-type="float" office:value="219995.902273194" calcext:value-type="float">
            <text:p>219995.902273194</text:p>
          </table:table-cell>
          <table:table-cell office:value-type="float" office:value="219345.852952522" calcext:value-type="float">
            <text:p>219345.852952522</text:p>
          </table:table-cell>
          <table:table-cell office:value-type="float" office:value="221432.424332369" calcext:value-type="float">
            <text:p>221432.424332369</text:p>
          </table:table-cell>
          <table:table-cell office:value-type="float" office:value="231849.48217717" calcext:value-type="float">
            <text:p>231849.48217717</text:p>
          </table:table-cell>
          <table:table-cell office:value-type="float" office:value="215368.75561612" calcext:value-type="float">
            <text:p>215368.75561612</text:p>
          </table:table-cell>
          <table:table-cell office:value-type="float" office:value="215001" calcext:value-type="float">
            <text:p>215001</text:p>
          </table:table-cell>
          <table:table-cell office:value-type="float" office:value="220001" calcext:value-type="float">
            <text:p>220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32968.390586549" calcext:value-type="float">
            <text:p>232968.39058654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9999.848075923" calcext:value-type="float">
            <text:p>259999.848075923</text:p>
          </table:table-cell>
          <table:table-cell office:value-type="float" office:value="309999.99449514" calcext:value-type="float">
            <text:p>309999.99449514</text:p>
          </table:table-cell>
          <table:table-cell table:number-columns-repeated="3" office:value-type="float" office:value="299999.998960599" calcext:value-type="float">
            <text:p>299999.998960599</text:p>
          </table:table-cell>
          <table:table-cell office:value-type="float" office:value="282674.658261483" calcext:value-type="float">
            <text:p>282674.658261483</text:p>
          </table:table-cell>
          <table:table-cell office:value-type="float" office:value="260495.649757428" calcext:value-type="float">
            <text:p>260495.649757428</text:p>
          </table:table-cell>
          <table:table-cell office:value-type="float" office:value="260461.649757428" calcext:value-type="float">
            <text:p>260461.64975742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87057.04937972" calcext:value-type="float">
            <text:p>287057.04937972</text:p>
          </table:table-cell>
          <table:table-cell office:value-type="float" office:value="332701.214131642" calcext:value-type="float">
            <text:p>332701.214131642</text:p>
          </table:table-cell>
          <table:table-cell office:value-type="float" office:value="327219.08742081" calcext:value-type="float">
            <text:p>327219.08742081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60000.981127981" calcext:value-type="float">
            <text:p>360000.981127981</text:p>
          </table:table-cell>
          <table:table-cell office:value-type="float" office:value="360088.562140501" calcext:value-type="float">
            <text:p>360088.562140501</text:p>
          </table:table-cell>
          <table:table-cell office:value-type="float" office:value="371839.045333807" calcext:value-type="float">
            <text:p>371839.045333807</text:p>
          </table:table-cell>
          <table:table-cell office:value-type="float" office:value="370350.664680501" calcext:value-type="float">
            <text:p>370350.664680501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414022.881" calcext:value-type="float">
            <text:p>414022.881</text:p>
          </table:table-cell>
          <table:table-cell office:value-type="float" office:value="421330.887176954" calcext:value-type="float">
            <text:p>421330.887176954</text:p>
          </table:table-cell>
          <table:table-cell office:value-type="float" office:value="424774.181467142" calcext:value-type="float">
            <text:p>424774.181467142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421330.887176954" calcext:value-type="float">
            <text:p>421330.887176954</text:p>
          </table:table-cell>
          <table:table-cell office:value-type="float" office:value="404997.828065458" calcext:value-type="float">
            <text:p>404997.828065458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69023.141" calcext:value-type="float">
            <text:p>369023.141</text:p>
          </table:table-cell>
          <table:table-cell office:value-type="float" office:value="374999.829286908" calcext:value-type="float">
            <text:p>374999.829286908</text:p>
          </table:table-cell>
          <table:table-cell office:value-type="float" office:value="369023.14805" calcext:value-type="float">
            <text:p>369023.14805</text:p>
          </table:table-cell>
          <table:table-cell office:value-type="float" office:value="358239.067144657" calcext:value-type="float">
            <text:p>358239.067144657</text:p>
          </table:table-cell>
          <table:table-cell office:value-type="float" office:value="373527.35352773" calcext:value-type="float">
            <text:p>373527.35352773</text:p>
          </table:table-cell>
          <table:table-cell table:number-columns-repeated="2" office:value-type="float" office:value="364999.840306916" calcext:value-type="float">
            <text:p>364999.840306916</text:p>
          </table:table-cell>
          <table:table-cell office:value-type="float" office:value="368168.468415622" calcext:value-type="float">
            <text:p>368168.468415622</text:p>
          </table:table-cell>
          <table:table-cell office:value-type="float" office:value="365832.149175917" calcext:value-type="float">
            <text:p>365832.149175917</text:p>
          </table:table-cell>
          <table:table-cell office:value-type="float" office:value="369023.14805" calcext:value-type="float">
            <text:p>369023.14805</text:p>
          </table:table-cell>
          <table:table-cell office:value-type="float" office:value="369023.14815" calcext:value-type="float">
            <text:p>369023.14815</text:p>
          </table:table-cell>
          <table:table-cell table:number-columns-repeated="2" office:value-type="float" office:value="325000.00001" calcext:value-type="float">
            <text:p>325000.00001</text:p>
          </table:table-cell>
          <table:table-cell office:value-type="float" office:value="282125.636031" calcext:value-type="float">
            <text:p>282125.63603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92524.200567627" calcext:value-type="float">
            <text:p>292524.200567627</text:p>
          </table:table-cell>
          <table:table-cell table:number-columns-repeated="2" office:value-type="float" office:value="294329.543" calcext:value-type="float">
            <text:p>294329.543</text:p>
          </table:table-cell>
          <table:table-cell office:value-type="float" office:value="300000.00618319" calcext:value-type="float">
            <text:p>300000.00618319</text:p>
          </table:table-cell>
          <table:table-cell office:value-type="float" office:value="304332.470778342" calcext:value-type="float">
            <text:p>304332.470778342</text:p>
          </table:table-cell>
          <table:table-cell office:value-type="float" office:value="294329.543" calcext:value-type="float">
            <text:p>294329.543</text:p>
          </table:table-cell>
          <table:table-cell office:value-type="float" office:value="317707.4036079" calcext:value-type="float">
            <text:p>317707.4036079</text:p>
          </table:table-cell>
          <table:table-cell office:value-type="float" office:value="324999.99936407" calcext:value-type="float">
            <text:p>324999.99936407</text:p>
          </table:table-cell>
          <table:table-cell office:value-type="float" office:value="317707.4036079" calcext:value-type="float">
            <text:p>317707.4036079</text:p>
          </table:table-cell>
          <table:table-cell office:value-type="float" office:value="300001.00007" calcext:value-type="float">
            <text:p>300001.00007</text:p>
          </table:table-cell>
          <table:table-cell office:value-type="float" office:value="282769.205494024" calcext:value-type="float">
            <text:p>282769.205494024</text:p>
          </table:table-cell>
          <table:table-cell table:number-columns-repeated="2" office:value-type="float" office:value="300001.02" calcext:value-type="float">
            <text:p>300001.02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73712.279426028" calcext:value-type="float">
            <text:p>273712.279426028</text:p>
          </table:table-cell>
          <table:table-cell office:value-type="float" office:value="271104.669012076" calcext:value-type="float">
            <text:p>271104.669012076</text:p>
          </table:table-cell>
          <table:table-cell office:value-type="float" office:value="237387.69723779" calcext:value-type="float">
            <text:p>237387.69723779</text:p>
          </table:table-cell>
          <table:table-cell table:number-columns-repeated="2" office:value-type="float" office:value="250000.017045971" calcext:value-type="float">
            <text:p>250000.017045971</text:p>
          </table:table-cell>
          <table:table-cell office:value-type="float" office:value="222892.531207656" calcext:value-type="float">
            <text:p>222892.531207656</text:p>
          </table:table-cell>
          <table:table-cell office:value-type="float" office:value="229106.79723779" calcext:value-type="float">
            <text:p>229106.79723779</text:p>
          </table:table-cell>
          <table:table-cell office:value-type="float" office:value="244200.326194766" calcext:value-type="float">
            <text:p>244200.326194766</text:p>
          </table:table-cell>
          <table:table-cell office:value-type="float" office:value="240000.922947763" calcext:value-type="float">
            <text:p>240000.922947763</text:p>
          </table:table-cell>
          <table:table-cell office:value-type="float" office:value="236781.231140626" calcext:value-type="float">
            <text:p>236781.231140626</text:p>
          </table:table-cell>
          <table:table-cell table:number-columns-repeated="3" office:value-type="float" office:value="215368.75560182" calcext:value-type="float">
            <text:p>215368.75560182</text:p>
          </table:table-cell>
          <table:table-cell office:value-type="float" office:value="215368.75561612" calcext:value-type="float">
            <text:p>215368.75561612</text:p>
          </table:table-cell>
          <table:table-cell office:value-type="float" office:value="225143.212725563" calcext:value-type="float">
            <text:p>225143.212725563</text:p>
          </table:table-cell>
          <table:table-cell office:value-type="float" office:value="215001" calcext:value-type="float">
            <text:p>215001</text:p>
          </table:table-cell>
          <table:table-cell office:value-type="float" office:value="212103.162229512" calcext:value-type="float">
            <text:p>212103.162229512</text:p>
          </table:table-cell>
          <table:table-cell office:value-type="float" office:value="219271.587636693" calcext:value-type="float">
            <text:p>219271.5876366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29746.035715442" calcext:value-type="float">
            <text:p>229746.035715442</text:p>
          </table:table-cell>
          <table:table-cell office:value-type="float" office:value="236397.784571449" calcext:value-type="float">
            <text:p>236397.78457144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289738.717524039" calcext:value-type="float">
            <text:p>289738.717524039</text:p>
          </table:table-cell>
          <table:table-cell office:value-type="float" office:value="289599.717524039" calcext:value-type="float">
            <text:p>289599.717524039</text:p>
          </table:table-cell>
          <table:table-cell office:value-type="float" office:value="273877.835621745" calcext:value-type="float">
            <text:p>273877.835621745</text:p>
          </table:table-cell>
          <table:table-cell office:value-type="float" office:value="264000.156811006" calcext:value-type="float">
            <text:p>264000.156811006</text:p>
          </table:table-cell>
          <table:table-cell table:number-columns-repeated="2" office:value-type="float" office:value="250057.04937972" calcext:value-type="float">
            <text:p>250057.04937972</text:p>
          </table:table-cell>
          <table:table-cell office:value-type="float" office:value="246837.195933583" calcext:value-type="float">
            <text:p>246837.195933583</text:p>
          </table:table-cell>
          <table:table-cell office:value-type="float" office:value="280931.671671" calcext:value-type="float">
            <text:p>280931.671671</text:p>
          </table:table-cell>
          <table:table-cell office:value-type="float" office:value="327219.08742081" calcext:value-type="float">
            <text:p>327219.08742081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30088.562140501" calcext:value-type="float">
            <text:p>330088.562140501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60000.981127981" calcext:value-type="float">
            <text:p>360000.981127981</text:p>
          </table:table-cell>
          <table:table-cell office:value-type="float" office:value="367578.651060502" calcext:value-type="float">
            <text:p>367578.651060502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27319.073591908" calcext:value-type="float">
            <text:p>327319.073591908</text:p>
          </table:table-cell>
          <table:table-cell office:value-type="float" office:value="382427.126009043" calcext:value-type="float">
            <text:p>382427.126009043</text:p>
          </table:table-cell>
          <table:table-cell office:value-type="float" office:value="415404.297585635" calcext:value-type="float">
            <text:p>415404.297585635</text:p>
          </table:table-cell>
          <table:table-cell office:value-type="float" office:value="421330.887176954" calcext:value-type="float">
            <text:p>421330.887176954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404997.728065458" calcext:value-type="float">
            <text:p>404997.728065458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69023.141" calcext:value-type="float">
            <text:p>369023.141</text:p>
          </table:table-cell>
          <table:table-cell office:value-type="float" office:value="365239.045333807" calcext:value-type="float">
            <text:p>365239.045333807</text:p>
          </table:table-cell>
          <table:table-cell office:value-type="float" office:value="369023.14105" calcext:value-type="float">
            <text:p>369023.14105</text:p>
          </table:table-cell>
          <table:table-cell office:value-type="float" office:value="364999.839296908" calcext:value-type="float">
            <text:p>364999.839296908</text:p>
          </table:table-cell>
          <table:table-cell office:value-type="float" office:value="350001.487979623" calcext:value-type="float">
            <text:p>350001.487979623</text:p>
          </table:table-cell>
          <table:table-cell office:value-type="float" office:value="369023.14805" calcext:value-type="float">
            <text:p>369023.14805</text:p>
          </table:table-cell>
          <table:table-cell office:value-type="float" office:value="358239.067144657" calcext:value-type="float">
            <text:p>358239.067144657</text:p>
          </table:table-cell>
          <table:table-cell office:value-type="float" office:value="363024.764410627" calcext:value-type="float">
            <text:p>363024.764410627</text:p>
          </table:table-cell>
          <table:table-cell table:number-columns-repeated="2" office:value-type="float" office:value="364999.840306916" calcext:value-type="float">
            <text:p>364999.840306916</text:p>
          </table:table-cell>
          <table:table-cell office:value-type="float" office:value="365711.354803926" calcext:value-type="float">
            <text:p>365711.354803926</text:p>
          </table:table-cell>
          <table:table-cell office:value-type="float" office:value="365000.044763705" calcext:value-type="float">
            <text:p>365000.044763705</text:p>
          </table:table-cell>
          <table:table-cell table:number-columns-repeated="2" office:value-type="float" office:value="319499.975208155" calcext:value-type="float">
            <text:p>319499.975208155</text:p>
          </table:table-cell>
          <table:table-cell office:value-type="float" office:value="275000.000010016" calcext:value-type="float">
            <text:p>275000.000010016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74999.99949822" calcext:value-type="float">
            <text:p>274999.99949822</text:p>
          </table:table-cell>
          <table:table-cell office:value-type="float" office:value="286249.549424793" calcext:value-type="float">
            <text:p>286249.549424793</text:p>
          </table:table-cell>
          <table:table-cell office:value-type="float" office:value="280750.26715196" calcext:value-type="float">
            <text:p>280750.26715196</text:p>
          </table:table-cell>
          <table:table-cell table:number-columns-repeated="2" office:value-type="float" office:value="294329.543" calcext:value-type="float">
            <text:p>294329.543</text:p>
          </table:table-cell>
          <table:table-cell office:value-type="float" office:value="284407.851908284" calcext:value-type="float">
            <text:p>284407.851908284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322460.369318908" calcext:value-type="float">
            <text:p>322460.369318908</text:p>
          </table:table-cell>
          <table:table-cell office:value-type="float" office:value="314999.99050001" calcext:value-type="float">
            <text:p>314999.99050001</text:p>
          </table:table-cell>
          <table:table-cell office:value-type="float" office:value="280000.922947663" calcext:value-type="float">
            <text:p>280000.922947663</text:p>
          </table:table-cell>
          <table:table-cell office:value-type="float" office:value="282538.140632122" calcext:value-type="float">
            <text:p>282538.140632122</text:p>
          </table:table-cell>
          <table:table-cell table:number-columns-repeated="2" office:value-type="float" office:value="300001.00007" calcext:value-type="float">
            <text:p>300001.00007</text:p>
          </table:table-cell>
          <table:table-cell office:value-type="float" office:value="273712.279426028" calcext:value-type="float">
            <text:p>273712.279426028</text:p>
          </table:table-cell>
          <table:table-cell office:value-type="float" office:value="271104.669012076" calcext:value-type="float">
            <text:p>271104.669012076</text:p>
          </table:table-cell>
          <table:table-cell office:value-type="float" office:value="260487.212855294" calcext:value-type="float">
            <text:p>260487.212855294</text:p>
          </table:table-cell>
          <table:table-cell office:value-type="float" office:value="225910.970139737" calcext:value-type="float">
            <text:p>225910.970139737</text:p>
          </table:table-cell>
          <table:table-cell office:value-type="float" office:value="239483.275390803" calcext:value-type="float">
            <text:p>239483.275390803</text:p>
          </table:table-cell>
          <table:table-cell office:value-type="float" office:value="238777.29723779" calcext:value-type="float">
            <text:p>238777.29723779</text:p>
          </table:table-cell>
          <table:table-cell office:value-type="float" office:value="222034.48287" calcext:value-type="float">
            <text:p>222034.48287</text:p>
          </table:table-cell>
          <table:table-cell table:number-columns-repeated="2" office:value-type="float" office:value="224487.238539283" calcext:value-type="float">
            <text:p>224487.238539283</text:p>
          </table:table-cell>
          <table:table-cell office:value-type="float" office:value="240000.01" calcext:value-type="float">
            <text:p>240000.01</text:p>
          </table:table-cell>
          <table:table-cell office:value-type="float" office:value="228972.498910076" calcext:value-type="float">
            <text:p>228972.498910076</text:p>
          </table:table-cell>
          <table:table-cell office:value-type="float" office:value="203743.281446986" calcext:value-type="float">
            <text:p>203743.281446986</text:p>
          </table:table-cell>
          <table:table-cell office:value-type="float" office:value="207538.640427071" calcext:value-type="float">
            <text:p>207538.640427071</text:p>
          </table:table-cell>
          <table:table-cell office:value-type="float" office:value="210001" calcext:value-type="float">
            <text:p>210001</text:p>
          </table:table-cell>
          <table:table-cell office:value-type="float" office:value="214841.771336233" calcext:value-type="float">
            <text:p>214841.771336233</text:p>
          </table:table-cell>
          <table:table-cell office:value-type="float" office:value="215923.599989023" calcext:value-type="float">
            <text:p>215923.599989023</text:p>
          </table:table-cell>
          <table:table-cell office:value-type="float" office:value="210436.445347333" calcext:value-type="float">
            <text:p>210436.445347333</text:p>
          </table:table-cell>
          <table:table-cell office:value-type="float" office:value="209290.522488409" calcext:value-type="float">
            <text:p>209290.522488409</text:p>
          </table:table-cell>
          <table:table-cell office:value-type="float" office:value="215368.75591044" calcext:value-type="float">
            <text:p>215368.755910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0000.59643" calcext:value-type="float">
            <text:p>210000.59643</text:p>
          </table:table-cell>
          <table:table-cell office:value-type="float" office:value="234998.787660354" calcext:value-type="float">
            <text:p>234998.787660354</text:p>
          </table:table-cell>
          <table:table-cell office:value-type="float" office:value="236397.784571449" calcext:value-type="float">
            <text:p>236397.784571449</text:p>
          </table:table-cell>
          <table:table-cell office:value-type="float" office:value="299853.27189075" calcext:value-type="float">
            <text:p>299853.27189075</text:p>
          </table:table-cell>
          <table:table-cell office:value-type="float" office:value="266619.77260032" calcext:value-type="float">
            <text:p>266619.77260032</text:p>
          </table:table-cell>
          <table:table-cell office:value-type="float" office:value="274999.99852864" calcext:value-type="float">
            <text:p>274999.99852864</text:p>
          </table:table-cell>
          <table:table-cell office:value-type="float" office:value="273460.02850307" calcext:value-type="float">
            <text:p>273460.02850307</text:p>
          </table:table-cell>
          <table:table-cell office:value-type="float" office:value="263174.248664857" calcext:value-type="float">
            <text:p>263174.248664857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39750.378801023" calcext:value-type="float">
            <text:p>239750.378801023</text:p>
          </table:table-cell>
          <table:table-cell office:value-type="float" office:value="279997.88337998" calcext:value-type="float">
            <text:p>279997.88337998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01231.571671" calcext:value-type="float">
            <text:p>301231.571671</text:p>
          </table:table-cell>
          <table:table-cell office:value-type="float" office:value="309999.977595419" calcext:value-type="float">
            <text:p>309999.977595419</text:p>
          </table:table-cell>
          <table:table-cell table:number-columns-repeated="2" office:value-type="float" office:value="327319.073591908" calcext:value-type="float">
            <text:p>327319.073591908</text:p>
          </table:table-cell>
          <table:table-cell office:value-type="float" office:value="347321.672129455" calcext:value-type="float">
            <text:p>347321.672129455</text:p>
          </table:table-cell>
          <table:table-cell office:value-type="float" office:value="360000.981127981" calcext:value-type="float">
            <text:p>360000.981127981</text:p>
          </table:table-cell>
          <table:table-cell office:value-type="float" office:value="327319.073591908" calcext:value-type="float">
            <text:p>327319.073591908</text:p>
          </table:table-cell>
          <table:table-cell office:value-type="float" office:value="316064.375458751" calcext:value-type="float">
            <text:p>316064.375458751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89023.141" calcext:value-type="float">
            <text:p>389023.141</text:p>
          </table:table-cell>
          <table:table-cell office:value-type="float" office:value="404997.708065458" calcext:value-type="float">
            <text:p>404997.708065458</text:p>
          </table:table-cell>
          <table:table-cell office:value-type="float" office:value="376023.141" calcext:value-type="float">
            <text:p>376023.141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65239.045333807" calcext:value-type="float">
            <text:p>365239.045333807</text:p>
          </table:table-cell>
          <table:table-cell office:value-type="float" office:value="350001.487969623" calcext:value-type="float">
            <text:p>350001.487969623</text:p>
          </table:table-cell>
          <table:table-cell table:number-columns-repeated="2" office:value-type="float" office:value="358239.067144657" calcext:value-type="float">
            <text:p>358239.067144657</text:p>
          </table:table-cell>
          <table:table-cell office:value-type="float" office:value="325000.00001" calcext:value-type="float">
            <text:p>325000.00001</text:p>
          </table:table-cell>
          <table:table-cell office:value-type="float" office:value="364999.840306916" calcext:value-type="float">
            <text:p>364999.840306916</text:p>
          </table:table-cell>
          <table:table-cell office:value-type="float" office:value="353024.764410627" calcext:value-type="float">
            <text:p>353024.764410627</text:p>
          </table:table-cell>
          <table:table-cell office:value-type="float" office:value="358482.399929745" calcext:value-type="float">
            <text:p>358482.399929745</text:p>
          </table:table-cell>
          <table:table-cell office:value-type="float" office:value="363024.764410627" calcext:value-type="float">
            <text:p>363024.764410627</text:p>
          </table:table-cell>
          <table:table-cell office:value-type="float" office:value="355739.067144657" calcext:value-type="float">
            <text:p>355739.067144657</text:p>
          </table:table-cell>
          <table:table-cell office:value-type="float" office:value="364999.840306916" calcext:value-type="float">
            <text:p>364999.840306916</text:p>
          </table:table-cell>
          <table:table-cell office:value-type="float" office:value="363632.033983387" calcext:value-type="float">
            <text:p>363632.033983387</text:p>
          </table:table-cell>
          <table:table-cell office:value-type="float" office:value="306276.2722614" calcext:value-type="float">
            <text:p>306276.2722614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2400.340665599" calcext:value-type="float">
            <text:p>242400.340665599</text:p>
          </table:table-cell>
          <table:table-cell office:value-type="float" office:value="263068.632851262" calcext:value-type="float">
            <text:p>263068.632851262</text:p>
          </table:table-cell>
          <table:table-cell table:number-columns-repeated="4" office:value-type="float" office:value="274999.99949822" calcext:value-type="float">
            <text:p>274999.99949822</text:p>
          </table:table-cell>
          <table:table-cell office:value-type="float" office:value="281281.8409116" calcext:value-type="float">
            <text:p>281281.8409116</text:p>
          </table:table-cell>
          <table:table-cell office:value-type="float" office:value="305870.627627066" calcext:value-type="float">
            <text:p>305870.627627066</text:p>
          </table:table-cell>
          <table:table-cell office:value-type="float" office:value="317707.4036079" calcext:value-type="float">
            <text:p>317707.4036079</text:p>
          </table:table-cell>
          <table:table-cell office:value-type="float" office:value="310738.067144657" calcext:value-type="float">
            <text:p>310738.067144657</text:p>
          </table:table-cell>
          <table:table-cell office:value-type="float" office:value="274999.99949832" calcext:value-type="float">
            <text:p>274999.99949832</text:p>
          </table:table-cell>
          <table:table-cell table:number-columns-repeated="2" office:value-type="float" office:value="280000.922947663" calcext:value-type="float">
            <text:p>280000.922947663</text:p>
          </table:table-cell>
          <table:table-cell office:value-type="float" office:value="280000.922947763" calcext:value-type="float">
            <text:p>280000.922947763</text:p>
          </table:table-cell>
          <table:table-cell office:value-type="float" office:value="272148.829820924" calcext:value-type="float">
            <text:p>272148.829820924</text:p>
          </table:table-cell>
          <table:table-cell office:value-type="float" office:value="270586.858751044" calcext:value-type="float">
            <text:p>270586.858751044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21767.814" calcext:value-type="float">
            <text:p>221767.814</text:p>
          </table:table-cell>
          <table:table-cell office:value-type="float" office:value="236917.39723779" calcext:value-type="float">
            <text:p>236917.39723779</text:p>
          </table:table-cell>
          <table:table-cell office:value-type="float" office:value="235614.416296239" calcext:value-type="float">
            <text:p>235614.416296239</text:p>
          </table:table-cell>
          <table:table-cell office:value-type="float" office:value="218963.5572" calcext:value-type="float">
            <text:p>218963.5572</text:p>
          </table:table-cell>
          <table:table-cell table:number-columns-repeated="2" office:value-type="float" office:value="222034.48287" calcext:value-type="float">
            <text:p>222034.48287</text:p>
          </table:table-cell>
          <table:table-cell office:value-type="float" office:value="234565.098861034" calcext:value-type="float">
            <text:p>234565.098861034</text:p>
          </table:table-cell>
          <table:table-cell office:value-type="float" office:value="224429.73813576" calcext:value-type="float">
            <text:p>224429.73813576</text:p>
          </table:table-cell>
          <table:table-cell office:value-type="float" office:value="201402.967816614" calcext:value-type="float">
            <text:p>201402.967816614</text:p>
          </table:table-cell>
          <table:table-cell office:value-type="float" office:value="205001" calcext:value-type="float">
            <text:p>205001</text:p>
          </table:table-cell>
          <table:table-cell office:value-type="float" office:value="200003.663247" calcext:value-type="float">
            <text:p>200003.663247</text:p>
          </table:table-cell>
          <table:table-cell office:value-type="float" office:value="210001" calcext:value-type="float">
            <text:p>210001</text:p>
          </table:table-cell>
          <table:table-cell office:value-type="float" office:value="215368.75561612" calcext:value-type="float">
            <text:p>215368.75561612</text:p>
          </table:table-cell>
          <table:table-cell office:value-type="float" office:value="202278.662229512" calcext:value-type="float">
            <text:p>202278.662229512</text:p>
          </table:table-cell>
          <table:table-cell office:value-type="float" office:value="200840.244884" calcext:value-type="float">
            <text:p>200840.244884</text:p>
          </table:table-cell>
          <table:table-cell office:value-type="float" office:value="213340.411583862" calcext:value-type="float">
            <text:p>213340.4115838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07999.918419583" calcext:value-type="float">
            <text:p>207999.918419583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4998.787660354" calcext:value-type="float">
            <text:p>234998.787660354</text:p>
          </table:table-cell>
          <table:table-cell office:value-type="float" office:value="289738.717524039" calcext:value-type="float">
            <text:p>289738.717524039</text:p>
          </table:table-cell>
          <table:table-cell table:number-columns-repeated="2" office:value-type="float" office:value="259999.848075923" calcext:value-type="float">
            <text:p>259999.848075923</text:p>
          </table:table-cell>
          <table:table-cell office:value-type="float" office:value="260400.176811006" calcext:value-type="float">
            <text:p>260400.17681100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0827.74829675" calcext:value-type="float">
            <text:p>240827.74829675</text:p>
          </table:table-cell>
          <table:table-cell office:value-type="float" office:value="240036.435454724" calcext:value-type="float">
            <text:p>240036.435454724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68326.819835379" calcext:value-type="float">
            <text:p>268326.81983537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305747.685212771" calcext:value-type="float">
            <text:p>305747.685212771</text:p>
          </table:table-cell>
          <table:table-cell office:value-type="float" office:value="326437.473862425" calcext:value-type="float">
            <text:p>326437.473862425</text:p>
          </table:table-cell>
          <table:table-cell office:value-type="float" office:value="326387.473862425" calcext:value-type="float">
            <text:p>326387.473862425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44240.908420202" calcext:value-type="float">
            <text:p>344240.908420202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89023.141" calcext:value-type="float">
            <text:p>389023.141</text:p>
          </table:table-cell>
          <table:table-cell office:value-type="float" office:value="367739.045333807" calcext:value-type="float">
            <text:p>367739.045333807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73023.141" calcext:value-type="float">
            <text:p>373023.141</text:p>
          </table:table-cell>
          <table:table-cell office:value-type="float" office:value="350001.487969623" calcext:value-type="float">
            <text:p>350001.487969623</text:p>
          </table:table-cell>
          <table:table-cell office:value-type="float" office:value="321711.703590265" calcext:value-type="float">
            <text:p>321711.703590265</text:p>
          </table:table-cell>
          <table:table-cell table:number-columns-repeated="2" office:value-type="float" office:value="350001.487969623" calcext:value-type="float">
            <text:p>350001.487969623</text:p>
          </table:table-cell>
          <table:table-cell office:value-type="float" office:value="320203.712209326" calcext:value-type="float">
            <text:p>320203.712209326</text:p>
          </table:table-cell>
          <table:table-cell office:value-type="float" office:value="358239.067144657" calcext:value-type="float">
            <text:p>358239.067144657</text:p>
          </table:table-cell>
          <table:table-cell office:value-type="float" office:value="350001.48797963" calcext:value-type="float">
            <text:p>350001.48797963</text:p>
          </table:table-cell>
          <table:table-cell table:number-columns-repeated="2" office:value-type="float" office:value="358239.067144657" calcext:value-type="float">
            <text:p>358239.067144657</text:p>
          </table:table-cell>
          <table:table-cell office:value-type="float" office:value="351157.767363906" calcext:value-type="float">
            <text:p>351157.767363906</text:p>
          </table:table-cell>
          <table:table-cell office:value-type="float" office:value="362543.842019224" calcext:value-type="float">
            <text:p>362543.842019224</text:p>
          </table:table-cell>
          <table:table-cell office:value-type="float" office:value="363008.892016894" calcext:value-type="float">
            <text:p>363008.892016894</text:p>
          </table:table-cell>
          <table:table-cell office:value-type="float" office:value="296488.032084052" calcext:value-type="float">
            <text:p>296488.032084052</text:p>
          </table:table-cell>
          <table:table-cell office:value-type="float" office:value="286052.99559" calcext:value-type="float">
            <text:p>286052.99559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32838.444441891" calcext:value-type="float">
            <text:p>232838.44444189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63068.632851262" calcext:value-type="float">
            <text:p>263068.632851262</text:p>
          </table:table-cell>
          <table:table-cell office:value-type="float" office:value="264067.842229539" calcext:value-type="float">
            <text:p>264067.842229539</text:p>
          </table:table-cell>
          <table:table-cell office:value-type="float" office:value="270032.470778342" calcext:value-type="float">
            <text:p>270032.470778342</text:p>
          </table:table-cell>
          <table:table-cell office:value-type="float" office:value="270001.4036079" calcext:value-type="float">
            <text:p>270001.4036079</text:p>
          </table:table-cell>
          <table:table-cell office:value-type="float" office:value="279701.4036079" calcext:value-type="float">
            <text:p>279701.4036079</text:p>
          </table:table-cell>
          <table:table-cell office:value-type="float" office:value="294329.543" calcext:value-type="float">
            <text:p>294329.543</text:p>
          </table:table-cell>
          <table:table-cell office:value-type="float" office:value="310738.067144657" calcext:value-type="float">
            <text:p>310738.067144657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269910.231081548" calcext:value-type="float">
            <text:p>269910.231081548</text:p>
          </table:table-cell>
          <table:table-cell table:number-columns-repeated="3" office:value-type="float" office:value="274999.99949832" calcext:value-type="float">
            <text:p>274999.99949832</text:p>
          </table:table-cell>
          <table:table-cell office:value-type="float" office:value="271104.669012076" calcext:value-type="float">
            <text:p>271104.669012076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14569.561923037" calcext:value-type="float">
            <text:p>214569.561923037</text:p>
          </table:table-cell>
          <table:table-cell office:value-type="float" office:value="236118.643434448" calcext:value-type="float">
            <text:p>236118.643434448</text:p>
          </table:table-cell>
          <table:table-cell office:value-type="float" office:value="203570.309896322" calcext:value-type="float">
            <text:p>203570.309896322</text:p>
          </table:table-cell>
          <table:table-cell office:value-type="float" office:value="201738.067196754" calcext:value-type="float">
            <text:p>201738.067196754</text:p>
          </table:table-cell>
          <table:table-cell office:value-type="float" office:value="221695.864970481" calcext:value-type="float">
            <text:p>221695.864970481</text:p>
          </table:table-cell>
          <table:table-cell office:value-type="float" office:value="218974.21902749" calcext:value-type="float">
            <text:p>218974.21902749</text:p>
          </table:table-cell>
          <table:table-cell office:value-type="float" office:value="224487.238539283" calcext:value-type="float">
            <text:p>224487.238539283</text:p>
          </table:table-cell>
          <table:table-cell office:value-type="float" office:value="215368.75560182" calcext:value-type="float">
            <text:p>215368.75560182</text:p>
          </table:table-cell>
          <table:table-cell office:value-type="float" office:value="200003.663247" calcext:value-type="float">
            <text:p>200003.663247</text:p>
          </table:table-cell>
          <table:table-cell office:value-type="float" office:value="204933.05534855" calcext:value-type="float">
            <text:p>204933.05534855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200918.251386821" calcext:value-type="float">
            <text:p>200918.251386821</text:p>
          </table:table-cell>
          <table:table-cell office:value-type="float" office:value="210001" calcext:value-type="float">
            <text:p>210001</text:p>
          </table:table-cell>
          <table:table-cell table:number-columns-repeated="2" office:value-type="float" office:value="200000.663247" calcext:value-type="float">
            <text:p>200000.663247</text:p>
          </table:table-cell>
          <table:table-cell office:value-type="float" office:value="200494.015356045" calcext:value-type="float">
            <text:p>200494.0153560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06764.182067432" calcext:value-type="float">
            <text:p>206764.182067432</text:p>
          </table:table-cell>
          <table:table-cell office:value-type="float" office:value="230605.253282999" calcext:value-type="float">
            <text:p>230605.253282999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66619.77260032" calcext:value-type="float">
            <text:p>266619.77260032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9827.89337998" calcext:value-type="float">
            <text:p>259827.89337998</text:p>
          </table:table-cell>
          <table:table-cell office:value-type="float" office:value="259999.848075923" calcext:value-type="float">
            <text:p>259999.848075923</text:p>
          </table:table-cell>
          <table:table-cell table:number-columns-repeated="2" office:value-type="float" office:value="233000.061380594" calcext:value-type="float">
            <text:p>233000.061380594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29724.421886217" calcext:value-type="float">
            <text:p>229724.421886217</text:p>
          </table:table-cell>
          <table:table-cell office:value-type="float" office:value="260009.99916" calcext:value-type="float">
            <text:p>260009.99916</text:p>
          </table:table-cell>
          <table:table-cell office:value-type="float" office:value="309999.99449514" calcext:value-type="float">
            <text:p>309999.99449514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280087.9933619" calcext:value-type="float">
            <text:p>280087.9933619</text:p>
          </table:table-cell>
          <table:table-cell office:value-type="float" office:value="305489.012305008" calcext:value-type="float">
            <text:p>305489.012305008</text:p>
          </table:table-cell>
          <table:table-cell table:number-columns-repeated="2" office:value-type="float" office:value="323999.994939" calcext:value-type="float">
            <text:p>323999.994939</text:p>
          </table:table-cell>
          <table:table-cell office:value-type="float" office:value="327319.073591908" calcext:value-type="float">
            <text:p>327319.073591908</text:p>
          </table:table-cell>
          <table:table-cell office:value-type="float" office:value="340890.143516464" calcext:value-type="float">
            <text:p>340890.143516464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70350.664680501" calcext:value-type="float">
            <text:p>370350.664680501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84752.923081288" calcext:value-type="float">
            <text:p>384752.923081288</text:p>
          </table:table-cell>
          <table:table-cell office:value-type="float" office:value="354750.038016064" calcext:value-type="float">
            <text:p>354750.038016064</text:p>
          </table:table-cell>
          <table:table-cell office:value-type="float" office:value="376023.141" calcext:value-type="float">
            <text:p>376023.141</text:p>
          </table:table-cell>
          <table:table-cell office:value-type="float" office:value="365239.045333807" calcext:value-type="float">
            <text:p>365239.045333807</text:p>
          </table:table-cell>
          <table:table-cell office:value-type="float" office:value="321711.504787265" calcext:value-type="float">
            <text:p>321711.504787265</text:p>
          </table:table-cell>
          <table:table-cell table:number-columns-repeated="3" office:value-type="float" office:value="314807.796971" calcext:value-type="float">
            <text:p>314807.796971</text:p>
          </table:table-cell>
          <table:table-cell office:value-type="float" office:value="314807.796981" calcext:value-type="float">
            <text:p>314807.796981</text:p>
          </table:table-cell>
          <table:table-cell office:value-type="float" office:value="350001.48797963" calcext:value-type="float">
            <text:p>350001.48797963</text:p>
          </table:table-cell>
          <table:table-cell office:value-type="float" office:value="325000.00001" calcext:value-type="float">
            <text:p>325000.00001</text:p>
          </table:table-cell>
          <table:table-cell table:number-columns-repeated="3" office:value-type="float" office:value="350001.48797963" calcext:value-type="float">
            <text:p>350001.48797963</text:p>
          </table:table-cell>
          <table:table-cell office:value-type="float" office:value="355739.067144657" calcext:value-type="float">
            <text:p>355739.067144657</text:p>
          </table:table-cell>
          <table:table-cell office:value-type="float" office:value="350001.48797963" calcext:value-type="float">
            <text:p>350001.48797963</text:p>
          </table:table-cell>
          <table:table-cell office:value-type="float" office:value="296052.99559" calcext:value-type="float">
            <text:p>296052.99559</text:p>
          </table:table-cell>
          <table:table-cell office:value-type="float" office:value="275000.000010016" calcext:value-type="float">
            <text:p>275000.000010016</text:p>
          </table:table-cell>
          <table:table-cell office:value-type="float" office:value="243676.48753781" calcext:value-type="float">
            <text:p>243676.48753781</text:p>
          </table:table-cell>
          <table:table-cell office:value-type="float" office:value="225077.670024689" calcext:value-type="float">
            <text:p>225077.670024689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59892.720908569" calcext:value-type="float">
            <text:p>259892.720908569</text:p>
          </table:table-cell>
          <table:table-cell office:value-type="float" office:value="259330.470778342" calcext:value-type="float">
            <text:p>259330.470778342</text:p>
          </table:table-cell>
          <table:table-cell office:value-type="float" office:value="270001.4036079" calcext:value-type="float">
            <text:p>270001.4036079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74999.99949822" calcext:value-type="float">
            <text:p>274999.99949822</text:p>
          </table:table-cell>
          <table:table-cell office:value-type="float" office:value="277500.791020752" calcext:value-type="float">
            <text:p>277500.791020752</text:p>
          </table:table-cell>
          <table:table-cell office:value-type="float" office:value="306276.2723614" calcext:value-type="float">
            <text:p>306276.2723614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262472.494960431" calcext:value-type="float">
            <text:p>262472.494960431</text:p>
          </table:table-cell>
          <table:table-cell office:value-type="float" office:value="265615.541420513" calcext:value-type="float">
            <text:p>265615.541420513</text:p>
          </table:table-cell>
          <table:table-cell office:value-type="float" office:value="263049.766100583" calcext:value-type="float">
            <text:p>263049.766100583</text:p>
          </table:table-cell>
          <table:table-cell office:value-type="float" office:value="273026.292649992" calcext:value-type="float">
            <text:p>273026.292649992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46473.512121204" calcext:value-type="float">
            <text:p>246473.512121204</text:p>
          </table:table-cell>
          <table:table-cell office:value-type="float" office:value="211070.168126982" calcext:value-type="float">
            <text:p>211070.168126982</text:p>
          </table:table-cell>
          <table:table-cell office:value-type="float" office:value="207570.230146322" calcext:value-type="float">
            <text:p>207570.230146322</text:p>
          </table:table-cell>
          <table:table-cell office:value-type="float" office:value="201738.067196754" calcext:value-type="float">
            <text:p>201738.067196754</text:p>
          </table:table-cell>
          <table:table-cell office:value-type="float" office:value="200000.107035971" calcext:value-type="float">
            <text:p>200000.107035971</text:p>
          </table:table-cell>
          <table:table-cell table:number-columns-repeated="2" office:value-type="float" office:value="218963.5572" calcext:value-type="float">
            <text:p>218963.5572</text:p>
          </table:table-cell>
          <table:table-cell office:value-type="float" office:value="215368.75560182" calcext:value-type="float">
            <text:p>215368.75560182</text:p>
          </table:table-cell>
          <table:table-cell table:number-columns-repeated="2" office:value-type="float" office:value="200002.120378" calcext:value-type="float">
            <text:p>200002.120378</text:p>
          </table:table-cell>
          <table:table-cell office:value-type="float" office:value="200003.663247" calcext:value-type="float">
            <text:p>200003.663247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200000.663247" calcext:value-type="float">
            <text:p>200000.663247</text:p>
          </table:table-cell>
          <table:table-cell office:value-type="float" office:value="203617.672229512" calcext:value-type="float">
            <text:p>203617.672229512</text:p>
          </table:table-cell>
          <table:table-cell table:number-columns-repeated="2" office:value-type="float" office:value="200000.107035971" calcext:value-type="float">
            <text:p>200000.107035971</text:p>
          </table:table-cell>
          <table:table-cell office:value-type="float" office:value="200000.663247" calcext:value-type="float">
            <text:p>200000.6632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06027.97467932" calcext:value-type="float">
            <text:p>206027.97467932</text:p>
          </table:table-cell>
          <table:table-cell office:value-type="float" office:value="227999.964019557" calcext:value-type="float">
            <text:p>227999.964019557</text:p>
          </table:table-cell>
          <table:table-cell office:value-type="float" office:value="230725.400121053" calcext:value-type="float">
            <text:p>230725.400121053</text:p>
          </table:table-cell>
          <table:table-cell office:value-type="float" office:value="259999.848075923" calcext:value-type="float">
            <text:p>259999.848075923</text:p>
          </table:table-cell>
          <table:table-cell office:value-type="float" office:value="236396.784571449" calcext:value-type="float">
            <text:p>236396.78457144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6738.180290173" calcext:value-type="float">
            <text:p>256738.180290173</text:p>
          </table:table-cell>
          <table:table-cell table:number-columns-repeated="2" office:value-type="float" office:value="232968.390586549" calcext:value-type="float">
            <text:p>232968.390586549</text:p>
          </table:table-cell>
          <table:table-cell office:value-type="float" office:value="230000.061380594" calcext:value-type="float">
            <text:p>230000.061380594</text:p>
          </table:table-cell>
          <table:table-cell office:value-type="float" office:value="209999.99449514" calcext:value-type="float">
            <text:p>209999.994495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99999.998960599" calcext:value-type="float">
            <text:p>299999.998960599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280000.988856443" calcext:value-type="float">
            <text:p>280000.988856443</text:p>
          </table:table-cell>
          <table:table-cell office:value-type="float" office:value="305041.461548337" calcext:value-type="float">
            <text:p>305041.461548337</text:p>
          </table:table-cell>
          <table:table-cell table:number-columns-repeated="2" office:value-type="float" office:value="314807.796971" calcext:value-type="float">
            <text:p>314807.796971</text:p>
          </table:table-cell>
          <table:table-cell office:value-type="float" office:value="326387.473862425" calcext:value-type="float">
            <text:p>326387.473862425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00000.054526506" calcext:value-type="float">
            <text:p>300000.054526506</text:p>
          </table:table-cell>
          <table:table-cell table:number-columns-repeated="2" office:value-type="float" office:value="367739.045333807" calcext:value-type="float">
            <text:p>367739.045333807</text:p>
          </table:table-cell>
          <table:table-cell office:value-type="float" office:value="379999.99937" calcext:value-type="float">
            <text:p>379999.99937</text:p>
          </table:table-cell>
          <table:table-cell office:value-type="float" office:value="350001.487969623" calcext:value-type="float">
            <text:p>350001.487969623</text:p>
          </table:table-cell>
          <table:table-cell office:value-type="float" office:value="367239.045333807" calcext:value-type="float">
            <text:p>367239.045333807</text:p>
          </table:table-cell>
          <table:table-cell office:value-type="float" office:value="350001.487969623" calcext:value-type="float">
            <text:p>350001.487969623</text:p>
          </table:table-cell>
          <table:table-cell office:value-type="float" office:value="314807.796971" calcext:value-type="float">
            <text:p>314807.796971</text:p>
          </table:table-cell>
          <table:table-cell table:number-columns-repeated="3" office:value-type="float" office:value="306276.2722514" calcext:value-type="float">
            <text:p>306276.2722514</text:p>
          </table:table-cell>
          <table:table-cell office:value-type="float" office:value="306276.2722614" calcext:value-type="float">
            <text:p>306276.2722614</text:p>
          </table:table-cell>
          <table:table-cell office:value-type="float" office:value="325000.00001" calcext:value-type="float">
            <text:p>325000.00001</text:p>
          </table:table-cell>
          <table:table-cell office:value-type="float" office:value="320061.956225395" calcext:value-type="float">
            <text:p>320061.956225395</text:p>
          </table:table-cell>
          <table:table-cell table:number-columns-repeated="2" office:value-type="float" office:value="325000.00001" calcext:value-type="float">
            <text:p>325000.00001</text:p>
          </table:table-cell>
          <table:table-cell office:value-type="float" office:value="338024.264410627" calcext:value-type="float">
            <text:p>338024.264410627</text:p>
          </table:table-cell>
          <table:table-cell office:value-type="float" office:value="350001.48797963" calcext:value-type="float">
            <text:p>350001.48797963</text:p>
          </table:table-cell>
          <table:table-cell office:value-type="float" office:value="345738.067144657" calcext:value-type="float">
            <text:p>345738.067144657</text:p>
          </table:table-cell>
          <table:table-cell office:value-type="float" office:value="295524.264410627" calcext:value-type="float">
            <text:p>295524.264410627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2400.630665599" calcext:value-type="float">
            <text:p>242400.630665599</text:p>
          </table:table-cell>
          <table:table-cell office:value-type="float" office:value="224999.999916" calcext:value-type="float">
            <text:p>224999.999916</text:p>
          </table:table-cell>
          <table:table-cell office:value-type="float" office:value="246194.483883601" calcext:value-type="float">
            <text:p>246194.483883601</text:p>
          </table:table-cell>
          <table:table-cell table:number-columns-repeated="2" office:value-type="float" office:value="254248.45391694" calcext:value-type="float">
            <text:p>254248.45391694</text:p>
          </table:table-cell>
          <table:table-cell office:value-type="float" office:value="254904.184034704" calcext:value-type="float">
            <text:p>254904.184034704</text:p>
          </table:table-cell>
          <table:table-cell office:value-type="float" office:value="252671.813527359" calcext:value-type="float">
            <text:p>252671.813527359</text:p>
          </table:table-cell>
          <table:table-cell office:value-type="float" office:value="254980.07830212" calcext:value-type="float">
            <text:p>254980.07830212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300001.02" calcext:value-type="float">
            <text:p>300001.02</text:p>
          </table:table-cell>
          <table:table-cell office:value-type="float" office:value="300001.00007" calcext:value-type="float">
            <text:p>300001.00007</text:p>
          </table:table-cell>
          <table:table-cell table:number-columns-repeated="2" office:value-type="float" office:value="254248.45391694" calcext:value-type="float">
            <text:p>254248.45391694</text:p>
          </table:table-cell>
          <table:table-cell office:value-type="float" office:value="261341.569929746" calcext:value-type="float">
            <text:p>261341.569929746</text:p>
          </table:table-cell>
          <table:table-cell office:value-type="float" office:value="255444.381201451" calcext:value-type="float">
            <text:p>255444.381201451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46473.512121204" calcext:value-type="float">
            <text:p>246473.512121204</text:p>
          </table:table-cell>
          <table:table-cell office:value-type="float" office:value="235887.69723779" calcext:value-type="float">
            <text:p>235887.69723779</text:p>
          </table:table-cell>
          <table:table-cell office:value-type="float" office:value="201738.067196754" calcext:value-type="float">
            <text:p>201738.067196754</text:p>
          </table:table-cell>
          <table:table-cell office:value-type="float" office:value="205296.05813965" calcext:value-type="float">
            <text:p>205296.05813965</text:p>
          </table:table-cell>
          <table:table-cell office:value-type="float" office:value="200000.99069994" calcext:value-type="float">
            <text:p>200000.99069994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213641.087771212" calcext:value-type="float">
            <text:p>213641.087771212</text:p>
          </table:table-cell>
          <table:table-cell office:value-type="float" office:value="205000" calcext:value-type="float">
            <text:p>205000</text:p>
          </table:table-cell>
          <table:table-cell office:value-type="float" office:value="208000" calcext:value-type="float">
            <text:p>208000</text:p>
          </table:table-cell>
          <table:table-cell table:number-columns-repeated="2" office:value-type="float" office:value="200001" calcext:value-type="float">
            <text:p>200001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200000.663247" calcext:value-type="float">
            <text:p>200000.663247</text:p>
          </table:table-cell>
          <table:table-cell table:number-columns-repeated="2" office:value-type="float" office:value="199999.997462111" calcext:value-type="float">
            <text:p>199999.997462111</text:p>
          </table:table-cell>
          <table:table-cell office:value-type="float" office:value="200000.107035971" calcext:value-type="float">
            <text:p>200000.1070359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03435.791453" calcext:value-type="float">
            <text:p>203435.791453</text:p>
          </table:table-cell>
          <table:table-cell office:value-type="float" office:value="221034.993247051" calcext:value-type="float">
            <text:p>221034.993247051</text:p>
          </table:table-cell>
          <table:table-cell office:value-type="float" office:value="215000.99957864" calcext:value-type="float">
            <text:p>215000.99957864</text:p>
          </table:table-cell>
          <table:table-cell office:value-type="float" office:value="255008.179688705" calcext:value-type="float">
            <text:p>255008.179688705</text:p>
          </table:table-cell>
          <table:table-cell office:value-type="float" office:value="234998.787660354" calcext:value-type="float">
            <text:p>234998.787660354</text:p>
          </table:table-cell>
          <table:table-cell office:value-type="float" office:value="236396.783571449" calcext:value-type="float">
            <text:p>236396.783571449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9543.815810812" calcext:value-type="float">
            <text:p>229543.815810812</text:p>
          </table:table-cell>
          <table:table-cell office:value-type="float" office:value="229724.08665673" calcext:value-type="float">
            <text:p>229724.08665673</text:p>
          </table:table-cell>
          <table:table-cell office:value-type="float" office:value="229627.009450402" calcext:value-type="float">
            <text:p>229627.009450402</text:p>
          </table:table-cell>
          <table:table-cell office:value-type="float" office:value="207385.31690307" calcext:value-type="float">
            <text:p>207385.3169030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293231.611671" calcext:value-type="float">
            <text:p>293231.611671</text:p>
          </table:table-cell>
          <table:table-cell office:value-type="float" office:value="280000.491678421" calcext:value-type="float">
            <text:p>280000.491678421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10764.695411209" calcext:value-type="float">
            <text:p>310764.695411209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327319.073591908" calcext:value-type="float">
            <text:p>327319.073591908</text:p>
          </table:table-cell>
          <table:table-cell office:value-type="float" office:value="300000.054526506" calcext:value-type="float">
            <text:p>300000.054526506</text:p>
          </table:table-cell>
          <table:table-cell office:value-type="float" office:value="296125.853627423" calcext:value-type="float">
            <text:p>296125.853627423</text:p>
          </table:table-cell>
          <table:table-cell office:value-type="float" office:value="332801.200352132" calcext:value-type="float">
            <text:p>332801.200352132</text:p>
          </table:table-cell>
          <table:table-cell office:value-type="float" office:value="366005.281443436" calcext:value-type="float">
            <text:p>366005.281443436</text:p>
          </table:table-cell>
          <table:table-cell office:value-type="float" office:value="377999.998992" calcext:value-type="float">
            <text:p>377999.998992</text:p>
          </table:table-cell>
          <table:table-cell office:value-type="float" office:value="348402.082282348" calcext:value-type="float">
            <text:p>348402.082282348</text:p>
          </table:table-cell>
          <table:table-cell office:value-type="float" office:value="350001.487969623" calcext:value-type="float">
            <text:p>350001.487969623</text:p>
          </table:table-cell>
          <table:table-cell office:value-type="float" office:value="325350.664680501" calcext:value-type="float">
            <text:p>325350.664680501</text:p>
          </table:table-cell>
          <table:table-cell office:value-type="float" office:value="306276.2722514" calcext:value-type="float">
            <text:p>306276.2722514</text:p>
          </table:table-cell>
          <table:table-cell office:value-type="float" office:value="270350.664680501" calcext:value-type="float">
            <text:p>270350.664680501</text:p>
          </table:table-cell>
          <table:table-cell office:value-type="float" office:value="269419.347960953" calcext:value-type="float">
            <text:p>269419.347960953</text:p>
          </table:table-cell>
          <table:table-cell office:value-type="float" office:value="281379.772836891" calcext:value-type="float">
            <text:p>281379.772836891</text:p>
          </table:table-cell>
          <table:table-cell office:value-type="float" office:value="282613.50710247" calcext:value-type="float">
            <text:p>282613.50710247</text:p>
          </table:table-cell>
          <table:table-cell table:number-columns-repeated="3" office:value-type="float" office:value="319499.975208155" calcext:value-type="float">
            <text:p>319499.975208155</text:p>
          </table:table-cell>
          <table:table-cell office:value-type="float" office:value="321474.523947933" calcext:value-type="float">
            <text:p>321474.523947933</text:p>
          </table:table-cell>
          <table:table-cell office:value-type="float" office:value="325000.00001" calcext:value-type="float">
            <text:p>325000.00001</text:p>
          </table:table-cell>
          <table:table-cell office:value-type="float" office:value="335871.968340663" calcext:value-type="float">
            <text:p>335871.968340663</text:p>
          </table:table-cell>
          <table:table-cell office:value-type="float" office:value="325000.00001" calcext:value-type="float">
            <text:p>325000.00001</text:p>
          </table:table-cell>
          <table:table-cell office:value-type="float" office:value="275000.000010016" calcext:value-type="float">
            <text:p>275000.000010016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32897.086612795" calcext:value-type="float">
            <text:p>232897.086612795</text:p>
          </table:table-cell>
          <table:table-cell office:value-type="float" office:value="223196.404336017" calcext:value-type="float">
            <text:p>223196.404336017</text:p>
          </table:table-cell>
          <table:table-cell office:value-type="float" office:value="240402.107156435" calcext:value-type="float">
            <text:p>240402.107156435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51712.929209536" calcext:value-type="float">
            <text:p>251712.929209536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0000.007045971" calcext:value-type="float">
            <text:p>250000.00704597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57283.713121274" calcext:value-type="float">
            <text:p>257283.713121274</text:p>
          </table:table-cell>
          <table:table-cell office:value-type="float" office:value="300001" calcext:value-type="float">
            <text:p>300001</text:p>
          </table:table-cell>
          <table:table-cell office:value-type="float" office:value="274999.99949832" calcext:value-type="float">
            <text:p>274999.99949832</text:p>
          </table:table-cell>
          <table:table-cell table:number-columns-repeated="2" office:value-type="float" office:value="250000.007045971" calcext:value-type="float">
            <text:p>250000.007045971</text:p>
          </table:table-cell>
          <table:table-cell table:number-columns-repeated="2" office:value-type="float" office:value="254248.45391694" calcext:value-type="float">
            <text:p>254248.45391694</text:p>
          </table:table-cell>
          <table:table-cell office:value-type="float" office:value="246473.512121204" calcext:value-type="float">
            <text:p>246473.512121204</text:p>
          </table:table-cell>
          <table:table-cell office:value-type="float" office:value="243737.212855294" calcext:value-type="float">
            <text:p>243737.212855294</text:p>
          </table:table-cell>
          <table:table-cell office:value-type="float" office:value="225524.624168564" calcext:value-type="float">
            <text:p>225524.624168564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201738.067196754" calcext:value-type="float">
            <text:p>201738.067196754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210227.903864765" calcext:value-type="float">
            <text:p>210227.903864765</text:p>
          </table:table-cell>
          <table:table-cell office:value-type="float" office:value="200011.75" calcext:value-type="float">
            <text:p>200011.75</text:p>
          </table:table-cell>
          <table:table-cell office:value-type="float" office:value="201606.451744348" calcext:value-type="float">
            <text:p>201606.451744348</text:p>
          </table:table-cell>
          <table:table-cell table:number-columns-repeated="2" office:value-type="float" office:value="200000.997039" calcext:value-type="float">
            <text:p>200000.997039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200000.107035971" calcext:value-type="float">
            <text:p>200000.107035971</text:p>
          </table:table-cell>
          <table:table-cell table:number-columns-repeated="3" office:value-type="float" office:value="199580.321715139" calcext:value-type="float">
            <text:p>199580.3217151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99999.99958" calcext:value-type="float">
            <text:p>199999.99958</text:p>
          </table:table-cell>
          <table:table-cell office:value-type="float" office:value="215000.99957864" calcext:value-type="float">
            <text:p>215000.99957864</text:p>
          </table:table-cell>
          <table:table-cell office:value-type="float" office:value="211035.003247051" calcext:value-type="float">
            <text:p>211035.0032470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4998.787660354" calcext:value-type="float">
            <text:p>234998.787660354</text:p>
          </table:table-cell>
          <table:table-cell office:value-type="float" office:value="232968.390586549" calcext:value-type="float">
            <text:p>232968.390586549</text:p>
          </table:table-cell>
          <table:table-cell table:number-columns-repeated="2" office:value-type="float" office:value="215000.99957864" calcext:value-type="float">
            <text:p>215000.99957864</text:p>
          </table:table-cell>
          <table:table-cell office:value-type="float" office:value="206158.960864848" calcext:value-type="float">
            <text:p>206158.960864848</text:p>
          </table:table-cell>
          <table:table-cell office:value-type="float" office:value="200004.99957864" calcext:value-type="float">
            <text:p>200004.99957864</text:p>
          </table:table-cell>
          <table:table-cell office:value-type="float" office:value="230000.491678421" calcext:value-type="float">
            <text:p>230000.491678421</text:p>
          </table:table-cell>
          <table:table-cell office:value-type="float" office:value="291231.621671" calcext:value-type="float">
            <text:p>291231.621671</text:p>
          </table:table-cell>
          <table:table-cell office:value-type="float" office:value="280087.9933619" calcext:value-type="float">
            <text:p>280087.9933619</text:p>
          </table:table-cell>
          <table:table-cell office:value-type="float" office:value="279997.88337998" calcext:value-type="float">
            <text:p>279997.88337998</text:p>
          </table:table-cell>
          <table:table-cell office:value-type="float" office:value="283337.561671" calcext:value-type="float">
            <text:p>283337.561671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23999.994939" calcext:value-type="float">
            <text:p>323999.994939</text:p>
          </table:table-cell>
          <table:table-cell office:value-type="float" office:value="285231.9240501" calcext:value-type="float">
            <text:p>285231.9240501</text:p>
          </table:table-cell>
          <table:table-cell office:value-type="float" office:value="258557.604993159" calcext:value-type="float">
            <text:p>258557.60499315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54240.226513889" calcext:value-type="float">
            <text:p>354240.226513889</text:p>
          </table:table-cell>
          <table:table-cell office:value-type="float" office:value="367739.045333807" calcext:value-type="float">
            <text:p>367739.045333807</text:p>
          </table:table-cell>
          <table:table-cell office:value-type="float" office:value="334384.400712813" calcext:value-type="float">
            <text:p>334384.400712813</text:p>
          </table:table-cell>
          <table:table-cell office:value-type="float" office:value="325350.664680501" calcext:value-type="float">
            <text:p>325350.664680501</text:p>
          </table:table-cell>
          <table:table-cell office:value-type="float" office:value="321711.504787265" calcext:value-type="float">
            <text:p>321711.504787265</text:p>
          </table:table-cell>
          <table:table-cell office:value-type="float" office:value="300350.664680501" calcext:value-type="float">
            <text:p>300350.664680501</text:p>
          </table:table-cell>
          <table:table-cell office:value-type="float" office:value="269419.347960953" calcext:value-type="float">
            <text:p>269419.347960953</text:p>
          </table:table-cell>
          <table:table-cell office:value-type="float" office:value="262611.320157635" calcext:value-type="float">
            <text:p>262611.320157635</text:p>
          </table:table-cell>
          <table:table-cell office:value-type="float" office:value="267419.347960953" calcext:value-type="float">
            <text:p>267419.347960953</text:p>
          </table:table-cell>
          <table:table-cell office:value-type="float" office:value="281379.772846891" calcext:value-type="float">
            <text:p>281379.772846891</text:p>
          </table:table-cell>
          <table:table-cell office:value-type="float" office:value="314807.796981" calcext:value-type="float">
            <text:p>314807.796981</text:p>
          </table:table-cell>
          <table:table-cell table:number-columns-repeated="2" office:value-type="float" office:value="306276.2722614" calcext:value-type="float">
            <text:p>306276.2722614</text:p>
          </table:table-cell>
          <table:table-cell table:number-columns-repeated="2" office:value-type="float" office:value="319499.975208155" calcext:value-type="float">
            <text:p>319499.975208155</text:p>
          </table:table-cell>
          <table:table-cell office:value-type="float" office:value="325000.00001" calcext:value-type="float">
            <text:p>325000.00001</text:p>
          </table:table-cell>
          <table:table-cell office:value-type="float" office:value="319499.975208155" calcext:value-type="float">
            <text:p>319499.975208155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3199.49481632" calcext:value-type="float">
            <text:p>243199.49481632</text:p>
          </table:table-cell>
          <table:table-cell office:value-type="float" office:value="224999.999916" calcext:value-type="float">
            <text:p>224999.999916</text:p>
          </table:table-cell>
          <table:table-cell office:value-type="float" office:value="218676.437453356" calcext:value-type="float">
            <text:p>218676.437453356</text:p>
          </table:table-cell>
          <table:table-cell office:value-type="float" office:value="232979.347930054" calcext:value-type="float">
            <text:p>232979.347930054</text:p>
          </table:table-cell>
          <table:table-cell office:value-type="float" office:value="243932.712525072" calcext:value-type="float">
            <text:p>243932.712525072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50000.00661319" calcext:value-type="float">
            <text:p>250000.00661319</text:p>
          </table:table-cell>
          <table:table-cell office:value-type="float" office:value="246614.40718428" calcext:value-type="float">
            <text:p>246614.40718428</text:p>
          </table:table-cell>
          <table:table-cell office:value-type="float" office:value="250000.007045971" calcext:value-type="float">
            <text:p>250000.007045971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99524.03388222" calcext:value-type="float">
            <text:p>299524.03388222</text:p>
          </table:table-cell>
          <table:table-cell office:value-type="float" office:value="269081.05825514" calcext:value-type="float">
            <text:p>269081.05825514</text:p>
          </table:table-cell>
          <table:table-cell office:value-type="float" office:value="243201.403341843" calcext:value-type="float">
            <text:p>243201.403341843</text:p>
          </table:table-cell>
          <table:table-cell office:value-type="float" office:value="230893.82223779" calcext:value-type="float">
            <text:p>230893.82223779</text:p>
          </table:table-cell>
          <table:table-cell office:value-type="float" office:value="250000.007045971" calcext:value-type="float">
            <text:p>250000.007045971</text:p>
          </table:table-cell>
          <table:table-cell office:value-type="float" office:value="250000.017045971" calcext:value-type="float">
            <text:p>250000.017045971</text:p>
          </table:table-cell>
          <table:table-cell office:value-type="float" office:value="236243.99723779" calcext:value-type="float">
            <text:p>236243.99723779</text:p>
          </table:table-cell>
          <table:table-cell office:value-type="float" office:value="243093.99723779" calcext:value-type="float">
            <text:p>243093.99723779</text:p>
          </table:table-cell>
          <table:table-cell office:value-type="float" office:value="222515.219275507" calcext:value-type="float">
            <text:p>222515.219275507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205000" calcext:value-type="float">
            <text:p>205000</text:p>
          </table:table-cell>
          <table:table-cell office:value-type="float" office:value="200001.983578" calcext:value-type="float">
            <text:p>200001.983578</text:p>
          </table:table-cell>
          <table:table-cell office:value-type="float" office:value="200002.120378" calcext:value-type="float">
            <text:p>200002.120378</text:p>
          </table:table-cell>
          <table:table-cell office:value-type="float" office:value="200000.922947763" calcext:value-type="float">
            <text:p>200000.922947763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198667.090373376" calcext:value-type="float">
            <text:p>198667.090373376</text:p>
          </table:table-cell>
          <table:table-cell table:number-columns-repeated="2" office:value-type="float" office:value="197570.955254713" calcext:value-type="float">
            <text:p>197570.9552547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99999.99936878" calcext:value-type="float">
            <text:p>199999.99936878</text:p>
          </table:table-cell>
          <table:table-cell table:number-columns-repeated="2" office:value-type="float" office:value="210000.59643" calcext:value-type="float">
            <text:p>210000.59643</text:p>
          </table:table-cell>
          <table:table-cell office:value-type="float" office:value="236396.784571449" calcext:value-type="float">
            <text:p>236396.784571449</text:p>
          </table:table-cell>
          <table:table-cell office:value-type="float" office:value="230645.417422624" calcext:value-type="float">
            <text:p>230645.417422624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29728.305047489" calcext:value-type="float">
            <text:p>229728.305047489</text:p>
          </table:table-cell>
          <table:table-cell table:number-columns-repeated="2" office:value-type="float" office:value="206158.960864848" calcext:value-type="float">
            <text:p>206158.960864848</text:p>
          </table:table-cell>
          <table:table-cell office:value-type="float" office:value="203433.99957864" calcext:value-type="float">
            <text:p>203433.99957864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29690.672475313" calcext:value-type="float">
            <text:p>229690.672475313</text:p>
          </table:table-cell>
          <table:table-cell office:value-type="float" office:value="280000.491678421" calcext:value-type="float">
            <text:p>280000.491678421</text:p>
          </table:table-cell>
          <table:table-cell office:value-type="float" office:value="280000.988856443" calcext:value-type="float">
            <text:p>280000.988856443</text:p>
          </table:table-cell>
          <table:table-cell office:value-type="float" office:value="279201.137603159" calcext:value-type="float">
            <text:p>279201.137603159</text:p>
          </table:table-cell>
          <table:table-cell office:value-type="float" office:value="280087.9933619" calcext:value-type="float">
            <text:p>280087.9933619</text:p>
          </table:table-cell>
          <table:table-cell office:value-type="float" office:value="285035.561671" calcext:value-type="float">
            <text:p>285035.561671</text:p>
          </table:table-cell>
          <table:table-cell office:value-type="float" office:value="294899.850153156" calcext:value-type="float">
            <text:p>294899.850153156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280087.9933619" calcext:value-type="float">
            <text:p>280087.9933619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310106.173935256" calcext:value-type="float">
            <text:p>310106.173935256</text:p>
          </table:table-cell>
          <table:table-cell office:value-type="float" office:value="350001.487969623" calcext:value-type="float">
            <text:p>350001.487969623</text:p>
          </table:table-cell>
          <table:table-cell office:value-type="float" office:value="354240.226513889" calcext:value-type="float">
            <text:p>354240.226513889</text:p>
          </table:table-cell>
          <table:table-cell office:value-type="float" office:value="325468.085491928" calcext:value-type="float">
            <text:p>325468.085491928</text:p>
          </table:table-cell>
          <table:table-cell office:value-type="float" office:value="323653.285153763" calcext:value-type="float">
            <text:p>323653.285153763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276037.464371324" calcext:value-type="float">
            <text:p>276037.464371324</text:p>
          </table:table-cell>
          <table:table-cell office:value-type="float" office:value="263522.658809732" calcext:value-type="float">
            <text:p>263522.658809732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262257.843057635" calcext:value-type="float">
            <text:p>262257.843057635</text:p>
          </table:table-cell>
          <table:table-cell office:value-type="float" office:value="275000.00001" calcext:value-type="float">
            <text:p>275000.00001</text:p>
          </table:table-cell>
          <table:table-cell office:value-type="float" office:value="306276.2722614" calcext:value-type="float">
            <text:p>306276.2722614</text:p>
          </table:table-cell>
          <table:table-cell table:number-columns-repeated="2" office:value-type="float" office:value="281379.772846891" calcext:value-type="float">
            <text:p>281379.772846891</text:p>
          </table:table-cell>
          <table:table-cell table:number-columns-repeated="2" office:value-type="float" office:value="306276.2722614" calcext:value-type="float">
            <text:p>306276.2722614</text:p>
          </table:table-cell>
          <table:table-cell office:value-type="float" office:value="319499.975208155" calcext:value-type="float">
            <text:p>319499.975208155</text:p>
          </table:table-cell>
          <table:table-cell office:value-type="float" office:value="306276.2722614" calcext:value-type="float">
            <text:p>306276.2722614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33065.450949235" calcext:value-type="float">
            <text:p>233065.450949235</text:p>
          </table:table-cell>
          <table:table-cell office:value-type="float" office:value="223196.404336017" calcext:value-type="float">
            <text:p>223196.404336017</text:p>
          </table:table-cell>
          <table:table-cell office:value-type="float" office:value="208651.820760911" calcext:value-type="float">
            <text:p>208651.820760911</text:p>
          </table:table-cell>
          <table:table-cell office:value-type="float" office:value="227884.46030261" calcext:value-type="float">
            <text:p>227884.46030261</text:p>
          </table:table-cell>
          <table:table-cell office:value-type="float" office:value="243761.13891545" calcext:value-type="float">
            <text:p>243761.13891545</text:p>
          </table:table-cell>
          <table:table-cell office:value-type="float" office:value="248843.96910171" calcext:value-type="float">
            <text:p>248843.96910171</text:p>
          </table:table-cell>
          <table:table-cell office:value-type="float" office:value="235673.021709784" calcext:value-type="float">
            <text:p>235673.021709784</text:p>
          </table:table-cell>
          <table:table-cell office:value-type="float" office:value="238547.687470929" calcext:value-type="float">
            <text:p>238547.687470929</text:p>
          </table:table-cell>
          <table:table-cell office:value-type="float" office:value="232711.272744711" calcext:value-type="float">
            <text:p>232711.272744711</text:p>
          </table:table-cell>
          <table:table-cell office:value-type="float" office:value="250000.007045971" calcext:value-type="float">
            <text:p>250000.007045971</text:p>
          </table:table-cell>
          <table:table-cell office:value-type="float" office:value="294329.543" calcext:value-type="float">
            <text:p>294329.543</text:p>
          </table:table-cell>
          <table:table-cell office:value-type="float" office:value="262384.988423749" calcext:value-type="float">
            <text:p>262384.988423749</text:p>
          </table:table-cell>
          <table:table-cell office:value-type="float" office:value="229376.345546611" calcext:value-type="float">
            <text:p>229376.345546611</text:p>
          </table:table-cell>
          <table:table-cell office:value-type="float" office:value="229085.36576184" calcext:value-type="float">
            <text:p>229085.36576184</text:p>
          </table:table-cell>
          <table:table-cell office:value-type="float" office:value="247929.117942534" calcext:value-type="float">
            <text:p>247929.117942534</text:p>
          </table:table-cell>
          <table:table-cell office:value-type="float" office:value="230861.708668458" calcext:value-type="float">
            <text:p>230861.708668458</text:p>
          </table:table-cell>
          <table:table-cell office:value-type="float" office:value="227444.216264443" calcext:value-type="float">
            <text:p>227444.216264443</text:p>
          </table:table-cell>
          <table:table-cell office:value-type="float" office:value="226298.270486553" calcext:value-type="float">
            <text:p>226298.270486553</text:p>
          </table:table-cell>
          <table:table-cell office:value-type="float" office:value="214570.168126982" calcext:value-type="float">
            <text:p>214570.168126982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200001.983578" calcext:value-type="float">
            <text:p>200001.983578</text:p>
          </table:table-cell>
          <table:table-cell table:number-columns-repeated="2" office:value-type="float" office:value="200001" calcext:value-type="float">
            <text:p>200001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200000.023997" calcext:value-type="float">
            <text:p>200000.023997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800" calcext:value-type="float">
            <text:p>197800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6919.689735126" calcext:value-type="float">
            <text:p>196919.689735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99999.999118" calcext:value-type="float">
            <text:p>199999.999118</text:p>
          </table:table-cell>
          <table:table-cell table:number-columns-repeated="2" office:value-type="float" office:value="206027.97467932" calcext:value-type="float">
            <text:p>206027.97467932</text:p>
          </table:table-cell>
          <table:table-cell office:value-type="float" office:value="234998.787660354" calcext:value-type="float">
            <text:p>234998.787660354</text:p>
          </table:table-cell>
          <table:table-cell office:value-type="float" office:value="215000.99957864" calcext:value-type="float">
            <text:p>215000.99957864</text:p>
          </table:table-cell>
          <table:table-cell office:value-type="float" office:value="230299.455107335" calcext:value-type="float">
            <text:p>230299.455107335</text:p>
          </table:table-cell>
          <table:table-cell office:value-type="float" office:value="215000.99957864" calcext:value-type="float">
            <text:p>215000.99957864</text:p>
          </table:table-cell>
          <table:table-cell table:number-columns-repeated="2" office:value-type="float" office:value="203433.99957864" calcext:value-type="float">
            <text:p>203433.99957864</text:p>
          </table:table-cell>
          <table:table-cell office:value-type="float" office:value="200004.99957864" calcext:value-type="float">
            <text:p>200004.99957864</text:p>
          </table:table-cell>
          <table:table-cell office:value-type="float" office:value="200000.491678421" calcext:value-type="float">
            <text:p>200000.491678421</text:p>
          </table:table-cell>
          <table:table-cell office:value-type="float" office:value="217050.205688186" calcext:value-type="float">
            <text:p>217050.205688186</text:p>
          </table:table-cell>
          <table:table-cell office:value-type="float" office:value="279997.88337998" calcext:value-type="float">
            <text:p>279997.88337998</text:p>
          </table:table-cell>
          <table:table-cell office:value-type="float" office:value="280000.491678421" calcext:value-type="float">
            <text:p>280000.491678421</text:p>
          </table:table-cell>
          <table:table-cell office:value-type="float" office:value="250000.997984" calcext:value-type="float">
            <text:p>250000.997984</text:p>
          </table:table-cell>
          <table:table-cell office:value-type="float" office:value="280000.988856443" calcext:value-type="float">
            <text:p>280000.988856443</text:p>
          </table:table-cell>
          <table:table-cell office:value-type="float" office:value="280087.9933619" calcext:value-type="float">
            <text:p>280087.9933619</text:p>
          </table:table-cell>
          <table:table-cell table:number-columns-repeated="2" office:value-type="float" office:value="285035.561671" calcext:value-type="float">
            <text:p>285035.561671</text:p>
          </table:table-cell>
          <table:table-cell office:value-type="float" office:value="312387.466359425" calcext:value-type="float">
            <text:p>312387.466359425</text:p>
          </table:table-cell>
          <table:table-cell office:value-type="float" office:value="251466.365268774" calcext:value-type="float">
            <text:p>251466.365268774</text:p>
          </table:table-cell>
          <table:table-cell office:value-type="float" office:value="252462.771418558" calcext:value-type="float">
            <text:p>252462.771418558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30350.664680501" calcext:value-type="float">
            <text:p>330350.664680501</text:p>
          </table:table-cell>
          <table:table-cell office:value-type="float" office:value="350913.531257928" calcext:value-type="float">
            <text:p>350913.531257928</text:p>
          </table:table-cell>
          <table:table-cell office:value-type="float" office:value="325350.664680501" calcext:value-type="float">
            <text:p>325350.664680501</text:p>
          </table:table-cell>
          <table:table-cell office:value-type="float" office:value="321303.706787266" calcext:value-type="float">
            <text:p>321303.706787266</text:p>
          </table:table-cell>
          <table:table-cell office:value-type="float" office:value="306276.2722514" calcext:value-type="float">
            <text:p>306276.2722514</text:p>
          </table:table-cell>
          <table:table-cell office:value-type="float" office:value="269419.347960953" calcext:value-type="float">
            <text:p>269419.347960953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252556.999475" calcext:value-type="float">
            <text:p>252556.999475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267419.347970953" calcext:value-type="float">
            <text:p>267419.347970953</text:p>
          </table:table-cell>
          <table:table-cell office:value-type="float" office:value="281379.772846891" calcext:value-type="float">
            <text:p>281379.772846891</text:p>
          </table:table-cell>
          <table:table-cell table:number-columns-repeated="2" office:value-type="float" office:value="275000.000010016" calcext:value-type="float">
            <text:p>275000.000010016</text:p>
          </table:table-cell>
          <table:table-cell office:value-type="float" office:value="281379.772846891" calcext:value-type="float">
            <text:p>281379.772846891</text:p>
          </table:table-cell>
          <table:table-cell office:value-type="float" office:value="288037.203248396" calcext:value-type="float">
            <text:p>288037.203248396</text:p>
          </table:table-cell>
          <table:table-cell office:value-type="float" office:value="306276.2722614" calcext:value-type="float">
            <text:p>306276.2722614</text:p>
          </table:table-cell>
          <table:table-cell office:value-type="float" office:value="281379.772846891" calcext:value-type="float">
            <text:p>281379.772846891</text:p>
          </table:table-cell>
          <table:table-cell office:value-type="float" office:value="233252.097576306" calcext:value-type="float">
            <text:p>233252.097576306</text:p>
          </table:table-cell>
          <table:table-cell office:value-type="float" office:value="224999.999916" calcext:value-type="float">
            <text:p>224999.999916</text:p>
          </table:table-cell>
          <table:table-cell office:value-type="float" office:value="216905.687" calcext:value-type="float">
            <text:p>216905.687</text:p>
          </table:table-cell>
          <table:table-cell office:value-type="float" office:value="208142.01139432" calcext:value-type="float">
            <text:p>208142.01139432</text:p>
          </table:table-cell>
          <table:table-cell office:value-type="float" office:value="222538.857970168" calcext:value-type="float">
            <text:p>222538.857970168</text:p>
          </table:table-cell>
          <table:table-cell office:value-type="float" office:value="233835.187542694" calcext:value-type="float">
            <text:p>233835.187542694</text:p>
          </table:table-cell>
          <table:table-cell office:value-type="float" office:value="235673.021709784" calcext:value-type="float">
            <text:p>235673.021709784</text:p>
          </table:table-cell>
          <table:table-cell office:value-type="float" office:value="233074.983903189" calcext:value-type="float">
            <text:p>233074.983903189</text:p>
          </table:table-cell>
          <table:table-cell office:value-type="float" office:value="232992.713025894" calcext:value-type="float">
            <text:p>232992.713025894</text:p>
          </table:table-cell>
          <table:table-cell office:value-type="float" office:value="231076.168126972" calcext:value-type="float">
            <text:p>231076.168126972</text:p>
          </table:table-cell>
          <table:table-cell office:value-type="float" office:value="231554.534613119" calcext:value-type="float">
            <text:p>231554.534613119</text:p>
          </table:table-cell>
          <table:table-cell office:value-type="float" office:value="285716.041813637" calcext:value-type="float">
            <text:p>285716.041813637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28975.168126972" calcext:value-type="float">
            <text:p>228975.168126972</text:p>
          </table:table-cell>
          <table:table-cell office:value-type="float" office:value="226775.168126972" calcext:value-type="float">
            <text:p>226775.168126972</text:p>
          </table:table-cell>
          <table:table-cell office:value-type="float" office:value="240550.00188041" calcext:value-type="float">
            <text:p>240550.00188041</text:p>
          </table:table-cell>
          <table:table-cell office:value-type="float" office:value="227716.582478248" calcext:value-type="float">
            <text:p>227716.582478248</text:p>
          </table:table-cell>
          <table:table-cell office:value-type="float" office:value="216770.168126982" calcext:value-type="float">
            <text:p>216770.168126982</text:p>
          </table:table-cell>
          <table:table-cell office:value-type="float" office:value="225904.238656872" calcext:value-type="float">
            <text:p>225904.238656872</text:p>
          </table:table-cell>
          <table:table-cell office:value-type="float" office:value="212731.700829257" calcext:value-type="float">
            <text:p>212731.700829257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9102.309896322" calcext:value-type="float">
            <text:p>199102.309896322</text:p>
          </table:table-cell>
          <table:table-cell office:value-type="float" office:value="200001" calcext:value-type="float">
            <text:p>200001</text:p>
          </table:table-cell>
          <table:table-cell table:number-columns-repeated="2" office:value-type="float" office:value="200000.997039" calcext:value-type="float">
            <text:p>200000.997039</text:p>
          </table:table-cell>
          <table:table-cell table:number-columns-repeated="2" office:value-type="float" office:value="199999.997462111" calcext:value-type="float">
            <text:p>199999.997462111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8795.767390627" calcext:value-type="float">
            <text:p>198795.767390627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1967.085373376" calcext:value-type="float">
            <text:p>191967.0853733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99999.998960599" calcext:value-type="float">
            <text:p>199999.998960599</text:p>
          </table:table-cell>
          <table:table-cell office:value-type="float" office:value="203435.791453" calcext:value-type="float">
            <text:p>203435.791453</text:p>
          </table:table-cell>
          <table:table-cell office:value-type="float" office:value="205006.179688705" calcext:value-type="float">
            <text:p>205006.179688705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10000.59643" calcext:value-type="float">
            <text:p>210000.59643</text:p>
          </table:table-cell>
          <table:table-cell office:value-type="float" office:value="229814.40350307" calcext:value-type="float">
            <text:p>229814.40350307</text:p>
          </table:table-cell>
          <table:table-cell office:value-type="float" office:value="210000.59643" calcext:value-type="float">
            <text:p>210000.59643</text:p>
          </table:table-cell>
          <table:table-cell table:number-columns-repeated="2" office:value-type="float" office:value="200004.99957864" calcext:value-type="float">
            <text:p>200004.99957864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216455.871828428" calcext:value-type="float">
            <text:p>216455.87182842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9997.88337998" calcext:value-type="float">
            <text:p>279997.8833799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80000.491678421" calcext:value-type="float">
            <text:p>280000.491678421</text:p>
          </table:table-cell>
          <table:table-cell office:value-type="float" office:value="280000.971127981" calcext:value-type="float">
            <text:p>280000.971127981</text:p>
          </table:table-cell>
          <table:table-cell table:number-columns-repeated="2" office:value-type="float" office:value="280648.111756997" calcext:value-type="float">
            <text:p>280648.111756997</text:p>
          </table:table-cell>
          <table:table-cell office:value-type="float" office:value="310648.111756997" calcext:value-type="float">
            <text:p>310648.111756997</text:p>
          </table:table-cell>
          <table:table-cell office:value-type="float" office:value="250001.587123" calcext:value-type="float">
            <text:p>250001.587123</text:p>
          </table:table-cell>
          <table:table-cell office:value-type="float" office:value="250999.9871795" calcext:value-type="float">
            <text:p>250999.9871795</text:p>
          </table:table-cell>
          <table:table-cell office:value-type="float" office:value="300000.054526506" calcext:value-type="float">
            <text:p>300000.054526506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50001.487969623" calcext:value-type="float">
            <text:p>350001.487969623</text:p>
          </table:table-cell>
          <table:table-cell table:number-columns-repeated="2" office:value-type="float" office:value="314807.796971" calcext:value-type="float">
            <text:p>314807.796971</text:p>
          </table:table-cell>
          <table:table-cell office:value-type="float" office:value="273653.285153763" calcext:value-type="float">
            <text:p>273653.285153763</text:p>
          </table:table-cell>
          <table:table-cell office:value-type="float" office:value="264617.288809732" calcext:value-type="float">
            <text:p>264617.288809732</text:p>
          </table:table-cell>
          <table:table-cell office:value-type="float" office:value="252556.999475" calcext:value-type="float">
            <text:p>252556.999475</text:p>
          </table:table-cell>
          <table:table-cell office:value-type="float" office:value="250969.999631188" calcext:value-type="float">
            <text:p>250969.99963118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75000.000010016" calcext:value-type="float">
            <text:p>275000.000010016</text:p>
          </table:table-cell>
          <table:table-cell office:value-type="float" office:value="259219.347970953" calcext:value-type="float">
            <text:p>259219.347970953</text:p>
          </table:table-cell>
          <table:table-cell office:value-type="float" office:value="258219.347970953" calcext:value-type="float">
            <text:p>258219.347970953</text:p>
          </table:table-cell>
          <table:table-cell office:value-type="float" office:value="275000.000010016" calcext:value-type="float">
            <text:p>275000.000010016</text:p>
          </table:table-cell>
          <table:table-cell table:number-columns-repeated="2" office:value-type="float" office:value="281379.772846891" calcext:value-type="float">
            <text:p>281379.772846891</text:p>
          </table:table-cell>
          <table:table-cell office:value-type="float" office:value="275000.000010016" calcext:value-type="float">
            <text:p>275000.000010016</text:p>
          </table:table-cell>
          <table:table-cell office:value-type="float" office:value="229999.999086" calcext:value-type="float">
            <text:p>229999.999086</text:p>
          </table:table-cell>
          <table:table-cell office:value-type="float" office:value="217929.249372" calcext:value-type="float">
            <text:p>217929.249372</text:p>
          </table:table-cell>
          <table:table-cell office:value-type="float" office:value="216206.335447026" calcext:value-type="float">
            <text:p>216206.335447026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218676.437453356" calcext:value-type="float">
            <text:p>218676.437453356</text:p>
          </table:table-cell>
          <table:table-cell office:value-type="float" office:value="233038.123367547" calcext:value-type="float">
            <text:p>233038.123367547</text:p>
          </table:table-cell>
          <table:table-cell office:value-type="float" office:value="233031.87901585" calcext:value-type="float">
            <text:p>233031.87901585</text:p>
          </table:table-cell>
          <table:table-cell table:number-columns-repeated="2" office:value-type="float" office:value="231076.168116971" calcext:value-type="float">
            <text:p>231076.168116971</text:p>
          </table:table-cell>
          <table:table-cell office:value-type="float" office:value="221056.927027677" calcext:value-type="float">
            <text:p>221056.927027677</text:p>
          </table:table-cell>
          <table:table-cell office:value-type="float" office:value="229575.168126972" calcext:value-type="float">
            <text:p>229575.168126972</text:p>
          </table:table-cell>
          <table:table-cell office:value-type="float" office:value="274999.99949832" calcext:value-type="float">
            <text:p>274999.99949832</text:p>
          </table:table-cell>
          <table:table-cell office:value-type="float" office:value="253513.075685957" calcext:value-type="float">
            <text:p>253513.075685957</text:p>
          </table:table-cell>
          <table:table-cell office:value-type="float" office:value="225193.82223779" calcext:value-type="float">
            <text:p>225193.82223779</text:p>
          </table:table-cell>
          <table:table-cell office:value-type="float" office:value="218738.067144657" calcext:value-type="float">
            <text:p>218738.067144657</text:p>
          </table:table-cell>
          <table:table-cell office:value-type="float" office:value="236889.50223779" calcext:value-type="float">
            <text:p>236889.50223779</text:p>
          </table:table-cell>
          <table:table-cell office:value-type="float" office:value="224959.00223779" calcext:value-type="float">
            <text:p>224959.00223779</text:p>
          </table:table-cell>
          <table:table-cell office:value-type="float" office:value="211738.067196754" calcext:value-type="float">
            <text:p>211738.067196754</text:p>
          </table:table-cell>
          <table:table-cell office:value-type="float" office:value="215670.168126982" calcext:value-type="float">
            <text:p>215670.168126982</text:p>
          </table:table-cell>
          <table:table-cell office:value-type="float" office:value="207881.820318507" calcext:value-type="float">
            <text:p>207881.820318507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200000.997039" calcext:value-type="float">
            <text:p>200000.997039</text:p>
          </table:table-cell>
          <table:table-cell table:number-columns-repeated="2" office:value-type="float" office:value="200000.107035971" calcext:value-type="float">
            <text:p>200000.107035971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262.326631461" calcext:value-type="float">
            <text:p>197262.326631461</text:p>
          </table:table-cell>
          <table:table-cell table:number-columns-repeated="2" office:value-type="float" office:value="196919.689735126" calcext:value-type="float">
            <text:p>196919.689735126</text:p>
          </table:table-cell>
          <table:table-cell office:value-type="float" office:value="197967.093873376" calcext:value-type="float">
            <text:p>197967.093873376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2000" calcext:value-type="float">
            <text:p>192000</text:p>
          </table:table-cell>
          <table:table-cell office:value-type="float" office:value="190902.962229512" calcext:value-type="float">
            <text:p>190902.9622295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203435.791453" calcext:value-type="float">
            <text:p>203435.791453</text:p>
          </table:table-cell>
          <table:table-cell office:value-type="float" office:value="231333.784496216" calcext:value-type="float">
            <text:p>231333.784496216</text:p>
          </table:table-cell>
          <table:table-cell office:value-type="float" office:value="205006.179688705" calcext:value-type="float">
            <text:p>205006.179688705</text:p>
          </table:table-cell>
          <table:table-cell office:value-type="float" office:value="224920.543224477" calcext:value-type="float">
            <text:p>224920.543224477</text:p>
          </table:table-cell>
          <table:table-cell office:value-type="float" office:value="203555.35132" calcext:value-type="float">
            <text:p>203555.35132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215090.175736014" calcext:value-type="float">
            <text:p>215090.175736014</text:p>
          </table:table-cell>
          <table:table-cell office:value-type="float" office:value="242652.98916" calcext:value-type="float">
            <text:p>242652.989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79997.88337998" calcext:value-type="float">
            <text:p>279997.88337998</text:p>
          </table:table-cell>
          <table:table-cell office:value-type="float" office:value="280000.491678421" calcext:value-type="float">
            <text:p>280000.491678421</text:p>
          </table:table-cell>
          <table:table-cell table:number-columns-repeated="2" office:value-type="float" office:value="280087.9933619" calcext:value-type="float">
            <text:p>280087.9933619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250000.997984" calcext:value-type="float">
            <text:p>250000.997984</text:p>
          </table:table-cell>
          <table:table-cell office:value-type="float" office:value="250001.587123" calcext:value-type="float">
            <text:p>250001.587123</text:p>
          </table:table-cell>
          <table:table-cell office:value-type="float" office:value="284954.939779285" calcext:value-type="float">
            <text:p>284954.939779285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330350.664680501" calcext:value-type="float">
            <text:p>330350.664680501</text:p>
          </table:table-cell>
          <table:table-cell office:value-type="float" office:value="309899.97759542" calcext:value-type="float">
            <text:p>309899.97759542</text:p>
          </table:table-cell>
          <table:table-cell office:value-type="float" office:value="284429.085375345" calcext:value-type="float">
            <text:p>284429.085375345</text:p>
          </table:table-cell>
          <table:table-cell office:value-type="float" office:value="269419.347960953" calcext:value-type="float">
            <text:p>269419.347960953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250969.999631188" calcext:value-type="float">
            <text:p>250969.999631188</text:p>
          </table:table-cell>
          <table:table-cell office:value-type="float" office:value="250350.664680501" calcext:value-type="float">
            <text:p>250350.664680501</text:p>
          </table:table-cell>
          <table:table-cell office:value-type="float" office:value="247960.478712813" calcext:value-type="float">
            <text:p>247960.478712813</text:p>
          </table:table-cell>
          <table:table-cell office:value-type="float" office:value="251748.969267635" calcext:value-type="float">
            <text:p>251748.969267635</text:p>
          </table:table-cell>
          <table:table-cell office:value-type="float" office:value="264419.347970953" calcext:value-type="float">
            <text:p>264419.347970953</text:p>
          </table:table-cell>
          <table:table-cell table:number-columns-repeated="3" office:value-type="float" office:value="254248.45391694" calcext:value-type="float">
            <text:p>254248.45391694</text:p>
          </table:table-cell>
          <table:table-cell table:number-columns-repeated="2" office:value-type="float" office:value="275000.000010016" calcext:value-type="float">
            <text:p>275000.000010016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27929.249372" calcext:value-type="float">
            <text:p>227929.249372</text:p>
          </table:table-cell>
          <table:table-cell office:value-type="float" office:value="216905.687" calcext:value-type="float">
            <text:p>216905.687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206830.978746442" calcext:value-type="float">
            <text:p>206830.978746442</text:p>
          </table:table-cell>
          <table:table-cell office:value-type="float" office:value="213097.040778342" calcext:value-type="float">
            <text:p>213097.040778342</text:p>
          </table:table-cell>
          <table:table-cell office:value-type="float" office:value="223273.895293615" calcext:value-type="float">
            <text:p>223273.895293615</text:p>
          </table:table-cell>
          <table:table-cell office:value-type="float" office:value="207881.816296851" calcext:value-type="float">
            <text:p>207881.816296851</text:p>
          </table:table-cell>
          <table:table-cell office:value-type="float" office:value="218499.313620658" calcext:value-type="float">
            <text:p>218499.313620658</text:p>
          </table:table-cell>
          <table:table-cell office:value-type="float" office:value="227399.411021213" calcext:value-type="float">
            <text:p>227399.411021213</text:p>
          </table:table-cell>
          <table:table-cell office:value-type="float" office:value="212388.73223776" calcext:value-type="float">
            <text:p>212388.73223776</text:p>
          </table:table-cell>
          <table:table-cell office:value-type="float" office:value="217025.704225294" calcext:value-type="float">
            <text:p>217025.704225294</text:p>
          </table:table-cell>
          <table:table-cell office:value-type="float" office:value="273191.311403704" calcext:value-type="float">
            <text:p>273191.311403704</text:p>
          </table:table-cell>
          <table:table-cell office:value-type="float" office:value="250000.007045971" calcext:value-type="float">
            <text:p>250000.007045971</text:p>
          </table:table-cell>
          <table:table-cell office:value-type="float" office:value="218899.99605201" calcext:value-type="float">
            <text:p>218899.99605201</text:p>
          </table:table-cell>
          <table:table-cell office:value-type="float" office:value="217470.772989378" calcext:value-type="float">
            <text:p>217470.772989378</text:p>
          </table:table-cell>
          <table:table-cell office:value-type="float" office:value="228544.362734055" calcext:value-type="float">
            <text:p>228544.362734055</text:p>
          </table:table-cell>
          <table:table-cell office:value-type="float" office:value="217870.168126982" calcext:value-type="float">
            <text:p>217870.168126982</text:p>
          </table:table-cell>
          <table:table-cell table:number-columns-repeated="2" office:value-type="float" office:value="207881.820318507" calcext:value-type="float">
            <text:p>207881.820318507</text:p>
          </table:table-cell>
          <table:table-cell office:value-type="float" office:value="201738.067196754" calcext:value-type="float">
            <text:p>201738.067196754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200000.107035971" calcext:value-type="float">
            <text:p>200000.107035971</text:p>
          </table:table-cell>
          <table:table-cell table:number-columns-repeated="2" office:value-type="float" office:value="199999.997462111" calcext:value-type="float">
            <text:p>199999.997462111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388.904836751" calcext:value-type="float">
            <text:p>196388.904836751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1967.075373376" calcext:value-type="float">
            <text:p>191967.075373376</text:p>
          </table:table-cell>
          <table:table-cell office:value-type="float" office:value="189000.489450538" calcext:value-type="float">
            <text:p>189000.489450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215000.99957864" calcext:value-type="float">
            <text:p>215000.99957864</text:p>
          </table:table-cell>
          <table:table-cell office:value-type="float" office:value="203433.99957864" calcext:value-type="float">
            <text:p>203433.99957864</text:p>
          </table:table-cell>
          <table:table-cell office:value-type="float" office:value="224624.623829723" calcext:value-type="float">
            <text:p>224624.623829723</text:p>
          </table:table-cell>
          <table:table-cell office:value-type="float" office:value="203433.99957864" calcext:value-type="float">
            <text:p>203433.99957864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199999.99810418" calcext:value-type="float">
            <text:p>199999.99810418</text:p>
          </table:table-cell>
          <table:table-cell office:value-type="float" office:value="211851.541894503" calcext:value-type="float">
            <text:p>211851.541894503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44911.030451056" calcext:value-type="float">
            <text:p>244911.030451056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69263.295868986" calcext:value-type="float">
            <text:p>269263.295868986</text:p>
          </table:table-cell>
          <table:table-cell office:value-type="float" office:value="271998.97526691" calcext:value-type="float">
            <text:p>271998.97526691</text:p>
          </table:table-cell>
          <table:table-cell table:number-columns-repeated="2" office:value-type="float" office:value="280000.491678421" calcext:value-type="float">
            <text:p>280000.491678421</text:p>
          </table:table-cell>
          <table:table-cell office:value-type="float" office:value="285035.561671" calcext:value-type="float">
            <text:p>285035.56167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0000.997984" calcext:value-type="float">
            <text:p>250000.997984</text:p>
          </table:table-cell>
          <table:table-cell office:value-type="float" office:value="274663.976472707" calcext:value-type="float">
            <text:p>274663.976472707</text:p>
          </table:table-cell>
          <table:table-cell office:value-type="float" office:value="299902.24" calcext:value-type="float">
            <text:p>299902.24</text:p>
          </table:table-cell>
          <table:table-cell office:value-type="float" office:value="314807.796971" calcext:value-type="float">
            <text:p>314807.796971</text:p>
          </table:table-cell>
          <table:table-cell office:value-type="float" office:value="306453.035977159" calcext:value-type="float">
            <text:p>306453.035977159</text:p>
          </table:table-cell>
          <table:table-cell office:value-type="float" office:value="267514.97020118" calcext:value-type="float">
            <text:p>267514.97020118</text:p>
          </table:table-cell>
          <table:table-cell office:value-type="float" office:value="265589.27020118" calcext:value-type="float">
            <text:p>265589.27020118</text:p>
          </table:table-cell>
          <table:table-cell office:value-type="float" office:value="250000.883127981" calcext:value-type="float">
            <text:p>250000.883127981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38299.531623284" calcext:value-type="float">
            <text:p>238299.531623284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64331.427902352" calcext:value-type="float">
            <text:p>264331.427902352</text:p>
          </table:table-cell>
          <table:table-cell office:value-type="float" office:value="252244.367172689" calcext:value-type="float">
            <text:p>252244.367172689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53419.347970953" calcext:value-type="float">
            <text:p>253419.347970953</text:p>
          </table:table-cell>
          <table:table-cell table:number-columns-repeated="2" office:value-type="float" office:value="254248.45391694" calcext:value-type="float">
            <text:p>254248.45391694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26195.963378141" calcext:value-type="float">
            <text:p>226195.963378141</text:p>
          </table:table-cell>
          <table:table-cell office:value-type="float" office:value="212676.48753781" calcext:value-type="float">
            <text:p>212676.48753781</text:p>
          </table:table-cell>
          <table:table-cell office:value-type="float" office:value="201147.573829442" calcext:value-type="float">
            <text:p>201147.573829442</text:p>
          </table:table-cell>
          <table:table-cell office:value-type="float" office:value="200892.109969833" calcext:value-type="float">
            <text:p>200892.109969833</text:p>
          </table:table-cell>
          <table:table-cell office:value-type="float" office:value="208142.01139432" calcext:value-type="float">
            <text:p>208142.01139432</text:p>
          </table:table-cell>
          <table:table-cell office:value-type="float" office:value="222911.040778342" calcext:value-type="float">
            <text:p>222911.040778342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214803.165537255" calcext:value-type="float">
            <text:p>214803.165537255</text:p>
          </table:table-cell>
          <table:table-cell office:value-type="float" office:value="207881.820318507" calcext:value-type="float">
            <text:p>207881.820318507</text:p>
          </table:table-cell>
          <table:table-cell office:value-type="float" office:value="208891.632136611" calcext:value-type="float">
            <text:p>208891.632136611</text:p>
          </table:table-cell>
          <table:table-cell office:value-type="float" office:value="212988.73223776" calcext:value-type="float">
            <text:p>212988.73223776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30151.755552953" calcext:value-type="float">
            <text:p>230151.755552953</text:p>
          </table:table-cell>
          <table:table-cell office:value-type="float" office:value="218738.067144657" calcext:value-type="float">
            <text:p>218738.067144657</text:p>
          </table:table-cell>
          <table:table-cell office:value-type="float" office:value="213686.183568468" calcext:value-type="float">
            <text:p>213686.183568468</text:p>
          </table:table-cell>
          <table:table-cell office:value-type="float" office:value="221305.057243619" calcext:value-type="float">
            <text:p>221305.057243619</text:p>
          </table:table-cell>
          <table:table-cell office:value-type="float" office:value="212361.323601417" calcext:value-type="float">
            <text:p>212361.323601417</text:p>
          </table:table-cell>
          <table:table-cell office:value-type="float" office:value="206303.263308497" calcext:value-type="float">
            <text:p>206303.263308497</text:p>
          </table:table-cell>
          <table:table-cell office:value-type="float" office:value="201738.067196754" calcext:value-type="float">
            <text:p>201738.067196754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9999.997462111" calcext:value-type="float">
            <text:p>199999.997462111</text:p>
          </table:table-cell>
          <table:table-cell table:number-columns-repeated="2" office:value-type="float" office:value="199999.996577" calcext:value-type="float">
            <text:p>199999.996577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4767.108273376" calcext:value-type="float">
            <text:p>194767.108273376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9381.261069578" calcext:value-type="float">
            <text:p>189381.261069578</text:p>
          </table:table-cell>
          <table:table-cell office:value-type="float" office:value="188297.684275698" calcext:value-type="float">
            <text:p>188297.6842756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210000.59643" calcext:value-type="float">
            <text:p>210000.59643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215000.99957864" calcext:value-type="float">
            <text:p>215000.99957864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209999.99449514" calcext:value-type="float">
            <text:p>209999.99449514</text:p>
          </table:table-cell>
          <table:table-cell office:value-type="float" office:value="231476.151929037" calcext:value-type="float">
            <text:p>231476.151929037</text:p>
          </table:table-cell>
          <table:table-cell office:value-type="float" office:value="242652.98916" calcext:value-type="float">
            <text:p>242652.98916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50088.662140501" calcext:value-type="float">
            <text:p>250088.662140501</text:p>
          </table:table-cell>
          <table:table-cell office:value-type="float" office:value="250696.005868986" calcext:value-type="float">
            <text:p>250696.005868986</text:p>
          </table:table-cell>
          <table:table-cell office:value-type="float" office:value="250001.587123" calcext:value-type="float">
            <text:p>250001.587123</text:p>
          </table:table-cell>
          <table:table-cell office:value-type="float" office:value="263088.430128979" calcext:value-type="float">
            <text:p>263088.430128979</text:p>
          </table:table-cell>
          <table:table-cell office:value-type="float" office:value="280087.9933619" calcext:value-type="float">
            <text:p>280087.9933619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4143.225539575" calcext:value-type="float">
            <text:p>274143.225539575</text:p>
          </table:table-cell>
          <table:table-cell office:value-type="float" office:value="271879.072539575" calcext:value-type="float">
            <text:p>271879.072539575</text:p>
          </table:table-cell>
          <table:table-cell office:value-type="float" office:value="309999.977595419" calcext:value-type="float">
            <text:p>309999.977595419</text:p>
          </table:table-cell>
          <table:table-cell office:value-type="float" office:value="284732.64" calcext:value-type="float">
            <text:p>284732.64</text:p>
          </table:table-cell>
          <table:table-cell table:number-columns-repeated="2" office:value-type="float" office:value="254248.45390694" calcext:value-type="float">
            <text:p>254248.4539069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5702.230355816" calcext:value-type="float">
            <text:p>245702.230355816</text:p>
          </table:table-cell>
          <table:table-cell table:number-columns-repeated="2" office:value-type="float" office:value="232968.390586549" calcext:value-type="float">
            <text:p>232968.390586549</text:p>
          </table:table-cell>
          <table:table-cell office:value-type="float" office:value="247960.478803701" calcext:value-type="float">
            <text:p>247960.478803701</text:p>
          </table:table-cell>
          <table:table-cell office:value-type="float" office:value="262613.62810247" calcext:value-type="float">
            <text:p>262613.62810247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40246.569267635" calcext:value-type="float">
            <text:p>240246.569267635</text:p>
          </table:table-cell>
          <table:table-cell table:number-columns-repeated="3" office:value-type="float" office:value="250000.00001" calcext:value-type="float">
            <text:p>250000.00001</text:p>
          </table:table-cell>
          <table:table-cell office:value-type="float" office:value="245341.944680605" calcext:value-type="float">
            <text:p>245341.944680605</text:p>
          </table:table-cell>
          <table:table-cell office:value-type="float" office:value="212676.48753781" calcext:value-type="float">
            <text:p>212676.48753781</text:p>
          </table:table-cell>
          <table:table-cell office:value-type="float" office:value="209401.652730177" calcext:value-type="float">
            <text:p>209401.652730177</text:p>
          </table:table-cell>
          <table:table-cell table:number-columns-repeated="2" office:value-type="float" office:value="200782.195178377" calcext:value-type="float">
            <text:p>200782.195178377</text:p>
          </table:table-cell>
          <table:table-cell table:number-columns-repeated="2" office:value-type="float" office:value="207437.97" calcext:value-type="float">
            <text:p>207437.97</text:p>
          </table:table-cell>
          <table:table-cell office:value-type="float" office:value="200026.086817884" calcext:value-type="float">
            <text:p>200026.086817884</text:p>
          </table:table-cell>
          <table:table-cell office:value-type="float" office:value="207881.820318507" calcext:value-type="float">
            <text:p>207881.820318507</text:p>
          </table:table-cell>
          <table:table-cell office:value-type="float" office:value="207580.521709784" calcext:value-type="float">
            <text:p>207580.521709784</text:p>
          </table:table-cell>
          <table:table-cell table:number-columns-repeated="2" office:value-type="float" office:value="207881.820318507" calcext:value-type="float">
            <text:p>207881.820318507</text:p>
          </table:table-cell>
          <table:table-cell office:value-type="float" office:value="250000.007045971" calcext:value-type="float">
            <text:p>250000.007045971</text:p>
          </table:table-cell>
          <table:table-cell office:value-type="float" office:value="228975.168126972" calcext:value-type="float">
            <text:p>228975.168126972</text:p>
          </table:table-cell>
          <table:table-cell office:value-type="float" office:value="209998.6390649" calcext:value-type="float">
            <text:p>209998.6390649</text:p>
          </table:table-cell>
          <table:table-cell office:value-type="float" office:value="211975.18087474" calcext:value-type="float">
            <text:p>211975.18087474</text:p>
          </table:table-cell>
          <table:table-cell office:value-type="float" office:value="218970.168126972" calcext:value-type="float">
            <text:p>218970.168126972</text:p>
          </table:table-cell>
          <table:table-cell office:value-type="float" office:value="211738.067196754" calcext:value-type="float">
            <text:p>211738.067196754</text:p>
          </table:table-cell>
          <table:table-cell table:number-columns-repeated="2" office:value-type="float" office:value="200000.107035971" calcext:value-type="float">
            <text:p>200000.107035971</text:p>
          </table:table-cell>
          <table:table-cell office:value-type="float" office:value="199999.997462111" calcext:value-type="float">
            <text:p>199999.997462111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9999.996577" calcext:value-type="float">
            <text:p>199999.996577</text:p>
          </table:table-cell>
          <table:table-cell table:number-columns-repeated="2" office:value-type="float" office:value="199999.994393" calcext:value-type="float">
            <text:p>199999.994393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6364.296324645" calcext:value-type="float">
            <text:p>196364.296324645</text:p>
          </table:table-cell>
          <table:table-cell office:value-type="float" office:value="192737.122673376" calcext:value-type="float">
            <text:p>192737.122673376</text:p>
          </table:table-cell>
          <table:table-cell office:value-type="float" office:value="190483.184177426" calcext:value-type="float">
            <text:p>190483.184177426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89749.034331791" calcext:value-type="float">
            <text:p>189749.034331791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203433.99957864" calcext:value-type="float">
            <text:p>203433.99957864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210000.59643" calcext:value-type="float">
            <text:p>210000.59643</text:p>
          </table:table-cell>
          <table:table-cell office:value-type="float" office:value="199999.99936878" calcext:value-type="float">
            <text:p>199999.99936878</text:p>
          </table:table-cell>
          <table:table-cell table:number-columns-repeated="2" office:value-type="float" office:value="199999.998960599" calcext:value-type="float">
            <text:p>199999.998960599</text:p>
          </table:table-cell>
          <table:table-cell office:value-type="float" office:value="199999.99810418" calcext:value-type="float">
            <text:p>199999.99810418</text:p>
          </table:table-cell>
          <table:table-cell office:value-type="float" office:value="181465.28517611" calcext:value-type="float">
            <text:p>181465.28517611</text:p>
          </table:table-cell>
          <table:table-cell office:value-type="float" office:value="200004.99957864" calcext:value-type="float">
            <text:p>200004.99957864</text:p>
          </table:table-cell>
          <table:table-cell office:value-type="float" office:value="229721.265280219" calcext:value-type="float">
            <text:p>229721.265280219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49999.998677" calcext:value-type="float">
            <text:p>249999.998677</text:p>
          </table:table-cell>
          <table:table-cell table:number-columns-repeated="2" office:value-type="float" office:value="250001.587123" calcext:value-type="float">
            <text:p>250001.587123</text:p>
          </table:table-cell>
          <table:table-cell office:value-type="float" office:value="250000.997984" calcext:value-type="float">
            <text:p>250000.997984</text:p>
          </table:table-cell>
          <table:table-cell table:number-columns-repeated="2" office:value-type="float" office:value="250001.587123" calcext:value-type="float">
            <text:p>250001.587123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3596.001603624" calcext:value-type="float">
            <text:p>273596.001603624</text:p>
          </table:table-cell>
          <table:table-cell office:value-type="float" office:value="271116.361851119" calcext:value-type="float">
            <text:p>271116.361851119</text:p>
          </table:table-cell>
          <table:table-cell office:value-type="float" office:value="299902.24" calcext:value-type="float">
            <text:p>299902.24</text:p>
          </table:table-cell>
          <table:table-cell office:value-type="float" office:value="278125.458369027" calcext:value-type="float">
            <text:p>278125.458369027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43653.285153763" calcext:value-type="float">
            <text:p>243653.285153763</text:p>
          </table:table-cell>
          <table:table-cell office:value-type="float" office:value="236963.016698959" calcext:value-type="float">
            <text:p>236963.016698959</text:p>
          </table:table-cell>
          <table:table-cell office:value-type="float" office:value="232319.513146226" calcext:value-type="float">
            <text:p>232319.513146226</text:p>
          </table:table-cell>
          <table:table-cell office:value-type="float" office:value="224849.291376176" calcext:value-type="float">
            <text:p>224849.291376176</text:p>
          </table:table-cell>
          <table:table-cell office:value-type="float" office:value="244459.904233399" calcext:value-type="float">
            <text:p>244459.904233399</text:p>
          </table:table-cell>
          <table:table-cell office:value-type="float" office:value="254248.45391694" calcext:value-type="float">
            <text:p>254248.45391694</text:p>
          </table:table-cell>
          <table:table-cell office:value-type="float" office:value="248436.368930337" calcext:value-type="float">
            <text:p>248436.368930337</text:p>
          </table:table-cell>
          <table:table-cell office:value-type="float" office:value="237281.717249547" calcext:value-type="float">
            <text:p>237281.717249547</text:p>
          </table:table-cell>
          <table:table-cell office:value-type="float" office:value="238680.569267635" calcext:value-type="float">
            <text:p>238680.569267635</text:p>
          </table:table-cell>
          <table:table-cell table:number-columns-repeated="2" office:value-type="float" office:value="246419.347970953" calcext:value-type="float">
            <text:p>246419.347970953</text:p>
          </table:table-cell>
          <table:table-cell office:value-type="float" office:value="245300.068005626" calcext:value-type="float">
            <text:p>245300.068005626</text:p>
          </table:table-cell>
          <table:table-cell office:value-type="float" office:value="210186.331858144" calcext:value-type="float">
            <text:p>210186.331858144</text:p>
          </table:table-cell>
          <table:table-cell office:value-type="float" office:value="209000.004" calcext:value-type="float">
            <text:p>209000.004</text:p>
          </table:table-cell>
          <table:table-cell table:number-columns-repeated="2" office:value-type="float" office:value="200000.912927663" calcext:value-type="float">
            <text:p>200000.912927663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202769.39440992" calcext:value-type="float">
            <text:p>202769.39440992</text:p>
          </table:table-cell>
          <table:table-cell office:value-type="float" office:value="200000.912927663" calcext:value-type="float">
            <text:p>200000.912927663</text:p>
          </table:table-cell>
          <table:table-cell table:number-columns-repeated="2" office:value-type="float" office:value="207437.97" calcext:value-type="float">
            <text:p>207437.97</text:p>
          </table:table-cell>
          <table:table-cell table:number-columns-repeated="2" office:value-type="float" office:value="207437.97002" calcext:value-type="float">
            <text:p>207437.97002</text:p>
          </table:table-cell>
          <table:table-cell office:value-type="float" office:value="230990.957701419" calcext:value-type="float">
            <text:p>230990.957701419</text:p>
          </table:table-cell>
          <table:table-cell office:value-type="float" office:value="219843.82223779" calcext:value-type="float">
            <text:p>219843.82223779</text:p>
          </table:table-cell>
          <table:table-cell office:value-type="float" office:value="207881.820318507" calcext:value-type="float">
            <text:p>207881.820318507</text:p>
          </table:table-cell>
          <table:table-cell office:value-type="float" office:value="209998.6390649" calcext:value-type="float">
            <text:p>209998.6390649</text:p>
          </table:table-cell>
          <table:table-cell office:value-type="float" office:value="211738.067196754" calcext:value-type="float">
            <text:p>211738.067196754</text:p>
          </table:table-cell>
          <table:table-cell office:value-type="float" office:value="210332.409763489" calcext:value-type="float">
            <text:p>210332.409763489</text:p>
          </table:table-cell>
          <table:table-cell table:number-columns-repeated="2" office:value-type="float" office:value="199999.997462111" calcext:value-type="float">
            <text:p>199999.997462111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436.11483965" calcext:value-type="float">
            <text:p>197436.11483965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9999.994393" calcext:value-type="float">
            <text:p>199999.994393</text:p>
          </table:table-cell>
          <table:table-cell table:number-columns-repeated="2" office:value-type="float" office:value="199580.321715139" calcext:value-type="float">
            <text:p>199580.321715139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0589.796216316" calcext:value-type="float">
            <text:p>190589.796216316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5852.593721977" calcext:value-type="float">
            <text:p>185852.5937219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99999.9958" calcext:value-type="float">
            <text:p>199999.9958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203433.99957864" calcext:value-type="float">
            <text:p>203433.99957864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199999.997486337" calcext:value-type="float">
            <text:p>199999.997486337</text:p>
          </table:table-cell>
          <table:table-cell office:value-type="float" office:value="199999.99810418" calcext:value-type="float">
            <text:p>199999.99810418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75143.763164051" calcext:value-type="float">
            <text:p>175143.763164051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04625.839244387" calcext:value-type="float">
            <text:p>204625.839244387</text:p>
          </table:table-cell>
          <table:table-cell office:value-type="float" office:value="230000.049290184" calcext:value-type="float">
            <text:p>230000.049290184</text:p>
          </table:table-cell>
          <table:table-cell office:value-type="float" office:value="247793.51664924" calcext:value-type="float">
            <text:p>247793.51664924</text:p>
          </table:table-cell>
          <table:table-cell table:number-columns-repeated="2" office:value-type="float" office:value="250000.997984" calcext:value-type="float">
            <text:p>250000.997984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250000.997984" calcext:value-type="float">
            <text:p>250000.997984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66862.580712861" calcext:value-type="float">
            <text:p>266862.580712861</text:p>
          </table:table-cell>
          <table:table-cell office:value-type="float" office:value="255103.460448879" calcext:value-type="float">
            <text:p>255103.460448879</text:p>
          </table:table-cell>
          <table:table-cell office:value-type="float" office:value="274039.861851119" calcext:value-type="float">
            <text:p>274039.861851119</text:p>
          </table:table-cell>
          <table:table-cell office:value-type="float" office:value="268313.04130118" calcext:value-type="float">
            <text:p>268313.04130118</text:p>
          </table:table-cell>
          <table:table-cell office:value-type="float" office:value="245467.985491928" calcext:value-type="float">
            <text:p>245467.985491928</text:p>
          </table:table-cell>
          <table:table-cell office:value-type="float" office:value="247236.694904611" calcext:value-type="float">
            <text:p>247236.694904611</text:p>
          </table:table-cell>
          <table:table-cell office:value-type="float" office:value="236963.016698959" calcext:value-type="float">
            <text:p>236963.016698959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26718.543983644" calcext:value-type="float">
            <text:p>226718.543983644</text:p>
          </table:table-cell>
          <table:table-cell office:value-type="float" office:value="216282.188141887" calcext:value-type="float">
            <text:p>216282.18814188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50000.00001" calcext:value-type="float">
            <text:p>250000.00001</text:p>
          </table:table-cell>
          <table:table-cell office:value-type="float" office:value="241418.969267635" calcext:value-type="float">
            <text:p>241418.969267635</text:p>
          </table:table-cell>
          <table:table-cell table:number-columns-repeated="2" office:value-type="float" office:value="232968.390586549" calcext:value-type="float">
            <text:p>232968.390586549</text:p>
          </table:table-cell>
          <table:table-cell office:value-type="float" office:value="237465.577267635" calcext:value-type="float">
            <text:p>237465.577267635</text:p>
          </table:table-cell>
          <table:table-cell office:value-type="float" office:value="245524.264410627" calcext:value-type="float">
            <text:p>245524.264410627</text:p>
          </table:table-cell>
          <table:table-cell office:value-type="float" office:value="234494.640177643" calcext:value-type="float">
            <text:p>234494.640177643</text:p>
          </table:table-cell>
          <table:table-cell office:value-type="float" office:value="209616.221548177" calcext:value-type="float">
            <text:p>209616.221548177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193623.23333776" calcext:value-type="float">
            <text:p>193623.23333776</text:p>
          </table:table-cell>
          <table:table-cell office:value-type="float" office:value="196769.785403269" calcext:value-type="float">
            <text:p>196769.785403269</text:p>
          </table:table-cell>
          <table:table-cell office:value-type="float" office:value="200000.912927663" calcext:value-type="float">
            <text:p>200000.912927663</text:p>
          </table:table-cell>
          <table:table-cell office:value-type="float" office:value="202676.437453356" calcext:value-type="float">
            <text:p>202676.437453356</text:p>
          </table:table-cell>
          <table:table-cell office:value-type="float" office:value="200000.1" calcext:value-type="float">
            <text:p>200000.1</text:p>
          </table:table-cell>
          <table:table-cell office:value-type="float" office:value="200026.086817884" calcext:value-type="float">
            <text:p>200026.086817884</text:p>
          </table:table-cell>
          <table:table-cell office:value-type="float" office:value="205354.566772798" calcext:value-type="float">
            <text:p>205354.566772798</text:p>
          </table:table-cell>
          <table:table-cell office:value-type="float" office:value="200026.086837884" calcext:value-type="float">
            <text:p>200026.086837884</text:p>
          </table:table-cell>
          <table:table-cell office:value-type="float" office:value="200000.912947663" calcext:value-type="float">
            <text:p>200000.912947663</text:p>
          </table:table-cell>
          <table:table-cell office:value-type="float" office:value="229575.168126972" calcext:value-type="float">
            <text:p>229575.168126972</text:p>
          </table:table-cell>
          <table:table-cell office:value-type="float" office:value="207881.820318507" calcext:value-type="float">
            <text:p>207881.820318507</text:p>
          </table:table-cell>
          <table:table-cell office:value-type="float" office:value="205862.169375161" calcext:value-type="float">
            <text:p>205862.169375161</text:p>
          </table:table-cell>
          <table:table-cell office:value-type="float" office:value="207881.820318507" calcext:value-type="float">
            <text:p>207881.820318507</text:p>
          </table:table-cell>
          <table:table-cell table:number-columns-repeated="2" office:value-type="float" office:value="209998.6390649" calcext:value-type="float">
            <text:p>209998.6390649</text:p>
          </table:table-cell>
          <table:table-cell table:number-columns-repeated="2" office:value-type="float" office:value="199999.996577" calcext:value-type="float">
            <text:p>199999.996577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9580.321715139" calcext:value-type="float">
            <text:p>199580.321715139</text:p>
          </table:table-cell>
          <table:table-cell table:number-columns-repeated="2" office:value-type="float" office:value="197655.827012493" calcext:value-type="float">
            <text:p>197655.82701249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5734.611035951" calcext:value-type="float">
            <text:p>195734.611035951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3791.664227335" calcext:value-type="float">
            <text:p>193791.664227335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77500.048166409" calcext:value-type="float">
            <text:p>177500.0481664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99999.993788206" calcext:value-type="float">
            <text:p>199999.993788206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98401.0082" calcext:value-type="float">
            <text:p>198401.0082</text:p>
          </table:table-cell>
          <table:table-cell office:value-type="float" office:value="191999.981618438" calcext:value-type="float">
            <text:p>191999.981618438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29922.889060914" calcext:value-type="float">
            <text:p>229922.889060914</text:p>
          </table:table-cell>
          <table:table-cell office:value-type="float" office:value="242652.98916" calcext:value-type="float">
            <text:p>242652.98916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49999.999118" calcext:value-type="float">
            <text:p>249999.999118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49999.999118" calcext:value-type="float">
            <text:p>249999.999118</text:p>
          </table:table-cell>
          <table:table-cell table:number-columns-repeated="2" office:value-type="float" office:value="254248.45390694" calcext:value-type="float">
            <text:p>254248.45390694</text:p>
          </table:table-cell>
          <table:table-cell office:value-type="float" office:value="268444.997539575" calcext:value-type="float">
            <text:p>268444.997539575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244122.72233693" calcext:value-type="float">
            <text:p>244122.72233693</text:p>
          </table:table-cell>
          <table:table-cell office:value-type="float" office:value="246807.999685" calcext:value-type="float">
            <text:p>246807.999685</text:p>
          </table:table-cell>
          <table:table-cell office:value-type="float" office:value="236699.99958" calcext:value-type="float">
            <text:p>236699.99958</text:p>
          </table:table-cell>
          <table:table-cell office:value-type="float" office:value="232267.277840486" calcext:value-type="float">
            <text:p>232267.277840486</text:p>
          </table:table-cell>
          <table:table-cell office:value-type="float" office:value="221832.142563347" calcext:value-type="float">
            <text:p>221832.142563347</text:p>
          </table:table-cell>
          <table:table-cell office:value-type="float" office:value="210579.565631664" calcext:value-type="float">
            <text:p>210579.565631664</text:p>
          </table:table-cell>
          <table:table-cell office:value-type="float" office:value="224214.661785417" calcext:value-type="float">
            <text:p>224214.661785417</text:p>
          </table:table-cell>
          <table:table-cell office:value-type="float" office:value="241418.969267635" calcext:value-type="float">
            <text:p>241418.969267635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08501.710725496" calcext:value-type="float">
            <text:p>208501.710725496</text:p>
          </table:table-cell>
          <table:table-cell office:value-type="float" office:value="231681.738249547" calcext:value-type="float">
            <text:p>231681.73824954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7465.577267635" calcext:value-type="float">
            <text:p>237465.577267635</text:p>
          </table:table-cell>
          <table:table-cell office:value-type="float" office:value="234322.077267635" calcext:value-type="float">
            <text:p>234322.077267635</text:p>
          </table:table-cell>
          <table:table-cell office:value-type="float" office:value="209000.004" calcext:value-type="float">
            <text:p>209000.004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193589.373316704" calcext:value-type="float">
            <text:p>193589.373316704</text:p>
          </table:table-cell>
          <table:table-cell office:value-type="float" office:value="195342.23333776" calcext:value-type="float">
            <text:p>195342.2333377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00.912927663" calcext:value-type="float">
            <text:p>200000.912927663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200000.912927663" calcext:value-type="float">
            <text:p>200000.912927663</text:p>
          </table:table-cell>
          <table:table-cell office:value-type="float" office:value="202388.23223776" calcext:value-type="float">
            <text:p>202388.23223776</text:p>
          </table:table-cell>
          <table:table-cell office:value-type="float" office:value="200000.912947663" calcext:value-type="float">
            <text:p>200000.912947663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220431.491273673" calcext:value-type="float">
            <text:p>220431.491273673</text:p>
          </table:table-cell>
          <table:table-cell office:value-type="float" office:value="200000.912947663" calcext:value-type="float">
            <text:p>200000.912947663</text:p>
          </table:table-cell>
          <table:table-cell table:number-columns-repeated="2" office:value-type="float" office:value="200000.107035971" calcext:value-type="float">
            <text:p>200000.107035971</text:p>
          </table:table-cell>
          <table:table-cell table:number-columns-repeated="2" office:value-type="float" office:value="207881.820318507" calcext:value-type="float">
            <text:p>207881.820318507</text:p>
          </table:table-cell>
          <table:table-cell table:number-columns-repeated="2" office:value-type="float" office:value="199999.994393" calcext:value-type="float">
            <text:p>199999.994393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7655.827012493" calcext:value-type="float">
            <text:p>197655.827012493</text:p>
          </table:table-cell>
          <table:table-cell table:number-columns-repeated="2" office:value-type="float" office:value="197570.955254713" calcext:value-type="float">
            <text:p>197570.95525471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6398.642995235" calcext:value-type="float">
            <text:p>196398.642995235</text:p>
          </table:table-cell>
          <table:table-cell office:value-type="float" office:value="192654.445343866" calcext:value-type="float">
            <text:p>192654.445343866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90044.550603469" calcext:value-type="float">
            <text:p>190044.550603469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80962.037258168" calcext:value-type="float">
            <text:p>180962.037258168</text:p>
          </table:table-cell>
          <table:table-cell office:value-type="float" office:value="177328.30765968" calcext:value-type="float">
            <text:p>177328.30765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999.993069002" calcext:value-type="float">
            <text:p>199999.993069002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936878" calcext:value-type="float">
            <text:p>199999.99936878</text:p>
          </table:table-cell>
          <table:table-cell office:value-type="float" office:value="199999.99895" calcext:value-type="float">
            <text:p>199999.99895</text:p>
          </table:table-cell>
          <table:table-cell table:number-columns-repeated="2" office:value-type="float" office:value="194818.18440853" calcext:value-type="float">
            <text:p>194818.18440853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200000.049290184" calcext:value-type="float">
            <text:p>200000.049290184</text:p>
          </table:table-cell>
          <table:table-cell office:value-type="float" office:value="229751.444467247" calcext:value-type="float">
            <text:p>229751.444467247</text:p>
          </table:table-cell>
          <table:table-cell office:value-type="float" office:value="236289.662140501" calcext:value-type="float">
            <text:p>236289.662140501</text:p>
          </table:table-cell>
          <table:table-cell table:number-columns-repeated="5" office:value-type="float" office:value="249999.999118" calcext:value-type="float">
            <text:p>249999.999118</text:p>
          </table:table-cell>
          <table:table-cell office:value-type="float" office:value="246559.861671" calcext:value-type="float">
            <text:p>246559.861671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50001.587123" calcext:value-type="float">
            <text:p>250001.587123</text:p>
          </table:table-cell>
          <table:table-cell office:value-type="float" office:value="250000" calcext:value-type="float">
            <text:p>250000</text:p>
          </table:table-cell>
          <table:table-cell office:value-type="float" office:value="254248.45390694" calcext:value-type="float">
            <text:p>254248.4539069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37786.834731634" calcext:value-type="float">
            <text:p>237786.834731634</text:p>
          </table:table-cell>
          <table:table-cell office:value-type="float" office:value="235893.447616656" calcext:value-type="float">
            <text:p>235893.447616656</text:p>
          </table:table-cell>
          <table:table-cell office:value-type="float" office:value="234782.760117158" calcext:value-type="float">
            <text:p>234782.760117158</text:p>
          </table:table-cell>
          <table:table-cell office:value-type="float" office:value="227026.392219433" calcext:value-type="float">
            <text:p>227026.392219433</text:p>
          </table:table-cell>
          <table:table-cell office:value-type="float" office:value="216711.693590266" calcext:value-type="float">
            <text:p>216711.693590266</text:p>
          </table:table-cell>
          <table:table-cell office:value-type="float" office:value="204246.094989" calcext:value-type="float">
            <text:p>204246.094989</text:p>
          </table:table-cell>
          <table:table-cell office:value-type="float" office:value="216282.188151887" calcext:value-type="float">
            <text:p>216282.18815188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22587.205785615" calcext:value-type="float">
            <text:p>222587.205785615</text:p>
          </table:table-cell>
          <table:table-cell office:value-type="float" office:value="206336.134509" calcext:value-type="float">
            <text:p>206336.134509</text:p>
          </table:table-cell>
          <table:table-cell office:value-type="float" office:value="208500.830658147" calcext:value-type="float">
            <text:p>208500.830658147</text:p>
          </table:table-cell>
          <table:table-cell office:value-type="float" office:value="224821.515415326" calcext:value-type="float">
            <text:p>224821.515415326</text:p>
          </table:table-cell>
          <table:table-cell office:value-type="float" office:value="232968.195817871" calcext:value-type="float">
            <text:p>232968.195817871</text:p>
          </table:table-cell>
          <table:table-cell office:value-type="float" office:value="233053.728227461" calcext:value-type="float">
            <text:p>233053.728227461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200000.912927663" calcext:value-type="float">
            <text:p>200000.912927663</text:p>
          </table:table-cell>
          <table:table-cell table:number-columns-repeated="2" office:value-type="float" office:value="193335.442829436" calcext:value-type="float">
            <text:p>193335.442829436</text:p>
          </table:table-cell>
          <table:table-cell office:value-type="float" office:value="199842.23223776" calcext:value-type="float">
            <text:p>199842.23223776</text:p>
          </table:table-cell>
          <table:table-cell office:value-type="float" office:value="200000.1" calcext:value-type="float">
            <text:p>200000.1</text:p>
          </table:table-cell>
          <table:table-cell office:value-type="float" office:value="199899.994704175" calcext:value-type="float">
            <text:p>199899.994704175</text:p>
          </table:table-cell>
          <table:table-cell office:value-type="float" office:value="200000.10660319" calcext:value-type="float">
            <text:p>200000.10660319</text:p>
          </table:table-cell>
          <table:table-cell office:value-type="float" office:value="200026.086817884" calcext:value-type="float">
            <text:p>200026.086817884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217343.82223779" calcext:value-type="float">
            <text:p>217343.82223779</text:p>
          </table:table-cell>
          <table:table-cell office:value-type="float" office:value="200000.107035971" calcext:value-type="float">
            <text:p>200000.107035971</text:p>
          </table:table-cell>
          <table:table-cell table:number-columns-repeated="2" office:value-type="float" office:value="199999.997062111" calcext:value-type="float">
            <text:p>199999.997062111</text:p>
          </table:table-cell>
          <table:table-cell table:number-columns-repeated="2" office:value-type="float" office:value="200000.107035971" calcext:value-type="float">
            <text:p>200000.107035971</text:p>
          </table:table-cell>
          <table:table-cell table:number-columns-repeated="2" office:value-type="float" office:value="199999.991348" calcext:value-type="float">
            <text:p>199999.991348</text:p>
          </table:table-cell>
          <table:table-cell office:value-type="float" office:value="199580.321715139" calcext:value-type="float">
            <text:p>199580.321715139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4519.105011654" calcext:value-type="float">
            <text:p>194519.105011654</text:p>
          </table:table-cell>
          <table:table-cell office:value-type="float" office:value="197570.955254713" calcext:value-type="float">
            <text:p>197570.955254713</text:p>
          </table:table-cell>
          <table:table-cell table:number-columns-repeated="2" office:value-type="float" office:value="197318.215282669" calcext:value-type="float">
            <text:p>197318.215282669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8732.787780737" calcext:value-type="float">
            <text:p>188732.787780737</text:p>
          </table:table-cell>
          <table:table-cell office:value-type="float" office:value="186957.789963047" calcext:value-type="float">
            <text:p>186957.789963047</text:p>
          </table:table-cell>
          <table:table-cell office:value-type="float" office:value="180620.772162331" calcext:value-type="float">
            <text:p>180620.772162331</text:p>
          </table:table-cell>
          <table:table-cell office:value-type="float" office:value="188297.684275698" calcext:value-type="float">
            <text:p>188297.684275698</text:p>
          </table:table-cell>
          <table:table-cell table:number-columns-repeated="2" office:value-type="float" office:value="177328.30765968" calcext:value-type="float">
            <text:p>177328.30765968</text:p>
          </table:table-cell>
          <table:table-cell office:value-type="float" office:value="175600" calcext:value-type="float">
            <text:p>1756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9999.973831888" calcext:value-type="float">
            <text:p>199999.973831888</text:p>
          </table:table-cell>
          <table:table-cell table:number-columns-repeated="2" office:value-type="float" office:value="199999.99895" calcext:value-type="float">
            <text:p>199999.99895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9118" calcext:value-type="float">
            <text:p>199999.999118</text:p>
          </table:table-cell>
          <table:table-cell office:value-type="float" office:value="199999.99895" calcext:value-type="float">
            <text:p>199999.99895</text:p>
          </table:table-cell>
          <table:table-cell table:number-columns-repeated="2" office:value-type="float" office:value="193999.799878038" calcext:value-type="float">
            <text:p>193999.799878038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68000.031380594" calcext:value-type="float">
            <text:p>168000.031380594</text:p>
          </table:table-cell>
          <table:table-cell office:value-type="float" office:value="199999.99810418" calcext:value-type="float">
            <text:p>199999.99810418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224538.111756997" calcext:value-type="float">
            <text:p>224538.111756997</text:p>
          </table:table-cell>
          <table:table-cell office:value-type="float" office:value="232968.390586549" calcext:value-type="float">
            <text:p>232968.390586549</text:p>
          </table:table-cell>
          <table:table-cell table:number-columns-repeated="2" office:value-type="float" office:value="249999.999118" calcext:value-type="float">
            <text:p>249999.999118</text:p>
          </table:table-cell>
          <table:table-cell office:value-type="float" office:value="249999.998677" calcext:value-type="float">
            <text:p>249999.998677</text:p>
          </table:table-cell>
          <table:table-cell table:number-columns-repeated="2" office:value-type="float" office:value="249999.999118" calcext:value-type="float">
            <text:p>249999.999118</text:p>
          </table:table-cell>
          <table:table-cell office:value-type="float" office:value="242652.958141887" calcext:value-type="float">
            <text:p>242652.958141887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50000.997984" calcext:value-type="float">
            <text:p>250000.997984</text:p>
          </table:table-cell>
          <table:table-cell office:value-type="float" office:value="246843.140712813" calcext:value-type="float">
            <text:p>246843.140712813</text:p>
          </table:table-cell>
          <table:table-cell office:value-type="float" office:value="250000" calcext:value-type="float">
            <text:p>250000</text:p>
          </table:table-cell>
          <table:table-cell office:value-type="float" office:value="239950.344466752" calcext:value-type="float">
            <text:p>239950.344466752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3027.483314599" calcext:value-type="float">
            <text:p>233027.483314599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18474.7" calcext:value-type="float">
            <text:p>218474.7</text:p>
          </table:table-cell>
          <table:table-cell office:value-type="float" office:value="216282.188141887" calcext:value-type="float">
            <text:p>216282.188141887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10039.175482984" calcext:value-type="float">
            <text:p>210039.175482984</text:p>
          </table:table-cell>
          <table:table-cell office:value-type="float" office:value="224044.449965322" calcext:value-type="float">
            <text:p>224044.449965322</text:p>
          </table:table-cell>
          <table:table-cell office:value-type="float" office:value="209541.775309" calcext:value-type="float">
            <text:p>209541.775309</text:p>
          </table:table-cell>
          <table:table-cell office:value-type="float" office:value="205414.804827881" calcext:value-type="float">
            <text:p>205414.804827881</text:p>
          </table:table-cell>
          <table:table-cell table:number-columns-repeated="2" office:value-type="float" office:value="207437.97" calcext:value-type="float">
            <text:p>207437.97</text:p>
          </table:table-cell>
          <table:table-cell office:value-type="float" office:value="222822.876156994" calcext:value-type="float">
            <text:p>222822.876156994</text:p>
          </table:table-cell>
          <table:table-cell office:value-type="float" office:value="232419.347970953" calcext:value-type="float">
            <text:p>232419.347970953</text:p>
          </table:table-cell>
          <table:table-cell office:value-type="float" office:value="204419.347970953" calcext:value-type="float">
            <text:p>204419.347970953</text:p>
          </table:table-cell>
          <table:table-cell office:value-type="float" office:value="194054.261616096" calcext:value-type="float">
            <text:p>194054.261616096</text:p>
          </table:table-cell>
          <table:table-cell office:value-type="float" office:value="190633.089609167" calcext:value-type="float">
            <text:p>190633.089609167</text:p>
          </table:table-cell>
          <table:table-cell office:value-type="float" office:value="190684.192400952" calcext:value-type="float">
            <text:p>190684.192400952</text:p>
          </table:table-cell>
          <table:table-cell office:value-type="float" office:value="193214.693242146" calcext:value-type="float">
            <text:p>193214.693242146</text:p>
          </table:table-cell>
          <table:table-cell office:value-type="float" office:value="196288.23223776" calcext:value-type="float">
            <text:p>196288.23223776</text:p>
          </table:table-cell>
          <table:table-cell office:value-type="float" office:value="199786.66285576" calcext:value-type="float">
            <text:p>199786.66285576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200000.912927663" calcext:value-type="float">
            <text:p>200000.912927663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207881.820318507" calcext:value-type="float">
            <text:p>207881.820318507</text:p>
          </table:table-cell>
          <table:table-cell office:value-type="float" office:value="199999.997196" calcext:value-type="float">
            <text:p>199999.997196</text:p>
          </table:table-cell>
          <table:table-cell table:number-columns-repeated="2" office:value-type="float" office:value="199999.996577" calcext:value-type="float">
            <text:p>199999.996577</text:p>
          </table:table-cell>
          <table:table-cell table:number-columns-repeated="2" office:value-type="float" office:value="199999.997462111" calcext:value-type="float">
            <text:p>199999.997462111</text:p>
          </table:table-cell>
          <table:table-cell table:number-columns-repeated="2" office:value-type="float" office:value="199580.321715139" calcext:value-type="float">
            <text:p>199580.321715139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97318.215282669" calcext:value-type="float">
            <text:p>197318.215282669</text:p>
          </table:table-cell>
          <table:table-cell table:number-columns-repeated="2" office:value-type="float" office:value="197262.326631461" calcext:value-type="float">
            <text:p>197262.326631461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5734.48803595" calcext:value-type="float">
            <text:p>195734.48803595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79700" calcext:value-type="float">
            <text:p>179700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76126.343199481" calcext:value-type="float">
            <text:p>176126.343199481</text:p>
          </table:table-cell>
          <table:table-cell office:value-type="float" office:value="175275.005694147" calcext:value-type="float">
            <text:p>175275.005694147</text:p>
          </table:table-cell>
          <table:table-cell office:value-type="float" office:value="172038.067196754" calcext:value-type="float">
            <text:p>172038.0671967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9999.95023" calcext:value-type="float">
            <text:p>199999.95023</text:p>
          </table:table-cell>
          <table:table-cell office:value-type="float" office:value="199999.9958" calcext:value-type="float">
            <text:p>199999.9958</text:p>
          </table:table-cell>
          <table:table-cell table:number-columns-repeated="3" office:value-type="float" office:value="199999.99895" calcext:value-type="float">
            <text:p>199999.99895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89999.993069002" calcext:value-type="float">
            <text:p>189999.993069002</text:p>
          </table:table-cell>
          <table:table-cell office:value-type="float" office:value="191999.981618438" calcext:value-type="float">
            <text:p>191999.981618438</text:p>
          </table:table-cell>
          <table:table-cell table:number-columns-repeated="2" office:value-type="float" office:value="167449.999337219" calcext:value-type="float">
            <text:p>167449.999337219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99.99584146" calcext:value-type="float">
            <text:p>199999.99584146</text:p>
          </table:table-cell>
          <table:table-cell office:value-type="float" office:value="219271.808235764" calcext:value-type="float">
            <text:p>219271.808235764</text:p>
          </table:table-cell>
          <table:table-cell office:value-type="float" office:value="229911.868442849" calcext:value-type="float">
            <text:p>229911.868442849</text:p>
          </table:table-cell>
          <table:table-cell table:number-columns-repeated="5" office:value-type="float" office:value="249999.998677" calcext:value-type="float">
            <text:p>249999.99867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46559.861671" calcext:value-type="float">
            <text:p>246559.86167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4678.54683416" calcext:value-type="float">
            <text:p>244678.54683416</text:p>
          </table:table-cell>
          <table:table-cell office:value-type="float" office:value="244113.156635494" calcext:value-type="float">
            <text:p>244113.156635494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2726.523732546" calcext:value-type="float">
            <text:p>232726.523732546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29780.008987941" calcext:value-type="float">
            <text:p>229780.008987941</text:p>
          </table:table-cell>
          <table:table-cell office:value-type="float" office:value="217657.188141887" calcext:value-type="float">
            <text:p>217657.188141887</text:p>
          </table:table-cell>
          <table:table-cell office:value-type="float" office:value="204898.094989" calcext:value-type="float">
            <text:p>204898.094989</text:p>
          </table:table-cell>
          <table:table-cell office:value-type="float" office:value="203467.985491928" calcext:value-type="float">
            <text:p>203467.985491928</text:p>
          </table:table-cell>
          <table:table-cell office:value-type="float" office:value="204898.095009" calcext:value-type="float">
            <text:p>204898.095009</text:p>
          </table:table-cell>
          <table:table-cell office:value-type="float" office:value="216282.195178377" calcext:value-type="float">
            <text:p>216282.195178377</text:p>
          </table:table-cell>
          <table:table-cell office:value-type="float" office:value="206779.285006509" calcext:value-type="float">
            <text:p>206779.285006509</text:p>
          </table:table-cell>
          <table:table-cell office:value-type="float" office:value="203502.719500295" calcext:value-type="float">
            <text:p>203502.719500295</text:p>
          </table:table-cell>
          <table:table-cell office:value-type="float" office:value="205195.134509" calcext:value-type="float">
            <text:p>205195.134509</text:p>
          </table:table-cell>
          <table:table-cell office:value-type="float" office:value="205647.748604874" calcext:value-type="float">
            <text:p>205647.748604874</text:p>
          </table:table-cell>
          <table:table-cell table:number-columns-repeated="2" office:value-type="float" office:value="221195.124509" calcext:value-type="float">
            <text:p>221195.124509</text:p>
          </table:table-cell>
          <table:table-cell office:value-type="float" office:value="204381.348147941" calcext:value-type="float">
            <text:p>204381.348147941</text:p>
          </table:table-cell>
          <table:table-cell office:value-type="float" office:value="193424.462038936" calcext:value-type="float">
            <text:p>193424.462038936</text:p>
          </table:table-cell>
          <table:table-cell office:value-type="float" office:value="190007.42729" calcext:value-type="float">
            <text:p>190007.42729</text:p>
          </table:table-cell>
          <table:table-cell table:number-columns-repeated="2" office:value-type="float" office:value="190633.089609167" calcext:value-type="float">
            <text:p>190633.089609167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207437.97002" calcext:value-type="float">
            <text:p>207437.97002</text:p>
          </table:table-cell>
          <table:table-cell office:value-type="float" office:value="199999.996577" calcext:value-type="float">
            <text:p>199999.996577</text:p>
          </table:table-cell>
          <table:table-cell table:number-columns-repeated="2" office:value-type="float" office:value="199999.994393" calcext:value-type="float">
            <text:p>199999.994393</text:p>
          </table:table-cell>
          <table:table-cell table:number-columns-repeated="2" office:value-type="float" office:value="199999.996577" calcext:value-type="float">
            <text:p>199999.996577</text:p>
          </table:table-cell>
          <table:table-cell office:value-type="float" office:value="199465.395011538" calcext:value-type="float">
            <text:p>199465.395011538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97262.326631461" calcext:value-type="float">
            <text:p>197262.326631461</text:p>
          </table:table-cell>
          <table:table-cell table:number-columns-repeated="2" office:value-type="float" office:value="197208.192917413" calcext:value-type="float">
            <text:p>197208.192917413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0034.309896322" calcext:value-type="float">
            <text:p>180034.309896322</text:p>
          </table:table-cell>
          <table:table-cell office:value-type="float" office:value="178034.309896322" calcext:value-type="float">
            <text:p>178034.309896322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75358.280347" calcext:value-type="float">
            <text:p>175358.280347</text:p>
          </table:table-cell>
          <table:table-cell office:value-type="float" office:value="174000.048166409" calcext:value-type="float">
            <text:p>174000.048166409</text:p>
          </table:table-cell>
          <table:table-cell office:value-type="float" office:value="170034.343113248" calcext:value-type="float">
            <text:p>170034.3431132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9999.948476641" calcext:value-type="float">
            <text:p>199999.948476641</text:p>
          </table:table-cell>
          <table:table-cell office:value-type="float" office:value="199999.993069002" calcext:value-type="float">
            <text:p>199999.993069002</text:p>
          </table:table-cell>
          <table:table-cell office:value-type="float" office:value="199999.9958" calcext:value-type="float">
            <text:p>199999.9958</text:p>
          </table:table-cell>
          <table:table-cell table:number-columns-repeated="4" office:value-type="float" office:value="199999.99895" calcext:value-type="float">
            <text:p>199999.99895</text:p>
          </table:table-cell>
          <table:table-cell office:value-type="float" office:value="184138.29669575" calcext:value-type="float">
            <text:p>184138.29669575</text:p>
          </table:table-cell>
          <table:table-cell office:value-type="float" office:value="180382.433184724" calcext:value-type="float">
            <text:p>180382.433184724</text:p>
          </table:table-cell>
          <table:table-cell table:number-columns-repeated="2" office:value-type="float" office:value="164997.84001751" calcext:value-type="float">
            <text:p>164997.84001751</text:p>
          </table:table-cell>
          <table:table-cell office:value-type="float" office:value="190790.28517611" calcext:value-type="float">
            <text:p>190790.28517611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208658.524573159" calcext:value-type="float">
            <text:p>208658.524573159</text:p>
          </table:table-cell>
          <table:table-cell office:value-type="float" office:value="224538.111756997" calcext:value-type="float">
            <text:p>224538.111756997</text:p>
          </table:table-cell>
          <table:table-cell table:number-columns-repeated="2" office:value-type="float" office:value="249999.998677" calcext:value-type="float">
            <text:p>249999.998677</text:p>
          </table:table-cell>
          <table:table-cell office:value-type="float" office:value="246006.753960295" calcext:value-type="float">
            <text:p>246006.753960295</text:p>
          </table:table-cell>
          <table:table-cell table:number-columns-repeated="2" office:value-type="float" office:value="249999.998677" calcext:value-type="float">
            <text:p>249999.998677</text:p>
          </table:table-cell>
          <table:table-cell office:value-type="float" office:value="230292.225559052" calcext:value-type="float">
            <text:p>230292.225559052</text:p>
          </table:table-cell>
          <table:table-cell office:value-type="float" office:value="239602.958141887" calcext:value-type="float">
            <text:p>239602.958141887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38559.62101146" calcext:value-type="float">
            <text:p>238559.62101146</text:p>
          </table:table-cell>
          <table:table-cell office:value-type="float" office:value="236405.028141887" calcext:value-type="float">
            <text:p>236405.028141887</text:p>
          </table:table-cell>
          <table:table-cell office:value-type="float" office:value="232790.466140339" calcext:value-type="float">
            <text:p>232790.466140339</text:p>
          </table:table-cell>
          <table:table-cell office:value-type="float" office:value="232203.028141887" calcext:value-type="float">
            <text:p>232203.028141887</text:p>
          </table:table-cell>
          <table:table-cell office:value-type="float" office:value="229980.028141887" calcext:value-type="float">
            <text:p>229980.028141887</text:p>
          </table:table-cell>
          <table:table-cell office:value-type="float" office:value="228682.188141887" calcext:value-type="float">
            <text:p>228682.188141887</text:p>
          </table:table-cell>
          <table:table-cell office:value-type="float" office:value="214772.399204003" calcext:value-type="float">
            <text:p>214772.399204003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3502.719500295" calcext:value-type="float">
            <text:p>203502.719500295</text:p>
          </table:table-cell>
          <table:table-cell office:value-type="float" office:value="212646.735309" calcext:value-type="float">
            <text:p>212646.735309</text:p>
          </table:table-cell>
          <table:table-cell office:value-type="float" office:value="203502.719500295" calcext:value-type="float">
            <text:p>203502.719500295</text:p>
          </table:table-cell>
          <table:table-cell office:value-type="float" office:value="203467.985501928" calcext:value-type="float">
            <text:p>203467.985501928</text:p>
          </table:table-cell>
          <table:table-cell office:value-type="float" office:value="204129.468547984" calcext:value-type="float">
            <text:p>204129.468547984</text:p>
          </table:table-cell>
          <table:table-cell office:value-type="float" office:value="205195.134509" calcext:value-type="float">
            <text:p>205195.134509</text:p>
          </table:table-cell>
          <table:table-cell office:value-type="float" office:value="216785.863736763" calcext:value-type="float">
            <text:p>216785.863736763</text:p>
          </table:table-cell>
          <table:table-cell office:value-type="float" office:value="220523.747312" calcext:value-type="float">
            <text:p>220523.747312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190007.42729" calcext:value-type="float">
            <text:p>190007.42729</text:p>
          </table:table-cell>
          <table:table-cell table:number-columns-repeated="2" office:value-type="float" office:value="187068.19559" calcext:value-type="float">
            <text:p>187068.19559</text:p>
          </table:table-cell>
          <table:table-cell office:value-type="float" office:value="188687.7782867" calcext:value-type="float">
            <text:p>188687.7782867</text:p>
          </table:table-cell>
          <table:table-cell office:value-type="float" office:value="193214.693242146" calcext:value-type="float">
            <text:p>193214.693242146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9899.994704175" calcext:value-type="float">
            <text:p>199899.994704175</text:p>
          </table:table-cell>
          <table:table-cell office:value-type="float" office:value="199999.996577" calcext:value-type="float">
            <text:p>199999.996577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200000.912947663" calcext:value-type="float">
            <text:p>200000.912947663</text:p>
          </table:table-cell>
          <table:table-cell office:value-type="float" office:value="199999.994393" calcext:value-type="float">
            <text:p>199999.994393</text:p>
          </table:table-cell>
          <table:table-cell table:number-columns-repeated="2" office:value-type="float" office:value="199999.991348" calcext:value-type="float">
            <text:p>199999.991348</text:p>
          </table:table-cell>
          <table:table-cell table:number-columns-repeated="2" office:value-type="float" office:value="199999.994393" calcext:value-type="float">
            <text:p>199999.994393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4075.388269192" calcext:value-type="float">
            <text:p>194075.388269192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7208.192917413" calcext:value-type="float">
            <text:p>197208.192917413</text:p>
          </table:table-cell>
          <table:table-cell table:number-columns-repeated="2" office:value-type="float" office:value="196919.689735126" calcext:value-type="float">
            <text:p>196919.689735126</text:p>
          </table:table-cell>
          <table:table-cell office:value-type="float" office:value="195734.48803595" calcext:value-type="float">
            <text:p>195734.48803595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5852.593721977" calcext:value-type="float">
            <text:p>185852.593721977</text:p>
          </table:table-cell>
          <table:table-cell table:number-columns-repeated="3" office:value-type="float" office:value="177328.30765968" calcext:value-type="float">
            <text:p>177328.30765968</text:p>
          </table:table-cell>
          <table:table-cell table:number-columns-repeated="2" office:value-type="float" office:value="172038.067196754" calcext:value-type="float">
            <text:p>172038.067196754</text:p>
          </table:table-cell>
          <table:table-cell office:value-type="float" office:value="169031.993519584" calcext:value-type="float">
            <text:p>169031.993519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9999.945794051" calcext:value-type="float">
            <text:p>199999.945794051</text:p>
          </table:table-cell>
          <table:table-cell office:value-type="float" office:value="199999.973831888" calcext:value-type="float">
            <text:p>199999.973831888</text:p>
          </table:table-cell>
          <table:table-cell office:value-type="float" office:value="199999.993069002" calcext:value-type="float">
            <text:p>199999.993069002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58" calcext:value-type="float">
            <text:p>199999.9958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58" calcext:value-type="float">
            <text:p>199999.9958</text:p>
          </table:table-cell>
          <table:table-cell office:value-type="float" office:value="183283.167098918" calcext:value-type="float">
            <text:p>183283.167098918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61000.230724817" calcext:value-type="float">
            <text:p>161000.230724817</text:p>
          </table:table-cell>
          <table:table-cell office:value-type="float" office:value="159674.872063641" calcext:value-type="float">
            <text:p>159674.872063641</text:p>
          </table:table-cell>
          <table:table-cell office:value-type="float" office:value="181800.231380594" calcext:value-type="float">
            <text:p>181800.231380594</text:p>
          </table:table-cell>
          <table:table-cell office:value-type="float" office:value="180000.987856443" calcext:value-type="float">
            <text:p>180000.987856443</text:p>
          </table:table-cell>
          <table:table-cell office:value-type="float" office:value="204625.839244387" calcext:value-type="float">
            <text:p>204625.839244387</text:p>
          </table:table-cell>
          <table:table-cell office:value-type="float" office:value="223000.049290184" calcext:value-type="float">
            <text:p>223000.049290184</text:p>
          </table:table-cell>
          <table:table-cell table:number-columns-repeated="3" office:value-type="float" office:value="242652.98916" calcext:value-type="float">
            <text:p>242652.98916</text:p>
          </table:table-cell>
          <table:table-cell table:number-columns-repeated="2" office:value-type="float" office:value="242652.958141887" calcext:value-type="float">
            <text:p>242652.958141887</text:p>
          </table:table-cell>
          <table:table-cell office:value-type="float" office:value="230000.491678421" calcext:value-type="float">
            <text:p>230000.491678421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49999.999118" calcext:value-type="float">
            <text:p>249999.999118</text:p>
          </table:table-cell>
          <table:table-cell office:value-type="float" office:value="237033.024424238" calcext:value-type="float">
            <text:p>237033.024424238</text:p>
          </table:table-cell>
          <table:table-cell office:value-type="float" office:value="233874.7" calcext:value-type="float">
            <text:p>233874.7</text:p>
          </table:table-cell>
          <table:table-cell office:value-type="float" office:value="232618.028141887" calcext:value-type="float">
            <text:p>232618.028141887</text:p>
          </table:table-cell>
          <table:table-cell office:value-type="float" office:value="223874.7" calcext:value-type="float">
            <text:p>223874.7</text:p>
          </table:table-cell>
          <table:table-cell office:value-type="float" office:value="226965.388908288" calcext:value-type="float">
            <text:p>226965.388908288</text:p>
          </table:table-cell>
          <table:table-cell office:value-type="float" office:value="221329.587176954" calcext:value-type="float">
            <text:p>221329.587176954</text:p>
          </table:table-cell>
          <table:table-cell office:value-type="float" office:value="204898.094989" calcext:value-type="float">
            <text:p>204898.094989</text:p>
          </table:table-cell>
          <table:table-cell office:value-type="float" office:value="203467.985491928" calcext:value-type="float">
            <text:p>203467.985491928</text:p>
          </table:table-cell>
          <table:table-cell office:value-type="float" office:value="200479.895356304" calcext:value-type="float">
            <text:p>200479.895356304</text:p>
          </table:table-cell>
          <table:table-cell office:value-type="float" office:value="203467.985501928" calcext:value-type="float">
            <text:p>203467.985501928</text:p>
          </table:table-cell>
          <table:table-cell office:value-type="float" office:value="210084.96621883" calcext:value-type="float">
            <text:p>210084.96621883</text:p>
          </table:table-cell>
          <table:table-cell office:value-type="float" office:value="203467.985501928" calcext:value-type="float">
            <text:p>203467.985501928</text:p>
          </table:table-cell>
          <table:table-cell office:value-type="float" office:value="201130.451065764" calcext:value-type="float">
            <text:p>201130.451065764</text:p>
          </table:table-cell>
          <table:table-cell table:number-columns-repeated="2" office:value-type="float" office:value="203502.719500295" calcext:value-type="float">
            <text:p>203502.719500295</text:p>
          </table:table-cell>
          <table:table-cell office:value-type="float" office:value="215296.113439543" calcext:value-type="float">
            <text:p>215296.113439543</text:p>
          </table:table-cell>
          <table:table-cell office:value-type="float" office:value="217523.585611002" calcext:value-type="float">
            <text:p>217523.585611002</text:p>
          </table:table-cell>
          <table:table-cell office:value-type="float" office:value="200000.912927663" calcext:value-type="float">
            <text:p>200000.912927663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5870.217611" calcext:value-type="float">
            <text:p>185870.217611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9610.114415792" calcext:value-type="float">
            <text:p>189610.114415792</text:p>
          </table:table-cell>
          <table:table-cell office:value-type="float" office:value="193888.23223776" calcext:value-type="float">
            <text:p>193888.23223776</text:p>
          </table:table-cell>
          <table:table-cell office:value-type="float" office:value="199786.66285576" calcext:value-type="float">
            <text:p>199786.66285576</text:p>
          </table:table-cell>
          <table:table-cell office:value-type="float" office:value="199999.994393" calcext:value-type="float">
            <text:p>199999.994393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200000.107035971" calcext:value-type="float">
            <text:p>200000.107035971</text:p>
          </table:table-cell>
          <table:table-cell office:value-type="float" office:value="199999.991348" calcext:value-type="float">
            <text:p>199999.991348</text:p>
          </table:table-cell>
          <table:table-cell table:number-columns-repeated="2" office:value-type="float" office:value="199998.767196" calcext:value-type="float">
            <text:p>199998.767196</text:p>
          </table:table-cell>
          <table:table-cell table:number-columns-repeated="2" office:value-type="float" office:value="199999.991348" calcext:value-type="float">
            <text:p>199999.991348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88137.212855955" calcext:value-type="float">
            <text:p>188137.212855955</text:p>
          </table:table-cell>
          <table:table-cell office:value-type="float" office:value="191616.085091723" calcext:value-type="float">
            <text:p>191616.085091723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4695.456096236" calcext:value-type="float">
            <text:p>184695.456096236</text:p>
          </table:table-cell>
          <table:table-cell office:value-type="float" office:value="196919.689735126" calcext:value-type="float">
            <text:p>196919.689735126</text:p>
          </table:table-cell>
          <table:table-cell table:number-columns-repeated="2" office:value-type="float" office:value="196021.970993051" calcext:value-type="float">
            <text:p>196021.970993051</text:p>
          </table:table-cell>
          <table:table-cell office:value-type="float" office:value="188434.309896322" calcext:value-type="float">
            <text:p>188434.309896322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81434.309896322" calcext:value-type="float">
            <text:p>181434.309896322</text:p>
          </table:table-cell>
          <table:table-cell office:value-type="float" office:value="173000.048166409" calcext:value-type="float">
            <text:p>173000.048166409</text:p>
          </table:table-cell>
          <table:table-cell office:value-type="float" office:value="172038.067196754" calcext:value-type="float">
            <text:p>172038.067196754</text:p>
          </table:table-cell>
          <table:table-cell office:value-type="float" office:value="175034.309896322" calcext:value-type="float">
            <text:p>175034.309896322</text:p>
          </table:table-cell>
          <table:table-cell office:value-type="float" office:value="170034.309896322" calcext:value-type="float">
            <text:p>170034.309896322</text:p>
          </table:table-cell>
          <table:table-cell office:value-type="float" office:value="170034.343113248" calcext:value-type="float">
            <text:p>170034.343113248</text:p>
          </table:table-cell>
          <table:table-cell office:value-type="float" office:value="163400" calcext:value-type="float">
            <text:p>1634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9999.828487197" calcext:value-type="float">
            <text:p>199999.828487197</text:p>
          </table:table-cell>
          <table:table-cell office:value-type="float" office:value="199999.95023" calcext:value-type="float">
            <text:p>199999.95023</text:p>
          </table:table-cell>
          <table:table-cell office:value-type="float" office:value="199999.973831888" calcext:value-type="float">
            <text:p>199999.973831888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3069002" calcext:value-type="float">
            <text:p>199999.993069002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93069002" calcext:value-type="float">
            <text:p>199999.993069002</text:p>
          </table:table-cell>
          <table:table-cell office:value-type="float" office:value="177348.49719172" calcext:value-type="float">
            <text:p>177348.49719172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59999.983069002" calcext:value-type="float">
            <text:p>159999.983069002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76083.44808" calcext:value-type="float">
            <text:p>176083.44808</text:p>
          </table:table-cell>
          <table:table-cell office:value-type="float" office:value="176073.361150016" calcext:value-type="float">
            <text:p>176073.361150016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19271.808235764" calcext:value-type="float">
            <text:p>219271.808235764</text:p>
          </table:table-cell>
          <table:table-cell table:number-columns-repeated="5" office:value-type="float" office:value="232968.390586549" calcext:value-type="float">
            <text:p>232968.390586549</text:p>
          </table:table-cell>
          <table:table-cell office:value-type="float" office:value="207279.13956768" calcext:value-type="float">
            <text:p>207279.13956768</text:p>
          </table:table-cell>
          <table:table-cell office:value-type="float" office:value="230667.739625792" calcext:value-type="float">
            <text:p>230667.739625792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36405.028141887" calcext:value-type="float">
            <text:p>236405.02814188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2082.12912816" calcext:value-type="float">
            <text:p>232082.12912816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26000.950851383" calcext:value-type="float">
            <text:p>226000.950851383</text:p>
          </table:table-cell>
          <table:table-cell office:value-type="float" office:value="218674.7" calcext:value-type="float">
            <text:p>218674.7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198374.7" calcext:value-type="float">
            <text:p>198374.7</text:p>
          </table:table-cell>
          <table:table-cell office:value-type="float" office:value="201129.644333064" calcext:value-type="float">
            <text:p>201129.644333064</text:p>
          </table:table-cell>
          <table:table-cell office:value-type="float" office:value="208796.077483864" calcext:value-type="float">
            <text:p>208796.077483864</text:p>
          </table:table-cell>
          <table:table-cell office:value-type="float" office:value="201130.450962264" calcext:value-type="float">
            <text:p>201130.450962264</text:p>
          </table:table-cell>
          <table:table-cell office:value-type="float" office:value="200998.712713671" calcext:value-type="float">
            <text:p>200998.712713671</text:p>
          </table:table-cell>
          <table:table-cell table:number-columns-repeated="2" office:value-type="float" office:value="203467.985501928" calcext:value-type="float">
            <text:p>203467.985501928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209000.004" calcext:value-type="float">
            <text:p>209000.004</text:p>
          </table:table-cell>
          <table:table-cell office:value-type="float" office:value="195297.709759711" calcext:value-type="float">
            <text:p>195297.709759711</text:p>
          </table:table-cell>
          <table:table-cell office:value-type="float" office:value="187063.573829442" calcext:value-type="float">
            <text:p>187063.573829442</text:p>
          </table:table-cell>
          <table:table-cell office:value-type="float" office:value="180300.794957635" calcext:value-type="float">
            <text:p>180300.794957635</text:p>
          </table:table-cell>
          <table:table-cell table:number-columns-repeated="2" office:value-type="float" office:value="185589.643118041" calcext:value-type="float">
            <text:p>185589.643118041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93081.318719296" calcext:value-type="float">
            <text:p>193081.318719296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9999.997186" calcext:value-type="float">
            <text:p>199999.997186</text:p>
          </table:table-cell>
          <table:table-cell table:number-columns-repeated="3" office:value-type="float" office:value="198861.934775021" calcext:value-type="float">
            <text:p>198861.934775021</text:p>
          </table:table-cell>
          <table:table-cell table:number-columns-repeated="2" office:value-type="float" office:value="199580.321715139" calcext:value-type="float">
            <text:p>199580.321715139</text:p>
          </table:table-cell>
          <table:table-cell office:value-type="float" office:value="197570.955254713" calcext:value-type="float">
            <text:p>197570.955254713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1340.849130524" calcext:value-type="float">
            <text:p>181340.849130524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2434.309896322" calcext:value-type="float">
            <text:p>192434.309896322</text:p>
          </table:table-cell>
          <table:table-cell office:value-type="float" office:value="195011.117029245" calcext:value-type="float">
            <text:p>195011.117029245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5007.674821545" calcext:value-type="float">
            <text:p>185007.674821545</text:p>
          </table:table-cell>
          <table:table-cell office:value-type="float" office:value="180364.154726901" calcext:value-type="float">
            <text:p>180364.154726901</text:p>
          </table:table-cell>
          <table:table-cell office:value-type="float" office:value="172038.067196754" calcext:value-type="float">
            <text:p>172038.067196754</text:p>
          </table:table-cell>
          <table:table-cell office:value-type="float" office:value="170000.048166409" calcext:value-type="float">
            <text:p>170000.048166409</text:p>
          </table:table-cell>
          <table:table-cell office:value-type="float" office:value="172700" calcext:value-type="float">
            <text:p>172700</text:p>
          </table:table-cell>
          <table:table-cell office:value-type="float" office:value="170000.048166409" calcext:value-type="float">
            <text:p>170000.048166409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2706.217678613" calcext:value-type="float">
            <text:p>162706.2176786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9999.750580374" calcext:value-type="float">
            <text:p>199999.750580374</text:p>
          </table:table-cell>
          <table:table-cell office:value-type="float" office:value="199999.948476641" calcext:value-type="float">
            <text:p>199999.948476641</text:p>
          </table:table-cell>
          <table:table-cell office:value-type="float" office:value="199999.95023" calcext:value-type="float">
            <text:p>199999.95023</text:p>
          </table:table-cell>
          <table:table-cell office:value-type="float" office:value="199999.9958" calcext:value-type="float">
            <text:p>199999.9958</text:p>
          </table:table-cell>
          <table:table-cell office:value-type="float" office:value="199999.973831888" calcext:value-type="float">
            <text:p>199999.973831888</text:p>
          </table:table-cell>
          <table:table-cell office:value-type="float" office:value="199999.99895" calcext:value-type="float">
            <text:p>199999.99895</text:p>
          </table:table-cell>
          <table:table-cell office:value-type="float" office:value="199999.973831888" calcext:value-type="float">
            <text:p>199999.973831888</text:p>
          </table:table-cell>
          <table:table-cell office:value-type="float" office:value="172915.796132564" calcext:value-type="float">
            <text:p>172915.796132564</text:p>
          </table:table-cell>
          <table:table-cell office:value-type="float" office:value="167449.999337219" calcext:value-type="float">
            <text:p>167449.999337219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57301.872960174" calcext:value-type="float">
            <text:p>157301.872960174</text:p>
          </table:table-cell>
          <table:table-cell office:value-type="float" office:value="175143.763164051" calcext:value-type="float">
            <text:p>175143.763164051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4625.838824387" calcext:value-type="float">
            <text:p>204625.838824387</text:p>
          </table:table-cell>
          <table:table-cell office:value-type="float" office:value="229961.923417979" calcext:value-type="float">
            <text:p>229961.923417979</text:p>
          </table:table-cell>
          <table:table-cell office:value-type="float" office:value="229776.531941347" calcext:value-type="float">
            <text:p>229776.531941347</text:p>
          </table:table-cell>
          <table:table-cell office:value-type="float" office:value="229696.724170957" calcext:value-type="float">
            <text:p>229696.724170957</text:p>
          </table:table-cell>
          <table:table-cell office:value-type="float" office:value="229836.178359718" calcext:value-type="float">
            <text:p>229836.178359718</text:p>
          </table:table-cell>
          <table:table-cell office:value-type="float" office:value="230016.061667141" calcext:value-type="float">
            <text:p>230016.061667141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30000.491678421" calcext:value-type="float">
            <text:p>230000.491678421</text:p>
          </table:table-cell>
          <table:table-cell office:value-type="float" office:value="249999.998677" calcext:value-type="float">
            <text:p>249999.998677</text:p>
          </table:table-cell>
          <table:table-cell office:value-type="float" office:value="233874.7" calcext:value-type="float">
            <text:p>233874.7</text:p>
          </table:table-cell>
          <table:table-cell office:value-type="float" office:value="232641.548543519" calcext:value-type="float">
            <text:p>232641.548543519</text:p>
          </table:table-cell>
          <table:table-cell office:value-type="float" office:value="223874.7" calcext:value-type="float">
            <text:p>223874.7</text:p>
          </table:table-cell>
          <table:table-cell office:value-type="float" office:value="203375.509380905" calcext:value-type="float">
            <text:p>203375.509380905</text:p>
          </table:table-cell>
          <table:table-cell office:value-type="float" office:value="218674.7" calcext:value-type="float">
            <text:p>218674.7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03467.985491928" calcext:value-type="float">
            <text:p>203467.985491928</text:p>
          </table:table-cell>
          <table:table-cell office:value-type="float" office:value="200473.618007306" calcext:value-type="float">
            <text:p>200473.618007306</text:p>
          </table:table-cell>
          <table:table-cell office:value-type="float" office:value="195357.383645866" calcext:value-type="float">
            <text:p>195357.383645866</text:p>
          </table:table-cell>
          <table:table-cell office:value-type="float" office:value="200998.712713671" calcext:value-type="float">
            <text:p>200998.712713671</text:p>
          </table:table-cell>
          <table:table-cell office:value-type="float" office:value="203502.719500295" calcext:value-type="float">
            <text:p>203502.719500295</text:p>
          </table:table-cell>
          <table:table-cell office:value-type="float" office:value="200998.712713671" calcext:value-type="float">
            <text:p>200998.712713671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201998.941641173" calcext:value-type="float">
            <text:p>201998.941641173</text:p>
          </table:table-cell>
          <table:table-cell office:value-type="float" office:value="201130.453496223" calcext:value-type="float">
            <text:p>201130.453496223</text:p>
          </table:table-cell>
          <table:table-cell office:value-type="float" office:value="204364.008323074" calcext:value-type="float">
            <text:p>204364.008323074</text:p>
          </table:table-cell>
          <table:table-cell office:value-type="float" office:value="207437.97" calcext:value-type="float">
            <text:p>207437.97</text:p>
          </table:table-cell>
          <table:table-cell office:value-type="float" office:value="193737.437480953" calcext:value-type="float">
            <text:p>193737.437480953</text:p>
          </table:table-cell>
          <table:table-cell office:value-type="float" office:value="186642.25839276" calcext:value-type="float">
            <text:p>186642.25839276</text:p>
          </table:table-cell>
          <table:table-cell office:value-type="float" office:value="177932.222943739" calcext:value-type="float">
            <text:p>177932.222943739</text:p>
          </table:table-cell>
          <table:table-cell office:value-type="float" office:value="177932.289141229" calcext:value-type="float">
            <text:p>177932.289141229</text:p>
          </table:table-cell>
          <table:table-cell office:value-type="float" office:value="177932.2912125" calcext:value-type="float">
            <text:p>177932.2912125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0119.05010848" calcext:value-type="float">
            <text:p>190119.05010848</text:p>
          </table:table-cell>
          <table:table-cell office:value-type="float" office:value="197655.826579712" calcext:value-type="float">
            <text:p>197655.826579712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9999.996577" calcext:value-type="float">
            <text:p>199999.996577</text:p>
          </table:table-cell>
          <table:table-cell table:number-columns-repeated="3" office:value-type="float" office:value="197655.827012493" calcext:value-type="float">
            <text:p>197655.827012493</text:p>
          </table:table-cell>
          <table:table-cell table:number-columns-repeated="2" office:value-type="float" office:value="198861.934775021" calcext:value-type="float">
            <text:p>198861.934775021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94634.309896322" calcext:value-type="float">
            <text:p>194634.309896322</text:p>
          </table:table-cell>
          <table:table-cell office:value-type="float" office:value="191849.909354885" calcext:value-type="float">
            <text:p>191849.909354885</text:p>
          </table:table-cell>
          <table:table-cell office:value-type="float" office:value="188434.309896322" calcext:value-type="float">
            <text:p>188434.309896322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4434.309896322" calcext:value-type="float">
            <text:p>184434.309896322</text:p>
          </table:table-cell>
          <table:table-cell office:value-type="float" office:value="177328.30765968" calcext:value-type="float">
            <text:p>177328.30765968</text:p>
          </table:table-cell>
          <table:table-cell table:number-columns-repeated="2" office:value-type="float" office:value="169031.993519584" calcext:value-type="float">
            <text:p>169031.993519584</text:p>
          </table:table-cell>
          <table:table-cell office:value-type="float" office:value="172038.067196754" calcext:value-type="float">
            <text:p>172038.067196754</text:p>
          </table:table-cell>
          <table:table-cell office:value-type="float" office:value="169669.071631442" calcext:value-type="float">
            <text:p>169669.071631442</text:p>
          </table:table-cell>
          <table:table-cell office:value-type="float" office:value="163400" calcext:value-type="float">
            <text:p>163400</text:p>
          </table:table-cell>
          <table:table-cell office:value-type="float" office:value="161300.09703" calcext:value-type="float">
            <text:p>161300.097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6999.986438196" calcext:value-type="float">
            <text:p>196999.986438196</text:p>
          </table:table-cell>
          <table:table-cell office:value-type="float" office:value="199999.828487197" calcext:value-type="float">
            <text:p>199999.828487197</text:p>
          </table:table-cell>
          <table:table-cell office:value-type="float" office:value="199999.948476641" calcext:value-type="float">
            <text:p>199999.948476641</text:p>
          </table:table-cell>
          <table:table-cell office:value-type="float" office:value="199999.993069002" calcext:value-type="float">
            <text:p>199999.993069002</text:p>
          </table:table-cell>
          <table:table-cell office:value-type="float" office:value="199999.95023" calcext:value-type="float">
            <text:p>199999.95023</text:p>
          </table:table-cell>
          <table:table-cell office:value-type="float" office:value="199999.9958" calcext:value-type="float">
            <text:p>199999.9958</text:p>
          </table:table-cell>
          <table:table-cell office:value-type="float" office:value="199999.948476641" calcext:value-type="float">
            <text:p>199999.948476641</text:p>
          </table:table-cell>
          <table:table-cell office:value-type="float" office:value="170277.507824795" calcext:value-type="float">
            <text:p>170277.507824795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6008.041894596" calcext:value-type="float">
            <text:p>156008.041894596</text:p>
          </table:table-cell>
          <table:table-cell office:value-type="float" office:value="154178.316118" calcext:value-type="float">
            <text:p>154178.316118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67886.091398156" calcext:value-type="float">
            <text:p>167886.091398156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29406.443403159" calcext:value-type="float">
            <text:p>229406.443403159</text:p>
          </table:table-cell>
          <table:table-cell office:value-type="float" office:value="224538.111756997" calcext:value-type="float">
            <text:p>224538.111756997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19996.374443159" calcext:value-type="float">
            <text:p>219996.374443159</text:p>
          </table:table-cell>
          <table:table-cell office:value-type="float" office:value="230000.491678421" calcext:value-type="float">
            <text:p>230000.491678421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29001.324910572" calcext:value-type="float">
            <text:p>229001.324910572</text:p>
          </table:table-cell>
          <table:table-cell office:value-type="float" office:value="248974.7" calcext:value-type="float">
            <text:p>248974.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32559.62101146" calcext:value-type="float">
            <text:p>232559.62101146</text:p>
          </table:table-cell>
          <table:table-cell office:value-type="float" office:value="220199.9989122" calcext:value-type="float">
            <text:p>220199.9989122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03467.985491928" calcext:value-type="float">
            <text:p>203467.985491928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198474.7" calcext:value-type="float">
            <text:p>198474.7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98274.7" calcext:value-type="float">
            <text:p>198274.7</text:p>
          </table:table-cell>
          <table:table-cell office:value-type="float" office:value="203467.985501928" calcext:value-type="float">
            <text:p>203467.985501928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198237.696981" calcext:value-type="float">
            <text:p>198237.696981</text:p>
          </table:table-cell>
          <table:table-cell office:value-type="float" office:value="201454.550262717" calcext:value-type="float">
            <text:p>201454.550262717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203502.719500295" calcext:value-type="float">
            <text:p>203502.719500295</text:p>
          </table:table-cell>
          <table:table-cell office:value-type="float" office:value="204364.008323074" calcext:value-type="float">
            <text:p>204364.008323074</text:p>
          </table:table-cell>
          <table:table-cell office:value-type="float" office:value="190120.42729" calcext:value-type="float">
            <text:p>190120.42729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76419.347970953" calcext:value-type="float">
            <text:p>176419.347970953</text:p>
          </table:table-cell>
          <table:table-cell office:value-type="float" office:value="177579.024957635" calcext:value-type="float">
            <text:p>177579.024957635</text:p>
          </table:table-cell>
          <table:table-cell office:value-type="float" office:value="176299.024957635" calcext:value-type="float">
            <text:p>176299.024957635</text:p>
          </table:table-cell>
          <table:table-cell office:value-type="float" office:value="186601.789325637" calcext:value-type="float">
            <text:p>186601.789325637</text:p>
          </table:table-cell>
          <table:table-cell office:value-type="float" office:value="188676.437453356" calcext:value-type="float">
            <text:p>188676.437453356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9999.994393" calcext:value-type="float">
            <text:p>199999.994393</text:p>
          </table:table-cell>
          <table:table-cell table:number-columns-repeated="2" office:value-type="float" office:value="197318.215282669" calcext:value-type="float">
            <text:p>197318.215282669</text:p>
          </table:table-cell>
          <table:table-cell office:value-type="float" office:value="197570.955254713" calcext:value-type="float">
            <text:p>197570.955254713</text:p>
          </table:table-cell>
          <table:table-cell table:number-columns-repeated="2" office:value-type="float" office:value="197655.827012493" calcext:value-type="float">
            <text:p>197655.82701249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83389.644730553" calcext:value-type="float">
            <text:p>183389.644730553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3390.849130524" calcext:value-type="float">
            <text:p>183390.849130524</text:p>
          </table:table-cell>
          <table:table-cell office:value-type="float" office:value="171905.20519842" calcext:value-type="float">
            <text:p>171905.20519842</text:p>
          </table:table-cell>
          <table:table-cell table:number-columns-repeated="3" office:value-type="float" office:value="188297.684275698" calcext:value-type="float">
            <text:p>188297.684275698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82077.538655906" calcext:value-type="float">
            <text:p>182077.538655906</text:p>
          </table:table-cell>
          <table:table-cell office:value-type="float" office:value="173001.048166409" calcext:value-type="float">
            <text:p>173001.048166409</text:p>
          </table:table-cell>
          <table:table-cell office:value-type="float" office:value="166166.184301966" calcext:value-type="float">
            <text:p>166166.184301966</text:p>
          </table:table-cell>
          <table:table-cell office:value-type="float" office:value="161717.67945652" calcext:value-type="float">
            <text:p>161717.67945652</text:p>
          </table:table-cell>
          <table:table-cell office:value-type="float" office:value="170000.048166409" calcext:value-type="float">
            <text:p>170000.048166409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1300.09703" calcext:value-type="float">
            <text:p>161300.09703</text:p>
          </table:table-cell>
          <table:table-cell office:value-type="float" office:value="157738.105878661" calcext:value-type="float">
            <text:p>157738.1058786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6999.985541418" calcext:value-type="float">
            <text:p>196999.985541418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99999.828487197" calcext:value-type="float">
            <text:p>199999.828487197</text:p>
          </table:table-cell>
          <table:table-cell office:value-type="float" office:value="199999.973831888" calcext:value-type="float">
            <text:p>199999.973831888</text:p>
          </table:table-cell>
          <table:table-cell office:value-type="float" office:value="199999.948476641" calcext:value-type="float">
            <text:p>199999.948476641</text:p>
          </table:table-cell>
          <table:table-cell office:value-type="float" office:value="199999.993069002" calcext:value-type="float">
            <text:p>199999.993069002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59999.983069002" calcext:value-type="float">
            <text:p>159999.983069002</text:p>
          </table:table-cell>
          <table:table-cell office:value-type="float" office:value="154489.127136799" calcext:value-type="float">
            <text:p>154489.127136799</text:p>
          </table:table-cell>
          <table:table-cell office:value-type="float" office:value="153246.073898057" calcext:value-type="float">
            <text:p>153246.073898057</text:p>
          </table:table-cell>
          <table:table-cell table:number-columns-repeated="2" office:value-type="float" office:value="167449.999337219" calcext:value-type="float">
            <text:p>167449.999337219</text:p>
          </table:table-cell>
          <table:table-cell office:value-type="float" office:value="199999.998960599" calcext:value-type="float">
            <text:p>199999.998960599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24538.111756997" calcext:value-type="float">
            <text:p>224538.111756997</text:p>
          </table:table-cell>
          <table:table-cell office:value-type="float" office:value="219271.808235764" calcext:value-type="float">
            <text:p>219271.808235764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16599.552993159" calcext:value-type="float">
            <text:p>216599.552993159</text:p>
          </table:table-cell>
          <table:table-cell office:value-type="float" office:value="203375.618542987" calcext:value-type="float">
            <text:p>203375.618542987</text:p>
          </table:table-cell>
          <table:table-cell office:value-type="float" office:value="218406.963512538" calcext:value-type="float">
            <text:p>218406.963512538</text:p>
          </table:table-cell>
          <table:table-cell office:value-type="float" office:value="248046.50131313" calcext:value-type="float">
            <text:p>248046.50131313</text:p>
          </table:table-cell>
          <table:table-cell office:value-type="float" office:value="232813.367444928" calcext:value-type="float">
            <text:p>232813.367444928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13639.051714638" calcext:value-type="float">
            <text:p>213639.051714638</text:p>
          </table:table-cell>
          <table:table-cell office:value-type="float" office:value="200000.054526506" calcext:value-type="float">
            <text:p>200000.054526506</text:p>
          </table:table-cell>
          <table:table-cell office:value-type="float" office:value="203467.985491928" calcext:value-type="float">
            <text:p>203467.985491928</text:p>
          </table:table-cell>
          <table:table-cell office:value-type="float" office:value="203375.509380905" calcext:value-type="float">
            <text:p>203375.509380905</text:p>
          </table:table-cell>
          <table:table-cell office:value-type="float" office:value="200473.618007306" calcext:value-type="float">
            <text:p>200473.618007306</text:p>
          </table:table-cell>
          <table:table-cell office:value-type="float" office:value="195357.383645866" calcext:value-type="float">
            <text:p>195357.383645866</text:p>
          </table:table-cell>
          <table:table-cell office:value-type="float" office:value="184772.198826003" calcext:value-type="float">
            <text:p>184772.198826003</text:p>
          </table:table-cell>
          <table:table-cell office:value-type="float" office:value="195357.383645866" calcext:value-type="float">
            <text:p>195357.383645866</text:p>
          </table:table-cell>
          <table:table-cell office:value-type="float" office:value="201130.442862264" calcext:value-type="float">
            <text:p>201130.442862264</text:p>
          </table:table-cell>
          <table:table-cell office:value-type="float" office:value="198237.696981" calcext:value-type="float">
            <text:p>198237.696981</text:p>
          </table:table-cell>
          <table:table-cell office:value-type="float" office:value="197415.916869362" calcext:value-type="float">
            <text:p>197415.916869362</text:p>
          </table:table-cell>
          <table:table-cell office:value-type="float" office:value="201130.451065764" calcext:value-type="float">
            <text:p>201130.451065764</text:p>
          </table:table-cell>
          <table:table-cell office:value-type="float" office:value="199869.946453993" calcext:value-type="float">
            <text:p>199869.946453993</text:p>
          </table:table-cell>
          <table:table-cell office:value-type="float" office:value="203467.985501928" calcext:value-type="float">
            <text:p>203467.985501928</text:p>
          </table:table-cell>
          <table:table-cell office:value-type="float" office:value="204176.48753781" calcext:value-type="float">
            <text:p>204176.48753781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4419.347970953" calcext:value-type="float">
            <text:p>184419.347970953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2296.01508918" calcext:value-type="float">
            <text:p>172296.01508918</text:p>
          </table:table-cell>
          <table:table-cell office:value-type="float" office:value="172695.817611" calcext:value-type="float">
            <text:p>172695.817611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93888.23223776" calcext:value-type="float">
            <text:p>193888.23223776</text:p>
          </table:table-cell>
          <table:table-cell office:value-type="float" office:value="197318.215282669" calcext:value-type="float">
            <text:p>197318.215282669</text:p>
          </table:table-cell>
          <table:table-cell table:number-columns-repeated="2" office:value-type="float" office:value="193912.320617552" calcext:value-type="float">
            <text:p>193912.320617552</text:p>
          </table:table-cell>
          <table:table-cell office:value-type="float" office:value="199999.991348" calcext:value-type="float">
            <text:p>199999.991348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7262.326631461" calcext:value-type="float">
            <text:p>197262.326631461</text:p>
          </table:table-cell>
          <table:table-cell office:value-type="float" office:value="197318.215282669" calcext:value-type="float">
            <text:p>197318.215282669</text:p>
          </table:table-cell>
          <table:table-cell table:number-columns-repeated="2" office:value-type="float" office:value="197570.955254713" calcext:value-type="float">
            <text:p>197570.955254713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0099.985258" calcext:value-type="float">
            <text:p>180099.985258</text:p>
          </table:table-cell>
          <table:table-cell office:value-type="float" office:value="185814.942421707" calcext:value-type="float">
            <text:p>185814.942421707</text:p>
          </table:table-cell>
          <table:table-cell office:value-type="float" office:value="182710.465639372" calcext:value-type="float">
            <text:p>182710.465639372</text:p>
          </table:table-cell>
          <table:table-cell office:value-type="float" office:value="169031.993519584" calcext:value-type="float">
            <text:p>169031.993519584</text:p>
          </table:table-cell>
          <table:table-cell table:number-columns-repeated="3" office:value-type="float" office:value="187068.19559" calcext:value-type="float">
            <text:p>187068.19559</text:p>
          </table:table-cell>
          <table:table-cell office:value-type="float" office:value="184102.195848471" calcext:value-type="float">
            <text:p>184102.195848471</text:p>
          </table:table-cell>
          <table:table-cell office:value-type="float" office:value="177328.30765968" calcext:value-type="float">
            <text:p>177328.30765968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60900" calcext:value-type="float">
            <text:p>160900</text:p>
          </table:table-cell>
          <table:table-cell office:value-type="float" office:value="161213.367406024" calcext:value-type="float">
            <text:p>161213.367406024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4025.770885216" calcext:value-type="float">
            <text:p>164025.770885216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0000.1" calcext:value-type="float">
            <text:p>15000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6999.973100396" calcext:value-type="float">
            <text:p>196999.973100396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99999.95023" calcext:value-type="float">
            <text:p>199999.95023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99999.973831888" calcext:value-type="float">
            <text:p>199999.973831888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54178.316118" calcext:value-type="float">
            <text:p>154178.316118</text:p>
          </table:table-cell>
          <table:table-cell office:value-type="float" office:value="152149.99706" calcext:value-type="float">
            <text:p>152149.99706</text:p>
          </table:table-cell>
          <table:table-cell table:number-columns-repeated="2" office:value-type="float" office:value="164997.84001751" calcext:value-type="float">
            <text:p>164997.84001751</text:p>
          </table:table-cell>
          <table:table-cell office:value-type="float" office:value="199999.99584146" calcext:value-type="float">
            <text:p>199999.99584146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20000.049290184" calcext:value-type="float">
            <text:p>220000.049290184</text:p>
          </table:table-cell>
          <table:table-cell office:value-type="float" office:value="217755.198262914" calcext:value-type="float">
            <text:p>217755.198262914</text:p>
          </table:table-cell>
          <table:table-cell office:value-type="float" office:value="203375.618542987" calcext:value-type="float">
            <text:p>203375.618542987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10544.237987432" calcext:value-type="float">
            <text:p>210544.237987432</text:p>
          </table:table-cell>
          <table:table-cell office:value-type="float" office:value="202083.148217018" calcext:value-type="float">
            <text:p>202083.148217018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46559.861671" calcext:value-type="float">
            <text:p>246559.861671</text:p>
          </table:table-cell>
          <table:table-cell office:value-type="float" office:value="230283.706766" calcext:value-type="float">
            <text:p>230283.706766</text:p>
          </table:table-cell>
          <table:table-cell table:number-columns-repeated="2" office:value-type="float" office:value="203502.719490295" calcext:value-type="float">
            <text:p>203502.719490295</text:p>
          </table:table-cell>
          <table:table-cell office:value-type="float" office:value="194667.72444686" calcext:value-type="float">
            <text:p>194667.72444686</text:p>
          </table:table-cell>
          <table:table-cell office:value-type="float" office:value="203375.509380905" calcext:value-type="float">
            <text:p>203375.509380905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189375.509380905" calcext:value-type="float">
            <text:p>189375.509380905</text:p>
          </table:table-cell>
          <table:table-cell office:value-type="float" office:value="187375.234944566" calcext:value-type="float">
            <text:p>187375.234944566</text:p>
          </table:table-cell>
          <table:table-cell office:value-type="float" office:value="182374.662301354" calcext:value-type="float">
            <text:p>182374.662301354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200998.712713671" calcext:value-type="float">
            <text:p>200998.712713671</text:p>
          </table:table-cell>
          <table:table-cell table:number-columns-repeated="2" office:value-type="float" office:value="195357.383655866" calcext:value-type="float">
            <text:p>195357.383655866</text:p>
          </table:table-cell>
          <table:table-cell office:value-type="float" office:value="200998.712713671" calcext:value-type="float">
            <text:p>200998.712713671</text:p>
          </table:table-cell>
          <table:table-cell office:value-type="float" office:value="198998.712713671" calcext:value-type="float">
            <text:p>198998.712713671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203502.719500295" calcext:value-type="float">
            <text:p>203502.719500295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0300.794957635" calcext:value-type="float">
            <text:p>180300.794957635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9976.122275286" calcext:value-type="float">
            <text:p>169976.122275286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9166.902041386" calcext:value-type="float">
            <text:p>179166.902041386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3022.071848816" calcext:value-type="float">
            <text:p>193022.071848816</text:p>
          </table:table-cell>
          <table:table-cell office:value-type="float" office:value="197208.192917413" calcext:value-type="float">
            <text:p>197208.192917413</text:p>
          </table:table-cell>
          <table:table-cell table:number-columns-repeated="2" office:value-type="float" office:value="192977.650330836" calcext:value-type="float">
            <text:p>192977.650330836</text:p>
          </table:table-cell>
          <table:table-cell office:value-type="float" office:value="198861.934775021" calcext:value-type="float">
            <text:p>198861.934775021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97262.326631461" calcext:value-type="float">
            <text:p>197262.326631461</text:p>
          </table:table-cell>
          <table:table-cell table:number-columns-repeated="2" office:value-type="float" office:value="197318.215282669" calcext:value-type="float">
            <text:p>197318.215282669</text:p>
          </table:table-cell>
          <table:table-cell office:value-type="float" office:value="196919.689735126" calcext:value-type="float">
            <text:p>196919.689735126</text:p>
          </table:table-cell>
          <table:table-cell office:value-type="float" office:value="196417.965205258" calcext:value-type="float">
            <text:p>196417.965205258</text:p>
          </table:table-cell>
          <table:table-cell office:value-type="float" office:value="192881.989162812" calcext:value-type="float">
            <text:p>192881.989162812</text:p>
          </table:table-cell>
          <table:table-cell office:value-type="float" office:value="175997.382767937" calcext:value-type="float">
            <text:p>175997.382767937</text:p>
          </table:table-cell>
          <table:table-cell office:value-type="float" office:value="183390.334730553" calcext:value-type="float">
            <text:p>183390.334730553</text:p>
          </table:table-cell>
          <table:table-cell office:value-type="float" office:value="181662.62765409" calcext:value-type="float">
            <text:p>181662.62765409</text:p>
          </table:table-cell>
          <table:table-cell office:value-type="float" office:value="166421.334215965" calcext:value-type="float">
            <text:p>166421.334215965</text:p>
          </table:table-cell>
          <table:table-cell table:number-columns-repeated="2" office:value-type="float" office:value="186738.067196754" calcext:value-type="float">
            <text:p>186738.067196754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81953.49441699" calcext:value-type="float">
            <text:p>181953.49441699</text:p>
          </table:table-cell>
          <table:table-cell office:value-type="float" office:value="173001.048166409" calcext:value-type="float">
            <text:p>173001.048166409</text:p>
          </table:table-cell>
          <table:table-cell office:value-type="float" office:value="172038.067196754" calcext:value-type="float">
            <text:p>172038.067196754</text:p>
          </table:table-cell>
          <table:table-cell table:number-columns-repeated="2" office:value-type="float" office:value="160000.09853" calcext:value-type="float">
            <text:p>160000.09853</text:p>
          </table:table-cell>
          <table:table-cell office:value-type="float" office:value="167789.983074254" calcext:value-type="float">
            <text:p>167789.983074254</text:p>
          </table:table-cell>
          <table:table-cell office:value-type="float" office:value="163901.474223229" calcext:value-type="float">
            <text:p>163901.474223229</text:p>
          </table:table-cell>
          <table:table-cell office:value-type="float" office:value="152016.296148964" calcext:value-type="float">
            <text:p>152016.296148964</text:p>
          </table:table-cell>
          <table:table-cell office:value-type="float" office:value="150000.001" calcext:value-type="float">
            <text:p>150000.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93999.799878038" calcext:value-type="float">
            <text:p>193999.799878038</text:p>
          </table:table-cell>
          <table:table-cell office:value-type="float" office:value="185481.069625699" calcext:value-type="float">
            <text:p>185481.069625699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99.948476641" calcext:value-type="float">
            <text:p>199999.948476641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99.948476641" calcext:value-type="float">
            <text:p>199999.948476641</text:p>
          </table:table-cell>
          <table:table-cell office:value-type="float" office:value="192379.84260984" calcext:value-type="float">
            <text:p>192379.84260984</text:p>
          </table:table-cell>
          <table:table-cell office:value-type="float" office:value="167449.999337219" calcext:value-type="float">
            <text:p>167449.999337219</text:p>
          </table:table-cell>
          <table:table-cell office:value-type="float" office:value="154178.316118" calcext:value-type="float">
            <text:p>154178.316118</text:p>
          </table:table-cell>
          <table:table-cell office:value-type="float" office:value="153246.073898057" calcext:value-type="float">
            <text:p>153246.073898057</text:p>
          </table:table-cell>
          <table:table-cell office:value-type="float" office:value="150129.43808" calcext:value-type="float">
            <text:p>150129.43808</text:p>
          </table:table-cell>
          <table:table-cell office:value-type="float" office:value="161794.241883848" calcext:value-type="float">
            <text:p>161794.241883848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99.99584146" calcext:value-type="float">
            <text:p>199999.99584146</text:p>
          </table:table-cell>
          <table:table-cell office:value-type="float" office:value="219271.808235764" calcext:value-type="float">
            <text:p>219271.808235764</text:p>
          </table:table-cell>
          <table:table-cell office:value-type="float" office:value="210284.127097627" calcext:value-type="float">
            <text:p>210284.127097627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3375.618542987" calcext:value-type="float">
            <text:p>203375.618542987</text:p>
          </table:table-cell>
          <table:table-cell office:value-type="float" office:value="206814.980847438" calcext:value-type="float">
            <text:p>206814.980847438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240649.646630219" calcext:value-type="float">
            <text:p>240649.646630219</text:p>
          </table:table-cell>
          <table:table-cell office:value-type="float" office:value="210285.296184672" calcext:value-type="float">
            <text:p>210285.296184672</text:p>
          </table:table-cell>
          <table:table-cell table:number-columns-repeated="2" office:value-type="float" office:value="203375.509380905" calcext:value-type="float">
            <text:p>203375.509380905</text:p>
          </table:table-cell>
          <table:table-cell office:value-type="float" office:value="189120.671316896" calcext:value-type="float">
            <text:p>189120.671316896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0473.618007306" calcext:value-type="float">
            <text:p>200473.618007306</text:p>
          </table:table-cell>
          <table:table-cell office:value-type="float" office:value="189120.671316896" calcext:value-type="float">
            <text:p>189120.671316896</text:p>
          </table:table-cell>
          <table:table-cell office:value-type="float" office:value="187068.19558" calcext:value-type="float">
            <text:p>187068.19558</text:p>
          </table:table-cell>
          <table:table-cell table:number-columns-repeated="2" office:value-type="float" office:value="180000.873127981" calcext:value-type="float">
            <text:p>180000.873127981</text:p>
          </table:table-cell>
          <table:table-cell office:value-type="float" office:value="195974.70001" calcext:value-type="float">
            <text:p>195974.70001</text:p>
          </table:table-cell>
          <table:table-cell office:value-type="float" office:value="194583.15001" calcext:value-type="float">
            <text:p>194583.15001</text:p>
          </table:table-cell>
          <table:table-cell office:value-type="float" office:value="194383.15001" calcext:value-type="float">
            <text:p>194383.15001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197176.48753781" calcext:value-type="float">
            <text:p>197176.48753781</text:p>
          </table:table-cell>
          <table:table-cell office:value-type="float" office:value="198026.562051028" calcext:value-type="float">
            <text:p>198026.562051028</text:p>
          </table:table-cell>
          <table:table-cell office:value-type="float" office:value="203467.985501928" calcext:value-type="float">
            <text:p>203467.985501928</text:p>
          </table:table-cell>
          <table:table-cell office:value-type="float" office:value="182388.236857635" calcext:value-type="float">
            <text:p>182388.236857635</text:p>
          </table:table-cell>
          <table:table-cell office:value-type="float" office:value="176844.322943739" calcext:value-type="float">
            <text:p>176844.322943739</text:p>
          </table:table-cell>
          <table:table-cell office:value-type="float" office:value="159000.004" calcext:value-type="float">
            <text:p>159000.004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8798.347970953" calcext:value-type="float">
            <text:p>168798.347970953</text:p>
          </table:table-cell>
          <table:table-cell office:value-type="float" office:value="177932.2912125" calcext:value-type="float">
            <text:p>177932.2912125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90119.05010848" calcext:value-type="float">
            <text:p>190119.05010848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1950.723537821" calcext:value-type="float">
            <text:p>191950.723537821</text:p>
          </table:table-cell>
          <table:table-cell office:value-type="float" office:value="189234.545992629" calcext:value-type="float">
            <text:p>189234.545992629</text:p>
          </table:table-cell>
          <table:table-cell office:value-type="float" office:value="197655.827012493" calcext:value-type="float">
            <text:p>197655.827012493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7208.192917413" calcext:value-type="float">
            <text:p>197208.192917413</text:p>
          </table:table-cell>
          <table:table-cell table:number-columns-repeated="2" office:value-type="float" office:value="197262.326631461" calcext:value-type="float">
            <text:p>197262.326631461</text:p>
          </table:table-cell>
          <table:table-cell table:number-columns-repeated="2" office:value-type="float" office:value="196021.970993051" calcext:value-type="float">
            <text:p>196021.970993051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5822.543368385" calcext:value-type="float">
            <text:p>175822.543368385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62626.304917988" calcext:value-type="float">
            <text:p>162626.304917988</text:p>
          </table:table-cell>
          <table:table-cell office:value-type="float" office:value="186552.593721977" calcext:value-type="float">
            <text:p>186552.593721977</text:p>
          </table:table-cell>
          <table:table-cell office:value-type="float" office:value="185852.593721977" calcext:value-type="float">
            <text:p>185852.593721977</text:p>
          </table:table-cell>
          <table:table-cell office:value-type="float" office:value="177328.30765968" calcext:value-type="float">
            <text:p>177328.30765968</text:p>
          </table:table-cell>
          <table:table-cell office:value-type="float" office:value="179116.09880237" calcext:value-type="float">
            <text:p>179116.09880237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69031.993519584" calcext:value-type="float">
            <text:p>169031.993519584</text:p>
          </table:table-cell>
          <table:table-cell table:number-columns-repeated="2" office:value-type="float" office:value="157738.105878661" calcext:value-type="float">
            <text:p>157738.105878661</text:p>
          </table:table-cell>
          <table:table-cell office:value-type="float" office:value="160000.09853" calcext:value-type="float">
            <text:p>160000.09853</text:p>
          </table:table-cell>
          <table:table-cell office:value-type="float" office:value="163300.369746206" calcext:value-type="float">
            <text:p>163300.369746206</text:p>
          </table:table-cell>
          <table:table-cell office:value-type="float" office:value="150524.898495739" calcext:value-type="float">
            <text:p>150524.898495739</text:p>
          </table:table-cell>
          <table:table-cell office:value-type="float" office:value="150000.001" calcext:value-type="float">
            <text:p>150000.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92026.6298293" calcext:value-type="float">
            <text:p>192026.6298293</text:p>
          </table:table-cell>
          <table:table-cell office:value-type="float" office:value="179999.99895" calcext:value-type="float">
            <text:p>179999.99895</text:p>
          </table:table-cell>
          <table:table-cell office:value-type="float" office:value="183124.013548012" calcext:value-type="float">
            <text:p>183124.013548012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92379.84260984" calcext:value-type="float">
            <text:p>192379.84260984</text:p>
          </table:table-cell>
          <table:table-cell office:value-type="float" office:value="199999.750580374" calcext:value-type="float">
            <text:p>199999.750580374</text:p>
          </table:table-cell>
          <table:table-cell office:value-type="float" office:value="188099.92419172" calcext:value-type="float">
            <text:p>188099.92419172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3246.073898057" calcext:value-type="float">
            <text:p>153246.073898057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55298.0691699" calcext:value-type="float">
            <text:p>155298.0691699</text:p>
          </table:table-cell>
          <table:table-cell office:value-type="float" office:value="181084.522213412" calcext:value-type="float">
            <text:p>181084.522213412</text:p>
          </table:table-cell>
          <table:table-cell office:value-type="float" office:value="199206.131960743" calcext:value-type="float">
            <text:p>199206.131960743</text:p>
          </table:table-cell>
          <table:table-cell office:value-type="float" office:value="211457.34583915" calcext:value-type="float">
            <text:p>211457.34583915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03375.618542987" calcext:value-type="float">
            <text:p>203375.618542987</text:p>
          </table:table-cell>
          <table:table-cell office:value-type="float" office:value="237934.728141887" calcext:value-type="float">
            <text:p>237934.728141887</text:p>
          </table:table-cell>
          <table:table-cell office:value-type="float" office:value="204997.88337998" calcext:value-type="float">
            <text:p>204997.88337998</text:p>
          </table:table-cell>
          <table:table-cell table:number-columns-repeated="2" office:value-type="float" office:value="200998.712703671" calcext:value-type="float">
            <text:p>200998.712703671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200000.054526506" calcext:value-type="float">
            <text:p>200000.054526506</text:p>
          </table:table-cell>
          <table:table-cell office:value-type="float" office:value="194678.983589" calcext:value-type="float">
            <text:p>194678.983589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84772.399204003" calcext:value-type="float">
            <text:p>184772.399204003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79874.189450429" calcext:value-type="float">
            <text:p>179874.189450429</text:p>
          </table:table-cell>
          <table:table-cell office:value-type="float" office:value="195357.383655866" calcext:value-type="float">
            <text:p>195357.383655866</text:p>
          </table:table-cell>
          <table:table-cell office:value-type="float" office:value="190176.48753781" calcext:value-type="float">
            <text:p>190176.48753781</text:p>
          </table:table-cell>
          <table:table-cell office:value-type="float" office:value="191771.491704987" calcext:value-type="float">
            <text:p>191771.491704987</text:p>
          </table:table-cell>
          <table:table-cell office:value-type="float" office:value="198237.696981" calcext:value-type="float">
            <text:p>198237.696981</text:p>
          </table:table-cell>
          <table:table-cell office:value-type="float" office:value="195357.383655866" calcext:value-type="float">
            <text:p>195357.383655866</text:p>
          </table:table-cell>
          <table:table-cell office:value-type="float" office:value="197176.48753781" calcext:value-type="float">
            <text:p>197176.48753781</text:p>
          </table:table-cell>
          <table:table-cell office:value-type="float" office:value="203293.732084052" calcext:value-type="float">
            <text:p>203293.732084052</text:p>
          </table:table-cell>
          <table:table-cell office:value-type="float" office:value="176654.872943739" calcext:value-type="float">
            <text:p>176654.872943739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1586.445274045" calcext:value-type="float">
            <text:p>151586.445274045</text:p>
          </table:table-cell>
          <table:table-cell office:value-type="float" office:value="168419.347970953" calcext:value-type="float">
            <text:p>168419.347970953</text:p>
          </table:table-cell>
          <table:table-cell office:value-type="float" office:value="168371.781108895" calcext:value-type="float">
            <text:p>168371.781108895</text:p>
          </table:table-cell>
          <table:table-cell office:value-type="float" office:value="172695.817611" calcext:value-type="float">
            <text:p>172695.817611</text:p>
          </table:table-cell>
          <table:table-cell office:value-type="float" office:value="183096.255099022" calcext:value-type="float">
            <text:p>183096.255099022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92977.650330836" calcext:value-type="float">
            <text:p>192977.650330836</text:p>
          </table:table-cell>
          <table:table-cell table:number-columns-repeated="2" office:value-type="float" office:value="187252.593711977" calcext:value-type="float">
            <text:p>187252.593711977</text:p>
          </table:table-cell>
          <table:table-cell office:value-type="float" office:value="197318.215282669" calcext:value-type="float">
            <text:p>197318.215282669</text:p>
          </table:table-cell>
          <table:table-cell office:value-type="float" office:value="192977.650330836" calcext:value-type="float">
            <text:p>192977.650330836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6021.970993051" calcext:value-type="float">
            <text:p>196021.970993051</text:p>
          </table:table-cell>
          <table:table-cell table:number-columns-repeated="2" office:value-type="float" office:value="197208.192917413" calcext:value-type="float">
            <text:p>197208.192917413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2906.492912407" calcext:value-type="float">
            <text:p>192906.492912407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64858.278869508" calcext:value-type="float">
            <text:p>164858.278869508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71309.314331135" calcext:value-type="float">
            <text:p>171309.314331135</text:p>
          </table:table-cell>
          <table:table-cell office:value-type="float" office:value="159245.367304154" calcext:value-type="float">
            <text:p>159245.367304154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80388.252534926" calcext:value-type="float">
            <text:p>180388.252534926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77328.30765968" calcext:value-type="float">
            <text:p>177328.30765968</text:p>
          </table:table-cell>
          <table:table-cell office:value-type="float" office:value="172038.067196754" calcext:value-type="float">
            <text:p>172038.067196754</text:p>
          </table:table-cell>
          <table:table-cell office:value-type="float" office:value="162777.372473376" calcext:value-type="float">
            <text:p>162777.372473376</text:p>
          </table:table-cell>
          <table:table-cell office:value-type="float" office:value="155458.66032694" calcext:value-type="float">
            <text:p>155458.66032694</text:p>
          </table:table-cell>
          <table:table-cell office:value-type="float" office:value="155458.6662673" calcext:value-type="float">
            <text:p>155458.6662673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60000.09853" calcext:value-type="float">
            <text:p>160000.09853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0000.001" calcext:value-type="float">
            <text:p>150000.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79999.99895" calcext:value-type="float">
            <text:p>179999.99895</text:p>
          </table:table-cell>
          <table:table-cell office:value-type="float" office:value="170623.51962656" calcext:value-type="float">
            <text:p>170623.51962656</text:p>
          </table:table-cell>
          <table:table-cell office:value-type="float" office:value="179999.99895" calcext:value-type="float">
            <text:p>179999.99895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81982.84100307" calcext:value-type="float">
            <text:p>181982.84100307</text:p>
          </table:table-cell>
          <table:table-cell office:value-type="float" office:value="197996.85023" calcext:value-type="float">
            <text:p>197996.85023</text:p>
          </table:table-cell>
          <table:table-cell office:value-type="float" office:value="184998.787660354" calcext:value-type="float">
            <text:p>184998.787660354</text:p>
          </table:table-cell>
          <table:table-cell office:value-type="float" office:value="161586.980372584" calcext:value-type="float">
            <text:p>161586.980372584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50129.43808" calcext:value-type="float">
            <text:p>150129.43808</text:p>
          </table:table-cell>
          <table:table-cell office:value-type="float" office:value="148923.05758" calcext:value-type="float">
            <text:p>148923.05758</text:p>
          </table:table-cell>
          <table:table-cell office:value-type="float" office:value="155301.2192899" calcext:value-type="float">
            <text:p>155301.2192899</text:p>
          </table:table-cell>
          <table:table-cell office:value-type="float" office:value="154178.300611" calcext:value-type="float">
            <text:p>154178.300611</text:p>
          </table:table-cell>
          <table:table-cell office:value-type="float" office:value="175526.361150016" calcext:value-type="float">
            <text:p>175526.361150016</text:p>
          </table:table-cell>
          <table:table-cell office:value-type="float" office:value="195438.749118" calcext:value-type="float">
            <text:p>195438.749118</text:p>
          </table:table-cell>
          <table:table-cell table:number-columns-repeated="2" office:value-type="float" office:value="203502.719490295" calcext:value-type="float">
            <text:p>203502.719490295</text:p>
          </table:table-cell>
          <table:table-cell office:value-type="float" office:value="200000.049290184" calcext:value-type="float">
            <text:p>200000.049290184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203162.603246707" calcext:value-type="float">
            <text:p>203162.603246707</text:p>
          </table:table-cell>
          <table:table-cell office:value-type="float" office:value="232968.390586549" calcext:value-type="float">
            <text:p>232968.390586549</text:p>
          </table:table-cell>
          <table:table-cell office:value-type="float" office:value="203502.719490295" calcext:value-type="float">
            <text:p>203502.719490295</text:p>
          </table:table-cell>
          <table:table-cell table:number-columns-repeated="2" office:value-type="float" office:value="200000.054526506" calcext:value-type="float">
            <text:p>200000.054526506</text:p>
          </table:table-cell>
          <table:table-cell office:value-type="float" office:value="182321.204854272" calcext:value-type="float">
            <text:p>182321.204854272</text:p>
          </table:table-cell>
          <table:table-cell office:value-type="float" office:value="194678.983589" calcext:value-type="float">
            <text:p>194678.983589</text:p>
          </table:table-cell>
          <table:table-cell office:value-type="float" office:value="189120.671316896" calcext:value-type="float">
            <text:p>189120.671316896</text:p>
          </table:table-cell>
          <table:table-cell table:number-columns-repeated="2" office:value-type="float" office:value="180000.873127981" calcext:value-type="float">
            <text:p>180000.873127981</text:p>
          </table:table-cell>
          <table:table-cell office:value-type="float" office:value="166094.139225954" calcext:value-type="float">
            <text:p>166094.139225954</text:p>
          </table:table-cell>
          <table:table-cell office:value-type="float" office:value="179846.871103082" calcext:value-type="float">
            <text:p>179846.871103082</text:p>
          </table:table-cell>
          <table:table-cell office:value-type="float" office:value="188503.836271104" calcext:value-type="float">
            <text:p>188503.836271104</text:p>
          </table:table-cell>
          <table:table-cell office:value-type="float" office:value="188087.929130677" calcext:value-type="float">
            <text:p>188087.929130677</text:p>
          </table:table-cell>
          <table:table-cell office:value-type="float" office:value="190176.48753781" calcext:value-type="float">
            <text:p>190176.48753781</text:p>
          </table:table-cell>
          <table:table-cell office:value-type="float" office:value="195357.383655866" calcext:value-type="float">
            <text:p>195357.383655866</text:p>
          </table:table-cell>
          <table:table-cell office:value-type="float" office:value="190367.30591" calcext:value-type="float">
            <text:p>190367.30591</text:p>
          </table:table-cell>
          <table:table-cell office:value-type="float" office:value="195357.383655866" calcext:value-type="float">
            <text:p>195357.383655866</text:p>
          </table:table-cell>
          <table:table-cell office:value-type="float" office:value="200782.195178377" calcext:value-type="float">
            <text:p>200782.195178377</text:p>
          </table:table-cell>
          <table:table-cell office:value-type="float" office:value="173401.26429276" calcext:value-type="float">
            <text:p>173401.26429276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5800.004" calcext:value-type="float">
            <text:p>165800.004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79166.902041386" calcext:value-type="float">
            <text:p>179166.902041386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2727.571928921" calcext:value-type="float">
            <text:p>192727.571928921</text:p>
          </table:table-cell>
          <table:table-cell table:number-columns-repeated="2" office:value-type="float" office:value="187218.06285576" calcext:value-type="float">
            <text:p>187218.06285576</text:p>
          </table:table-cell>
          <table:table-cell office:value-type="float" office:value="197208.192917413" calcext:value-type="float">
            <text:p>197208.192917413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92977.650330836" calcext:value-type="float">
            <text:p>192977.650330836</text:p>
          </table:table-cell>
          <table:table-cell office:value-type="float" office:value="193912.320617552" calcext:value-type="float">
            <text:p>193912.320617552</text:p>
          </table:table-cell>
          <table:table-cell table:number-columns-repeated="2" office:value-type="float" office:value="196919.689735126" calcext:value-type="float">
            <text:p>196919.689735126</text:p>
          </table:table-cell>
          <table:table-cell office:value-type="float" office:value="192930.209134396" calcext:value-type="float">
            <text:p>192930.209134396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60499.606596231" calcext:value-type="float">
            <text:p>160499.606596231</text:p>
          </table:table-cell>
          <table:table-cell office:value-type="float" office:value="169581.240602181" calcext:value-type="float">
            <text:p>169581.24060218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9144.03723779" calcext:value-type="float">
            <text:p>179144.03723779</text:p>
          </table:table-cell>
          <table:table-cell office:value-type="float" office:value="172038.067196754" calcext:value-type="float">
            <text:p>172038.067196754</text:p>
          </table:table-cell>
          <table:table-cell office:value-type="float" office:value="176024.15842912" calcext:value-type="float">
            <text:p>176024.15842912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2331.603104343" calcext:value-type="float">
            <text:p>162331.603104343</text:p>
          </table:table-cell>
          <table:table-cell office:value-type="float" office:value="154562.926207543" calcext:value-type="float">
            <text:p>154562.926207543</text:p>
          </table:table-cell>
          <table:table-cell table:number-columns-repeated="2" office:value-type="float" office:value="150000.1" calcext:value-type="float">
            <text:p>150000.1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74211.948308641" calcext:value-type="float">
            <text:p>174211.948308641</text:p>
          </table:table-cell>
          <table:table-cell table:number-columns-repeated="2" office:value-type="float" office:value="169999.996409" calcext:value-type="float">
            <text:p>169999.996409</text:p>
          </table:table-cell>
          <table:table-cell office:value-type="float" office:value="179999.99895" calcext:value-type="float">
            <text:p>179999.99895</text:p>
          </table:table-cell>
          <table:table-cell office:value-type="float" office:value="180415.362638305" calcext:value-type="float">
            <text:p>180415.362638305</text:p>
          </table:table-cell>
          <table:table-cell office:value-type="float" office:value="195250.5" calcext:value-type="float">
            <text:p>195250.5</text:p>
          </table:table-cell>
          <table:table-cell office:value-type="float" office:value="179999.99895" calcext:value-type="float">
            <text:p>179999.99895</text:p>
          </table:table-cell>
          <table:table-cell office:value-type="float" office:value="159999.997354" calcext:value-type="float">
            <text:p>159999.997354</text:p>
          </table:table-cell>
          <table:table-cell office:value-type="float" office:value="150129.43808" calcext:value-type="float">
            <text:p>150129.43808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47505.24886457" calcext:value-type="float">
            <text:p>147505.24886457</text:p>
          </table:table-cell>
          <table:table-cell office:value-type="float" office:value="154178.316118" calcext:value-type="float">
            <text:p>154178.316118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93999.799878038" calcext:value-type="float">
            <text:p>193999.799878038</text:p>
          </table:table-cell>
          <table:table-cell table:number-columns-repeated="2" office:value-type="float" office:value="203375.839064387" calcext:value-type="float">
            <text:p>203375.839064387</text:p>
          </table:table-cell>
          <table:table-cell table:number-columns-repeated="2" office:value-type="float" office:value="199999.99958" calcext:value-type="float">
            <text:p>199999.99958</text:p>
          </table:table-cell>
          <table:table-cell office:value-type="float" office:value="203375.618542987" calcext:value-type="float">
            <text:p>203375.618542987</text:p>
          </table:table-cell>
          <table:table-cell office:value-type="float" office:value="199999.998922144" calcext:value-type="float">
            <text:p>199999.998922144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31463.947998264" calcext:value-type="float">
            <text:p>231463.947998264</text:p>
          </table:table-cell>
          <table:table-cell office:value-type="float" office:value="203375.509380905" calcext:value-type="float">
            <text:p>203375.509380905</text:p>
          </table:table-cell>
          <table:table-cell office:value-type="float" office:value="199997.007795" calcext:value-type="float">
            <text:p>199997.007795</text:p>
          </table:table-cell>
          <table:table-cell office:value-type="float" office:value="189359.658037256" calcext:value-type="float">
            <text:p>189359.658037256</text:p>
          </table:table-cell>
          <table:table-cell office:value-type="float" office:value="177412.867091221" calcext:value-type="float">
            <text:p>177412.867091221</text:p>
          </table:table-cell>
          <table:table-cell office:value-type="float" office:value="189120.671316896" calcext:value-type="float">
            <text:p>189120.671316896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79960.478712813" calcext:value-type="float">
            <text:p>179960.478712813</text:p>
          </table:table-cell>
          <table:table-cell office:value-type="float" office:value="165395.820751875" calcext:value-type="float">
            <text:p>165395.820751875</text:p>
          </table:table-cell>
          <table:table-cell office:value-type="float" office:value="173059.742650171" calcext:value-type="float">
            <text:p>173059.742650171</text:p>
          </table:table-cell>
          <table:table-cell office:value-type="float" office:value="188087.929130677" calcext:value-type="float">
            <text:p>188087.929130677</text:p>
          </table:table-cell>
          <table:table-cell table:number-columns-repeated="2" office:value-type="float" office:value="187068.19559" calcext:value-type="float">
            <text:p>187068.19559</text:p>
          </table:table-cell>
          <table:table-cell office:value-type="float" office:value="193668.30591" calcext:value-type="float">
            <text:p>193668.30591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2474.577226839" calcext:value-type="float">
            <text:p>192474.577226839</text:p>
          </table:table-cell>
          <table:table-cell office:value-type="float" office:value="196809.309730061" calcext:value-type="float">
            <text:p>196809.309730061</text:p>
          </table:table-cell>
          <table:table-cell office:value-type="float" office:value="170523.752312" calcext:value-type="float">
            <text:p>170523.752312</text:p>
          </table:table-cell>
          <table:table-cell office:value-type="float" office:value="160523.752312" calcext:value-type="float">
            <text:p>160523.752312</text:p>
          </table:table-cell>
          <table:table-cell office:value-type="float" office:value="150523.752312" calcext:value-type="float">
            <text:p>150523.752312</text:p>
          </table:table-cell>
          <table:table-cell office:value-type="float" office:value="162274.55162571" calcext:value-type="float">
            <text:p>162274.55162571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8824.265210792" calcext:value-type="float">
            <text:p>178824.265210792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90587.866003355" calcext:value-type="float">
            <text:p>190587.866003355</text:p>
          </table:table-cell>
          <table:table-cell table:number-columns-repeated="2" office:value-type="float" office:value="187068.19559" calcext:value-type="float">
            <text:p>187068.19559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2127.181272959" calcext:value-type="float">
            <text:p>192127.181272959</text:p>
          </table:table-cell>
          <table:table-cell office:value-type="float" office:value="192977.650330836" calcext:value-type="float">
            <text:p>192977.650330836</text:p>
          </table:table-cell>
          <table:table-cell office:value-type="float" office:value="196218.557141003" calcext:value-type="float">
            <text:p>196218.557141003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1891.365235962" calcext:value-type="float">
            <text:p>191891.365235962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5089.643118041" calcext:value-type="float">
            <text:p>185089.643118041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5997.442767937" calcext:value-type="float">
            <text:p>165997.442767937</text:p>
          </table:table-cell>
          <table:table-cell office:value-type="float" office:value="153499.601596231" calcext:value-type="float">
            <text:p>153499.601596231</text:p>
          </table:table-cell>
          <table:table-cell office:value-type="float" office:value="160634.206227011" calcext:value-type="float">
            <text:p>160634.206227011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71131.09723779" calcext:value-type="float">
            <text:p>171131.09723779</text:p>
          </table:table-cell>
          <table:table-cell office:value-type="float" office:value="173001.048166409" calcext:value-type="float">
            <text:p>173001.048166409</text:p>
          </table:table-cell>
          <table:table-cell office:value-type="float" office:value="162112.315488563" calcext:value-type="float">
            <text:p>162112.315488563</text:p>
          </table:table-cell>
          <table:table-cell office:value-type="float" office:value="162112.220369317" calcext:value-type="float">
            <text:p>162112.220369317</text:p>
          </table:table-cell>
          <table:table-cell office:value-type="float" office:value="150000.1" calcext:value-type="float">
            <text:p>150000.1</text:p>
          </table:table-cell>
          <table:table-cell table:number-columns-repeated="2" office:value-type="float" office:value="150000.001" calcext:value-type="float">
            <text:p>150000.001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72326.136026998" calcext:value-type="float">
            <text:p>172326.136026998</text:p>
          </table:table-cell>
          <table:table-cell table:number-columns-repeated="2" office:value-type="float" office:value="167449.999337219" calcext:value-type="float">
            <text:p>167449.999337219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79999.99895" calcext:value-type="float">
            <text:p>179999.99895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72986.85023" calcext:value-type="float">
            <text:p>172986.85023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49670.09957864" calcext:value-type="float">
            <text:p>149670.09957864</text:p>
          </table:table-cell>
          <table:table-cell office:value-type="float" office:value="146904.644657821" calcext:value-type="float">
            <text:p>146904.644657821</text:p>
          </table:table-cell>
          <table:table-cell office:value-type="float" office:value="153246.073898057" calcext:value-type="float">
            <text:p>153246.073898057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68855.657611652" calcext:value-type="float">
            <text:p>168855.657611652</text:p>
          </table:table-cell>
          <table:table-cell office:value-type="float" office:value="193218.571407516" calcext:value-type="float">
            <text:p>193218.571407516</text:p>
          </table:table-cell>
          <table:table-cell office:value-type="float" office:value="202400.255764644" calcext:value-type="float">
            <text:p>202400.255764644</text:p>
          </table:table-cell>
          <table:table-cell office:value-type="float" office:value="200998.712703671" calcext:value-type="float">
            <text:p>200998.712703671</text:p>
          </table:table-cell>
          <table:table-cell table:number-columns-repeated="2" office:value-type="float" office:value="199999.998922144" calcext:value-type="float">
            <text:p>199999.998922144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199989.9802788" calcext:value-type="float">
            <text:p>199989.9802788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30283.706766" calcext:value-type="float">
            <text:p>230283.706766</text:p>
          </table:table-cell>
          <table:table-cell office:value-type="float" office:value="200999.638274534" calcext:value-type="float">
            <text:p>200999.638274534</text:p>
          </table:table-cell>
          <table:table-cell office:value-type="float" office:value="189676.438176774" calcext:value-type="float">
            <text:p>189676.438176774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76000.950851383" calcext:value-type="float">
            <text:p>176000.950851383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82321.204854272" calcext:value-type="float">
            <text:p>182321.204854272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71082.947469875" calcext:value-type="float">
            <text:p>171082.947469875</text:p>
          </table:table-cell>
          <table:table-cell office:value-type="float" office:value="187068.19559" calcext:value-type="float">
            <text:p>187068.19559</text:p>
          </table:table-cell>
          <table:table-cell table:number-columns-repeated="2" office:value-type="float" office:value="180000.873137981" calcext:value-type="float">
            <text:p>180000.873137981</text:p>
          </table:table-cell>
          <table:table-cell office:value-type="float" office:value="190176.48753781" calcext:value-type="float">
            <text:p>190176.48753781</text:p>
          </table:table-cell>
          <table:table-cell office:value-type="float" office:value="186964.329145597" calcext:value-type="float">
            <text:p>186964.329145597</text:p>
          </table:table-cell>
          <table:table-cell office:value-type="float" office:value="190167.30591" calcext:value-type="float">
            <text:p>190167.30591</text:p>
          </table:table-cell>
          <table:table-cell office:value-type="float" office:value="195524.264410627" calcext:value-type="float">
            <text:p>195524.264410627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8420.498136376" calcext:value-type="float">
            <text:p>158420.498136376</text:p>
          </table:table-cell>
          <table:table-cell office:value-type="float" office:value="150000.498136376" calcext:value-type="float">
            <text:p>150000.498136376</text:p>
          </table:table-cell>
          <table:table-cell office:value-type="float" office:value="160476.165377892" calcext:value-type="float">
            <text:p>160476.165377892</text:p>
          </table:table-cell>
          <table:table-cell office:value-type="float" office:value="157335.860493924" calcext:value-type="float">
            <text:p>157335.860493924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77932.2912125" calcext:value-type="float">
            <text:p>177932.2912125</text:p>
          </table:table-cell>
          <table:table-cell office:value-type="float" office:value="181855.65178966" calcext:value-type="float">
            <text:p>181855.65178966</text:p>
          </table:table-cell>
          <table:table-cell office:value-type="float" office:value="190119.05010848" calcext:value-type="float">
            <text:p>190119.05010848</text:p>
          </table:table-cell>
          <table:table-cell table:number-columns-repeated="2" office:value-type="float" office:value="185589.643118041" calcext:value-type="float">
            <text:p>185589.643118041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85997.382767937" calcext:value-type="float">
            <text:p>185997.382767937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90099.622230524" calcext:value-type="float">
            <text:p>190099.622230524</text:p>
          </table:table-cell>
          <table:table-cell office:value-type="float" office:value="196021.970993051" calcext:value-type="float">
            <text:p>196021.970993051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0099.985258" calcext:value-type="float">
            <text:p>180099.985258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64150.651448237" calcext:value-type="float">
            <text:p>164150.651448237</text:p>
          </table:table-cell>
          <table:table-cell office:value-type="float" office:value="165270.371084154" calcext:value-type="float">
            <text:p>165270.371084154</text:p>
          </table:table-cell>
          <table:table-cell office:value-type="float" office:value="150001" calcext:value-type="float">
            <text:p>150001</text:p>
          </table:table-cell>
          <table:table-cell office:value-type="float" office:value="157738.105878661" calcext:value-type="float">
            <text:p>157738.105878661</text:p>
          </table:table-cell>
          <table:table-cell table:number-columns-repeated="2" office:value-type="float" office:value="169031.993519584" calcext:value-type="float">
            <text:p>169031.993519584</text:p>
          </table:table-cell>
          <table:table-cell office:value-type="float" office:value="172290.56008043" calcext:value-type="float">
            <text:p>172290.56008043</text:p>
          </table:table-cell>
          <table:table-cell office:value-type="float" office:value="162097.42554347" calcext:value-type="float">
            <text:p>162097.42554347</text:p>
          </table:table-cell>
          <table:table-cell office:value-type="float" office:value="157738.105878661" calcext:value-type="float">
            <text:p>157738.105878661</text:p>
          </table:table-cell>
          <table:table-cell table:number-columns-repeated="5" office:value-type="float" office:value="150000.001" calcext:value-type="float">
            <text:p>150000.001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69999.996409" calcext:value-type="float">
            <text:p>169999.996409</text:p>
          </table:table-cell>
          <table:table-cell office:value-type="float" office:value="165957.918419583" calcext:value-type="float">
            <text:p>165957.918419583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68827.924811494" calcext:value-type="float">
            <text:p>168827.924811494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92379.84260984" calcext:value-type="float">
            <text:p>192379.84260984</text:p>
          </table:table-cell>
          <table:table-cell office:value-type="float" office:value="170277.507824795" calcext:value-type="float">
            <text:p>170277.507824795</text:p>
          </table:table-cell>
          <table:table-cell office:value-type="float" office:value="153246.073898057" calcext:value-type="float">
            <text:p>153246.073898057</text:p>
          </table:table-cell>
          <table:table-cell office:value-type="float" office:value="149670.09957864" calcext:value-type="float">
            <text:p>149670.09957864</text:p>
          </table:table-cell>
          <table:table-cell office:value-type="float" office:value="147505.24886457" calcext:value-type="float">
            <text:p>147505.24886457</text:p>
          </table:table-cell>
          <table:table-cell office:value-type="float" office:value="137880.67858" calcext:value-type="float">
            <text:p>137880.67858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43538.136756997" calcext:value-type="float">
            <text:p>143538.136756997</text:p>
          </table:table-cell>
          <table:table-cell office:value-type="float" office:value="167871.091398156" calcext:value-type="float">
            <text:p>167871.091398156</text:p>
          </table:table-cell>
          <table:table-cell office:value-type="float" office:value="177605.288456041" calcext:value-type="float">
            <text:p>177605.288456041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199976.061751635" calcext:value-type="float">
            <text:p>199976.061751635</text:p>
          </table:table-cell>
          <table:table-cell office:value-type="float" office:value="199989.9802788" calcext:value-type="float">
            <text:p>199989.9802788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199976.061751635" calcext:value-type="float">
            <text:p>199976.061751635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230000.487969623" calcext:value-type="float">
            <text:p>230000.487969623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82321.204854272" calcext:value-type="float">
            <text:p>182321.204854272</text:p>
          </table:table-cell>
          <table:table-cell office:value-type="float" office:value="174453.593789704" calcext:value-type="float">
            <text:p>174453.593789704</text:p>
          </table:table-cell>
          <table:table-cell office:value-type="float" office:value="182321.204854272" calcext:value-type="float">
            <text:p>182321.204854272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1744.319766875" calcext:value-type="float">
            <text:p>161744.319766875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2112.174743567" calcext:value-type="float">
            <text:p>152112.174743567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80000.873137981" calcext:value-type="float">
            <text:p>180000.873137981</text:p>
          </table:table-cell>
          <table:table-cell office:value-type="float" office:value="179874.189460429" calcext:value-type="float">
            <text:p>179874.189460429</text:p>
          </table:table-cell>
          <table:table-cell office:value-type="float" office:value="178739.714645586" calcext:value-type="float">
            <text:p>178739.714645586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3371.20251823" calcext:value-type="float">
            <text:p>183371.20251823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3737.437480953" calcext:value-type="float">
            <text:p>193737.437480953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52122.18261115" calcext:value-type="float">
            <text:p>152122.18261115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59000.004" calcext:value-type="float">
            <text:p>159000.004</text:p>
          </table:table-cell>
          <table:table-cell office:value-type="float" office:value="156929.624234557" calcext:value-type="float">
            <text:p>156929.624234557</text:p>
          </table:table-cell>
          <table:table-cell office:value-type="float" office:value="164467.210954885" calcext:value-type="float">
            <text:p>164467.210954885</text:p>
          </table:table-cell>
          <table:table-cell office:value-type="float" office:value="170009.8" calcext:value-type="float">
            <text:p>170009.8</text:p>
          </table:table-cell>
          <table:table-cell office:value-type="float" office:value="179304.287747165" calcext:value-type="float">
            <text:p>179304.287747165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80296.845114624" calcext:value-type="float">
            <text:p>180296.845114624</text:p>
          </table:table-cell>
          <table:table-cell office:value-type="float" office:value="183599.206747806" calcext:value-type="float">
            <text:p>183599.206747806</text:p>
          </table:table-cell>
          <table:table-cell office:value-type="float" office:value="192977.650330836" calcext:value-type="float">
            <text:p>192977.650330836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93912.320617552" calcext:value-type="float">
            <text:p>193912.320617552</text:p>
          </table:table-cell>
          <table:table-cell office:value-type="float" office:value="192954.719011078" calcext:value-type="float">
            <text:p>192954.719011078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75997.382767937" calcext:value-type="float">
            <text:p>175997.382767937</text:p>
          </table:table-cell>
          <table:table-cell office:value-type="float" office:value="155346.10803565" calcext:value-type="float">
            <text:p>155346.10803565</text:p>
          </table:table-cell>
          <table:table-cell office:value-type="float" office:value="161767.814" calcext:value-type="float">
            <text:p>161767.814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0000.997039" calcext:value-type="float">
            <text:p>150000.997039</text:p>
          </table:table-cell>
          <table:table-cell office:value-type="float" office:value="151525.626211395" calcext:value-type="float">
            <text:p>151525.626211395</text:p>
          </table:table-cell>
          <table:table-cell office:value-type="float" office:value="165658.926395548" calcext:value-type="float">
            <text:p>165658.926395548</text:p>
          </table:table-cell>
          <table:table-cell office:value-type="float" office:value="167801.048166409" calcext:value-type="float">
            <text:p>167801.048166409</text:p>
          </table:table-cell>
          <table:table-cell office:value-type="float" office:value="172038.067196754" calcext:value-type="float">
            <text:p>172038.067196754</text:p>
          </table:table-cell>
          <table:table-cell office:value-type="float" office:value="160000.922947763" calcext:value-type="float">
            <text:p>160000.922947763</text:p>
          </table:table-cell>
          <table:table-cell office:value-type="float" office:value="154700" calcext:value-type="float">
            <text:p>154700</text:p>
          </table:table-cell>
          <table:table-cell table:number-columns-repeated="4" office:value-type="float" office:value="150000.001" calcext:value-type="float">
            <text:p>150000.001</text:p>
          </table:table-cell>
          <table:table-cell table:number-columns-repeated="2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67449.999337219" calcext:value-type="float">
            <text:p>167449.999337219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62321.136026998" calcext:value-type="float">
            <text:p>162321.136026998</text:p>
          </table:table-cell>
          <table:table-cell table:number-columns-repeated="2" office:value-type="float" office:value="167449.999337219" calcext:value-type="float">
            <text:p>167449.999337219</text:p>
          </table:table-cell>
          <table:table-cell office:value-type="float" office:value="179999.99895" calcext:value-type="float">
            <text:p>179999.99895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47505.24886457" calcext:value-type="float">
            <text:p>147505.24886457</text:p>
          </table:table-cell>
          <table:table-cell office:value-type="float" office:value="146904.644657821" calcext:value-type="float">
            <text:p>146904.644657821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51028.641894596" calcext:value-type="float">
            <text:p>151028.641894596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76733.216492274" calcext:value-type="float">
            <text:p>176733.216492274</text:p>
          </table:table-cell>
          <table:table-cell office:value-type="float" office:value="200000.990858472" calcext:value-type="float">
            <text:p>200000.990858472</text:p>
          </table:table-cell>
          <table:table-cell office:value-type="float" office:value="200000.049290184" calcext:value-type="float">
            <text:p>200000.049290184</text:p>
          </table:table-cell>
          <table:table-cell office:value-type="float" office:value="199212.78196492" calcext:value-type="float">
            <text:p>199212.78196492</text:p>
          </table:table-cell>
          <table:table-cell office:value-type="float" office:value="199976.061751635" calcext:value-type="float">
            <text:p>199976.061751635</text:p>
          </table:table-cell>
          <table:table-cell office:value-type="float" office:value="199999.99958" calcext:value-type="float">
            <text:p>199999.99958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99.998922144" calcext:value-type="float">
            <text:p>199999.998922144</text:p>
          </table:table-cell>
          <table:table-cell office:value-type="float" office:value="214228.285572979" calcext:value-type="float">
            <text:p>214228.285572979</text:p>
          </table:table-cell>
          <table:table-cell office:value-type="float" office:value="200000.054526506" calcext:value-type="float">
            <text:p>200000.054526506</text:p>
          </table:table-cell>
          <table:table-cell office:value-type="float" office:value="179224.52887293" calcext:value-type="float">
            <text:p>179224.52887293</text:p>
          </table:table-cell>
          <table:table-cell office:value-type="float" office:value="180340.750352544" calcext:value-type="float">
            <text:p>180340.750352544</text:p>
          </table:table-cell>
          <table:table-cell table:number-columns-repeated="2" office:value-type="float" office:value="169031.993509584" calcext:value-type="float">
            <text:p>169031.99350958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5695.308143567" calcext:value-type="float">
            <text:p>155695.308143567</text:p>
          </table:table-cell>
          <table:table-cell office:value-type="float" office:value="164629.572176954" calcext:value-type="float">
            <text:p>164629.572176954</text:p>
          </table:table-cell>
          <table:table-cell office:value-type="float" office:value="150350.664680501" calcext:value-type="float">
            <text:p>150350.664680501</text:p>
          </table:table-cell>
          <table:table-cell office:value-type="float" office:value="166094.139225954" calcext:value-type="float">
            <text:p>166094.139225954</text:p>
          </table:table-cell>
          <table:table-cell office:value-type="float" office:value="179874.189460429" calcext:value-type="float">
            <text:p>179874.189460429</text:p>
          </table:table-cell>
          <table:table-cell table:number-columns-repeated="2" office:value-type="float" office:value="175926.652664135" calcext:value-type="float">
            <text:p>175926.652664135</text:p>
          </table:table-cell>
          <table:table-cell office:value-type="float" office:value="186964.329145597" calcext:value-type="float">
            <text:p>186964.329145597</text:p>
          </table:table-cell>
          <table:table-cell office:value-type="float" office:value="180000.873137981" calcext:value-type="float">
            <text:p>180000.873137981</text:p>
          </table:table-cell>
          <table:table-cell office:value-type="float" office:value="186964.329145597" calcext:value-type="float">
            <text:p>186964.329145597</text:p>
          </table:table-cell>
          <table:table-cell office:value-type="float" office:value="190121.42679" calcext:value-type="float">
            <text:p>190121.42679</text:p>
          </table:table-cell>
          <table:table-cell office:value-type="float" office:value="156134.573829442" calcext:value-type="float">
            <text:p>156134.573829442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8754.574462472" calcext:value-type="float">
            <text:p>158754.574462472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62798.347970953" calcext:value-type="float">
            <text:p>162798.347970953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79166.902041386" calcext:value-type="float">
            <text:p>179166.902041386</text:p>
          </table:table-cell>
          <table:table-cell office:value-type="float" office:value="187218.06285576" calcext:value-type="float">
            <text:p>187218.06285576</text:p>
          </table:table-cell>
          <table:table-cell office:value-type="float" office:value="179166.902041386" calcext:value-type="float">
            <text:p>179166.902041386</text:p>
          </table:table-cell>
          <table:table-cell office:value-type="float" office:value="183277.643860855" calcext:value-type="float">
            <text:p>183277.643860855</text:p>
          </table:table-cell>
          <table:table-cell office:value-type="float" office:value="187252.593711977" calcext:value-type="float">
            <text:p>187252.593711977</text:p>
          </table:table-cell>
          <table:table-cell office:value-type="float" office:value="185547.266693216" calcext:value-type="float">
            <text:p>185547.266693216</text:p>
          </table:table-cell>
          <table:table-cell office:value-type="float" office:value="185997.382767937" calcext:value-type="float">
            <text:p>185997.382767937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92977.650330836" calcext:value-type="float">
            <text:p>192977.650330836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0099.985258" calcext:value-type="float">
            <text:p>180099.985258</text:p>
          </table:table-cell>
          <table:table-cell office:value-type="float" office:value="175939.597406458" calcext:value-type="float">
            <text:p>175939.597406458</text:p>
          </table:table-cell>
          <table:table-cell office:value-type="float" office:value="155286.536993754" calcext:value-type="float">
            <text:p>155286.536993754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3499.601596231" calcext:value-type="float">
            <text:p>153499.601596231</text:p>
          </table:table-cell>
          <table:table-cell office:value-type="float" office:value="150000.854725045" calcext:value-type="float">
            <text:p>150000.854725045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62106.451744348" calcext:value-type="float">
            <text:p>162106.451744348</text:p>
          </table:table-cell>
          <table:table-cell office:value-type="float" office:value="166104.163362804" calcext:value-type="float">
            <text:p>166104.163362804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0848.690059126" calcext:value-type="float">
            <text:p>150848.690059126</text:p>
          </table:table-cell>
          <table:table-cell office:value-type="float" office:value="150000.001" calcext:value-type="float">
            <text:p>150000.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table:number-columns-repeated="2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65170.57425932" calcext:value-type="float">
            <text:p>165170.57425932</text:p>
          </table:table-cell>
          <table:table-cell office:value-type="float" office:value="162321.136026998" calcext:value-type="float">
            <text:p>162321.136026998</text:p>
          </table:table-cell>
          <table:table-cell office:value-type="float" office:value="159999.997354" calcext:value-type="float">
            <text:p>159999.99735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65511.908772683" calcext:value-type="float">
            <text:p>165511.908772683</text:p>
          </table:table-cell>
          <table:table-cell office:value-type="float" office:value="170277.507824795" calcext:value-type="float">
            <text:p>170277.507824795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50129.43808" calcext:value-type="float">
            <text:p>150129.43808</text:p>
          </table:table-cell>
          <table:table-cell office:value-type="float" office:value="146904.644657821" calcext:value-type="float">
            <text:p>146904.644657821</text:p>
          </table:table-cell>
          <table:table-cell office:value-type="float" office:value="137880.67858" calcext:value-type="float">
            <text:p>137880.67858</text:p>
          </table:table-cell>
          <table:table-cell office:value-type="float" office:value="136306.617453278" calcext:value-type="float">
            <text:p>136306.617453278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36304.094709694" calcext:value-type="float">
            <text:p>136304.094709694</text:p>
          </table:table-cell>
          <table:table-cell office:value-type="float" office:value="159648.0391699" calcext:value-type="float">
            <text:p>159648.0391699</text:p>
          </table:table-cell>
          <table:table-cell office:value-type="float" office:value="176444.500998538" calcext:value-type="float">
            <text:p>176444.500998538</text:p>
          </table:table-cell>
          <table:table-cell office:value-type="float" office:value="199999.99584146" calcext:value-type="float">
            <text:p>199999.99584146</text:p>
          </table:table-cell>
          <table:table-cell office:value-type="float" office:value="199999.998922144" calcext:value-type="float">
            <text:p>199999.998922144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212.78196492" calcext:value-type="float">
            <text:p>199212.78196492</text:p>
          </table:table-cell>
          <table:table-cell office:value-type="float" office:value="199999.998922144" calcext:value-type="float">
            <text:p>199999.998922144</text:p>
          </table:table-cell>
          <table:table-cell office:value-type="float" office:value="188332.391496156" calcext:value-type="float">
            <text:p>188332.391496156</text:p>
          </table:table-cell>
          <table:table-cell office:value-type="float" office:value="199989.9802788" calcext:value-type="float">
            <text:p>199989.9802788</text:p>
          </table:table-cell>
          <table:table-cell office:value-type="float" office:value="204997.88337998" calcext:value-type="float">
            <text:p>204997.88337998</text:p>
          </table:table-cell>
          <table:table-cell office:value-type="float" office:value="199997.007795" calcext:value-type="float">
            <text:p>199997.007795</text:p>
          </table:table-cell>
          <table:table-cell table:number-columns-repeated="2" office:value-type="float" office:value="174453.593789704" calcext:value-type="float">
            <text:p>174453.593789704</text:p>
          </table:table-cell>
          <table:table-cell table:number-columns-repeated="2" office:value-type="float" office:value="164997.84001751" calcext:value-type="float">
            <text:p>164997.84001751</text:p>
          </table:table-cell>
          <table:table-cell office:value-type="float" office:value="156974.763047875" calcext:value-type="float">
            <text:p>156974.763047875</text:p>
          </table:table-cell>
          <table:table-cell office:value-type="float" office:value="153245.973798057" calcext:value-type="float">
            <text:p>153245.973798057</text:p>
          </table:table-cell>
          <table:table-cell office:value-type="float" office:value="161744.319766875" calcext:value-type="float">
            <text:p>161744.319766875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73247.889294875" calcext:value-type="float">
            <text:p>173247.889294875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4874.189460429" calcext:value-type="float">
            <text:p>174874.189460429</text:p>
          </table:table-cell>
          <table:table-cell office:value-type="float" office:value="183371.20251823" calcext:value-type="float">
            <text:p>183371.20251823</text:p>
          </table:table-cell>
          <table:table-cell office:value-type="float" office:value="179095.27609276" calcext:value-type="float">
            <text:p>179095.27609276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7068.19559" calcext:value-type="float">
            <text:p>187068.19559</text:p>
          </table:table-cell>
          <table:table-cell table:number-columns-repeated="2" office:value-type="float" office:value="150000.10838274" calcext:value-type="float">
            <text:p>150000.1083827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51028.166635295" calcext:value-type="float">
            <text:p>151028.166635295</text:p>
          </table:table-cell>
          <table:table-cell office:value-type="float" office:value="161325.307745484" calcext:value-type="float">
            <text:p>161325.307745484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8850.467102245" calcext:value-type="float">
            <text:p>178850.467102245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78850.467102245" calcext:value-type="float">
            <text:p>178850.467102245</text:p>
          </table:table-cell>
          <table:table-cell office:value-type="float" office:value="179166.902041386" calcext:value-type="float">
            <text:p>179166.902041386</text:p>
          </table:table-cell>
          <table:table-cell office:value-type="float" office:value="187218.06285576" calcext:value-type="float">
            <text:p>187218.06285576</text:p>
          </table:table-cell>
          <table:table-cell office:value-type="float" office:value="183277.643860855" calcext:value-type="float">
            <text:p>183277.643860855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5997.382767937" calcext:value-type="float">
            <text:p>185997.382767937</text:p>
          </table:table-cell>
          <table:table-cell office:value-type="float" office:value="188297.684275698" calcext:value-type="float">
            <text:p>188297.684275698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75997.382767937" calcext:value-type="float">
            <text:p>175997.382767937</text:p>
          </table:table-cell>
          <table:table-cell office:value-type="float" office:value="171782.945345302" calcext:value-type="float">
            <text:p>171782.945345302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6499.601596231" calcext:value-type="float">
            <text:p>156499.601596231</text:p>
          </table:table-cell>
          <table:table-cell office:value-type="float" office:value="153311.058737318" calcext:value-type="float">
            <text:p>153311.058737318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63586.88210168" calcext:value-type="float">
            <text:p>163586.88210168</text:p>
          </table:table-cell>
          <table:table-cell office:value-type="float" office:value="168934.658702702" calcext:value-type="float">
            <text:p>168934.658702702</text:p>
          </table:table-cell>
          <table:table-cell office:value-type="float" office:value="155227.406473376" calcext:value-type="float">
            <text:p>155227.406473376</text:p>
          </table:table-cell>
          <table:table-cell office:value-type="float" office:value="150001.120378" calcext:value-type="float">
            <text:p>150001.120378</text:p>
          </table:table-cell>
          <table:table-cell table:number-columns-repeated="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159999.997354" calcext:value-type="float">
            <text:p>159999.997354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62321.136026998" calcext:value-type="float">
            <text:p>162321.136026998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69999.996409" calcext:value-type="float">
            <text:p>169999.996409</text:p>
          </table:table-cell>
          <table:table-cell office:value-type="float" office:value="167449.999337219" calcext:value-type="float">
            <text:p>167449.999337219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37880.67858" calcext:value-type="float">
            <text:p>137880.67858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36304.094709694" calcext:value-type="float">
            <text:p>136304.094709694</text:p>
          </table:table-cell>
          <table:table-cell office:value-type="float" office:value="148923.05758" calcext:value-type="float">
            <text:p>148923.05758</text:p>
          </table:table-cell>
          <table:table-cell office:value-type="float" office:value="136295.555453278" calcext:value-type="float">
            <text:p>136295.555453278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75526.361150016" calcext:value-type="float">
            <text:p>175526.361150016</text:p>
          </table:table-cell>
          <table:table-cell table:number-columns-repeated="2" office:value-type="float" office:value="199976.061751635" calcext:value-type="float">
            <text:p>199976.061751635</text:p>
          </table:table-cell>
          <table:table-cell office:value-type="float" office:value="192716.391496156" calcext:value-type="float">
            <text:p>192716.391496156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99989.9802788" calcext:value-type="float">
            <text:p>199989.9802788</text:p>
          </table:table-cell>
          <table:table-cell office:value-type="float" office:value="187861.78196492" calcext:value-type="float">
            <text:p>187861.78196492</text:p>
          </table:table-cell>
          <table:table-cell office:value-type="float" office:value="199976.463030737" calcext:value-type="float">
            <text:p>199976.463030737</text:p>
          </table:table-cell>
          <table:table-cell office:value-type="float" office:value="203502.719490295" calcext:value-type="float">
            <text:p>203502.719490295</text:p>
          </table:table-cell>
          <table:table-cell office:value-type="float" office:value="189868.617366279" calcext:value-type="float">
            <text:p>189868.617366279</text:p>
          </table:table-cell>
          <table:table-cell office:value-type="float" office:value="173871.844854272" calcext:value-type="float">
            <text:p>173871.844854272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1879.799878038" calcext:value-type="float">
            <text:p>161879.799878038</text:p>
          </table:table-cell>
          <table:table-cell office:value-type="float" office:value="163498.593789704" calcext:value-type="float">
            <text:p>163498.593789704</text:p>
          </table:table-cell>
          <table:table-cell office:value-type="float" office:value="156195.308143567" calcext:value-type="float">
            <text:p>156195.308143567</text:p>
          </table:table-cell>
          <table:table-cell office:value-type="float" office:value="151329.587176954" calcext:value-type="float">
            <text:p>151329.587176954</text:p>
          </table:table-cell>
          <table:table-cell office:value-type="float" office:value="152112.174743567" calcext:value-type="float">
            <text:p>152112.174743567</text:p>
          </table:table-cell>
          <table:table-cell office:value-type="float" office:value="136801.276082752" calcext:value-type="float">
            <text:p>136801.276082752</text:p>
          </table:table-cell>
          <table:table-cell office:value-type="float" office:value="158772.038341" calcext:value-type="float">
            <text:p>158772.03834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7534.420816005" calcext:value-type="float">
            <text:p>167534.420816005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80000.873137981" calcext:value-type="float">
            <text:p>180000.873137981</text:p>
          </table:table-cell>
          <table:table-cell office:value-type="float" office:value="175926.652664135" calcext:value-type="float">
            <text:p>175926.652664135</text:p>
          </table:table-cell>
          <table:table-cell office:value-type="float" office:value="183371.20251823" calcext:value-type="float">
            <text:p>183371.20251823</text:p>
          </table:table-cell>
          <table:table-cell office:value-type="float" office:value="185589.643118041" calcext:value-type="float">
            <text:p>185589.643118041</text:p>
          </table:table-cell>
          <table:table-cell table:number-columns-repeated="3" office:value-type="float" office:value="150000" calcext:value-type="float">
            <text:p>150000</text:p>
          </table:table-cell>
          <table:table-cell office:value-type="float" office:value="151028.166635295" calcext:value-type="float">
            <text:p>151028.166635295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59175.540457635" calcext:value-type="float">
            <text:p>159175.540457635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73932.296050302" calcext:value-type="float">
            <text:p>173932.296050302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72471.431119243" calcext:value-type="float">
            <text:p>172471.431119243</text:p>
          </table:table-cell>
          <table:table-cell office:value-type="float" office:value="178850.467102245" calcext:value-type="float">
            <text:p>178850.467102245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74563.726686117" calcext:value-type="float">
            <text:p>174563.726686117</text:p>
          </table:table-cell>
          <table:table-cell office:value-type="float" office:value="173718.079519638" calcext:value-type="float">
            <text:p>173718.079519638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87252.593721977" calcext:value-type="float">
            <text:p>187252.593721977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80099.985258" calcext:value-type="float">
            <text:p>180099.985258</text:p>
          </table:table-cell>
          <table:table-cell office:value-type="float" office:value="173912.320617552" calcext:value-type="float">
            <text:p>173912.320617552</text:p>
          </table:table-cell>
          <table:table-cell office:value-type="float" office:value="170004.479919263" calcext:value-type="float">
            <text:p>170004.479919263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52880.227938041" calcext:value-type="float">
            <text:p>152880.227938041</text:p>
          </table:table-cell>
          <table:table-cell table:number-columns-repeated="2" office:value-type="float" office:value="150000.001" calcext:value-type="float">
            <text:p>150000.001</text:p>
          </table:table-cell>
          <table:table-cell office:value-type="float" office:value="150601.60844055" calcext:value-type="float">
            <text:p>150601.60844055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63941.205661687" calcext:value-type="float">
            <text:p>163941.205661687</text:p>
          </table:table-cell>
          <table:table-cell table:number-columns-repeated="2" office:value-type="float" office:value="150000.1" calcext:value-type="float">
            <text:p>150000.1</text:p>
          </table:table-cell>
          <table:table-cell table:number-columns-repeated="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2149.99706" calcext:value-type="float">
            <text:p>152149.99706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59999.997354" calcext:value-type="float">
            <text:p>159999.997354</text:p>
          </table:table-cell>
          <table:table-cell office:value-type="float" office:value="164378.565252225" calcext:value-type="float">
            <text:p>164378.565252225</text:p>
          </table:table-cell>
          <table:table-cell office:value-type="float" office:value="169032.993509584" calcext:value-type="float">
            <text:p>169032.99350958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49670.09957864" calcext:value-type="float">
            <text:p>149670.09957864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35349.976372584" calcext:value-type="float">
            <text:p>135349.976372584</text:p>
          </table:table-cell>
          <table:table-cell office:value-type="float" office:value="136094.834899169" calcext:value-type="float">
            <text:p>136094.834899169</text:p>
          </table:table-cell>
          <table:table-cell office:value-type="float" office:value="146904.644657821" calcext:value-type="float">
            <text:p>146904.644657821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74966.511112754" calcext:value-type="float">
            <text:p>174966.511112754</text:p>
          </table:table-cell>
          <table:table-cell office:value-type="float" office:value="199207.325715193" calcext:value-type="float">
            <text:p>199207.325715193</text:p>
          </table:table-cell>
          <table:table-cell office:value-type="float" office:value="199212.78196492" calcext:value-type="float">
            <text:p>199212.78196492</text:p>
          </table:table-cell>
          <table:table-cell office:value-type="float" office:value="190049.446052787" calcext:value-type="float">
            <text:p>190049.446052787</text:p>
          </table:table-cell>
          <table:table-cell office:value-type="float" office:value="192716.391496156" calcext:value-type="float">
            <text:p>192716.391496156</text:p>
          </table:table-cell>
          <table:table-cell office:value-type="float" office:value="199976.061751635" calcext:value-type="float">
            <text:p>199976.061751635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203375.618542987" calcext:value-type="float">
            <text:p>203375.618542987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71899.799878038" calcext:value-type="float">
            <text:p>171899.799878038</text:p>
          </table:table-cell>
          <table:table-cell office:value-type="float" office:value="167466.554302466" calcext:value-type="float">
            <text:p>167466.554302466</text:p>
          </table:table-cell>
          <table:table-cell office:value-type="float" office:value="157361.88196492" calcext:value-type="float">
            <text:p>157361.88196492</text:p>
          </table:table-cell>
          <table:table-cell office:value-type="float" office:value="156195.308143567" calcext:value-type="float">
            <text:p>156195.308143567</text:p>
          </table:table-cell>
          <table:table-cell office:value-type="float" office:value="153245.973798057" calcext:value-type="float">
            <text:p>153245.973798057</text:p>
          </table:table-cell>
          <table:table-cell table:number-columns-repeated="2" office:value-type="float" office:value="150000.10837274" calcext:value-type="float">
            <text:p>150000.10837274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52641.393464467" calcext:value-type="float">
            <text:p>152641.393464467</text:p>
          </table:table-cell>
          <table:table-cell table:number-columns-repeated="2" office:value-type="float" office:value="164997.84002751" calcext:value-type="float">
            <text:p>164997.84002751</text:p>
          </table:table-cell>
          <table:table-cell office:value-type="float" office:value="168469.268973781" calcext:value-type="float">
            <text:p>168469.268973781</text:p>
          </table:table-cell>
          <table:table-cell office:value-type="float" office:value="175926.652664135" calcext:value-type="float">
            <text:p>175926.652664135</text:p>
          </table:table-cell>
          <table:table-cell office:value-type="float" office:value="174862.189460429" calcext:value-type="float">
            <text:p>174862.189460429</text:p>
          </table:table-cell>
          <table:table-cell office:value-type="float" office:value="180000.873137981" calcext:value-type="float">
            <text:p>180000.873137981</text:p>
          </table:table-cell>
          <table:table-cell office:value-type="float" office:value="183371.20251823" calcext:value-type="float">
            <text:p>183371.20251823</text:p>
          </table:table-cell>
          <table:table-cell table:number-columns-repeated="3" office:value-type="float" office:value="150000" calcext:value-type="float">
            <text:p>150000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7335.860493924" calcext:value-type="float">
            <text:p>157335.860493924</text:p>
          </table:table-cell>
          <table:table-cell office:value-type="float" office:value="164905.317611" calcext:value-type="float">
            <text:p>164905.317611</text:p>
          </table:table-cell>
          <table:table-cell office:value-type="float" office:value="170009.8" calcext:value-type="float">
            <text:p>170009.8</text:p>
          </table:table-cell>
          <table:table-cell office:value-type="float" office:value="182838.808379436" calcext:value-type="float">
            <text:p>182838.808379436</text:p>
          </table:table-cell>
          <table:table-cell office:value-type="float" office:value="171225.521709784" calcext:value-type="float">
            <text:p>171225.521709784</text:p>
          </table:table-cell>
          <table:table-cell office:value-type="float" office:value="178328.549125739" calcext:value-type="float">
            <text:p>178328.549125739</text:p>
          </table:table-cell>
          <table:table-cell office:value-type="float" office:value="185997.382767937" calcext:value-type="float">
            <text:p>185997.382767937</text:p>
          </table:table-cell>
          <table:table-cell office:value-type="float" office:value="172722.649125739" calcext:value-type="float">
            <text:p>172722.649125739</text:p>
          </table:table-cell>
          <table:table-cell office:value-type="float" office:value="173466.976930413" calcext:value-type="float">
            <text:p>173466.976930413</text:p>
          </table:table-cell>
          <table:table-cell office:value-type="float" office:value="184855.843469672" calcext:value-type="float">
            <text:p>184855.843469672</text:p>
          </table:table-cell>
          <table:table-cell office:value-type="float" office:value="187121.718185648" calcext:value-type="float">
            <text:p>187121.718185648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75997.382767937" calcext:value-type="float">
            <text:p>175997.382767937</text:p>
          </table:table-cell>
          <table:table-cell table:number-columns-repeated="2" office:value-type="float" office:value="169031.993519584" calcext:value-type="float">
            <text:p>169031.993519584</text:p>
          </table:table-cell>
          <table:table-cell office:value-type="float" office:value="150000.001" calcext:value-type="float">
            <text:p>150000.001</text:p>
          </table:table-cell>
          <table:table-cell table:number-columns-repeated="2" office:value-type="float" office:value="150000.1" calcext:value-type="float">
            <text:p>150000.1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2760.289927198" calcext:value-type="float">
            <text:p>152760.289927198</text:p>
          </table:table-cell>
          <table:table-cell office:value-type="float" office:value="162083.46338674" calcext:value-type="float">
            <text:p>162083.46338674</text:p>
          </table:table-cell>
          <table:table-cell table:number-columns-repeated="2" office:value-type="float" office:value="150000.001" calcext:value-type="float">
            <text:p>150000.001</text:p>
          </table:table-cell>
          <table:table-cell table:number-columns-repeated="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49999.999559" calcext:value-type="float">
            <text:p>149999.999559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59195.385940745" calcext:value-type="float">
            <text:p>159195.385940745</text:p>
          </table:table-cell>
          <table:table-cell office:value-type="float" office:value="162801.940213845" calcext:value-type="float">
            <text:p>162801.940213845</text:p>
          </table:table-cell>
          <table:table-cell office:value-type="float" office:value="167449.999337219" calcext:value-type="float">
            <text:p>167449.999337219</text:p>
          </table:table-cell>
          <table:table-cell office:value-type="float" office:value="162321.136026998" calcext:value-type="float">
            <text:p>162321.136026998</text:p>
          </table:table-cell>
          <table:table-cell office:value-type="float" office:value="146904.0703985" calcext:value-type="float">
            <text:p>146904.0703985</text:p>
          </table:table-cell>
          <table:table-cell office:value-type="float" office:value="133924.975372584" calcext:value-type="float">
            <text:p>133924.975372584</text:p>
          </table:table-cell>
          <table:table-cell office:value-type="float" office:value="127091.121026998" calcext:value-type="float">
            <text:p>127091.121026998</text:p>
          </table:table-cell>
          <table:table-cell office:value-type="float" office:value="135349.976372584" calcext:value-type="float">
            <text:p>135349.976372584</text:p>
          </table:table-cell>
          <table:table-cell office:value-type="float" office:value="142969.258119484" calcext:value-type="float">
            <text:p>142969.258119484</text:p>
          </table:table-cell>
          <table:table-cell office:value-type="float" office:value="133769.457211353" calcext:value-type="float">
            <text:p>133769.457211353</text:p>
          </table:table-cell>
          <table:table-cell office:value-type="float" office:value="152896.651151238" calcext:value-type="float">
            <text:p>152896.651151238</text:p>
          </table:table-cell>
          <table:table-cell office:value-type="float" office:value="172699.95758279" calcext:value-type="float">
            <text:p>172699.95758279</text:p>
          </table:table-cell>
          <table:table-cell table:number-columns-repeated="2" office:value-type="float" office:value="193999.799878038" calcext:value-type="float">
            <text:p>193999.799878038</text:p>
          </table:table-cell>
          <table:table-cell office:value-type="float" office:value="179941.060155128" calcext:value-type="float">
            <text:p>179941.060155128</text:p>
          </table:table-cell>
          <table:table-cell office:value-type="float" office:value="190555.68905493" calcext:value-type="float">
            <text:p>190555.68905493</text:p>
          </table:table-cell>
          <table:table-cell office:value-type="float" office:value="193999.799878038" calcext:value-type="float">
            <text:p>193999.799878038</text:p>
          </table:table-cell>
          <table:table-cell office:value-type="float" office:value="173647.333586853" calcext:value-type="float">
            <text:p>173647.333586853</text:p>
          </table:table-cell>
          <table:table-cell office:value-type="float" office:value="188332.391496156" calcext:value-type="float">
            <text:p>188332.391496156</text:p>
          </table:table-cell>
          <table:table-cell office:value-type="float" office:value="200998.712703671" calcext:value-type="float">
            <text:p>200998.712703671</text:p>
          </table:table-cell>
          <table:table-cell office:value-type="float" office:value="184453.593789704" calcext:value-type="float">
            <text:p>184453.593789704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56195.308143567" calcext:value-type="float">
            <text:p>156195.308143567</text:p>
          </table:table-cell>
          <table:table-cell office:value-type="float" office:value="154936.461024875" calcext:value-type="float">
            <text:p>154936.461024875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47549.450712813" calcext:value-type="float">
            <text:p>147549.450712813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52112.174743567" calcext:value-type="float">
            <text:p>152112.174743567</text:p>
          </table:table-cell>
          <table:table-cell office:value-type="float" office:value="158772.018341" calcext:value-type="float">
            <text:p>158772.018341</text:p>
          </table:table-cell>
          <table:table-cell office:value-type="float" office:value="164853.27609276" calcext:value-type="float">
            <text:p>164853.27609276</text:p>
          </table:table-cell>
          <table:table-cell office:value-type="float" office:value="166753.27609276" calcext:value-type="float">
            <text:p>166753.27609276</text:p>
          </table:table-cell>
          <table:table-cell office:value-type="float" office:value="174874.189460429" calcext:value-type="float">
            <text:p>174874.189460429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6454.27609276" calcext:value-type="float">
            <text:p>176454.27609276</text:p>
          </table:table-cell>
          <table:table-cell office:value-type="float" office:value="180000.873137981" calcext:value-type="float">
            <text:p>180000.873137981</text:p>
          </table:table-cell>
          <table:table-cell table:number-columns-repeated="5" office:value-type="float" office:value="150000" calcext:value-type="float">
            <text:p>150000</text:p>
          </table:table-cell>
          <table:table-cell office:value-type="float" office:value="151221.761231035" calcext:value-type="float">
            <text:p>151221.761231035</text:p>
          </table:table-cell>
          <table:table-cell office:value-type="float" office:value="162798.396588797" calcext:value-type="float">
            <text:p>162798.396588797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80637.500771609" calcext:value-type="float">
            <text:p>180637.500771609</text:p>
          </table:table-cell>
          <table:table-cell office:value-type="float" office:value="170009.8" calcext:value-type="float">
            <text:p>170009.8</text:p>
          </table:table-cell>
          <table:table-cell office:value-type="float" office:value="177030.520474416" calcext:value-type="float">
            <text:p>177030.520474416</text:p>
          </table:table-cell>
          <table:table-cell office:value-type="float" office:value="185589.643118041" calcext:value-type="float">
            <text:p>185589.643118041</text:p>
          </table:table-cell>
          <table:table-cell office:value-type="float" office:value="172218.06285576" calcext:value-type="float">
            <text:p>172218.06285576</text:p>
          </table:table-cell>
          <table:table-cell office:value-type="float" office:value="172722.649125739" calcext:value-type="float">
            <text:p>172722.649125739</text:p>
          </table:table-cell>
          <table:table-cell office:value-type="float" office:value="179973.708668358" calcext:value-type="float">
            <text:p>179973.708668358</text:p>
          </table:table-cell>
          <table:table-cell office:value-type="float" office:value="187068.19559" calcext:value-type="float">
            <text:p>187068.19559</text:p>
          </table:table-cell>
          <table:table-cell office:value-type="float" office:value="170619.758246923" calcext:value-type="float">
            <text:p>170619.758246923</text:p>
          </table:table-cell>
          <table:table-cell office:value-type="float" office:value="170773.708668458" calcext:value-type="float">
            <text:p>170773.708668458</text:p>
          </table:table-cell>
          <table:table-cell office:value-type="float" office:value="166097.661706471" calcext:value-type="float">
            <text:p>166097.661706471</text:p>
          </table:table-cell>
          <table:table-cell office:value-type="float" office:value="161731.572802323" calcext:value-type="float">
            <text:p>161731.572802323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50000.001" calcext:value-type="float">
            <text:p>150000.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1170.188194625" calcext:value-type="float">
            <text:p>151170.188194625</text:p>
          </table:table-cell>
          <table:table-cell office:value-type="float" office:value="157738.105878661" calcext:value-type="float">
            <text:p>157738.105878661</text:p>
          </table:table-cell>
          <table:table-cell table:number-columns-repeated="2" office:value-type="float" office:value="150000.001" calcext:value-type="float">
            <text:p>150000.001</text:p>
          </table:table-cell>
          <table:table-cell table:number-columns-repeated="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49999.942002641" calcext:value-type="float">
            <text:p>149999.942002641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49999.948308641" calcext:value-type="float">
            <text:p>149999.948308641</text:p>
          </table:table-cell>
          <table:table-cell office:value-type="float" office:value="157000.993509584" calcext:value-type="float">
            <text:p>157000.993509584</text:p>
          </table:table-cell>
          <table:table-cell office:value-type="float" office:value="162321.136026998" calcext:value-type="float">
            <text:p>162321.136026998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9999.997354" calcext:value-type="float">
            <text:p>159999.997354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30498.866780354" calcext:value-type="float">
            <text:p>130498.866780354</text:p>
          </table:table-cell>
          <table:table-cell office:value-type="float" office:value="125445.76106962" calcext:value-type="float">
            <text:p>125445.76106962</text:p>
          </table:table-cell>
          <table:table-cell office:value-type="float" office:value="130140.74106962" calcext:value-type="float">
            <text:p>130140.74106962</text:p>
          </table:table-cell>
          <table:table-cell office:value-type="float" office:value="140000.288502816" calcext:value-type="float">
            <text:p>140000.288502816</text:p>
          </table:table-cell>
          <table:table-cell office:value-type="float" office:value="130379.872063641" calcext:value-type="float">
            <text:p>130379.872063641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85787.750155128" calcext:value-type="float">
            <text:p>185787.750155128</text:p>
          </table:table-cell>
          <table:table-cell office:value-type="float" office:value="175999.99584146" calcext:value-type="float">
            <text:p>175999.99584146</text:p>
          </table:table-cell>
          <table:table-cell office:value-type="float" office:value="174966.511112754" calcext:value-type="float">
            <text:p>174966.511112754</text:p>
          </table:table-cell>
          <table:table-cell office:value-type="float" office:value="190108.838083759" calcext:value-type="float">
            <text:p>190108.838083759</text:p>
          </table:table-cell>
          <table:table-cell office:value-type="float" office:value="192716.391496156" calcext:value-type="float">
            <text:p>192716.391496156</text:p>
          </table:table-cell>
          <table:table-cell office:value-type="float" office:value="170966.761112754" calcext:value-type="float">
            <text:p>170966.761112754</text:p>
          </table:table-cell>
          <table:table-cell office:value-type="float" office:value="187861.78196492" calcext:value-type="float">
            <text:p>187861.7819649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71899.799878038" calcext:value-type="float">
            <text:p>171899.799878038</text:p>
          </table:table-cell>
          <table:table-cell office:value-type="float" office:value="165361.88196492" calcext:value-type="float">
            <text:p>165361.88196492</text:p>
          </table:table-cell>
          <table:table-cell office:value-type="float" office:value="164997.84001751" calcext:value-type="float">
            <text:p>164997.84001751</text:p>
          </table:table-cell>
          <table:table-cell table:number-columns-repeated="2" office:value-type="float" office:value="153245.973798057" calcext:value-type="float">
            <text:p>153245.973798057</text:p>
          </table:table-cell>
          <table:table-cell office:value-type="float" office:value="144947.597626378" calcext:value-type="float">
            <text:p>144947.597626378</text:p>
          </table:table-cell>
          <table:table-cell office:value-type="float" office:value="143528.293482752" calcext:value-type="float">
            <text:p>143528.293482752</text:p>
          </table:table-cell>
          <table:table-cell office:value-type="float" office:value="133262.281482752" calcext:value-type="float">
            <text:p>133262.281482752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52112.174753567" calcext:value-type="float">
            <text:p>152112.174753567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65592.992521545" calcext:value-type="float">
            <text:p>165592.992521545</text:p>
          </table:table-cell>
          <table:table-cell office:value-type="float" office:value="170903.27609276" calcext:value-type="float">
            <text:p>170903.27609276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75926.652664135" calcext:value-type="float">
            <text:p>175926.652664135</text:p>
          </table:table-cell>
          <table:table-cell office:value-type="float" office:value="176654.872943739" calcext:value-type="float">
            <text:p>176654.872943739</text:p>
          </table:table-cell>
          <table:table-cell table:number-columns-repeated="5" office:value-type="float" office:value="150000" calcext:value-type="float">
            <text:p>150000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62512.62481113" calcext:value-type="float">
            <text:p>162512.62481113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9166.902041386" calcext:value-type="float">
            <text:p>179166.902041386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71225.521709784" calcext:value-type="float">
            <text:p>171225.521709784</text:p>
          </table:table-cell>
          <table:table-cell office:value-type="float" office:value="185103.837616332" calcext:value-type="float">
            <text:p>185103.837616332</text:p>
          </table:table-cell>
          <table:table-cell office:value-type="float" office:value="171225.521709784" calcext:value-type="float">
            <text:p>171225.521709784</text:p>
          </table:table-cell>
          <table:table-cell office:value-type="float" office:value="172218.06285576" calcext:value-type="float">
            <text:p>172218.06285576</text:p>
          </table:table-cell>
          <table:table-cell office:value-type="float" office:value="173753.948946117" calcext:value-type="float">
            <text:p>173753.948946117</text:p>
          </table:table-cell>
          <table:table-cell office:value-type="float" office:value="185997.382767937" calcext:value-type="float">
            <text:p>185997.382767937</text:p>
          </table:table-cell>
          <table:table-cell office:value-type="float" office:value="170316.892576232" calcext:value-type="float">
            <text:p>170316.892576232</text:p>
          </table:table-cell>
          <table:table-cell office:value-type="float" office:value="169250.904534626" calcext:value-type="float">
            <text:p>169250.904534626</text:p>
          </table:table-cell>
          <table:table-cell office:value-type="float" office:value="164472.29866498" calcext:value-type="float">
            <text:p>164472.29866498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0000" calcext:value-type="float">
            <text:p>150000</text:p>
          </table:table-cell>
          <table:table-cell table:number-columns-repeated="2" office:value-type="float" office:value="150000.001" calcext:value-type="float">
            <text:p>150000.001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6300" calcext:value-type="float">
            <text:p>1563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table:number-columns-repeated="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43731.487234435" calcext:value-type="float">
            <text:p>143731.487234435</text:p>
          </table:table-cell>
          <table:table-cell office:value-type="float" office:value="149999.948308641" calcext:value-type="float">
            <text:p>149999.948308641</text:p>
          </table:table-cell>
          <table:table-cell office:value-type="float" office:value="149670.1622" calcext:value-type="float">
            <text:p>149670.1622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59999.997354" calcext:value-type="float">
            <text:p>159999.997354</text:p>
          </table:table-cell>
          <table:table-cell office:value-type="float" office:value="162801.940213845" calcext:value-type="float">
            <text:p>162801.940213845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25445.76106962" calcext:value-type="float">
            <text:p>125445.76106962</text:p>
          </table:table-cell>
          <table:table-cell table:number-columns-repeated="2" office:value-type="float" office:value="123299.999179414" calcext:value-type="float">
            <text:p>123299.999179414</text:p>
          </table:table-cell>
          <table:table-cell office:value-type="float" office:value="137880.67858" calcext:value-type="float">
            <text:p>137880.67858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49999.996069458" calcext:value-type="float">
            <text:p>149999.996069458</text:p>
          </table:table-cell>
          <table:table-cell office:value-type="float" office:value="167871.091398156" calcext:value-type="float">
            <text:p>167871.091398156</text:p>
          </table:table-cell>
          <table:table-cell office:value-type="float" office:value="180183.666721921" calcext:value-type="float">
            <text:p>180183.666721921</text:p>
          </table:table-cell>
          <table:table-cell office:value-type="float" office:value="174966.511112754" calcext:value-type="float">
            <text:p>174966.511112754</text:p>
          </table:table-cell>
          <table:table-cell office:value-type="float" office:value="172699.95758279" calcext:value-type="float">
            <text:p>172699.95758279</text:p>
          </table:table-cell>
          <table:table-cell office:value-type="float" office:value="176334.446052787" calcext:value-type="float">
            <text:p>176334.446052787</text:p>
          </table:table-cell>
          <table:table-cell office:value-type="float" office:value="187861.78196492" calcext:value-type="float">
            <text:p>187861.78196492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89479.425622771" calcext:value-type="float">
            <text:p>189479.425622771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61899.799878038" calcext:value-type="float">
            <text:p>161899.799878038</text:p>
          </table:table-cell>
          <table:table-cell table:number-columns-repeated="2" office:value-type="float" office:value="150000.10837274" calcext:value-type="float">
            <text:p>150000.10837274</text:p>
          </table:table-cell>
          <table:table-cell office:value-type="float" office:value="141168.891079529" calcext:value-type="float">
            <text:p>141168.891079529</text:p>
          </table:table-cell>
          <table:table-cell office:value-type="float" office:value="142409.699461837" calcext:value-type="float">
            <text:p>142409.699461837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27265.962321164" calcext:value-type="float">
            <text:p>127265.962321164</text:p>
          </table:table-cell>
          <table:table-cell office:value-type="float" office:value="145319.01391035" calcext:value-type="float">
            <text:p>145319.01391035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41088.636829798" calcext:value-type="float">
            <text:p>141088.636829798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0000.10838274" calcext:value-type="float">
            <text:p>150000.10838274</text:p>
          </table:table-cell>
          <table:table-cell table:number-columns-repeated="2" office:value-type="float" office:value="169031.993519584" calcext:value-type="float">
            <text:p>169031.993519584</text:p>
          </table:table-cell>
          <table:table-cell table:number-columns-repeated="5" office:value-type="float" office:value="150000" calcext:value-type="float">
            <text:p>150000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57335.860493924" calcext:value-type="float">
            <text:p>157335.860493924</text:p>
          </table:table-cell>
          <table:table-cell office:value-type="float" office:value="168373.780169332" calcext:value-type="float">
            <text:p>168373.780169332</text:p>
          </table:table-cell>
          <table:table-cell office:value-type="float" office:value="178850.467102245" calcext:value-type="float">
            <text:p>178850.467102245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0009.8" calcext:value-type="float">
            <text:p>170009.8</text:p>
          </table:table-cell>
          <table:table-cell office:value-type="float" office:value="183277.643860855" calcext:value-type="float">
            <text:p>183277.643860855</text:p>
          </table:table-cell>
          <table:table-cell office:value-type="float" office:value="169282.195178377" calcext:value-type="float">
            <text:p>169282.195178377</text:p>
          </table:table-cell>
          <table:table-cell table:number-columns-repeated="2" office:value-type="float" office:value="171225.521709784" calcext:value-type="float">
            <text:p>171225.521709784</text:p>
          </table:table-cell>
          <table:table-cell office:value-type="float" office:value="185589.643118041" calcext:value-type="float">
            <text:p>185589.643118041</text:p>
          </table:table-cell>
          <table:table-cell table:number-columns-repeated="2" office:value-type="float" office:value="169031.993519584" calcext:value-type="float">
            <text:p>169031.993519584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5552.5649119" calcext:value-type="float">
            <text:p>155552.5649119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5227.406473376" calcext:value-type="float">
            <text:p>155227.406473376</text:p>
          </table:table-cell>
          <table:table-cell table:number-columns-repeated="8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41721.994028302" calcext:value-type="float">
            <text:p>141721.994028302</text:p>
          </table:table-cell>
          <table:table-cell office:value-type="float" office:value="149670.1622" calcext:value-type="float">
            <text:p>149670.1622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57000.993509584" calcext:value-type="float">
            <text:p>157000.993509584</text:p>
          </table:table-cell>
          <table:table-cell office:value-type="float" office:value="162321.136026998" calcext:value-type="float">
            <text:p>162321.136026998</text:p>
          </table:table-cell>
          <table:table-cell office:value-type="float" office:value="153246.073898057" calcext:value-type="float">
            <text:p>153246.073898057</text:p>
          </table:table-cell>
          <table:table-cell office:value-type="float" office:value="130498.866780354" calcext:value-type="float">
            <text:p>130498.866780354</text:p>
          </table:table-cell>
          <table:table-cell office:value-type="float" office:value="123689.440724818" calcext:value-type="float">
            <text:p>123689.440724818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22145.073026998" calcext:value-type="float">
            <text:p>122145.073026998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22691.279858549" calcext:value-type="float">
            <text:p>122691.279858549</text:p>
          </table:table-cell>
          <table:table-cell office:value-type="float" office:value="149028.464435883" calcext:value-type="float">
            <text:p>149028.464435883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75526.361150016" calcext:value-type="float">
            <text:p>175526.361150016</text:p>
          </table:table-cell>
          <table:table-cell office:value-type="float" office:value="173677.750155128" calcext:value-type="float">
            <text:p>173677.750155128</text:p>
          </table:table-cell>
          <table:table-cell office:value-type="float" office:value="172137.720192037" calcext:value-type="float">
            <text:p>172137.720192037</text:p>
          </table:table-cell>
          <table:table-cell office:value-type="float" office:value="172699.95758279" calcext:value-type="float">
            <text:p>172699.95758279</text:p>
          </table:table-cell>
          <table:table-cell office:value-type="float" office:value="187849.603205599" calcext:value-type="float">
            <text:p>187849.603205599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73886.241713526" calcext:value-type="float">
            <text:p>173886.241713526</text:p>
          </table:table-cell>
          <table:table-cell office:value-type="float" office:value="187068.19558" calcext:value-type="float">
            <text:p>187068.19558</text:p>
          </table:table-cell>
          <table:table-cell office:value-type="float" office:value="168464.761112754" calcext:value-type="float">
            <text:p>168464.76111275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9361.88196492" calcext:value-type="float">
            <text:p>159361.88196492</text:p>
          </table:table-cell>
          <table:table-cell office:value-type="float" office:value="145105.627642533" calcext:value-type="float">
            <text:p>145105.627642533</text:p>
          </table:table-cell>
          <table:table-cell office:value-type="float" office:value="141835.473125694" calcext:value-type="float">
            <text:p>141835.473125694</text:p>
          </table:table-cell>
          <table:table-cell office:value-type="float" office:value="136367.078464292" calcext:value-type="float">
            <text:p>136367.078464292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26849.976372584" calcext:value-type="float">
            <text:p>126849.976372584</text:p>
          </table:table-cell>
          <table:table-cell office:value-type="float" office:value="143951.276082752" calcext:value-type="float">
            <text:p>143951.276082752</text:p>
          </table:table-cell>
          <table:table-cell office:value-type="float" office:value="146094.029235954" calcext:value-type="float">
            <text:p>146094.029235954</text:p>
          </table:table-cell>
          <table:table-cell office:value-type="float" office:value="136812.174753567" calcext:value-type="float">
            <text:p>136812.174753567</text:p>
          </table:table-cell>
          <table:table-cell office:value-type="float" office:value="157436.884" calcext:value-type="float">
            <text:p>157436.884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40254.07839774" calcext:value-type="float">
            <text:p>140254.07839774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6601.27609276" calcext:value-type="float">
            <text:p>166601.27609276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7170.641757635" calcext:value-type="float">
            <text:p>157170.641757635</text:p>
          </table:table-cell>
          <table:table-cell office:value-type="float" office:value="166676.437453356" calcext:value-type="float">
            <text:p>166676.437453356</text:p>
          </table:table-cell>
          <table:table-cell office:value-type="float" office:value="173932.296050302" calcext:value-type="float">
            <text:p>173932.296050302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78068.449125739" calcext:value-type="float">
            <text:p>178068.449125739</text:p>
          </table:table-cell>
          <table:table-cell office:value-type="float" office:value="169031.993519584" calcext:value-type="float">
            <text:p>169031.993519584</text:p>
          </table:table-cell>
          <table:table-cell table:number-columns-repeated="2" office:value-type="float" office:value="169282.195178377" calcext:value-type="float">
            <text:p>169282.195178377</text:p>
          </table:table-cell>
          <table:table-cell office:value-type="float" office:value="179973.708668358" calcext:value-type="float">
            <text:p>179973.708668358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55336.10803565" calcext:value-type="float">
            <text:p>155336.10803565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office:value-type="float" office:value="150000.1" calcext:value-type="float">
            <text:p>150000.1</text:p>
          </table:table-cell>
          <table:table-cell table:number-columns-repeated="8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39999.922413197" calcext:value-type="float">
            <text:p>139999.922413197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50010.003247051" calcext:value-type="float">
            <text:p>150010.003247051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59999.997354" calcext:value-type="float">
            <text:p>159999.997354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27803.126026998" calcext:value-type="float">
            <text:p>127803.126026998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20498.866780354" calcext:value-type="float">
            <text:p>120498.866780354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36306.617453278" calcext:value-type="float">
            <text:p>136306.617453278</text:p>
          </table:table-cell>
          <table:table-cell office:value-type="float" office:value="120618.91962656" calcext:value-type="float">
            <text:p>120618.91962656</text:p>
          </table:table-cell>
          <table:table-cell office:value-type="float" office:value="146880.105577466" calcext:value-type="float">
            <text:p>146880.105577466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74966.511112754" calcext:value-type="float">
            <text:p>174966.511112754</text:p>
          </table:table-cell>
          <table:table-cell office:value-type="float" office:value="172699.95758279" calcext:value-type="float">
            <text:p>172699.95758279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70966.761112754" calcext:value-type="float">
            <text:p>170966.761112754</text:p>
          </table:table-cell>
          <table:table-cell office:value-type="float" office:value="172699.95758279" calcext:value-type="float">
            <text:p>172699.95758279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70966.761112754" calcext:value-type="float">
            <text:p>170966.761112754</text:p>
          </table:table-cell>
          <table:table-cell office:value-type="float" office:value="184761" calcext:value-type="float">
            <text:p>184761</text:p>
          </table:table-cell>
          <table:table-cell office:value-type="float" office:value="165361.78196492" calcext:value-type="float">
            <text:p>165361.78196492</text:p>
          </table:table-cell>
          <table:table-cell table:number-columns-repeated="2" office:value-type="float" office:value="156195.308143567" calcext:value-type="float">
            <text:p>156195.308143567</text:p>
          </table:table-cell>
          <table:table-cell office:value-type="float" office:value="143429.756550875" calcext:value-type="float">
            <text:p>143429.756550875</text:p>
          </table:table-cell>
          <table:table-cell office:value-type="float" office:value="141747.340208703" calcext:value-type="float">
            <text:p>141747.340208703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29285.962321164" calcext:value-type="float">
            <text:p>129285.962321164</text:p>
          </table:table-cell>
          <table:table-cell office:value-type="float" office:value="120762.247930526" calcext:value-type="float">
            <text:p>120762.247930526</text:p>
          </table:table-cell>
          <table:table-cell office:value-type="float" office:value="139053.747738678" calcext:value-type="float">
            <text:p>139053.747738678</text:p>
          </table:table-cell>
          <table:table-cell table:number-columns-repeated="2" office:value-type="float" office:value="135283.676786008" calcext:value-type="float">
            <text:p>135283.676786008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61339.419373116" calcext:value-type="float">
            <text:p>161339.419373116</text:p>
          </table:table-cell>
          <table:table-cell office:value-type="float" office:value="135283.676786008" calcext:value-type="float">
            <text:p>135283.676786008</text:p>
          </table:table-cell>
          <table:table-cell office:value-type="float" office:value="159000.004" calcext:value-type="float">
            <text:p>159000.004</text:p>
          </table:table-cell>
          <table:table-cell office:value-type="float" office:value="164997.84002751" calcext:value-type="float">
            <text:p>164997.84002751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6878.638638973" calcext:value-type="float">
            <text:p>156878.638638973</text:p>
          </table:table-cell>
          <table:table-cell office:value-type="float" office:value="165636.202310792" calcext:value-type="float">
            <text:p>165636.202310792</text:p>
          </table:table-cell>
          <table:table-cell office:value-type="float" office:value="170009.8" calcext:value-type="float">
            <text:p>170009.8</text:p>
          </table:table-cell>
          <table:table-cell office:value-type="float" office:value="164905.317611" calcext:value-type="float">
            <text:p>164905.31761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75809.79665545" calcext:value-type="float">
            <text:p>175809.79665545</text:p>
          </table:table-cell>
          <table:table-cell office:value-type="float" office:value="164997.84002751" calcext:value-type="float">
            <text:p>164997.84002751</text:p>
          </table:table-cell>
          <table:table-cell table:number-columns-repeated="2" office:value-type="float" office:value="169031.993519584" calcext:value-type="float">
            <text:p>169031.993519584</text:p>
          </table:table-cell>
          <table:table-cell office:value-type="float" office:value="172788.461132183" calcext:value-type="float">
            <text:p>172788.461132183</text:p>
          </table:table-cell>
          <table:table-cell office:value-type="float" office:value="160205.770602411" calcext:value-type="float">
            <text:p>160205.770602411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52336.08803565" calcext:value-type="float">
            <text:p>152336.08803565</text:p>
          </table:table-cell>
          <table:table-cell office:value-type="float" office:value="154499.621596231" calcext:value-type="float">
            <text:p>154499.621596231</text:p>
          </table:table-cell>
          <table:table-cell table:number-columns-repeated="7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table:number-columns-repeated="8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39999.848075923" calcext:value-type="float">
            <text:p>139999.848075923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35738.717524039" calcext:value-type="float">
            <text:p>135738.717524039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55005.179688706" calcext:value-type="float">
            <text:p>155005.179688706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24030.972378624" calcext:value-type="float">
            <text:p>124030.972378624</text:p>
          </table:table-cell>
          <table:table-cell office:value-type="float" office:value="120619.51962656" calcext:value-type="float">
            <text:p>120619.51962656</text:p>
          </table:table-cell>
          <table:table-cell table:number-columns-repeated="2" office:value-type="float" office:value="119999.995729524" calcext:value-type="float">
            <text:p>119999.995729524</text:p>
          </table:table-cell>
          <table:table-cell office:value-type="float" office:value="136304.094709694" calcext:value-type="float">
            <text:p>136304.094709694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37264.714872228" calcext:value-type="float">
            <text:p>137264.714872228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72862.091398156" calcext:value-type="float">
            <text:p>172862.091398156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6807.249213412" calcext:value-type="float">
            <text:p>166807.249213412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70966.761112754" calcext:value-type="float">
            <text:p>170966.761112754</text:p>
          </table:table-cell>
          <table:table-cell office:value-type="float" office:value="162000.096069458" calcext:value-type="float">
            <text:p>162000.096069458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83652.391496156" calcext:value-type="float">
            <text:p>183652.391496156</text:p>
          </table:table-cell>
          <table:table-cell office:value-type="float" office:value="164999.997859408" calcext:value-type="float">
            <text:p>164999.997859408</text:p>
          </table:table-cell>
          <table:table-cell table:number-columns-repeated="2" office:value-type="float" office:value="153245.973798057" calcext:value-type="float">
            <text:p>153245.973798057</text:p>
          </table:table-cell>
          <table:table-cell office:value-type="float" office:value="140852.341714638" calcext:value-type="float">
            <text:p>140852.341714638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26849.976372584" calcext:value-type="float">
            <text:p>126849.976372584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38685.780885099" calcext:value-type="float">
            <text:p>138685.780885099</text:p>
          </table:table-cell>
          <table:table-cell office:value-type="float" office:value="135161.27609276" calcext:value-type="float">
            <text:p>135161.27609276</text:p>
          </table:table-cell>
          <table:table-cell office:value-type="float" office:value="134590.74459857" calcext:value-type="float">
            <text:p>134590.74459857</text:p>
          </table:table-cell>
          <table:table-cell office:value-type="float" office:value="136812.174753567" calcext:value-type="float">
            <text:p>136812.174753567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33475.830658147" calcext:value-type="float">
            <text:p>133475.830658147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63273.239942001" calcext:value-type="float">
            <text:p>163273.239942001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2608.333411981" calcext:value-type="float">
            <text:p>152608.333411981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59336.303758172" calcext:value-type="float">
            <text:p>159336.303758172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71225.521709784" calcext:value-type="float">
            <text:p>171225.521709784</text:p>
          </table:table-cell>
          <table:table-cell office:value-type="float" office:value="164905.317611" calcext:value-type="float">
            <text:p>164905.317611</text:p>
          </table:table-cell>
          <table:table-cell table:number-columns-repeated="2" office:value-type="float" office:value="165258.723603321" calcext:value-type="float">
            <text:p>165258.723603321</text:p>
          </table:table-cell>
          <table:table-cell office:value-type="float" office:value="171225.521709784" calcext:value-type="float">
            <text:p>171225.521709784</text:p>
          </table:table-cell>
          <table:table-cell office:value-type="float" office:value="157738.105878661" calcext:value-type="float">
            <text:p>157738.105878661</text:p>
          </table:table-cell>
          <table:table-cell office:value-type="float" office:value="152336.08803565" calcext:value-type="float">
            <text:p>152336.08803565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0643.608951723" calcext:value-type="float">
            <text:p>150643.608951723</text:p>
          </table:table-cell>
          <table:table-cell table:number-columns-repeated="7"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table:number-columns-repeated="8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37199.998812219" calcext:value-type="float">
            <text:p>137199.998812219</text:p>
          </table:table-cell>
          <table:table-cell office:value-type="float" office:value="135989.967524039" calcext:value-type="float">
            <text:p>135989.967524039</text:p>
          </table:table-cell>
          <table:table-cell office:value-type="float" office:value="135244.1428" calcext:value-type="float">
            <text:p>135244.1428</text:p>
          </table:table-cell>
          <table:table-cell office:value-type="float" office:value="145566.881262584" calcext:value-type="float">
            <text:p>145566.881262584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54178.316559" calcext:value-type="float">
            <text:p>154178.316559</text:p>
          </table:table-cell>
          <table:table-cell office:value-type="float" office:value="149670.09957864" calcext:value-type="float">
            <text:p>149670.09957864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18461.941034857" calcext:value-type="float">
            <text:p>118461.941034857</text:p>
          </table:table-cell>
          <table:table-cell office:value-type="float" office:value="119419.481618438" calcext:value-type="float">
            <text:p>119419.481618438</text:p>
          </table:table-cell>
          <table:table-cell office:value-type="float" office:value="135349.976372584" calcext:value-type="float">
            <text:p>135349.976372584</text:p>
          </table:table-cell>
          <table:table-cell office:value-type="float" office:value="119856.777243799" calcext:value-type="float">
            <text:p>119856.777243799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72699.95758279" calcext:value-type="float">
            <text:p>172699.95758279</text:p>
          </table:table-cell>
          <table:table-cell office:value-type="float" office:value="166994.933716072" calcext:value-type="float">
            <text:p>166994.933716072</text:p>
          </table:table-cell>
          <table:table-cell table:number-columns-repeated="2" office:value-type="float" office:value="164999.997859408" calcext:value-type="float">
            <text:p>164999.997859408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81899.799878038" calcext:value-type="float">
            <text:p>181899.799878038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0001.887795" calcext:value-type="float">
            <text:p>150001.887795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29285.962321164" calcext:value-type="float">
            <text:p>129285.962321164</text:p>
          </table:table-cell>
          <table:table-cell office:value-type="float" office:value="120762.247930526" calcext:value-type="float">
            <text:p>120762.247930526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35623.642099014" calcext:value-type="float">
            <text:p>135623.642099014</text:p>
          </table:table-cell>
          <table:table-cell table:number-columns-repeated="2" office:value-type="float" office:value="132288.028661994" calcext:value-type="float">
            <text:p>132288.028661994</text:p>
          </table:table-cell>
          <table:table-cell office:value-type="float" office:value="135283.676786008" calcext:value-type="float">
            <text:p>135283.676786008</text:p>
          </table:table-cell>
          <table:table-cell office:value-type="float" office:value="136812.174753567" calcext:value-type="float">
            <text:p>136812.174753567</text:p>
          </table:table-cell>
          <table:table-cell office:value-type="float" office:value="133044.040568791" calcext:value-type="float">
            <text:p>133044.040568791</text:p>
          </table:table-cell>
          <table:table-cell office:value-type="float" office:value="147443.659690576" calcext:value-type="float">
            <text:p>147443.659690576</text:p>
          </table:table-cell>
          <table:table-cell office:value-type="float" office:value="150000.10838274" calcext:value-type="float">
            <text:p>150000.10838274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64905.317611" calcext:value-type="float">
            <text:p>164905.317611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8698.396588797" calcext:value-type="float">
            <text:p>158698.396588797</text:p>
          </table:table-cell>
          <table:table-cell office:value-type="float" office:value="164905.317611" calcext:value-type="float">
            <text:p>164905.317611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63705.309552321" calcext:value-type="float">
            <text:p>163705.309552321</text:p>
          </table:table-cell>
          <table:table-cell table:number-columns-repeated="2" office:value-type="float" office:value="164997.84002751" calcext:value-type="float">
            <text:p>164997.84002751</text:p>
          </table:table-cell>
          <table:table-cell office:value-type="float" office:value="169282.195178377" calcext:value-type="float">
            <text:p>169282.195178377</text:p>
          </table:table-cell>
          <table:table-cell office:value-type="float" office:value="155997.382767937" calcext:value-type="float">
            <text:p>155997.382767937</text:p>
          </table:table-cell>
          <table:table-cell office:value-type="float" office:value="151841.84390193" calcext:value-type="float">
            <text:p>151841.84390193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.1" calcext:value-type="float">
            <text:p>150000.1</text:p>
          </table:table-cell>
          <table:table-cell table:number-columns-repeated="1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33698.866780354" calcext:value-type="float">
            <text:p>133698.866780354</text:p>
          </table:table-cell>
          <table:table-cell office:value-type="float" office:value="135244.1428" calcext:value-type="float">
            <text:p>135244.1428</text:p>
          </table:table-cell>
          <table:table-cell office:value-type="float" office:value="133698.866780354" calcext:value-type="float">
            <text:p>133698.866780354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48241.9524592" calcext:value-type="float">
            <text:p>148241.9524592</text:p>
          </table:table-cell>
          <table:table-cell office:value-type="float" office:value="152149.99706" calcext:value-type="float">
            <text:p>152149.99706</text:p>
          </table:table-cell>
          <table:table-cell office:value-type="float" office:value="145566.881262584" calcext:value-type="float">
            <text:p>145566.881262584</text:p>
          </table:table-cell>
          <table:table-cell office:value-type="float" office:value="120619.51962656" calcext:value-type="float">
            <text:p>120619.51962656</text:p>
          </table:table-cell>
          <table:table-cell table:number-columns-repeated="2" office:value-type="float" office:value="116668.243400598" calcext:value-type="float">
            <text:p>116668.243400598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29674.872063641" calcext:value-type="float">
            <text:p>129674.872063641</text:p>
          </table:table-cell>
          <table:table-cell office:value-type="float" office:value="115143.925515285" calcext:value-type="float">
            <text:p>115143.925515285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64999.997859408" calcext:value-type="float">
            <text:p>164999.997859408</text:p>
          </table:table-cell>
          <table:table-cell table:number-columns-repeated="2" office:value-type="float" office:value="164997.84001751" calcext:value-type="float">
            <text:p>164997.84001751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53662.091398156" calcext:value-type="float">
            <text:p>153662.091398156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72861.78196492" calcext:value-type="float">
            <text:p>172861.78196492</text:p>
          </table:table-cell>
          <table:table-cell office:value-type="float" office:value="162000.096069458" calcext:value-type="float">
            <text:p>162000.096069458</text:p>
          </table:table-cell>
          <table:table-cell office:value-type="float" office:value="150000.903236" calcext:value-type="float">
            <text:p>150000.903236</text:p>
          </table:table-cell>
          <table:table-cell office:value-type="float" office:value="147452.465876088" calcext:value-type="float">
            <text:p>147452.465876088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33892.211714638" calcext:value-type="float">
            <text:p>133892.211714638</text:p>
          </table:table-cell>
          <table:table-cell office:value-type="float" office:value="131033.7" calcext:value-type="float">
            <text:p>131033.7</text:p>
          </table:table-cell>
          <table:table-cell office:value-type="float" office:value="126849.976372584" calcext:value-type="float">
            <text:p>126849.976372584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4939" calcext:value-type="float">
            <text:p>114939</text:p>
          </table:table-cell>
          <table:table-cell office:value-type="float" office:value="135283.676766" calcext:value-type="float">
            <text:p>135283.676766</text:p>
          </table:table-cell>
          <table:table-cell table:number-columns-repeated="2" office:value-type="float" office:value="129999.992446706" calcext:value-type="float">
            <text:p>129999.99244670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35283.676786008" calcext:value-type="float">
            <text:p>135283.676786008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36563.573829442" calcext:value-type="float">
            <text:p>136563.573829442</text:p>
          </table:table-cell>
          <table:table-cell office:value-type="float" office:value="143912.320617552" calcext:value-type="float">
            <text:p>143912.320617552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61398.61495665" calcext:value-type="float">
            <text:p>161398.61495665</text:p>
          </table:table-cell>
          <table:table-cell office:value-type="float" office:value="166676.437453356" calcext:value-type="float">
            <text:p>166676.437453356</text:p>
          </table:table-cell>
          <table:table-cell office:value-type="float" office:value="158328.549125739" calcext:value-type="float">
            <text:p>158328.549125739</text:p>
          </table:table-cell>
          <table:table-cell office:value-type="float" office:value="160274.734374075" calcext:value-type="float">
            <text:p>160274.734374075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63226.495586394" calcext:value-type="float">
            <text:p>163226.495586394</text:p>
          </table:table-cell>
          <table:table-cell office:value-type="float" office:value="161182.746549675" calcext:value-type="float">
            <text:p>161182.746549675</text:p>
          </table:table-cell>
          <table:table-cell office:value-type="float" office:value="160431.491273673" calcext:value-type="float">
            <text:p>160431.491273673</text:p>
          </table:table-cell>
          <table:table-cell office:value-type="float" office:value="169031.993519584" calcext:value-type="float">
            <text:p>169031.993519584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51676.437453356" calcext:value-type="float">
            <text:p>151676.43745335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table:number-columns-repeated="1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29314.637679321" calcext:value-type="float">
            <text:p>129314.637679321</text:p>
          </table:table-cell>
          <table:table-cell office:value-type="float" office:value="133698.866780354" calcext:value-type="float">
            <text:p>133698.866780354</text:p>
          </table:table-cell>
          <table:table-cell office:value-type="float" office:value="130957.918419583" calcext:value-type="float">
            <text:p>130957.918419583</text:p>
          </table:table-cell>
          <table:table-cell office:value-type="float" office:value="140251.949368718" calcext:value-type="float">
            <text:p>140251.949368718</text:p>
          </table:table-cell>
          <table:table-cell office:value-type="float" office:value="145566.881262584" calcext:value-type="float">
            <text:p>145566.881262584</text:p>
          </table:table-cell>
          <table:table-cell office:value-type="float" office:value="149999.999559" calcext:value-type="float">
            <text:p>149999.999559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19999.995870757" calcext:value-type="float">
            <text:p>119999.995870757</text:p>
          </table:table-cell>
          <table:table-cell table:number-columns-repeated="2" office:value-type="float" office:value="114979.256879537" calcext:value-type="float">
            <text:p>114979.256879537</text:p>
          </table:table-cell>
          <table:table-cell office:value-type="float" office:value="112639.998812219" calcext:value-type="float">
            <text:p>112639.998812219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34635.997841525" calcext:value-type="float">
            <text:p>134635.997841525</text:p>
          </table:table-cell>
          <table:table-cell office:value-type="float" office:value="148820.310374912" calcext:value-type="float">
            <text:p>148820.310374912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64997.84001751" calcext:value-type="float">
            <text:p>164997.84001751</text:p>
          </table:table-cell>
          <table:table-cell table:number-columns-repeated="2" office:value-type="float" office:value="162000.096069458" calcext:value-type="float">
            <text:p>162000.096069458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62000.096069458" calcext:value-type="float">
            <text:p>162000.096069458</text:p>
          </table:table-cell>
          <table:table-cell office:value-type="float" office:value="170966.761112754" calcext:value-type="float">
            <text:p>170966.761112754</text:p>
          </table:table-cell>
          <table:table-cell office:value-type="float" office:value="155555" calcext:value-type="float">
            <text:p>155555</text:p>
          </table:table-cell>
          <table:table-cell office:value-type="float" office:value="150000.693236" calcext:value-type="float">
            <text:p>150000.693236</text:p>
          </table:table-cell>
          <table:table-cell office:value-type="float" office:value="146964.946773452" calcext:value-type="float">
            <text:p>146964.946773452</text:p>
          </table:table-cell>
          <table:table-cell table:number-columns-repeated="2" office:value-type="float" office:value="132288.028661994" calcext:value-type="float">
            <text:p>132288.028661994</text:p>
          </table:table-cell>
          <table:table-cell office:value-type="float" office:value="130935.598789704" calcext:value-type="float">
            <text:p>130935.598789704</text:p>
          </table:table-cell>
          <table:table-cell office:value-type="float" office:value="120797.5736192" calcext:value-type="float">
            <text:p>120797.5736192</text:p>
          </table:table-cell>
          <table:table-cell office:value-type="float" office:value="117081.709837523" calcext:value-type="float">
            <text:p>117081.709837523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26849.976382584" calcext:value-type="float">
            <text:p>126849.976382584</text:p>
          </table:table-cell>
          <table:table-cell office:value-type="float" office:value="127436.884" calcext:value-type="float">
            <text:p>127436.884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35283.676786008" calcext:value-type="float">
            <text:p>135283.676786008</text:p>
          </table:table-cell>
          <table:table-cell office:value-type="float" office:value="143609.796800481" calcext:value-type="float">
            <text:p>143609.796800481</text:p>
          </table:table-cell>
          <table:table-cell table:number-columns-repeated="7" office:value-type="float" office:value="150000" calcext:value-type="float">
            <text:p>150000</text:p>
          </table:table-cell>
          <table:table-cell office:value-type="float" office:value="160198.396588797" calcext:value-type="float">
            <text:p>160198.396588797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56676.437453356" calcext:value-type="float">
            <text:p>156676.437453356</text:p>
          </table:table-cell>
          <table:table-cell office:value-type="float" office:value="158698.396588797" calcext:value-type="float">
            <text:p>158698.396588797</text:p>
          </table:table-cell>
          <table:table-cell office:value-type="float" office:value="164997.84002751" calcext:value-type="float">
            <text:p>164997.84002751</text:p>
          </table:table-cell>
          <table:table-cell table:number-columns-repeated="2" office:value-type="float" office:value="160431.491273673" calcext:value-type="float">
            <text:p>160431.491273673</text:p>
          </table:table-cell>
          <table:table-cell office:value-type="float" office:value="159994.821960693" calcext:value-type="float">
            <text:p>159994.821960693</text:p>
          </table:table-cell>
          <table:table-cell office:value-type="float" office:value="165258.730203321" calcext:value-type="float">
            <text:p>165258.730203321</text:p>
          </table:table-cell>
          <table:table-cell office:value-type="float" office:value="152336.08565965" calcext:value-type="float">
            <text:p>152336.08565965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.001" calcext:value-type="float">
            <text:p>150000.001</text:p>
          </table:table-cell>
          <table:table-cell table:number-columns-repeated="16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23299.999179414" calcext:value-type="float">
            <text:p>123299.999179414</text:p>
          </table:table-cell>
          <table:table-cell table:number-columns-repeated="2" office:value-type="float" office:value="129314.637679321" calcext:value-type="float">
            <text:p>129314.637679321</text:p>
          </table:table-cell>
          <table:table-cell office:value-type="float" office:value="137915.63119993" calcext:value-type="float">
            <text:p>137915.63119993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45566.881262584" calcext:value-type="float">
            <text:p>145566.881262584</text:p>
          </table:table-cell>
          <table:table-cell office:value-type="float" office:value="140251.949368718" calcext:value-type="float">
            <text:p>140251.949368718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13969.941034857" calcext:value-type="float">
            <text:p>113969.941034857</text:p>
          </table:table-cell>
          <table:table-cell office:value-type="float" office:value="113569.828491012" calcext:value-type="float">
            <text:p>113569.828491012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12639.998812219" calcext:value-type="float">
            <text:p>112639.998812219</text:p>
          </table:table-cell>
          <table:table-cell office:value-type="float" office:value="132012.01813954" calcext:value-type="float">
            <text:p>132012.01813954</text:p>
          </table:table-cell>
          <table:table-cell office:value-type="float" office:value="148498.188697694" calcext:value-type="float">
            <text:p>148498.18869769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62000.096069458" calcext:value-type="float">
            <text:p>162000.096069458</text:p>
          </table:table-cell>
          <table:table-cell table:number-columns-repeated="2" office:value-type="float" office:value="157900.16916" calcext:value-type="float">
            <text:p>157900.16916</text:p>
          </table:table-cell>
          <table:table-cell office:value-type="float" office:value="162000.096069458" calcext:value-type="float">
            <text:p>162000.096069458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69031.993509584" calcext:value-type="float">
            <text:p>169031.993509584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50000.230238019" calcext:value-type="float">
            <text:p>150000.230238019</text:p>
          </table:table-cell>
          <table:table-cell office:value-type="float" office:value="145087.472534737" calcext:value-type="float">
            <text:p>145087.472534737</text:p>
          </table:table-cell>
          <table:table-cell table:number-columns-repeated="2" office:value-type="float" office:value="131034" calcext:value-type="float">
            <text:p>131034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20762.247930526" calcext:value-type="float">
            <text:p>120762.247930526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9456.54046091" calcext:value-type="float">
            <text:p>109456.54046091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25265.962321164" calcext:value-type="float">
            <text:p>125265.962321164</text:p>
          </table:table-cell>
          <table:table-cell table:number-columns-repeated="2" office:value-type="float" office:value="126849.976382584" calcext:value-type="float">
            <text:p>126849.976382584</text:p>
          </table:table-cell>
          <table:table-cell office:value-type="float" office:value="130264.86816147" calcext:value-type="float">
            <text:p>130264.86816147</text:p>
          </table:table-cell>
          <table:table-cell office:value-type="float" office:value="127599.953" calcext:value-type="float">
            <text:p>127599.953</text:p>
          </table:table-cell>
          <table:table-cell office:value-type="float" office:value="133295.249429576" calcext:value-type="float">
            <text:p>133295.249429576</text:p>
          </table:table-cell>
          <table:table-cell office:value-type="float" office:value="141353.573829442" calcext:value-type="float">
            <text:p>141353.573829442</text:p>
          </table:table-cell>
          <table:table-cell office:value-type="float" office:value="149999.999916" calcext:value-type="float">
            <text:p>149999.999916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7335.860493924" calcext:value-type="float">
            <text:p>157335.860493924</text:p>
          </table:table-cell>
          <table:table-cell office:value-type="float" office:value="164905.317611" calcext:value-type="float">
            <text:p>164905.317611</text:p>
          </table:table-cell>
          <table:table-cell table:number-columns-repeated="2" office:value-type="float" office:value="152336.08565965" calcext:value-type="float">
            <text:p>152336.08565965</text:p>
          </table:table-cell>
          <table:table-cell office:value-type="float" office:value="164905.317611" calcext:value-type="float">
            <text:p>164905.317611</text:p>
          </table:table-cell>
          <table:table-cell office:value-type="float" office:value="152336.08565965" calcext:value-type="float">
            <text:p>152336.08565965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57722.649125739" calcext:value-type="float">
            <text:p>157722.649125739</text:p>
          </table:table-cell>
          <table:table-cell office:value-type="float" office:value="164997.84002751" calcext:value-type="float">
            <text:p>164997.84002751</text:p>
          </table:table-cell>
          <table:table-cell office:value-type="float" office:value="151676.437453356" calcext:value-type="float">
            <text:p>151676.437453356</text:p>
          </table:table-cell>
          <table:table-cell table:number-columns-repeated="19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21929.917737962" calcext:value-type="float">
            <text:p>121929.917737962</text:p>
          </table:table-cell>
          <table:table-cell office:value-type="float" office:value="124424.58734175" calcext:value-type="float">
            <text:p>124424.58734175</text:p>
          </table:table-cell>
          <table:table-cell office:value-type="float" office:value="124425.573898057" calcext:value-type="float">
            <text:p>124425.573898057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40251.949368718" calcext:value-type="float">
            <text:p>140251.949368718</text:p>
          </table:table-cell>
          <table:table-cell office:value-type="float" office:value="141721.994028302" calcext:value-type="float">
            <text:p>141721.994028302</text:p>
          </table:table-cell>
          <table:table-cell office:value-type="float" office:value="139628.59108" calcext:value-type="float">
            <text:p>139628.59108</text:p>
          </table:table-cell>
          <table:table-cell office:value-type="float" office:value="119275.490724818" calcext:value-type="float">
            <text:p>119275.490724818</text:p>
          </table:table-cell>
          <table:table-cell table:number-columns-repeated="2" office:value-type="float" office:value="112639.998812219" calcext:value-type="float">
            <text:p>112639.998812219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30379.872063641" calcext:value-type="float">
            <text:p>130379.872063641</text:p>
          </table:table-cell>
          <table:table-cell office:value-type="float" office:value="138987.249213412" calcext:value-type="float">
            <text:p>138987.249213412</text:p>
          </table:table-cell>
          <table:table-cell office:value-type="float" office:value="162000.096069458" calcext:value-type="float">
            <text:p>162000.096069458</text:p>
          </table:table-cell>
          <table:table-cell office:value-type="float" office:value="157900.16916" calcext:value-type="float">
            <text:p>157900.16916</text:p>
          </table:table-cell>
          <table:table-cell table:number-columns-repeated="2" office:value-type="float" office:value="153662.091398156" calcext:value-type="float">
            <text:p>153662.091398156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38131.705475221" calcext:value-type="float">
            <text:p>138131.705475221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64999.997859408" calcext:value-type="float">
            <text:p>164999.997859408</text:p>
          </table:table-cell>
          <table:table-cell office:value-type="float" office:value="150001.887795" calcext:value-type="float">
            <text:p>150001.887795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29285.962321164" calcext:value-type="float">
            <text:p>129285.962321164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29285.962321164" calcext:value-type="float">
            <text:p>129285.962321164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4939" calcext:value-type="float">
            <text:p>114939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27265.962321164" calcext:value-type="float">
            <text:p>127265.962321164</text:p>
          </table:table-cell>
          <table:table-cell office:value-type="float" office:value="120762.247940526" calcext:value-type="float">
            <text:p>120762.247940526</text:p>
          </table:table-cell>
          <table:table-cell table:number-columns-repeated="2" office:value-type="float" office:value="125265.962321164" calcext:value-type="float">
            <text:p>125265.962321164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26849.976382584" calcext:value-type="float">
            <text:p>126849.976382584</text:p>
          </table:table-cell>
          <table:table-cell office:value-type="float" office:value="133118.164781151" calcext:value-type="float">
            <text:p>133118.164781151</text:p>
          </table:table-cell>
          <table:table-cell office:value-type="float" office:value="137476.033728714" calcext:value-type="float">
            <text:p>137476.033728714</text:p>
          </table:table-cell>
          <table:table-cell office:value-type="float" office:value="149999.999811" calcext:value-type="float">
            <text:p>149999.999811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2812.968103974" calcext:value-type="float">
            <text:p>152812.968103974</text:p>
          </table:table-cell>
          <table:table-cell office:value-type="float" office:value="158698.396588797" calcext:value-type="float">
            <text:p>158698.396588797</text:p>
          </table:table-cell>
          <table:table-cell office:value-type="float" office:value="151595.759878165" calcext:value-type="float">
            <text:p>151595.759878165</text:p>
          </table:table-cell>
          <table:table-cell office:value-type="float" office:value="150801.295516078" calcext:value-type="float">
            <text:p>150801.295516078</text:p>
          </table:table-cell>
          <table:table-cell office:value-type="float" office:value="163850.467102245" calcext:value-type="float">
            <text:p>163850.467102245</text:p>
          </table:table-cell>
          <table:table-cell office:value-type="float" office:value="151986.725183413" calcext:value-type="float">
            <text:p>151986.725183413</text:p>
          </table:table-cell>
          <table:table-cell office:value-type="float" office:value="154905.31790434" calcext:value-type="float">
            <text:p>154905.31790434</text:p>
          </table:table-cell>
          <table:table-cell office:value-type="float" office:value="155552.5649119" calcext:value-type="float">
            <text:p>155552.5649119</text:p>
          </table:table-cell>
          <table:table-cell office:value-type="float" office:value="160431.491273673" calcext:value-type="float">
            <text:p>160431.491273673</text:p>
          </table:table-cell>
          <table:table-cell office:value-type="float" office:value="150000.1" calcext:value-type="float">
            <text:p>150000.1</text:p>
          </table:table-cell>
          <table:table-cell table:number-columns-repeated="19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21499.97467932" calcext:value-type="float">
            <text:p>121499.97467932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24424.58734175" calcext:value-type="float">
            <text:p>124424.58734175</text:p>
          </table:table-cell>
          <table:table-cell office:value-type="float" office:value="135573.30975307" calcext:value-type="float">
            <text:p>135573.30975307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40251.949368718" calcext:value-type="float">
            <text:p>140251.949368718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16668.243400598" calcext:value-type="float">
            <text:p>116668.243400598</text:p>
          </table:table-cell>
          <table:table-cell table:number-columns-repeated="2" office:value-type="float" office:value="109859.049146596" calcext:value-type="float">
            <text:p>109859.049146596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19419.481618438" calcext:value-type="float">
            <text:p>119419.481618438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29006.269858549" calcext:value-type="float">
            <text:p>129006.269858549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57900.16916" calcext:value-type="float">
            <text:p>157900.16916</text:p>
          </table:table-cell>
          <table:table-cell office:value-type="float" office:value="157447.353254865" calcext:value-type="float">
            <text:p>157447.353254865</text:p>
          </table:table-cell>
          <table:table-cell table:number-columns-repeated="2" office:value-type="float" office:value="153246.073798057" calcext:value-type="float">
            <text:p>153246.073798057</text:p>
          </table:table-cell>
          <table:table-cell office:value-type="float" office:value="153662.091398156" calcext:value-type="float">
            <text:p>153662.091398156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64997.84001751" calcext:value-type="float">
            <text:p>164997.84001751</text:p>
          </table:table-cell>
          <table:table-cell office:value-type="float" office:value="150000.903236" calcext:value-type="float">
            <text:p>150000.903236</text:p>
          </table:table-cell>
          <table:table-cell office:value-type="float" office:value="150000.108236" calcext:value-type="float">
            <text:p>150000.108236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28236.985674884" calcext:value-type="float">
            <text:p>128236.985674884</text:p>
          </table:table-cell>
          <table:table-cell office:value-type="float" office:value="129285.962321164" calcext:value-type="float">
            <text:p>129285.962321164</text:p>
          </table:table-cell>
          <table:table-cell office:value-type="float" office:value="120762.247930526" calcext:value-type="float">
            <text:p>120762.247930526</text:p>
          </table:table-cell>
          <table:table-cell office:value-type="float" office:value="116617.707348019" calcext:value-type="float">
            <text:p>116617.707348019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7783.23465357" calcext:value-type="float">
            <text:p>107783.23465357</text:p>
          </table:table-cell>
          <table:table-cell office:value-type="float" office:value="126849.976372584" calcext:value-type="float">
            <text:p>126849.976372584</text:p>
          </table:table-cell>
          <table:table-cell office:value-type="float" office:value="119480.069633653" calcext:value-type="float">
            <text:p>119480.069633653</text:p>
          </table:table-cell>
          <table:table-cell table:number-columns-repeated="2" office:value-type="float" office:value="122751.641933653" calcext:value-type="float">
            <text:p>122751.641933653</text:p>
          </table:table-cell>
          <table:table-cell office:value-type="float" office:value="126849.976382584" calcext:value-type="float">
            <text:p>126849.976382584</text:p>
          </table:table-cell>
          <table:table-cell office:value-type="float" office:value="125601.040746319" calcext:value-type="float">
            <text:p>125601.040746319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35283.676786008" calcext:value-type="float">
            <text:p>135283.676786008</text:p>
          </table:table-cell>
          <table:table-cell office:value-type="float" office:value="149999.999811" calcext:value-type="float">
            <text:p>149999.999811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1132.331671584" calcext:value-type="float">
            <text:p>151132.331671584</text:p>
          </table:table-cell>
          <table:table-cell office:value-type="float" office:value="157899.994704175" calcext:value-type="float">
            <text:p>157899.994704175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152336.08565965" calcext:value-type="float">
            <text:p>152336.08565965</text:p>
          </table:table-cell>
          <table:table-cell office:value-type="float" office:value="151676.437453356" calcext:value-type="float">
            <text:p>151676.437453356</text:p>
          </table:table-cell>
          <table:table-cell office:value-type="float" office:value="152336.08565965" calcext:value-type="float">
            <text:p>152336.08565965</text:p>
          </table:table-cell>
          <table:table-cell office:value-type="float" office:value="154905.31790434" calcext:value-type="float">
            <text:p>154905.31790434</text:p>
          </table:table-cell>
          <table:table-cell office:value-type="float" office:value="157738.105878661" calcext:value-type="float">
            <text:p>157738.105878661</text:p>
          </table:table-cell>
          <table:table-cell table:number-columns-repeated="20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19999.995870757" calcext:value-type="float">
            <text:p>119999.995870757</text:p>
          </table:table-cell>
          <table:table-cell office:value-type="float" office:value="121929.917737962" calcext:value-type="float">
            <text:p>121929.917737962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33698.866780354" calcext:value-type="float">
            <text:p>133698.866780354</text:p>
          </table:table-cell>
          <table:table-cell office:value-type="float" office:value="136000.725567699" calcext:value-type="float">
            <text:p>136000.725567699</text:p>
          </table:table-cell>
          <table:table-cell office:value-type="float" office:value="137199.998812219" calcext:value-type="float">
            <text:p>137199.998812219</text:p>
          </table:table-cell>
          <table:table-cell office:value-type="float" office:value="136321.845085037" calcext:value-type="float">
            <text:p>136321.845085037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9797.126026998" calcext:value-type="float">
            <text:p>109797.126026998</text:p>
          </table:table-cell>
          <table:table-cell office:value-type="float" office:value="109400.8082" calcext:value-type="float">
            <text:p>109400.8082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25148.752965" calcext:value-type="float">
            <text:p>125148.752965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53662.091398156" calcext:value-type="float">
            <text:p>153662.091398156</text:p>
          </table:table-cell>
          <table:table-cell table:number-columns-repeated="2" office:value-type="float" office:value="150000.10837274" calcext:value-type="float">
            <text:p>150000.10837274</text:p>
          </table:table-cell>
          <table:table-cell office:value-type="float" office:value="153246.073798057" calcext:value-type="float">
            <text:p>153246.073798057</text:p>
          </table:table-cell>
          <table:table-cell table:number-columns-repeated="2" office:value-type="float" office:value="135348.976372584" calcext:value-type="float">
            <text:p>135348.976372584</text:p>
          </table:table-cell>
          <table:table-cell office:value-type="float" office:value="162000.096069458" calcext:value-type="float">
            <text:p>162000.096069458</text:p>
          </table:table-cell>
          <table:table-cell office:value-type="float" office:value="150000.693236" calcext:value-type="float">
            <text:p>150000.693236</text:p>
          </table:table-cell>
          <table:table-cell office:value-type="float" office:value="150000.108236" calcext:value-type="float">
            <text:p>150000.108236</text:p>
          </table:table-cell>
          <table:table-cell office:value-type="float" office:value="134758.225892215" calcext:value-type="float">
            <text:p>134758.225892215</text:p>
          </table:table-cell>
          <table:table-cell office:value-type="float" office:value="120883.251813526" calcext:value-type="float">
            <text:p>120883.251813526</text:p>
          </table:table-cell>
          <table:table-cell office:value-type="float" office:value="120762.247930526" calcext:value-type="float">
            <text:p>120762.247930526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5795.056364731" calcext:value-type="float">
            <text:p>115795.056364731</text:p>
          </table:table-cell>
          <table:table-cell office:value-type="float" office:value="109456.54046091" calcext:value-type="float">
            <text:p>109456.54046091</text:p>
          </table:table-cell>
          <table:table-cell office:value-type="float" office:value="106711.693590266" calcext:value-type="float">
            <text:p>106711.693590266</text:p>
          </table:table-cell>
          <table:table-cell office:value-type="float" office:value="120762.247930526" calcext:value-type="float">
            <text:p>120762.247930526</text:p>
          </table:table-cell>
          <table:table-cell office:value-type="float" office:value="118346.74459857" calcext:value-type="float">
            <text:p>118346.74459857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7378.157897071" calcext:value-type="float">
            <text:p>117378.157897071</text:p>
          </table:table-cell>
          <table:table-cell table:number-columns-repeated="2" office:value-type="float" office:value="125265.962321164" calcext:value-type="float">
            <text:p>125265.962321164</text:p>
          </table:table-cell>
          <table:table-cell office:value-type="float" office:value="131340.144974756" calcext:value-type="float">
            <text:p>131340.144974756</text:p>
          </table:table-cell>
          <table:table-cell office:value-type="float" office:value="132930.191562761" calcext:value-type="float">
            <text:p>132930.191562761</text:p>
          </table:table-cell>
          <table:table-cell office:value-type="float" office:value="149999.999811" calcext:value-type="float">
            <text:p>149999.999811</text:p>
          </table:table-cell>
          <table:table-cell table:number-columns-repeated="6" office:value-type="float" office:value="150000" calcext:value-type="float">
            <text:p>150000</text:p>
          </table:table-cell>
          <table:table-cell office:value-type="float" office:value="150000.10838274" calcext:value-type="float">
            <text:p>150000.10838274</text:p>
          </table:table-cell>
          <table:table-cell office:value-type="float" office:value="157335.860493924" calcext:value-type="float">
            <text:p>157335.860493924</text:p>
          </table:table-cell>
          <table:table-cell table:number-columns-repeated="2" office:value-type="float" office:value="150000" calcext:value-type="float">
            <text:p>150000</text:p>
          </table:table-cell>
          <table:table-cell office:value-type="float" office:value="151676.437453356" calcext:value-type="float">
            <text:p>151676.43745335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1676.437453356" calcext:value-type="float">
            <text:p>151676.437453356</text:p>
          </table:table-cell>
          <table:table-cell office:value-type="float" office:value="152336.08565965" calcext:value-type="float">
            <text:p>152336.08565965</text:p>
          </table:table-cell>
          <table:table-cell office:value-type="float" office:value="155552.5649119" calcext:value-type="float">
            <text:p>155552.5649119</text:p>
          </table:table-cell>
          <table:table-cell table:number-columns-repeated="20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19999.995729524" calcext:value-type="float">
            <text:p>119999.995729524</text:p>
          </table:table-cell>
          <table:table-cell office:value-type="float" office:value="121499.97467932" calcext:value-type="float">
            <text:p>121499.97467932</text:p>
          </table:table-cell>
          <table:table-cell office:value-type="float" office:value="121929.917737962" calcext:value-type="float">
            <text:p>121929.917737962</text:p>
          </table:table-cell>
          <table:table-cell office:value-type="float" office:value="129314.637679321" calcext:value-type="float">
            <text:p>129314.637679321</text:p>
          </table:table-cell>
          <table:table-cell table:number-columns-repeated="2" office:value-type="float" office:value="133698.866780354" calcext:value-type="float">
            <text:p>133698.866780354</text:p>
          </table:table-cell>
          <table:table-cell office:value-type="float" office:value="132099.440213845" calcext:value-type="float">
            <text:p>132099.440213845</text:p>
          </table:table-cell>
          <table:table-cell office:value-type="float" office:value="112639.998812219" calcext:value-type="float">
            <text:p>112639.998812219</text:p>
          </table:table-cell>
          <table:table-cell table:number-columns-repeated="2" office:value-type="float" office:value="107865.9997003" calcext:value-type="float">
            <text:p>107865.9997003</text:p>
          </table:table-cell>
          <table:table-cell office:value-type="float" office:value="100069.40572085" calcext:value-type="float">
            <text:p>100069.40572085</text:p>
          </table:table-cell>
          <table:table-cell office:value-type="float" office:value="112639.998812219" calcext:value-type="float">
            <text:p>112639.998812219</text:p>
          </table:table-cell>
          <table:table-cell office:value-type="float" office:value="105130.851382709" calcext:value-type="float">
            <text:p>105130.851382709</text:p>
          </table:table-cell>
          <table:table-cell office:value-type="float" office:value="120618.91962656" calcext:value-type="float">
            <text:p>120618.91962656</text:p>
          </table:table-cell>
          <table:table-cell office:value-type="float" office:value="130379.872063641" calcext:value-type="float">
            <text:p>130379.872063641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37834.065476528" calcext:value-type="float">
            <text:p>137834.065476528</text:p>
          </table:table-cell>
          <table:table-cell office:value-type="float" office:value="147008.63242676" calcext:value-type="float">
            <text:p>147008.63242676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32087.275361994" calcext:value-type="float">
            <text:p>132087.275361994</text:p>
          </table:table-cell>
          <table:table-cell office:value-type="float" office:value="134350.646630219" calcext:value-type="float">
            <text:p>134350.646630219</text:p>
          </table:table-cell>
          <table:table-cell office:value-type="float" office:value="156076.007833396" calcext:value-type="float">
            <text:p>156076.007833396</text:p>
          </table:table-cell>
          <table:table-cell office:value-type="float" office:value="150000.230238019" calcext:value-type="float">
            <text:p>150000.230238019</text:p>
          </table:table-cell>
          <table:table-cell office:value-type="float" office:value="150000.103236" calcext:value-type="float">
            <text:p>150000.10323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9900.233901654" calcext:value-type="float">
            <text:p>119900.233901654</text:p>
          </table:table-cell>
          <table:table-cell office:value-type="float" office:value="118273.410427197" calcext:value-type="float">
            <text:p>118273.410427197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5469.489800791" calcext:value-type="float">
            <text:p>105469.489800791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7816.520305856" calcext:value-type="float">
            <text:p>117816.520305856</text:p>
          </table:table-cell>
          <table:table-cell office:value-type="float" office:value="114939.000010008" calcext:value-type="float">
            <text:p>114939.000010008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24005.342276821" calcext:value-type="float">
            <text:p>124005.342276821</text:p>
          </table:table-cell>
          <table:table-cell office:value-type="float" office:value="124171.301227668" calcext:value-type="float">
            <text:p>124171.301227668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49999.999244" calcext:value-type="float">
            <text:p>149999.999244</text:p>
          </table:table-cell>
          <table:table-cell table:number-columns-repeated="10" office:value-type="float" office:value="150000" calcext:value-type="float">
            <text:p>150000</text:p>
          </table:table-cell>
          <table:table-cell office:value-type="float" office:value="150644.047875732" calcext:value-type="float">
            <text:p>150644.047875732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1676.437453356" calcext:value-type="float">
            <text:p>151676.437453356</text:p>
          </table:table-cell>
          <table:table-cell office:value-type="float" office:value="152336.08565965" calcext:value-type="float">
            <text:p>152336.08565965</text:p>
          </table:table-cell>
          <table:table-cell table:number-columns-repeated="20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18199.988675071" calcext:value-type="float">
            <text:p>118199.988675071</text:p>
          </table:table-cell>
          <table:table-cell office:value-type="float" office:value="119999.995870757" calcext:value-type="float">
            <text:p>119999.995870757</text:p>
          </table:table-cell>
          <table:table-cell office:value-type="float" office:value="121499.97467932" calcext:value-type="float">
            <text:p>121499.97467932</text:p>
          </table:table-cell>
          <table:table-cell office:value-type="float" office:value="124425.573898057" calcext:value-type="float">
            <text:p>124425.573898057</text:p>
          </table:table-cell>
          <table:table-cell table:number-columns-repeated="2" office:value-type="float" office:value="132371.75" calcext:value-type="float">
            <text:p>132371.75</text:p>
          </table:table-cell>
          <table:table-cell office:value-type="float" office:value="130498.866780354" calcext:value-type="float">
            <text:p>130498.866780354</text:p>
          </table:table-cell>
          <table:table-cell office:value-type="float" office:value="112554.571740028" calcext:value-type="float">
            <text:p>112554.571740028</text:p>
          </table:table-cell>
          <table:table-cell table:number-columns-repeated="2" office:value-type="float" office:value="107199.99363871" calcext:value-type="float">
            <text:p>107199.99363871</text:p>
          </table:table-cell>
          <table:table-cell office:value-type="float" office:value="100045.71002741" calcext:value-type="float">
            <text:p>100045.71002741</text:p>
          </table:table-cell>
          <table:table-cell office:value-type="float" office:value="112499.989376665" calcext:value-type="float">
            <text:p>112499.989376665</text:p>
          </table:table-cell>
          <table:table-cell office:value-type="float" office:value="104763.786717238" calcext:value-type="float">
            <text:p>104763.786717238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29006.269858549" calcext:value-type="float">
            <text:p>129006.269858549</text:p>
          </table:table-cell>
          <table:table-cell office:value-type="float" office:value="145038.767329686" calcext:value-type="float">
            <text:p>145038.767329686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42214.972785138" calcext:value-type="float">
            <text:p>142214.972785138</text:p>
          </table:table-cell>
          <table:table-cell office:value-type="float" office:value="148883.642256705" calcext:value-type="float">
            <text:p>148883.642256705</text:p>
          </table:table-cell>
          <table:table-cell office:value-type="float" office:value="131690.95758279" calcext:value-type="float">
            <text:p>131690.95758279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55231.9040501" calcext:value-type="float">
            <text:p>155231.9040501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49998.703236" calcext:value-type="float">
            <text:p>149998.703236</text:p>
          </table:table-cell>
          <table:table-cell office:value-type="float" office:value="131034" calcext:value-type="float">
            <text:p>13103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4939" calcext:value-type="float">
            <text:p>114939</text:p>
          </table:table-cell>
          <table:table-cell table:number-columns-repeated="2" office:value-type="float" office:value="105280.133456918" calcext:value-type="float">
            <text:p>105280.133456918</text:p>
          </table:table-cell>
          <table:table-cell office:value-type="float" office:value="116493.046732035" calcext:value-type="float">
            <text:p>116493.046732035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3772.616721078" calcext:value-type="float">
            <text:p>113772.616721078</text:p>
          </table:table-cell>
          <table:table-cell office:value-type="float" office:value="114939.000010008" calcext:value-type="float">
            <text:p>114939.000010008</text:p>
          </table:table-cell>
          <table:table-cell office:value-type="float" office:value="122751.641933653" calcext:value-type="float">
            <text:p>122751.641933653</text:p>
          </table:table-cell>
          <table:table-cell office:value-type="float" office:value="122861.636933653" calcext:value-type="float">
            <text:p>122861.636933653</text:p>
          </table:table-cell>
          <table:table-cell office:value-type="float" office:value="128529.353" calcext:value-type="float">
            <text:p>128529.353</text:p>
          </table:table-cell>
          <table:table-cell office:value-type="float" office:value="131340.144974756" calcext:value-type="float">
            <text:p>131340.144974756</text:p>
          </table:table-cell>
          <table:table-cell office:value-type="float" office:value="149999.999244" calcext:value-type="float">
            <text:p>149999.999244</text:p>
          </table:table-cell>
          <table:table-cell table:number-columns-repeated="13" office:value-type="float" office:value="150000" calcext:value-type="float">
            <text:p>150000</text:p>
          </table:table-cell>
          <table:table-cell office:value-type="float" office:value="150000.1" calcext:value-type="float">
            <text:p>150000.1</text:p>
          </table:table-cell>
          <table:table-cell office:value-type="float" office:value="151676.437453356" calcext:value-type="float">
            <text:p>151676.437453356</text:p>
          </table:table-cell>
          <table:table-cell table:number-columns-repeated="20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14979.256879537" calcext:value-type="float">
            <text:p>114979.256879537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24424.58734175" calcext:value-type="float">
            <text:p>124424.58734175</text:p>
          </table:table-cell>
          <table:table-cell table:number-columns-repeated="2" office:value-type="float" office:value="130010.003247051" calcext:value-type="float">
            <text:p>130010.003247051</text:p>
          </table:table-cell>
          <table:table-cell office:value-type="float" office:value="124675.688069751" calcext:value-type="float">
            <text:p>124675.688069751</text:p>
          </table:table-cell>
          <table:table-cell office:value-type="float" office:value="109859.049146596" calcext:value-type="float">
            <text:p>109859.049146596</text:p>
          </table:table-cell>
          <table:table-cell table:number-columns-repeated="2" office:value-type="float" office:value="105280.133456918" calcext:value-type="float">
            <text:p>105280.133456918</text:p>
          </table:table-cell>
          <table:table-cell office:value-type="float" office:value="100000.49958" calcext:value-type="float">
            <text:p>100000.49958</text:p>
          </table:table-cell>
          <table:table-cell office:value-type="float" office:value="111730.362329769" calcext:value-type="float">
            <text:p>111730.362329769</text:p>
          </table:table-cell>
          <table:table-cell office:value-type="float" office:value="102785.514559" calcext:value-type="float">
            <text:p>102785.514559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25148.752965" calcext:value-type="float">
            <text:p>125148.752965</text:p>
          </table:table-cell>
          <table:table-cell office:value-type="float" office:value="142500.092491139" calcext:value-type="float">
            <text:p>142500.092491139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7834.065476528" calcext:value-type="float">
            <text:p>137834.065476528</text:p>
          </table:table-cell>
          <table:table-cell office:value-type="float" office:value="140334.446052787" calcext:value-type="float">
            <text:p>140334.446052787</text:p>
          </table:table-cell>
          <table:table-cell table:number-columns-repeated="2" office:value-type="float" office:value="131034" calcext:value-type="float">
            <text:p>131034</text:p>
          </table:table-cell>
          <table:table-cell office:value-type="float" office:value="153246.073798057" calcext:value-type="float">
            <text:p>153246.073798057</text:p>
          </table:table-cell>
          <table:table-cell office:value-type="float" office:value="150000.108236" calcext:value-type="float">
            <text:p>150000.108236</text:p>
          </table:table-cell>
          <table:table-cell office:value-type="float" office:value="148725.35900567" calcext:value-type="float">
            <text:p>148725.35900567</text:p>
          </table:table-cell>
          <table:table-cell office:value-type="float" office:value="123991.66394578" calcext:value-type="float">
            <text:p>123991.66394578</text:p>
          </table:table-cell>
          <table:table-cell office:value-type="float" office:value="114430.66394578" calcext:value-type="float">
            <text:p>114430.66394578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4939" calcext:value-type="float">
            <text:p>114939</text:p>
          </table:table-cell>
          <table:table-cell office:value-type="float" office:value="113622.598789704" calcext:value-type="float">
            <text:p>113622.598789704</text:p>
          </table:table-cell>
          <table:table-cell office:value-type="float" office:value="104932.863806561" calcext:value-type="float">
            <text:p>104932.863806561</text:p>
          </table:table-cell>
          <table:table-cell office:value-type="float" office:value="104054.300450253" calcext:value-type="float">
            <text:p>104054.300450253</text:p>
          </table:table-cell>
          <table:table-cell office:value-type="float" office:value="115016.893345629" calcext:value-type="float">
            <text:p>115016.893345629</text:p>
          </table:table-cell>
          <table:table-cell office:value-type="float" office:value="114939.000010008" calcext:value-type="float">
            <text:p>114939.000010008</text:p>
          </table:table-cell>
          <table:table-cell table:number-columns-repeated="2" office:value-type="float" office:value="110194.64716912" calcext:value-type="float">
            <text:p>110194.64716912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5000.004" calcext:value-type="float">
            <text:p>115000.004</text:p>
          </table:table-cell>
          <table:table-cell office:value-type="float" office:value="126849.976382584" calcext:value-type="float">
            <text:p>126849.976382584</text:p>
          </table:table-cell>
          <table:table-cell office:value-type="float" office:value="129999.992446706" calcext:value-type="float">
            <text:p>129999.992446706</text:p>
          </table:table-cell>
          <table:table-cell office:value-type="float" office:value="149999.99913457" calcext:value-type="float">
            <text:p>149999.99913457</text:p>
          </table:table-cell>
          <table:table-cell table:number-columns-repeated="14" office:value-type="float" office:value="150000" calcext:value-type="float">
            <text:p>150000</text:p>
          </table:table-cell>
          <table:table-cell office:value-type="float" office:value="150000.1" calcext:value-type="float">
            <text:p>150000.1</text:p>
          </table:table-cell>
          <table:table-cell table:number-columns-repeated="20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13999.790812924" calcext:value-type="float">
            <text:p>113999.79081292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9999.995870757" calcext:value-type="float">
            <text:p>119999.995870757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29314.637679321" calcext:value-type="float">
            <text:p>129314.637679321</text:p>
          </table:table-cell>
          <table:table-cell office:value-type="float" office:value="124788.861657639" calcext:value-type="float">
            <text:p>124788.861657639</text:p>
          </table:table-cell>
          <table:table-cell office:value-type="float" office:value="124480.930808868" calcext:value-type="float">
            <text:p>124480.930808868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4999.970499574" calcext:value-type="float">
            <text:p>104999.970499574</text:p>
          </table:table-cell>
          <table:table-cell office:value-type="float" office:value="104998.970499574" calcext:value-type="float">
            <text:p>104998.970499574</text:p>
          </table:table-cell>
          <table:table-cell office:value-type="float" office:value="99999.99916" calcext:value-type="float">
            <text:p>99999.99916</text:p>
          </table:table-cell>
          <table:table-cell office:value-type="float" office:value="110300.969704554" calcext:value-type="float">
            <text:p>110300.969704554</text:p>
          </table:table-cell>
          <table:table-cell office:value-type="float" office:value="101999.99495072" calcext:value-type="float">
            <text:p>101999.99495072</text:p>
          </table:table-cell>
          <table:table-cell office:value-type="float" office:value="114957.90236673" calcext:value-type="float">
            <text:p>114957.90236673</text:p>
          </table:table-cell>
          <table:table-cell office:value-type="float" office:value="120618.91962656" calcext:value-type="float">
            <text:p>120618.91962656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35987.249213412" calcext:value-type="float">
            <text:p>135987.249213412</text:p>
          </table:table-cell>
          <table:table-cell office:value-type="float" office:value="132087.275361994" calcext:value-type="float">
            <text:p>132087.275361994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37304.135588788" calcext:value-type="float">
            <text:p>137304.135588788</text:p>
          </table:table-cell>
          <table:table-cell office:value-type="float" office:value="126806.269858549" calcext:value-type="float">
            <text:p>126806.269858549</text:p>
          </table:table-cell>
          <table:table-cell office:value-type="float" office:value="126434.446052787" calcext:value-type="float">
            <text:p>126434.446052787</text:p>
          </table:table-cell>
          <table:table-cell office:value-type="float" office:value="150884.241713526" calcext:value-type="float">
            <text:p>150884.241713526</text:p>
          </table:table-cell>
          <table:table-cell office:value-type="float" office:value="150000.108236" calcext:value-type="float">
            <text:p>150000.108236</text:p>
          </table:table-cell>
          <table:table-cell office:value-type="float" office:value="142064.572265795" calcext:value-type="float">
            <text:p>142064.572265795</text:p>
          </table:table-cell>
          <table:table-cell office:value-type="float" office:value="120883.251813526" calcext:value-type="float">
            <text:p>120883.251813526</text:p>
          </table:table-cell>
          <table:table-cell office:value-type="float" office:value="112398.765490833" calcext:value-type="float">
            <text:p>112398.765490833</text:p>
          </table:table-cell>
          <table:table-cell office:value-type="float" office:value="114939" calcext:value-type="float">
            <text:p>114939</text:p>
          </table:table-cell>
          <table:table-cell office:value-type="float" office:value="110000.004" calcext:value-type="float">
            <text:p>110000.004</text:p>
          </table:table-cell>
          <table:table-cell office:value-type="float" office:value="111456.54046091" calcext:value-type="float">
            <text:p>111456.54046091</text:p>
          </table:table-cell>
          <table:table-cell office:value-type="float" office:value="104714.858689704" calcext:value-type="float">
            <text:p>104714.858689704</text:p>
          </table:table-cell>
          <table:table-cell office:value-type="float" office:value="104000.00337998" calcext:value-type="float">
            <text:p>104000.00337998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13639.936157914" calcext:value-type="float">
            <text:p>113639.936157914</text:p>
          </table:table-cell>
          <table:table-cell table:number-columns-repeated="2" office:value-type="float" office:value="109859.049146596" calcext:value-type="float">
            <text:p>109859.049146596</text:p>
          </table:table-cell>
          <table:table-cell office:value-type="float" office:value="114939.000010008" calcext:value-type="float">
            <text:p>114939.000010008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25265.962321164" calcext:value-type="float">
            <text:p>125265.962321164</text:p>
          </table:table-cell>
          <table:table-cell office:value-type="float" office:value="129166.902041386" calcext:value-type="float">
            <text:p>129166.902041386</text:p>
          </table:table-cell>
          <table:table-cell office:value-type="float" office:value="149999.998887" calcext:value-type="float">
            <text:p>149999.998887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112639.998812219" calcext:value-type="float">
            <text:p>112639.998812219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21929.917737962" calcext:value-type="float">
            <text:p>121929.917737962</text:p>
          </table:table-cell>
          <table:table-cell table:number-columns-repeated="2" office:value-type="float" office:value="124426.073898057" calcext:value-type="float">
            <text:p>124426.073898057</text:p>
          </table:table-cell>
          <table:table-cell office:value-type="float" office:value="123299.999179414" calcext:value-type="float">
            <text:p>123299.999179414</text:p>
          </table:table-cell>
          <table:table-cell office:value-type="float" office:value="107199.99363871" calcext:value-type="float">
            <text:p>107199.99363871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104711.143609494" calcext:value-type="float">
            <text:p>104711.143609494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10144.073026998" calcext:value-type="float">
            <text:p>110144.073026998</text:p>
          </table:table-cell>
          <table:table-cell office:value-type="float" office:value="100076.50053912" calcext:value-type="float">
            <text:p>100076.50053912</text:p>
          </table:table-cell>
          <table:table-cell office:value-type="float" office:value="114843.925515285" calcext:value-type="float">
            <text:p>114843.925515285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35987.249213412" calcext:value-type="float">
            <text:p>135987.249213412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1035" calcext:value-type="float">
            <text:p>131035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6348.996787" calcext:value-type="float">
            <text:p>136348.996787</text:p>
          </table:table-cell>
          <table:table-cell office:value-type="float" office:value="126434.446052787" calcext:value-type="float">
            <text:p>126434.446052787</text:p>
          </table:table-cell>
          <table:table-cell office:value-type="float" office:value="123991.66394578" calcext:value-type="float">
            <text:p>123991.66394578</text:p>
          </table:table-cell>
          <table:table-cell office:value-type="float" office:value="150000.990858473" calcext:value-type="float">
            <text:p>150000.990858473</text:p>
          </table:table-cell>
          <table:table-cell office:value-type="float" office:value="150000.103236" calcext:value-type="float">
            <text:p>150000.103236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10371.031802009" calcext:value-type="float">
            <text:p>110371.031802009</text:p>
          </table:table-cell>
          <table:table-cell office:value-type="float" office:value="110000.004" calcext:value-type="float">
            <text:p>110000.004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1028.700180987" calcext:value-type="float">
            <text:p>111028.700180987</text:p>
          </table:table-cell>
          <table:table-cell office:value-type="float" office:value="104054.300450253" calcext:value-type="float">
            <text:p>104054.300450253</text:p>
          </table:table-cell>
          <table:table-cell office:value-type="float" office:value="103671.336060448" calcext:value-type="float">
            <text:p>103671.336060448</text:p>
          </table:table-cell>
          <table:table-cell office:value-type="float" office:value="114939" calcext:value-type="float">
            <text:p>114939</text:p>
          </table:table-cell>
          <table:table-cell office:value-type="float" office:value="110194.64716912" calcext:value-type="float">
            <text:p>110194.64716912</text:p>
          </table:table-cell>
          <table:table-cell table:number-columns-repeated="2" office:value-type="float" office:value="109487.850047206" calcext:value-type="float">
            <text:p>109487.850047206</text:p>
          </table:table-cell>
          <table:table-cell office:value-type="float" office:value="110194.64716912" calcext:value-type="float">
            <text:p>110194.64716912</text:p>
          </table:table-cell>
          <table:table-cell office:value-type="float" office:value="114939.000010008" calcext:value-type="float">
            <text:p>114939.000010008</text:p>
          </table:table-cell>
          <table:table-cell office:value-type="float" office:value="123450.004" calcext:value-type="float">
            <text:p>123450.004</text:p>
          </table:table-cell>
          <table:table-cell office:value-type="float" office:value="128529.543" calcext:value-type="float">
            <text:p>128529.543</text:p>
          </table:table-cell>
          <table:table-cell office:value-type="float" office:value="149999.997062111" calcext:value-type="float">
            <text:p>149999.997062111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09859.049146596" calcext:value-type="float">
            <text:p>109859.049146596</text:p>
          </table:table-cell>
          <table:table-cell office:value-type="float" office:value="110607.990127354" calcext:value-type="float">
            <text:p>110607.99012735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20619.51962656" calcext:value-type="float">
            <text:p>120619.51962656</text:p>
          </table:table-cell>
          <table:table-cell table:number-columns-repeated="2" office:value-type="float" office:value="123299.999179414" calcext:value-type="float">
            <text:p>123299.999179414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06896.882263845" calcext:value-type="float">
            <text:p>106896.882263845</text:p>
          </table:table-cell>
          <table:table-cell office:value-type="float" office:value="102785.534193648" calcext:value-type="float">
            <text:p>102785.534193648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0001.078291374" calcext:value-type="float">
            <text:p>100001.078291374</text:p>
          </table:table-cell>
          <table:table-cell office:value-type="float" office:value="112285.995759574" calcext:value-type="float">
            <text:p>112285.995759574</text:p>
          </table:table-cell>
          <table:table-cell office:value-type="float" office:value="119971.67908388" calcext:value-type="float">
            <text:p>119971.67908388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33983.112560609" calcext:value-type="float">
            <text:p>133983.112560609</text:p>
          </table:table-cell>
          <table:table-cell office:value-type="float" office:value="130379.872063641" calcext:value-type="float">
            <text:p>130379.872063641</text:p>
          </table:table-cell>
          <table:table-cell office:value-type="float" office:value="132087.275361994" calcext:value-type="float">
            <text:p>132087.275361994</text:p>
          </table:table-cell>
          <table:table-cell office:value-type="float" office:value="135348.976372584" calcext:value-type="float">
            <text:p>135348.976372584</text:p>
          </table:table-cell>
          <table:table-cell office:value-type="float" office:value="125148.752965" calcext:value-type="float">
            <text:p>125148.752965</text:p>
          </table:table-cell>
          <table:table-cell office:value-type="float" office:value="121680.95758279" calcext:value-type="float">
            <text:p>121680.95758279</text:p>
          </table:table-cell>
          <table:table-cell office:value-type="float" office:value="150000.10837274" calcext:value-type="float">
            <text:p>150000.10837274</text:p>
          </table:table-cell>
          <table:table-cell office:value-type="float" office:value="149998.703236" calcext:value-type="float">
            <text:p>149998.703236</text:p>
          </table:table-cell>
          <table:table-cell office:value-type="float" office:value="135283.676766" calcext:value-type="float">
            <text:p>135283.676766</text:p>
          </table:table-cell>
          <table:table-cell office:value-type="float" office:value="115000.004" calcext:value-type="float">
            <text:p>115000.004</text:p>
          </table:table-cell>
          <table:table-cell office:value-type="float" office:value="110000.004" calcext:value-type="float">
            <text:p>110000.004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9521.609992665" calcext:value-type="float">
            <text:p>109521.609992665</text:p>
          </table:table-cell>
          <table:table-cell office:value-type="float" office:value="110786.975406051" calcext:value-type="float">
            <text:p>110786.975406051</text:p>
          </table:table-cell>
          <table:table-cell office:value-type="float" office:value="104000.00337998" calcext:value-type="float">
            <text:p>104000.00337998</text:p>
          </table:table-cell>
          <table:table-cell office:value-type="float" office:value="102002.994661997" calcext:value-type="float">
            <text:p>102002.994661997</text:p>
          </table:table-cell>
          <table:table-cell office:value-type="float" office:value="111831.889892238" calcext:value-type="float">
            <text:p>111831.889892238</text:p>
          </table:table-cell>
          <table:table-cell office:value-type="float" office:value="109859.049146596" calcext:value-type="float">
            <text:p>109859.049146596</text:p>
          </table:table-cell>
          <table:table-cell table:number-columns-repeated="2" office:value-type="float" office:value="109456.54047091" calcext:value-type="float">
            <text:p>109456.54047091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0391.814746962" calcext:value-type="float">
            <text:p>110391.814746962</text:p>
          </table:table-cell>
          <table:table-cell office:value-type="float" office:value="122861.636933653" calcext:value-type="float">
            <text:p>122861.636933653</text:p>
          </table:table-cell>
          <table:table-cell office:value-type="float" office:value="126849.976382584" calcext:value-type="float">
            <text:p>126849.976382584</text:p>
          </table:table-cell>
          <table:table-cell office:value-type="float" office:value="149999.997062111" calcext:value-type="float">
            <text:p>149999.997062111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07199.99363871" calcext:value-type="float">
            <text:p>107199.99363871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2639.998812219" calcext:value-type="float">
            <text:p>112639.998812219</text:p>
          </table:table-cell>
          <table:table-cell office:value-type="float" office:value="119999.995870757" calcext:value-type="float">
            <text:p>119999.995870757</text:p>
          </table:table-cell>
          <table:table-cell office:value-type="float" office:value="121929.917737962" calcext:value-type="float">
            <text:p>121929.917737962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19999.995870757" calcext:value-type="float">
            <text:p>119999.995870757</text:p>
          </table:table-cell>
          <table:table-cell office:value-type="float" office:value="106539.941034857" calcext:value-type="float">
            <text:p>106539.941034857</text:p>
          </table:table-cell>
          <table:table-cell office:value-type="float" office:value="101999.99495072" calcext:value-type="float">
            <text:p>101999.99495072</text:p>
          </table:table-cell>
          <table:table-cell office:value-type="float" office:value="102785.534193648" calcext:value-type="float">
            <text:p>102785.534193648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99999.99916" calcext:value-type="float">
            <text:p>99999.99916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4983.3875038" calcext:value-type="float">
            <text:p>114983.3875038</text:p>
          </table:table-cell>
          <table:table-cell table:number-columns-repeated="2" office:value-type="float" office:value="130379.872063641" calcext:value-type="float">
            <text:p>130379.872063641</text:p>
          </table:table-cell>
          <table:table-cell office:value-type="float" office:value="129006.269858549" calcext:value-type="float">
            <text:p>129006.269858549</text:p>
          </table:table-cell>
          <table:table-cell office:value-type="float" office:value="131035" calcext:value-type="float">
            <text:p>131035</text:p>
          </table:table-cell>
          <table:table-cell office:value-type="float" office:value="132087.275361994" calcext:value-type="float">
            <text:p>132087.275361994</text:p>
          </table:table-cell>
          <table:table-cell office:value-type="float" office:value="124575.027626744" calcext:value-type="float">
            <text:p>124575.027626744</text:p>
          </table:table-cell>
          <table:table-cell office:value-type="float" office:value="120529.800863738" calcext:value-type="float">
            <text:p>120529.800863738</text:p>
          </table:table-cell>
          <table:table-cell office:value-type="float" office:value="144444.44" calcext:value-type="float">
            <text:p>144444.44</text:p>
          </table:table-cell>
          <table:table-cell office:value-type="float" office:value="141126.290954865" calcext:value-type="float">
            <text:p>141126.290954865</text:p>
          </table:table-cell>
          <table:table-cell office:value-type="float" office:value="132288.028661994" calcext:value-type="float">
            <text:p>132288.02866199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9859.049146596" calcext:value-type="float">
            <text:p>109859.049146596</text:p>
          </table:table-cell>
          <table:table-cell table:number-columns-repeated="2" office:value-type="float" office:value="107865.9997003" calcext:value-type="float">
            <text:p>107865.9997003</text:p>
          </table:table-cell>
          <table:table-cell office:value-type="float" office:value="110000.004" calcext:value-type="float">
            <text:p>110000.004</text:p>
          </table:table-cell>
          <table:table-cell office:value-type="float" office:value="103229.336060448" calcext:value-type="float">
            <text:p>103229.336060448</text:p>
          </table:table-cell>
          <table:table-cell office:value-type="float" office:value="101625.033121356" calcext:value-type="float">
            <text:p>101625.033121356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9487.850047206" calcext:value-type="float">
            <text:p>109487.850047206</text:p>
          </table:table-cell>
          <table:table-cell table:number-columns-repeated="2" office:value-type="float" office:value="108761.247940526" calcext:value-type="float">
            <text:p>108761.247940526</text:p>
          </table:table-cell>
          <table:table-cell office:value-type="float" office:value="109487.850047206" calcext:value-type="float">
            <text:p>109487.850047206</text:p>
          </table:table-cell>
          <table:table-cell office:value-type="float" office:value="110194.64716912" calcext:value-type="float">
            <text:p>110194.64716912</text:p>
          </table:table-cell>
          <table:table-cell office:value-type="float" office:value="122718.428375615" calcext:value-type="float">
            <text:p>122718.428375615</text:p>
          </table:table-cell>
          <table:table-cell office:value-type="float" office:value="125265.962321164" calcext:value-type="float">
            <text:p>125265.962321164</text:p>
          </table:table-cell>
          <table:table-cell office:value-type="float" office:value="149999.99664" calcext:value-type="float">
            <text:p>149999.99664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05280.133456918" calcext:value-type="float">
            <text:p>105280.133456918</text:p>
          </table:table-cell>
          <table:table-cell office:value-type="float" office:value="107734.47795" calcext:value-type="float">
            <text:p>107734.47795</text:p>
          </table:table-cell>
          <table:table-cell office:value-type="float" office:value="110607.990127354" calcext:value-type="float">
            <text:p>110607.990127354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20619.51962656" calcext:value-type="float">
            <text:p>120619.51962656</text:p>
          </table:table-cell>
          <table:table-cell office:value-type="float" office:value="120000.833067432" calcext:value-type="float">
            <text:p>120000.833067432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0915.19591486" calcext:value-type="float">
            <text:p>100915.19591486</text:p>
          </table:table-cell>
          <table:table-cell office:value-type="float" office:value="101999.99495072" calcext:value-type="float">
            <text:p>101999.99495072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14979.256879537" calcext:value-type="float">
            <text:p>114979.256879537</text:p>
          </table:table-cell>
          <table:table-cell table:number-columns-repeated="2" office:value-type="float" office:value="129006.269858549" calcext:value-type="float">
            <text:p>129006.269858549</text:p>
          </table:table-cell>
          <table:table-cell office:value-type="float" office:value="128236.471523319" calcext:value-type="float">
            <text:p>128236.471523319</text:p>
          </table:table-cell>
          <table:table-cell office:value-type="float" office:value="130379.869623645" calcext:value-type="float">
            <text:p>130379.869623645</text:p>
          </table:table-cell>
          <table:table-cell office:value-type="float" office:value="131034" calcext:value-type="float">
            <text:p>131034</text:p>
          </table:table-cell>
          <table:table-cell office:value-type="float" office:value="123991.66394578" calcext:value-type="float">
            <text:p>123991.66394578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35348.976372584" calcext:value-type="float">
            <text:p>135348.976372584</text:p>
          </table:table-cell>
          <table:table-cell office:value-type="float" office:value="131034" calcext:value-type="float">
            <text:p>131034</text:p>
          </table:table-cell>
          <table:table-cell office:value-type="float" office:value="114547.610534449" calcext:value-type="float">
            <text:p>114547.610534449</text:p>
          </table:table-cell>
          <table:table-cell office:value-type="float" office:value="109728.676957517" calcext:value-type="float">
            <text:p>109728.676957517</text:p>
          </table:table-cell>
          <table:table-cell table:number-columns-repeated="2" office:value-type="float" office:value="106899.774802009" calcext:value-type="float">
            <text:p>106899.774802009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2002.994661997" calcext:value-type="float">
            <text:p>102002.994661997</text:p>
          </table:table-cell>
          <table:table-cell office:value-type="float" office:value="101051.806381126" calcext:value-type="float">
            <text:p>101051.806381126</text:p>
          </table:table-cell>
          <table:table-cell office:value-type="float" office:value="109456.54046091" calcext:value-type="float">
            <text:p>109456.54046091</text:p>
          </table:table-cell>
          <table:table-cell office:value-type="float" office:value="109456.54047091" calcext:value-type="float">
            <text:p>109456.54047091</text:p>
          </table:table-cell>
          <table:table-cell table:number-columns-repeated="2" office:value-type="float" office:value="107865.9997003" calcext:value-type="float">
            <text:p>107865.9997003</text:p>
          </table:table-cell>
          <table:table-cell office:value-type="float" office:value="109456.54047091" calcext:value-type="float">
            <text:p>109456.54047091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22398.717978643" calcext:value-type="float">
            <text:p>122398.717978643</text:p>
          </table:table-cell>
          <table:table-cell office:value-type="float" office:value="125148.791809609" calcext:value-type="float">
            <text:p>125148.791809609</text:p>
          </table:table-cell>
          <table:table-cell office:value-type="float" office:value="149999.996577" calcext:value-type="float">
            <text:p>149999.996577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04409.99874" calcext:value-type="float">
            <text:p>104409.99874</text:p>
          </table:table-cell>
          <table:table-cell office:value-type="float" office:value="107199.99363871" calcext:value-type="float">
            <text:p>107199.99363871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4979.256879537" calcext:value-type="float">
            <text:p>114979.256879537</text:p>
          </table:table-cell>
          <table:table-cell table:number-columns-repeated="2" office:value-type="float" office:value="119999.995870757" calcext:value-type="float">
            <text:p>119999.995870757</text:p>
          </table:table-cell>
          <table:table-cell office:value-type="float" office:value="116668.243400598" calcext:value-type="float">
            <text:p>116668.243400598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100816.603421118" calcext:value-type="float">
            <text:p>100816.603421118</text:p>
          </table:table-cell>
          <table:table-cell office:value-type="float" office:value="100915.19591486" calcext:value-type="float">
            <text:p>100915.19591486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14843.925515285" calcext:value-type="float">
            <text:p>114843.925515285</text:p>
          </table:table-cell>
          <table:table-cell office:value-type="float" office:value="127337.56041712" calcext:value-type="float">
            <text:p>127337.56041712</text:p>
          </table:table-cell>
          <table:table-cell table:number-columns-repeated="2" office:value-type="float" office:value="125148.752965" calcext:value-type="float">
            <text:p>125148.752965</text:p>
          </table:table-cell>
          <table:table-cell office:value-type="float" office:value="129006.269858549" calcext:value-type="float">
            <text:p>129006.269858549</text:p>
          </table:table-cell>
          <table:table-cell office:value-type="float" office:value="130379.869623645" calcext:value-type="float">
            <text:p>130379.869623645</text:p>
          </table:table-cell>
          <table:table-cell office:value-type="float" office:value="120380.069623645" calcext:value-type="float">
            <text:p>120380.069623645</text:p>
          </table:table-cell>
          <table:table-cell office:value-type="float" office:value="119999.995729524" calcext:value-type="float">
            <text:p>119999.995729524</text:p>
          </table:table-cell>
          <table:table-cell table:number-columns-repeated="2" office:value-type="float" office:value="132288.028661994" calcext:value-type="float">
            <text:p>132288.028661994</text:p>
          </table:table-cell>
          <table:table-cell office:value-type="float" office:value="130899.061275195" calcext:value-type="float">
            <text:p>130899.061275195</text:p>
          </table:table-cell>
          <table:table-cell office:value-type="float" office:value="112055.738802009" calcext:value-type="float">
            <text:p>112055.738802009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6827.849298835" calcext:value-type="float">
            <text:p>106827.849298835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1175.033121356" calcext:value-type="float">
            <text:p>101175.033121356</text:p>
          </table:table-cell>
          <table:table-cell office:value-type="float" office:value="100947.986086171" calcext:value-type="float">
            <text:p>100947.986086171</text:p>
          </table:table-cell>
          <table:table-cell table:number-columns-repeated="2" office:value-type="float" office:value="107865.9997003" calcext:value-type="float">
            <text:p>107865.9997003</text:p>
          </table:table-cell>
          <table:table-cell office:value-type="float" office:value="106711.693600266" calcext:value-type="float">
            <text:p>106711.693600266</text:p>
          </table:table-cell>
          <table:table-cell office:value-type="float" office:value="107310.770261165" calcext:value-type="float">
            <text:p>107310.770261165</text:p>
          </table:table-cell>
          <table:table-cell office:value-type="float" office:value="108761.247940526" calcext:value-type="float">
            <text:p>108761.247940526</text:p>
          </table:table-cell>
          <table:table-cell office:value-type="float" office:value="109487.850047206" calcext:value-type="float">
            <text:p>109487.850047206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23450.004" calcext:value-type="float">
            <text:p>123450.004</text:p>
          </table:table-cell>
          <table:table-cell office:value-type="float" office:value="149999.994393" calcext:value-type="float">
            <text:p>149999.994393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01999.99495072" calcext:value-type="float">
            <text:p>101999.99495072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8003.564842477" calcext:value-type="float">
            <text:p>108003.564842477</text:p>
          </table:table-cell>
          <table:table-cell office:value-type="float" office:value="112639.998812219" calcext:value-type="float">
            <text:p>112639.998812219</text:p>
          </table:table-cell>
          <table:table-cell table:number-columns-repeated="2" office:value-type="float" office:value="119999.995729524" calcext:value-type="float">
            <text:p>119999.995729524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2785.534193648" calcext:value-type="float">
            <text:p>102785.534193648</text:p>
          </table:table-cell>
          <table:table-cell table:number-columns-repeated="2" office:value-type="float" office:value="100069.40572085" calcext:value-type="float">
            <text:p>100069.40572085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1717.03565307" calcext:value-type="float">
            <text:p>101717.03565307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2003.772617662" calcext:value-type="float">
            <text:p>102003.772617662</text:p>
          </table:table-cell>
          <table:table-cell office:value-type="float" office:value="114031.01813954" calcext:value-type="float">
            <text:p>114031.01813954</text:p>
          </table:table-cell>
          <table:table-cell office:value-type="float" office:value="125148.752965" calcext:value-type="float">
            <text:p>125148.752965</text:p>
          </table:table-cell>
          <table:table-cell office:value-type="float" office:value="123327.887448367" calcext:value-type="float">
            <text:p>123327.887448367</text:p>
          </table:table-cell>
          <table:table-cell office:value-type="float" office:value="123988.158698337" calcext:value-type="float">
            <text:p>123988.158698337</text:p>
          </table:table-cell>
          <table:table-cell office:value-type="float" office:value="125148.752965" calcext:value-type="float">
            <text:p>125148.752965</text:p>
          </table:table-cell>
          <table:table-cell office:value-type="float" office:value="129006.269858549" calcext:value-type="float">
            <text:p>129006.269858549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19480.069623645" calcext:value-type="float">
            <text:p>119480.069623645</text:p>
          </table:table-cell>
          <table:table-cell table:number-columns-repeated="2" office:value-type="float" office:value="131034" calcext:value-type="float">
            <text:p>131034</text:p>
          </table:table-cell>
          <table:table-cell office:value-type="float" office:value="130000.004" calcext:value-type="float">
            <text:p>130000.004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4996.88337998" calcext:value-type="float">
            <text:p>104996.88337998</text:p>
          </table:table-cell>
          <table:table-cell table:number-columns-repeated="2" office:value-type="float" office:value="105280.133456918" calcext:value-type="float">
            <text:p>105280.133456918</text:p>
          </table:table-cell>
          <table:table-cell office:value-type="float" office:value="101051.806381126" calcext:value-type="float">
            <text:p>101051.806381126</text:p>
          </table:table-cell>
          <table:table-cell office:value-type="float" office:value="100178.977595419" calcext:value-type="float">
            <text:p>100178.977595419</text:p>
          </table:table-cell>
          <table:table-cell office:value-type="float" office:value="106711.693590266" calcext:value-type="float">
            <text:p>106711.693590266</text:p>
          </table:table-cell>
          <table:table-cell office:value-type="float" office:value="106711.693600266" calcext:value-type="float">
            <text:p>106711.693600266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6711.693600266" calcext:value-type="float">
            <text:p>106711.693600266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9456.54047091" calcext:value-type="float">
            <text:p>109456.54047091</text:p>
          </table:table-cell>
          <table:table-cell office:value-type="float" office:value="114939.000010008" calcext:value-type="float">
            <text:p>114939.000010008</text:p>
          </table:table-cell>
          <table:table-cell office:value-type="float" office:value="122861.636933653" calcext:value-type="float">
            <text:p>122861.636933653</text:p>
          </table:table-cell>
          <table:table-cell office:value-type="float" office:value="149999.991348" calcext:value-type="float">
            <text:p>149999.991348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00019.979921452" calcext:value-type="float">
            <text:p>100019.979921452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107734.47795" calcext:value-type="float">
            <text:p>107734.47795</text:p>
          </table:table-cell>
          <table:table-cell office:value-type="float" office:value="109859.049146596" calcext:value-type="float">
            <text:p>109859.049146596</text:p>
          </table:table-cell>
          <table:table-cell table:number-columns-repeated="2" office:value-type="float" office:value="116668.243400598" calcext:value-type="float">
            <text:p>116668.243400598</text:p>
          </table:table-cell>
          <table:table-cell office:value-type="float" office:value="112639.998812219" calcext:value-type="float">
            <text:p>112639.998812219</text:p>
          </table:table-cell>
          <table:table-cell office:value-type="float" office:value="101999.99495072" calcext:value-type="float">
            <text:p>101999.99495072</text:p>
          </table:table-cell>
          <table:table-cell office:value-type="float" office:value="100019.979921452" calcext:value-type="float">
            <text:p>100019.979921452</text:p>
          </table:table-cell>
          <table:table-cell office:value-type="float" office:value="100045.71002741" calcext:value-type="float">
            <text:p>100045.71002741</text:p>
          </table:table-cell>
          <table:table-cell office:value-type="float" office:value="99999.997199839" calcext:value-type="float">
            <text:p>99999.997199839</text:p>
          </table:table-cell>
          <table:table-cell office:value-type="float" office:value="100493.813339354" calcext:value-type="float">
            <text:p>100493.813339354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1998.909677544" calcext:value-type="float">
            <text:p>101998.909677544</text:p>
          </table:table-cell>
          <table:table-cell office:value-type="float" office:value="112558.951843727" calcext:value-type="float">
            <text:p>112558.951843727</text:p>
          </table:table-cell>
          <table:table-cell table:number-columns-repeated="2" office:value-type="float" office:value="120618.91962656" calcext:value-type="float">
            <text:p>120618.91962656</text:p>
          </table:table-cell>
          <table:table-cell office:value-type="float" office:value="120656.79281418" calcext:value-type="float">
            <text:p>120656.79281418</text:p>
          </table:table-cell>
          <table:table-cell office:value-type="float" office:value="121565.344751188" calcext:value-type="float">
            <text:p>121565.344751188</text:p>
          </table:table-cell>
          <table:table-cell office:value-type="float" office:value="125148.752965" calcext:value-type="float">
            <text:p>125148.752965</text:p>
          </table:table-cell>
          <table:table-cell table:number-columns-repeated="2" office:value-type="float" office:value="119066.700077628" calcext:value-type="float">
            <text:p>119066.700077628</text:p>
          </table:table-cell>
          <table:table-cell office:value-type="float" office:value="123991.66394578" calcext:value-type="float">
            <text:p>123991.66394578</text:p>
          </table:table-cell>
          <table:table-cell office:value-type="float" office:value="130838.464173159" calcext:value-type="float">
            <text:p>130838.464173159</text:p>
          </table:table-cell>
          <table:table-cell office:value-type="float" office:value="123991.66394578" calcext:value-type="float">
            <text:p>123991.66394578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4996.88337998" calcext:value-type="float">
            <text:p>104996.88337998</text:p>
          </table:table-cell>
          <table:table-cell office:value-type="float" office:value="104499.576860165" calcext:value-type="float">
            <text:p>104499.576860165</text:p>
          </table:table-cell>
          <table:table-cell table:number-columns-repeated="2" office:value-type="float" office:value="104996.88337998" calcext:value-type="float">
            <text:p>104996.88337998</text:p>
          </table:table-cell>
          <table:table-cell office:value-type="float" office:value="100947.986086171" calcext:value-type="float">
            <text:p>100947.986086171</text:p>
          </table:table-cell>
          <table:table-cell office:value-type="float" office:value="100116.865923457" calcext:value-type="float">
            <text:p>100116.865923457</text:p>
          </table:table-cell>
          <table:table-cell table:number-columns-repeated="2" office:value-type="float" office:value="105280.133456918" calcext:value-type="float">
            <text:p>105280.133456918</text:p>
          </table:table-cell>
          <table:table-cell office:value-type="float" office:value="104054.300450253" calcext:value-type="float">
            <text:p>104054.300450253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6711.693600266" calcext:value-type="float">
            <text:p>106711.693600266</text:p>
          </table:table-cell>
          <table:table-cell office:value-type="float" office:value="109380.753307187" calcext:value-type="float">
            <text:p>109380.753307187</text:p>
          </table:table-cell>
          <table:table-cell office:value-type="float" office:value="113762.189460429" calcext:value-type="float">
            <text:p>113762.189460429</text:p>
          </table:table-cell>
          <table:table-cell office:value-type="float" office:value="121860.42471642" calcext:value-type="float">
            <text:p>121860.42471642</text:p>
          </table:table-cell>
          <table:table-cell office:value-type="float" office:value="149573.997975575" calcext:value-type="float">
            <text:p>149573.997975575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9999.99916" calcext:value-type="float">
            <text:p>99999.99916</text:p>
          </table:table-cell>
          <table:table-cell office:value-type="float" office:value="102785.534193648" calcext:value-type="float">
            <text:p>102785.534193648</text:p>
          </table:table-cell>
          <table:table-cell office:value-type="float" office:value="107199.99363871" calcext:value-type="float">
            <text:p>107199.99363871</text:p>
          </table:table-cell>
          <table:table-cell office:value-type="float" office:value="107734.47795" calcext:value-type="float">
            <text:p>107734.47795</text:p>
          </table:table-cell>
          <table:table-cell table:number-columns-repeated="2" office:value-type="float" office:value="114979.256879537" calcext:value-type="float">
            <text:p>114979.256879537</text:p>
          </table:table-cell>
          <table:table-cell office:value-type="float" office:value="112554.571740028" calcext:value-type="float">
            <text:p>112554.571740028</text:p>
          </table:table-cell>
          <table:table-cell office:value-type="float" office:value="100915.19591486" calcext:value-type="float">
            <text:p>100915.19591486</text:p>
          </table:table-cell>
          <table:table-cell office:value-type="float" office:value="100001.995870757" calcext:value-type="float">
            <text:p>100001.995870757</text:p>
          </table:table-cell>
          <table:table-cell office:value-type="float" office:value="100019.979921452" calcext:value-type="float">
            <text:p>100019.979921452</text:p>
          </table:table-cell>
          <table:table-cell office:value-type="float" office:value="99999.99349" calcext:value-type="float">
            <text:p>99999.99349</text:p>
          </table:table-cell>
          <table:table-cell office:value-type="float" office:value="100076.50053912" calcext:value-type="float">
            <text:p>100076.50053912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0001.078291374" calcext:value-type="float">
            <text:p>100001.078291374</text:p>
          </table:table-cell>
          <table:table-cell office:value-type="float" office:value="112285.995759574" calcext:value-type="float">
            <text:p>112285.995759574</text:p>
          </table:table-cell>
          <table:table-cell table:number-columns-repeated="2" office:value-type="float" office:value="119999.995729524" calcext:value-type="float">
            <text:p>119999.995729524</text:p>
          </table:table-cell>
          <table:table-cell office:value-type="float" office:value="120618.91962656" calcext:value-type="float">
            <text:p>120618.91962656</text:p>
          </table:table-cell>
          <table:table-cell office:value-type="float" office:value="121253.48055266" calcext:value-type="float">
            <text:p>121253.48055266</text:p>
          </table:table-cell>
          <table:table-cell office:value-type="float" office:value="123991.66394578" calcext:value-type="float">
            <text:p>123991.66394578</text:p>
          </table:table-cell>
          <table:table-cell table:number-columns-repeated="2" office:value-type="float" office:value="114979.256879537" calcext:value-type="float">
            <text:p>114979.256879537</text:p>
          </table:table-cell>
          <table:table-cell office:value-type="float" office:value="123141.030384679" calcext:value-type="float">
            <text:p>123141.030384679</text:p>
          </table:table-cell>
          <table:table-cell office:value-type="float" office:value="127986.497296156" calcext:value-type="float">
            <text:p>127986.497296156</text:p>
          </table:table-cell>
          <table:table-cell office:value-type="float" office:value="120883.251813526" calcext:value-type="float">
            <text:p>120883.251813526</text:p>
          </table:table-cell>
          <table:table-cell office:value-type="float" office:value="106600.397296156" calcext:value-type="float">
            <text:p>106600.397296156</text:p>
          </table:table-cell>
          <table:table-cell table:number-columns-repeated="2" office:value-type="float" office:value="104054.300450253" calcext:value-type="float">
            <text:p>104054.300450253</text:p>
          </table:table-cell>
          <table:table-cell office:value-type="float" office:value="104547.371714638" calcext:value-type="float">
            <text:p>104547.371714638</text:p>
          </table:table-cell>
          <table:table-cell office:value-type="float" office:value="104793.934986376" calcext:value-type="float">
            <text:p>104793.934986376</text:p>
          </table:table-cell>
          <table:table-cell office:value-type="float" office:value="100178.977595419" calcext:value-type="float">
            <text:p>100178.9775954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4054.300450253" calcext:value-type="float">
            <text:p>104054.300450253</text:p>
          </table:table-cell>
          <table:table-cell office:value-type="float" office:value="103672.086070456" calcext:value-type="float">
            <text:p>103672.086070456</text:p>
          </table:table-cell>
          <table:table-cell office:value-type="float" office:value="104054.300450253" calcext:value-type="float">
            <text:p>104054.300450253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8875.6172881" calcext:value-type="float">
            <text:p>108875.6172881</text:p>
          </table:table-cell>
          <table:table-cell office:value-type="float" office:value="110194.64716912" calcext:value-type="float">
            <text:p>110194.64716912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49225.669861255" calcext:value-type="float">
            <text:p>149225.669861255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9999.9986471716" calcext:value-type="float">
            <text:p>99999.9986471716</text:p>
          </table:table-cell>
          <table:table-cell office:value-type="float" office:value="101999.99495072" calcext:value-type="float">
            <text:p>101999.99495072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07199.99363871" calcext:value-type="float">
            <text:p>107199.99363871</text:p>
          </table:table-cell>
          <table:table-cell office:value-type="float" office:value="114308.231541909" calcext:value-type="float">
            <text:p>114308.231541909</text:p>
          </table:table-cell>
          <table:table-cell office:value-type="float" office:value="112639.998812219" calcext:value-type="float">
            <text:p>112639.998812219</text:p>
          </table:table-cell>
          <table:table-cell office:value-type="float" office:value="110105.720017699" calcext:value-type="float">
            <text:p>110105.720017699</text:p>
          </table:table-cell>
          <table:table-cell office:value-type="float" office:value="100069.40572085" calcext:value-type="float">
            <text:p>100069.40572085</text:p>
          </table:table-cell>
          <table:table-cell table:number-columns-repeated="2" office:value-type="float" office:value="100000.49958" calcext:value-type="float">
            <text:p>100000.49958</text:p>
          </table:table-cell>
          <table:table-cell office:value-type="float" office:value="99999.9917911999" calcext:value-type="float">
            <text:p>99999.9917911999</text:p>
          </table:table-cell>
          <table:table-cell office:value-type="float" office:value="100045.71002741" calcext:value-type="float">
            <text:p>100045.71002741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0000.950760985" calcext:value-type="float">
            <text:p>100000.950760985</text:p>
          </table:table-cell>
          <table:table-cell office:value-type="float" office:value="111718.218877544" calcext:value-type="float">
            <text:p>111718.218877544</text:p>
          </table:table-cell>
          <table:table-cell table:number-columns-repeated="2" office:value-type="float" office:value="114983.3875038" calcext:value-type="float">
            <text:p>114983.3875038</text:p>
          </table:table-cell>
          <table:table-cell office:value-type="float" office:value="120496.377426172" calcext:value-type="float">
            <text:p>120496.377426172</text:p>
          </table:table-cell>
          <table:table-cell table:number-columns-repeated="2" office:value-type="float" office:value="120495.377426172" calcext:value-type="float">
            <text:p>120495.377426172</text:p>
          </table:table-cell>
          <table:table-cell office:value-type="float" office:value="113852.065476528" calcext:value-type="float">
            <text:p>113852.065476528</text:p>
          </table:table-cell>
          <table:table-cell office:value-type="float" office:value="109999.995759574" calcext:value-type="float">
            <text:p>109999.995759574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7727.323030737" calcext:value-type="float">
            <text:p>127727.323030737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05280.133456918" calcext:value-type="float">
            <text:p>105280.133456918</text:p>
          </table:table-cell>
          <table:table-cell table:number-columns-repeated="2" office:value-type="float" office:value="102002.994661997" calcext:value-type="float">
            <text:p>102002.994661997</text:p>
          </table:table-cell>
          <table:table-cell table:number-columns-repeated="2" office:value-type="float" office:value="104054.300450253" calcext:value-type="float">
            <text:p>104054.300450253</text:p>
          </table:table-cell>
          <table:table-cell office:value-type="float" office:value="100116.865923457" calcext:value-type="float">
            <text:p>100116.8659234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000.00337998" calcext:value-type="float">
            <text:p>104000.00337998</text:p>
          </table:table-cell>
          <table:table-cell office:value-type="float" office:value="103672.086070456" calcext:value-type="float">
            <text:p>103672.086070456</text:p>
          </table:table-cell>
          <table:table-cell office:value-type="float" office:value="102925.013131364" calcext:value-type="float">
            <text:p>102925.013131364</text:p>
          </table:table-cell>
          <table:table-cell office:value-type="float" office:value="103911.320617552" calcext:value-type="float">
            <text:p>103911.320617552</text:p>
          </table:table-cell>
          <table:table-cell office:value-type="float" office:value="104054.300450253" calcext:value-type="float">
            <text:p>104054.300450253</text:p>
          </table:table-cell>
          <table:table-cell office:value-type="float" office:value="108840.204974756" calcext:value-type="float">
            <text:p>108840.204974756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4939.000010008" calcext:value-type="float">
            <text:p>114939.000010008</text:p>
          </table:table-cell>
          <table:table-cell office:value-type="float" office:value="147699.424503407" calcext:value-type="float">
            <text:p>147699.424503407</text:p>
          </table:table-cell>
          <table:table-cell table:number-columns-repeated="35"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9999.9979" calcext:value-type="float">
            <text:p>99999.9979</text:p>
          </table:table-cell>
          <table:table-cell office:value-type="float" office:value="100069.40572085" calcext:value-type="float">
            <text:p>100069.40572085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105280.133456918" calcext:value-type="float">
            <text:p>105280.133456918</text:p>
          </table:table-cell>
          <table:table-cell office:value-type="float" office:value="112639.998812219" calcext:value-type="float">
            <text:p>112639.998812219</text:p>
          </table:table-cell>
          <table:table-cell table:number-columns-repeated="2" office:value-type="float" office:value="109859.049146596" calcext:value-type="float">
            <text:p>109859.049146596</text:p>
          </table:table-cell>
          <table:table-cell office:value-type="float" office:value="100019.979921452" calcext:value-type="float">
            <text:p>100019.979921452</text:p>
          </table:table-cell>
          <table:table-cell table:number-columns-repeated="2" office:value-type="float" office:value="99999.99916" calcext:value-type="float">
            <text:p>99999.99916</text:p>
          </table:table-cell>
          <table:table-cell office:value-type="float" office:value="99999.988070326" calcext:value-type="float">
            <text:p>99999.988070326</text:p>
          </table:table-cell>
          <table:table-cell office:value-type="float" office:value="100000.49958" calcext:value-type="float">
            <text:p>100000.49958</text:p>
          </table:table-cell>
          <table:table-cell office:value-type="float" office:value="99999.997859408" calcext:value-type="float">
            <text:p>99999.997859408</text:p>
          </table:table-cell>
          <table:table-cell office:value-type="float" office:value="99999.99916" calcext:value-type="float">
            <text:p>99999.99916</text:p>
          </table:table-cell>
          <table:table-cell office:value-type="float" office:value="110066.160016778" calcext:value-type="float">
            <text:p>110066.160016778</text:p>
          </table:table-cell>
          <table:table-cell table:number-columns-repeated="2" office:value-type="float" office:value="114979.256879537" calcext:value-type="float">
            <text:p>114979.256879537</text:p>
          </table:table-cell>
          <table:table-cell office:value-type="float" office:value="120000.158433502" calcext:value-type="float">
            <text:p>120000.158433502</text:p>
          </table:table-cell>
          <table:table-cell office:value-type="float" office:value="120000.99706" calcext:value-type="float">
            <text:p>120000.99706</text:p>
          </table:table-cell>
          <table:table-cell office:value-type="float" office:value="120479.7560374" calcext:value-type="float">
            <text:p>120479.7560374</text:p>
          </table:table-cell>
          <table:table-cell office:value-type="float" office:value="113333.420199722" calcext:value-type="float">
            <text:p>113333.420199722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19998.995729524" calcext:value-type="float">
            <text:p>119998.995729524</text:p>
          </table:table-cell>
          <table:table-cell office:value-type="float" office:value="123991.66394578" calcext:value-type="float">
            <text:p>123991.66394578</text:p>
          </table:table-cell>
          <table:table-cell office:value-type="float" office:value="118911.501983449" calcext:value-type="float">
            <text:p>118911.501983449</text:p>
          </table:table-cell>
          <table:table-cell office:value-type="float" office:value="104996.88337998" calcext:value-type="float">
            <text:p>104996.88337998</text:p>
          </table:table-cell>
          <table:table-cell table:number-columns-repeated="2" office:value-type="float" office:value="101051.806381126" calcext:value-type="float">
            <text:p>101051.806381126</text:p>
          </table:table-cell>
          <table:table-cell table:number-columns-repeated="2" office:value-type="float" office:value="102002.994661997" calcext:value-type="float">
            <text:p>102002.9946619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3968.926119027" calcext:value-type="float">
            <text:p>103968.926119027</text:p>
          </table:table-cell>
          <table:table-cell office:value-type="float" office:value="102399.999538" calcext:value-type="float">
            <text:p>102399.999538</text:p>
          </table:table-cell>
          <table:table-cell office:value-type="float" office:value="102025.123401587" calcext:value-type="float">
            <text:p>102025.123401587</text:p>
          </table:table-cell>
          <table:table-cell office:value-type="float" office:value="102925.013131364" calcext:value-type="float">
            <text:p>102925.013131364</text:p>
          </table:table-cell>
          <table:table-cell office:value-type="float" office:value="103911.320617552" calcext:value-type="float">
            <text:p>103911.320617552</text:p>
          </table:table-cell>
          <table:table-cell office:value-type="float" office:value="108761.247940526" calcext:value-type="float">
            <text:p>108761.247940526</text:p>
          </table:table-cell>
          <table:table-cell office:value-type="float" office:value="109487.850047206" calcext:value-type="float">
            <text:p>109487.850047206</text:p>
          </table:table-cell>
          <table:table-cell office:value-type="float" office:value="113762.189460429" calcext:value-type="float">
            <text:p>113762.189460429</text:p>
          </table:table-cell>
          <table:table-cell office:value-type="float" office:value="146369.380735914" calcext:value-type="float">
            <text:p>146369.380735914</text:p>
          </table:table-cell>
          <table:table-cell table:number-columns-repeated="34" office:value-type="float" office:value="150000" calcext:value-type="float">
            <text:p>150000</text:p>
          </table:table-cell>
          <table:table-cell office:value-type="float" office:value="148531.712314039" calcext:value-type="float">
            <text:p>148531.7123140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9999.9979" calcext:value-type="float">
            <text:p>99999.9979</text:p>
          </table:table-cell>
          <table:table-cell office:value-type="float" office:value="100019.979921452" calcext:value-type="float">
            <text:p>100019.979921452</text:p>
          </table:table-cell>
          <table:table-cell office:value-type="float" office:value="104235.784999597" calcext:value-type="float">
            <text:p>104235.784999597</text:p>
          </table:table-cell>
          <table:table-cell office:value-type="float" office:value="104409.99874" calcext:value-type="float">
            <text:p>104409.99874</text:p>
          </table:table-cell>
          <table:table-cell office:value-type="float" office:value="111744.976642" calcext:value-type="float">
            <text:p>111744.976642</text:p>
          </table:table-cell>
          <table:table-cell table:number-columns-repeated="2" office:value-type="float" office:value="107865.9997003" calcext:value-type="float">
            <text:p>107865.9997003</text:p>
          </table:table-cell>
          <table:table-cell office:value-type="float" office:value="100000.733067432" calcext:value-type="float">
            <text:p>100000.733067432</text:p>
          </table:table-cell>
          <table:table-cell table:number-columns-repeated="2" office:value-type="float" office:value="99999.9979" calcext:value-type="float">
            <text:p>99999.9979</text:p>
          </table:table-cell>
          <table:table-cell office:value-type="float" office:value="99999.9792460787" calcext:value-type="float">
            <text:p>99999.9792460787</text:p>
          </table:table-cell>
          <table:table-cell office:value-type="float" office:value="99999.99916" calcext:value-type="float">
            <text:p>99999.99916</text:p>
          </table:table-cell>
          <table:table-cell office:value-type="float" office:value="99999.997199839" calcext:value-type="float">
            <text:p>99999.997199839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9859.049146596" calcext:value-type="float">
            <text:p>109859.049146596</text:p>
          </table:table-cell>
          <table:table-cell table:number-columns-repeated="2" office:value-type="float" office:value="114031.01813954" calcext:value-type="float">
            <text:p>114031.01813954</text:p>
          </table:table-cell>
          <table:table-cell table:number-columns-repeated="2" office:value-type="float" office:value="119999.995729524" calcext:value-type="float">
            <text:p>119999.995729524</text:p>
          </table:table-cell>
          <table:table-cell office:value-type="float" office:value="120000.99706" calcext:value-type="float">
            <text:p>120000.99706</text:p>
          </table:table-cell>
          <table:table-cell office:value-type="float" office:value="109999.995759574" calcext:value-type="float">
            <text:p>109999.995759574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19480.069623645" calcext:value-type="float">
            <text:p>119480.069623645</text:p>
          </table:table-cell>
          <table:table-cell office:value-type="float" office:value="122678.815689935" calcext:value-type="float">
            <text:p>122678.815689935</text:p>
          </table:table-cell>
          <table:table-cell office:value-type="float" office:value="114979.256879537" calcext:value-type="float">
            <text:p>114979.256879537</text:p>
          </table:table-cell>
          <table:table-cell office:value-type="float" office:value="104145.121" calcext:value-type="float">
            <text:p>104145.121</text:p>
          </table:table-cell>
          <table:table-cell table:number-columns-repeated="2" office:value-type="float" office:value="100947.986086171" calcext:value-type="float">
            <text:p>100947.986086171</text:p>
          </table:table-cell>
          <table:table-cell table:number-columns-repeated="2" office:value-type="float" office:value="101051.806381126" calcext:value-type="float">
            <text:p>101051.8063811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3672.086060448" calcext:value-type="float">
            <text:p>103672.086060448</text:p>
          </table:table-cell>
          <table:table-cell table:number-columns-repeated="2" office:value-type="float" office:value="102002.994671997" calcext:value-type="float">
            <text:p>102002.994671997</text:p>
          </table:table-cell>
          <table:table-cell office:value-type="float" office:value="102036.166692957" calcext:value-type="float">
            <text:p>102036.166692957</text:p>
          </table:table-cell>
          <table:table-cell office:value-type="float" office:value="102925.013131364" calcext:value-type="float">
            <text:p>102925.013131364</text:p>
          </table:table-cell>
          <table:table-cell office:value-type="float" office:value="107865.9997003" calcext:value-type="float">
            <text:p>107865.9997003</text:p>
          </table:table-cell>
          <table:table-cell office:value-type="float" office:value="109380.753307187" calcext:value-type="float">
            <text:p>109380.753307187</text:p>
          </table:table-cell>
          <table:table-cell office:value-type="float" office:value="110194.64716912" calcext:value-type="float">
            <text:p>110194.64716912</text:p>
          </table:table-cell>
          <table:table-cell office:value-type="float" office:value="143912.320617552" calcext:value-type="float">
            <text:p>143912.320617552</text:p>
          </table:table-cell>
          <table:table-cell table:number-columns-repeated="34" office:value-type="float" office:value="150000" calcext:value-type="float">
            <text:p>150000</text:p>
          </table:table-cell>
          <table:table-cell office:value-type="float" office:value="147699.424503407" calcext:value-type="float">
            <text:p>147699.4245034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99999.9979" calcext:value-type="float">
            <text:p>99999.9979</text:p>
          </table:table-cell>
          <table:table-cell office:value-type="float" office:value="100000.933067432" calcext:value-type="float">
            <text:p>100000.933067432</text:p>
          </table:table-cell>
          <table:table-cell table:number-columns-repeated="2" office:value-type="float" office:value="102785.534193648" calcext:value-type="float">
            <text:p>102785.534193648</text:p>
          </table:table-cell>
          <table:table-cell office:value-type="float" office:value="109859.049146596" calcext:value-type="float">
            <text:p>109859.049146596</text:p>
          </table:table-cell>
          <table:table-cell table:number-columns-repeated="2" office:value-type="float" office:value="107199.99363871" calcext:value-type="float">
            <text:p>107199.99363871</text:p>
          </table:table-cell>
          <table:table-cell office:value-type="float" office:value="100000.49958" calcext:value-type="float">
            <text:p>100000.49958</text:p>
          </table:table-cell>
          <table:table-cell table:number-columns-repeated="2" office:value-type="float" office:value="99999.9979" calcext:value-type="float">
            <text:p>99999.9979</text:p>
          </table:table-cell>
          <table:table-cell office:value-type="float" office:value="99999.976199839" calcext:value-type="float">
            <text:p>99999.976199839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99999.99349" calcext:value-type="float">
            <text:p>99999.99349</text:p>
          </table:table-cell>
          <table:table-cell office:value-type="float" office:value="99999.9979" calcext:value-type="float">
            <text:p>99999.9979</text:p>
          </table:table-cell>
          <table:table-cell office:value-type="float" office:value="109355.52916712" calcext:value-type="float">
            <text:p>109355.52916712</text:p>
          </table:table-cell>
          <table:table-cell office:value-type="float" office:value="113843.925515285" calcext:value-type="float">
            <text:p>113843.925515285</text:p>
          </table:table-cell>
          <table:table-cell office:value-type="float" office:value="112843.925515285" calcext:value-type="float">
            <text:p>112843.925515285</text:p>
          </table:table-cell>
          <table:table-cell table:number-columns-repeated="2" office:value-type="float" office:value="119648.905868986" calcext:value-type="float">
            <text:p>119648.905868986</text:p>
          </table:table-cell>
          <table:table-cell office:value-type="float" office:value="119999.995729524" calcext:value-type="float">
            <text:p>119999.995729524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07338.292457758" calcext:value-type="float">
            <text:p>107338.292457758</text:p>
          </table:table-cell>
          <table:table-cell office:value-type="float" office:value="119077.123638488" calcext:value-type="float">
            <text:p>119077.123638488</text:p>
          </table:table-cell>
          <table:table-cell office:value-type="float" office:value="120883.241813526" calcext:value-type="float">
            <text:p>120883.241813526</text:p>
          </table:table-cell>
          <table:table-cell office:value-type="float" office:value="113666.635734156" calcext:value-type="float">
            <text:p>113666.635734156</text:p>
          </table:table-cell>
          <table:table-cell office:value-type="float" office:value="102002.994661997" calcext:value-type="float">
            <text:p>102002.994661997</text:p>
          </table:table-cell>
          <table:table-cell office:value-type="float" office:value="100725.660106013" calcext:value-type="float">
            <text:p>100725.660106013</text:p>
          </table:table-cell>
          <table:table-cell office:value-type="float" office:value="100178.977595419" calcext:value-type="float">
            <text:p>100178.977595419</text:p>
          </table:table-cell>
          <table:table-cell table:number-columns-repeated="2" office:value-type="float" office:value="100947.986086171" calcext:value-type="float">
            <text:p>100947.986086171</text:p>
          </table:table-cell>
          <table:table-cell table:number-columns-repeated="2" office:value-type="float" office:value="99999.9979" calcext:value-type="float">
            <text:p>99999.9979</text:p>
          </table:table-cell>
          <table:table-cell office:value-type="float" office:value="102002.994661997" calcext:value-type="float">
            <text:p>102002.994661997</text:p>
          </table:table-cell>
          <table:table-cell office:value-type="float" office:value="101625.033131364" calcext:value-type="float">
            <text:p>101625.033131364</text:p>
          </table:table-cell>
          <table:table-cell office:value-type="float" office:value="101051.806391126" calcext:value-type="float">
            <text:p>101051.806391126</text:p>
          </table:table-cell>
          <table:table-cell table:number-columns-repeated="2" office:value-type="float" office:value="102002.994671997" calcext:value-type="float">
            <text:p>102002.994671997</text:p>
          </table:table-cell>
          <table:table-cell office:value-type="float" office:value="106711.693600266" calcext:value-type="float">
            <text:p>106711.693600266</text:p>
          </table:table-cell>
          <table:table-cell office:value-type="float" office:value="109356.54047091" calcext:value-type="float">
            <text:p>109356.54047091</text:p>
          </table:table-cell>
          <table:table-cell office:value-type="float" office:value="109859.049146596" calcext:value-type="float">
            <text:p>109859.049146596</text:p>
          </table:table-cell>
          <table:table-cell office:value-type="float" office:value="137512.448087468" calcext:value-type="float">
            <text:p>137512.448087468</text:p>
          </table:table-cell>
          <table:table-cell table:number-columns-repeated="34" office:value-type="float" office:value="150000" calcext:value-type="float">
            <text:p>150000</text:p>
          </table:table-cell>
          <table:table-cell office:value-type="float" office:value="146169.119263671" calcext:value-type="float">
            <text:p>146169.119263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877" meta:object-count="0"/>
    <meta:generator>LibreOffice/7.1.5.2$Linux_X86_64 LibreOffice_project/10$Build-2</meta:generator>
  </office:meta>
</office:document-meta>
</file>